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1.688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15.607cm"/>
    </style:style>
    <style:style style:name="co5" style:family="table-column">
      <style:table-column-properties fo:break-before="auto" style:column-width="2.21cm"/>
    </style:style>
    <style:style style:name="co6" style:family="table-column">
      <style:table-column-properties fo:break-before="auto" style:column-width="2.656cm"/>
    </style:style>
    <style:style style:name="co7" style:family="table-column">
      <style:table-column-properties fo:break-before="auto" style:column-width="2.406cm"/>
    </style:style>
    <style:style style:name="co8" style:family="table-column">
      <style:table-column-properties fo:break-before="auto" style:column-width="3.431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1.64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928cm"/>
    </style:style>
    <style:style style:name="co13" style:family="table-column">
      <style:table-column-properties fo:break-before="auto" style:column-width="5.309cm"/>
    </style:style>
    <style:style style:name="co14" style:family="table-column">
      <style:table-column-properties fo:break-before="auto" style:column-width="5.69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0"/>
    <style:style style:name="ce2" style:family="table-cell" style:parent-style-name="Normal_20_3">
      <style:table-cell-properties style:glyph-orientation-vertical="0" fo:background-color="#c0c0c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Normal_20_3">
      <style:table-cell-properties fo:padding="0.071cm"/>
    </style:style>
    <style:style style:name="ce4" style:family="table-cell" style:parent-style-name="Normal_20_3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Normal_20_3">
      <style:table-cell-properties fo:background-color="#ffff00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padding="0.071cm"/>
    </style:style>
    <style:style style:name="ce8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_20_3">
      <style:table-cell-properties style:diagonal-bl-tr="none" style:diagonal-tl-br="none" fo:border="0.2pt solid #000000" fo:padding="0.071cm" style:rotation-align="none"/>
    </style:style>
    <style:style style:name="ce11" style:family="table-cell" style:parent-style-name="Normal_20_3">
      <style:table-cell-properties fo:background-color="#ff9900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diagonal-bl-tr="none" style:diagonal-tl-br="none" fo:border="none" fo:padding="0.071cm" style:rotation-align="none"/>
    </style:style>
    <style:style style:name="ce14" style:family="table-cell" style:parent-style-name="Default">
      <style:table-cell-properties fo:padding="0.071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99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Normal_20_3">
      <style:table-cell-properties fo:background-color="#ffcc99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Normal_20_3">
      <style:table-cell-properties fo:background-color="#ffcc99" fo:padding="0.071cm"/>
    </style:style>
    <style:style style:name="ce18" style:family="table-cell" style:parent-style-name="Normal_20_3">
      <style:table-cell-properties fo:background-color="#ffff99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Normal_20_3">
      <style:table-cell-properties fo:background-color="#ffff99" fo:padding="0.071cm"/>
    </style:style>
    <style:style style:name="ce20" style:family="table-cell" style:parent-style-name="Normal_20_3">
      <style:table-cell-properties fo:background-color="#ff9900" fo:padding="0.071cm"/>
    </style:style>
    <style:style style:name="ce21" style:family="table-cell" style:parent-style-name="Normal_20_3">
      <style:table-cell-properties style:glyph-orientation-vertical="0" fo:background-color="#ffcc99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Normal_20_3" style:data-style-name="N125">
      <style:table-cell-properties fo:padding="0.071cm"/>
    </style:style>
    <style:style style:name="ce23" style:family="table-cell" style:parent-style-name="Normal_20_3" style:data-style-name="N125">
      <style:table-cell-properties fo:background-color="#ffff99" fo:padding="0.071cm"/>
    </style:style>
    <style:style style:name="ce24" style:family="table-cell" style:parent-style-name="Normal_20_3" style:data-style-name="N125">
      <style:table-cell-properties fo:background-color="#cc99ff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Normal_20_3" style:data-style-name="N125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Normal_20_3" style:data-style-name="N125">
      <style:table-cell-properties fo:background-color="#ffff99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Normal_20_3" style:data-style-name="N125">
      <style:table-cell-properties fo:background-color="#ffff00" fo:padding="0.071cm"/>
    </style:style>
    <style:style style:name="ce29" style:family="table-cell" style:parent-style-name="Default"/>
    <style:style style:name="ce30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31" style:family="table-cell" style:parent-style-name="Default" style:data-style-name="N1">
      <style:table-cell-properties fo:padding="0.071cm"/>
    </style:style>
    <style:style style:name="ce3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Normal_5f_Model_20_Reports_5f_v0.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fo:padding="0.071cm" style:rotation-align="non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Normal_5f_Model_20_Reports_5f_v0.41_5f_WRSE_5f_Phase_5f_2b_5f_NewNodesNewLinks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0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00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fo:background-color="#ffff00" fo:padding="0.071cm"/>
    </style:style>
    <style:style style:name="ce42" style:family="table-cell" style:parent-style-name="Excel_5f_BuiltIn_5f_Comma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Normal_20_8">
      <style:table-cell-properties fo:background-color="#ffff00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Normal_20_8">
      <style:table-cell-properties fo:background-color="#ffff00" fo:padding="0.071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ff0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8" style:family="table-cell" style:parent-style-name="Default">
      <style:table-cell-properties style:glyph-orientation-vertical="0" fo:background-color="#ff990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9" style:family="table-cell" style:parent-style-name="Default">
      <style:table-cell-properties style:glyph-orientation-vertical="0" fo:background-color="#ffff99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Nodes_ph2b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4" table:default-cell-style-name="ce3"/>
        <table:table-column table:style-name="co10" table:default-cell-style-name="ce3"/>
        <table:table-column table:style-name="co11" table:number-columns-repeated="15" table:default-cell-style-name="Default"/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Model Ref</text:p>
          </table:table-cell>
          <table:table-cell table:style-name="ce2" office:value-type="string">
            <text:p>Company</text:p>
          </table:table-cell>
          <table:table-cell table:style-name="ce2" office:value-type="string">
            <text:p>WRZ</text:p>
          </table:table-cell>
          <table:table-cell table:style-name="ce2" office:value-type="string">
            <text:p>Option Type</text:p>
          </table:table-cell>
          <table:table-cell table:style-name="ce2" office:value-type="string">
            <text:p>Earliest Start Year</text:p>
          </table:table-cell>
          <table:table-cell table:style-name="ce2" office:value-type="string">
            <text:p>Asset life</text:p>
          </table:table-cell>
          <table:table-cell table:style-name="ce21" office:value-type="string">
            <text:p>NYAA</text:p>
          </table:table-cell>
          <table:table-cell table:style-name="ce21" office:value-type="string">
            <text:p>DYAA</text:p>
          </table:table-cell>
          <table:table-cell table:style-name="ce21" office:value-type="string">
            <text:p>DYCP</text:p>
          </table:table-cell>
          <table:table-cell table:style-name="ce21" office:value-type="string">
            <text:p>MDO</text:p>
          </table:table-cell>
          <table:table-cell table:number-columns-repeated="15"/>
        </table:table-row>
        <table:table-row table:style-name="ro1">
          <table:table-cell table:style-name="ce2" table:number-columns-repeated="10"/>
          <table:table-cell table:number-columns-repeated="4" table:style-name="ce21" office:value-type="string">
            <text:p>Ml/d</text:p>
          </table:table-cell>
          <table:table-cell table:number-columns-repeated="15"/>
        </table:table-row>
        <table:table-row table:style-name="ro2">
          <table:table-cell office:value-type="string">
            <text:p>PRT-DES-PRT-0030</text:p>
          </table:table-cell>
          <table:table-cell table:number-columns-repeated="2"/>
          <table:table-cell office:value-type="string">
            <text:p>Portsmouth Harbour Desalination Plant</text:p>
          </table:table-cell>
          <table:table-cell office:value-type="string">
            <text:p>Sop684_ph2b</text:p>
          </table:table-cell>
          <table:table-cell table:number-columns-repeated="2" office:value-type="string">
            <text:p>PRT</text:p>
          </table:table-cell>
          <table:table-cell office:value-type="string">
            <text:p>DES</text:p>
          </table:table-cell>
          <table:table-cell office:value-type="float" office:value="2021">
            <text:p>2021</text:p>
          </table:table-cell>
          <table:table-cell office:value-type="float" office:value="25">
            <text:p>25</text:p>
          </table:table-cell>
          <table:table-cell table:number-columns-repeated="4" table:style-name="ce22" office:value-type="float" office:value="25">
            <text:p>2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PRT-EFF-PRT-0060</text:p>
          </table:table-cell>
          <table:table-cell table:number-columns-repeated="2"/>
          <table:table-cell office:value-type="string">
            <text:p>Budds Farm Effluent Reuse</text:p>
          </table:table-cell>
          <table:table-cell office:value-type="string">
            <text:p>Sop685_ph2b</text:p>
          </table:table-cell>
          <table:table-cell table:number-columns-repeated="2" office:value-type="string">
            <text:p>PRT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0">
            <text:p>2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PRT-EGW-PRT-0040</text:p>
          </table:table-cell>
          <table:table-cell table:number-columns-repeated="2"/>
          <table:table-cell office:value-type="string">
            <text:p>Worlds End Maximise DO</text:p>
          </table:table-cell>
          <table:table-cell office:value-type="string">
            <text:p>Sop686_ph2b</text:p>
          </table:table-cell>
          <table:table-cell table:number-columns-repeated="2" office:value-type="string">
            <text:p>PRT</text:p>
          </table:table-cell>
          <table:table-cell office:value-type="string">
            <text:p>EGW</text:p>
          </table:table-cell>
          <table:table-cell office:value-type="float" office:value="2016">
            <text:p>2016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9">
            <text:p>9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PRT-ESW-PRT-0070</text:p>
          </table:table-cell>
          <table:table-cell table:number-columns-repeated="2"/>
          <table:table-cell office:value-type="string">
            <text:p>River Itchen 10 Ml/d</text:p>
          </table:table-cell>
          <table:table-cell office:value-type="string">
            <text:p>Sop687_ph2b</text:p>
          </table:table-cell>
          <table:table-cell table:number-columns-repeated="2" office:value-type="string">
            <text:p>PRT</text:p>
          </table:table-cell>
          <table:table-cell office:value-type="string">
            <text:p>ES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PRT-ESW-PRT-0071</text:p>
          </table:table-cell>
          <table:table-cell table:number-columns-repeated="2"/>
          <table:table-cell office:value-type="string">
            <text:p>River Itchen 20 Ml/d</text:p>
          </table:table-cell>
          <table:table-cell office:value-type="string">
            <text:p>Sop688_ph2b</text:p>
          </table:table-cell>
          <table:table-cell table:number-columns-repeated="2" office:value-type="string">
            <text:p>PRT</text:p>
          </table:table-cell>
          <table:table-cell office:value-type="string">
            <text:p>ES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0">
            <text:p>2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PRT-ESW-PRT-0072</text:p>
          </table:table-cell>
          <table:table-cell table:number-columns-repeated="2"/>
          <table:table-cell office:value-type="string">
            <text:p>River Itchen 30 Ml/d</text:p>
          </table:table-cell>
          <table:table-cell office:value-type="string">
            <text:p>Sop689_ph2b</text:p>
          </table:table-cell>
          <table:table-cell table:number-columns-repeated="2" office:value-type="string">
            <text:p>PRT</text:p>
          </table:table-cell>
          <table:table-cell office:value-type="string">
            <text:p>ES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30">
            <text:p>30.00 </text:p>
          </table:table-cell>
          <table:table-cell table:number-columns-repeated="14"/>
          <table:table-cell table:style-name="ce29"/>
        </table:table-row>
        <table:table-row table:style-name="ro2">
          <table:table-cell table:style-name="ce4" office:value-type="string">
            <text:p>PRT-RES-PRT-0010</text:p>
          </table:table-cell>
          <table:table-cell table:style-name="ce4" table:number-columns-repeated="2"/>
          <table:table-cell office:value-type="string">
            <text:p>R013 Havant Thicket A</text:p>
          </table:table-cell>
          <table:table-cell office:value-type="string">
            <text:p>Sop690_ph2b</text:p>
          </table:table-cell>
          <table:table-cell table:number-columns-repeated="2" office:value-type="string">
            <text:p>PRT</text:p>
          </table:table-cell>
          <table:table-cell office:value-type="string">
            <text:p>RES</text:p>
          </table:table-cell>
          <table:table-cell office:value-type="float" office:value="2022">
            <text:p>2022</text:p>
          </table:table-cell>
          <table:table-cell office:value-type="float" office:value="80">
            <text:p>80</text:p>
          </table:table-cell>
          <table:table-cell table:style-name="ce22" office:value-type="float" office:value="0">
            <text:p>0.00 </text:p>
          </table:table-cell>
          <table:table-cell table:style-name="ce22" office:value-type="float" office:value="24">
            <text:p>24.00 </text:p>
          </table:table-cell>
          <table:table-cell table:style-name="ce22" office:value-type="float" office:value="21">
            <text:p>21.00 </text:p>
          </table:table-cell>
          <table:table-cell table:style-name="ce22" office:value-type="float" office:value="40">
            <text:p>4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PRT-WTW-PRT-0020</text:p>
          </table:table-cell>
          <table:table-cell table:number-columns-repeated="2"/>
          <table:table-cell office:value-type="string">
            <text:p>Farlington Wash water recovery (a)</text:p>
          </table:table-cell>
          <table:table-cell office:value-type="string">
            <text:p>Sop691_ph2b</text:p>
          </table:table-cell>
          <table:table-cell table:number-columns-repeated="2" office:value-type="string">
            <text:p>PRT</text:p>
          </table:table-cell>
          <table:table-cell office:value-type="string">
            <text:p>WT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style-name="ce22" office:value-type="float" office:value="8.16583333333333">
            <text:p>8.17 </text:p>
          </table:table-cell>
          <table:table-cell table:style-name="ce22" office:value-type="float" office:value="7.17">
            <text:p>7.17 </text:p>
          </table:table-cell>
          <table:table-cell table:style-name="ce22" office:value-type="float" office:value="7.46875">
            <text:p>7.47 </text:p>
          </table:table-cell>
          <table:table-cell table:style-name="ce22" office:value-type="float" office:value="5.27791666666667">
            <text:p>5.28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PRT-WTW-PRT-0021</text:p>
          </table:table-cell>
          <table:table-cell table:number-columns-repeated="2"/>
          <table:table-cell office:value-type="string">
            <text:p>Farlington Washwater Recovery (b)</text:p>
          </table:table-cell>
          <table:table-cell office:value-type="string">
            <text:p>Sop692_ph2b</text:p>
          </table:table-cell>
          <table:table-cell table:number-columns-repeated="2" office:value-type="string">
            <text:p>PRT</text:p>
          </table:table-cell>
          <table:table-cell office:value-type="string">
            <text:p>WT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3" table:style-name="ce22" office:value-type="float" office:value="9.56">
            <text:p>9.56 </text:p>
          </table:table-cell>
          <table:table-cell table:style-name="ce22" office:value-type="float" office:value="9.26125">
            <text:p>9.26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S-ASR-ESU-0030</text:p>
          </table:table-cell>
          <table:table-cell table:number-columns-repeated="2"/>
          <table:table-cell office:value-type="string">
            <text:p>North Downs Unconfined Chalk AR</text:p>
          </table:table-cell>
          <table:table-cell office:value-type="string">
            <text:p>Sop693_ph2b</text:p>
          </table:table-cell>
          <table:table-cell office:value-type="string">
            <text:p>SES</text:p>
          </table:table-cell>
          <table:table-cell office:value-type="string">
            <text:p>ESU</text:p>
          </table:table-cell>
          <table:table-cell office:value-type="string">
            <text:p>ASR</text:p>
          </table:table-cell>
          <table:table-cell office:value-type="float" office:value="2027">
            <text:p>2027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">
            <text:p>0.00 </text:p>
          </table:table-cell>
          <table:table-cell table:style-name="ce22" office:value-type="float" office:value="5">
            <text:p>5.00 </text:p>
          </table:table-cell>
          <table:table-cell table:style-name="ce22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S-ASR-ESU-0040</text:p>
          </table:table-cell>
          <table:table-cell table:number-columns-repeated="2"/>
          <table:table-cell office:value-type="string">
            <text:p>North Downs LGS ASR</text:p>
          </table:table-cell>
          <table:table-cell office:value-type="string">
            <text:p>Sop694_ph2b</text:p>
          </table:table-cell>
          <table:table-cell office:value-type="string">
            <text:p>SES</text:p>
          </table:table-cell>
          <table:table-cell office:value-type="string">
            <text:p>ESU</text:p>
          </table:table-cell>
          <table:table-cell office:value-type="string">
            <text:p>ASR</text:p>
          </table:table-cell>
          <table:table-cell office:value-type="float" office:value="2027">
            <text:p>2027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">
            <text:p>0.00 </text:p>
          </table:table-cell>
          <table:table-cell table:style-name="ce22" office:value-type="float" office:value="2.5">
            <text:p>2.50 </text:p>
          </table:table-cell>
          <table:table-cell table:style-name="ce22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S-ASR-SUT-0090</text:p>
          </table:table-cell>
          <table:table-cell table:number-columns-repeated="2"/>
          <table:table-cell office:value-type="string">
            <text:p>North Downs Confined Chalk AR extension 1</text:p>
          </table:table-cell>
          <table:table-cell office:value-type="string">
            <text:p>Sop701_ph2b</text:p>
          </table:table-cell>
          <table:table-cell office:value-type="string">
            <text:p>SES</text:p>
          </table:table-cell>
          <table:table-cell office:value-type="string">
            <text:p>SUT</text:p>
          </table:table-cell>
          <table:table-cell office:value-type="string">
            <text:p>ASR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">
            <text:p>0.00 </text:p>
          </table:table-cell>
          <table:table-cell table:style-name="ce22" office:value-type="float" office:value="5">
            <text:p>5.00 </text:p>
          </table:table-cell>
          <table:table-cell table:style-name="ce22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S-ASR-SUT-0091</text:p>
          </table:table-cell>
          <table:table-cell table:number-columns-repeated="2"/>
          <table:table-cell office:value-type="string">
            <text:p>North Downs Confined Chalk AR extension 2</text:p>
          </table:table-cell>
          <table:table-cell office:value-type="string">
            <text:p>Sop1000_ph2b</text:p>
          </table:table-cell>
          <table:table-cell office:value-type="string">
            <text:p>SES</text:p>
          </table:table-cell>
          <table:table-cell office:value-type="string">
            <text:p>SUT</text:p>
          </table:table-cell>
          <table:table-cell office:value-type="string">
            <text:p>ASR</text:p>
          </table:table-cell>
          <table:table-cell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">
            <text:p>0.00 </text:p>
          </table:table-cell>
          <table:table-cell table:style-name="ce22" office:value-type="float" office:value="5">
            <text:p>5.00 </text:p>
          </table:table-cell>
          <table:table-cell table:style-name="ce22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S-EGW-ESU-0070</text:p>
          </table:table-cell>
          <table:table-cell table:number-columns-repeated="2"/>
          <table:table-cell office:value-type="string">
            <text:p>Enhance borehole output (Lower Greensand) - increase in pump capacity &amp; pesticide treatment at Source 35</text:p>
          </table:table-cell>
          <table:table-cell office:value-type="string">
            <text:p>Sop695_ph2b</text:p>
          </table:table-cell>
          <table:table-cell office:value-type="string">
            <text:p>SES</text:p>
          </table:table-cell>
          <table:table-cell office:value-type="string">
            <text:p>ESU</text:p>
          </table:table-cell>
          <table:table-cell office:value-type="string">
            <text:p>EG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.77">
            <text:p>0.77 </text:p>
          </table:table-cell>
          <table:table-cell table:style-name="ce22" office:value-type="float" office:value="1.85">
            <text:p>1.85 </text:p>
          </table:table-cell>
          <table:table-cell table:style-name="ce22" office:value-type="float" office:value="0.77">
            <text:p>0.77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S-EGW-ESU-0080</text:p>
          </table:table-cell>
          <table:table-cell table:number-columns-repeated="2"/>
          <table:table-cell office:value-type="string">
            <text:p>Upgrade WTW (Lower Greensand) - ammonia and pesticide treatment at Source 25</text:p>
          </table:table-cell>
          <table:table-cell office:value-type="string">
            <text:p>Sop696_ph2b</text:p>
          </table:table-cell>
          <table:table-cell office:value-type="string">
            <text:p>SES</text:p>
          </table:table-cell>
          <table:table-cell office:value-type="string">
            <text:p>ESU</text:p>
          </table:table-cell>
          <table:table-cell office:value-type="string">
            <text:p>EG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.38">
            <text:p>0.38 </text:p>
          </table:table-cell>
          <table:table-cell table:style-name="ce22" office:value-type="float" office:value="2.57">
            <text:p>2.57 </text:p>
          </table:table-cell>
          <table:table-cell table:style-name="ce22" office:value-type="float" office:value="0.38">
            <text:p>0.38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S-EGW-ESU-0110</text:p>
          </table:table-cell>
          <table:table-cell table:number-columns-repeated="2"/>
          <table:table-cell office:value-type="string">
            <text:p>Replacement borehole at Source 34</text:p>
          </table:table-cell>
          <table:table-cell office:value-type="string">
            <text:p>Sop1001_ph2b</text:p>
          </table:table-cell>
          <table:table-cell office:value-type="string">
            <text:p>SES</text:p>
          </table:table-cell>
          <table:table-cell office:value-type="string">
            <text:p>ESU</text:p>
          </table:table-cell>
          <table:table-cell office:value-type="string">
            <text:p>EG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1.37">
            <text:p>1.37 </text:p>
          </table:table-cell>
          <table:table-cell table:style-name="ce22" office:value-type="float" office:value="2.14">
            <text:p>2.14 </text:p>
          </table:table-cell>
          <table:table-cell table:style-name="ce22" office:value-type="float" office:value="1.37">
            <text:p>1.37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S-EGW-ESU-0120</text:p>
          </table:table-cell>
          <table:table-cell table:number-columns-repeated="2"/>
          <table:table-cell office:value-type="string">
            <text:p>Hydrogen sulphide treatment at Source 34</text:p>
          </table:table-cell>
          <table:table-cell office:value-type="string">
            <text:p>Sop1002_ph2b</text:p>
          </table:table-cell>
          <table:table-cell office:value-type="string">
            <text:p>SES</text:p>
          </table:table-cell>
          <table:table-cell office:value-type="string">
            <text:p>ESU</text:p>
          </table:table-cell>
          <table:table-cell office:value-type="string">
            <text:p>EG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">
            <text:p>0.00 </text:p>
          </table:table-cell>
          <table:table-cell table:style-name="ce22" office:value-type="float" office:value="0.77">
            <text:p>0.77 </text:p>
          </table:table-cell>
          <table:table-cell table:style-name="ce22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S-EGW-ESU-0130</text:p>
          </table:table-cell>
          <table:table-cell table:number-columns-repeated="2"/>
          <table:table-cell office:value-type="string">
            <text:p>Refurbishment of and UV treatment at Source 38</text:p>
          </table:table-cell>
          <table:table-cell office:value-type="string">
            <text:p>Sop1003_ph2b</text:p>
          </table:table-cell>
          <table:table-cell office:value-type="string">
            <text:p>SES</text:p>
          </table:table-cell>
          <table:table-cell office:value-type="string">
            <text:p>ESU</text:p>
          </table:table-cell>
          <table:table-cell office:value-type="string">
            <text:p>EG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.37">
            <text:p>1.37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S-EGW-ESU-0170</text:p>
          </table:table-cell>
          <table:table-cell table:number-columns-repeated="2"/>
          <table:table-cell office:value-type="string">
            <text:p>Lowering pumps at Sources 17 and 18</text:p>
          </table:table-cell>
          <table:table-cell office:value-type="string">
            <text:p>Sop1004_ph2b</text:p>
          </table:table-cell>
          <table:table-cell office:value-type="string">
            <text:p>SES</text:p>
          </table:table-cell>
          <table:table-cell table:style-name="ce16" office:value-type="string">
            <text:p>SUT</text:p>
          </table:table-cell>
          <table:table-cell office:value-type="string">
            <text:p>EGW</text:p>
          </table:table-cell>
          <table:table-cell table:style-name="ce17"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">
            <text:p>0.00 </text:p>
          </table:table-cell>
          <table:table-cell table:style-name="ce22" office:value-type="float" office:value="14.5">
            <text:p>14.50 </text:p>
          </table:table-cell>
          <table:table-cell table:style-name="ce22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S-EGW-SUT-0100</text:p>
          </table:table-cell>
          <table:table-cell table:number-columns-repeated="2"/>
          <table:table-cell office:value-type="string">
            <text:p>Pump capacity increase at Source 40</text:p>
          </table:table-cell>
          <table:table-cell office:value-type="string">
            <text:p>Sop1005_ph2b</text:p>
          </table:table-cell>
          <table:table-cell office:value-type="string">
            <text:p>SES</text:p>
          </table:table-cell>
          <table:table-cell office:value-type="string">
            <text:p>SUT</text:p>
          </table:table-cell>
          <table:table-cell office:value-type="string">
            <text:p>EG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">
            <text:p>0.00 </text:p>
          </table:table-cell>
          <table:table-cell table:style-name="ce22" office:value-type="float" office:value="5">
            <text:p>5.00 </text:p>
          </table:table-cell>
          <table:table-cell table:style-name="ce22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S-NGW-ESU-0050</text:p>
          </table:table-cell>
          <table:table-cell table:number-columns-repeated="2"/>
          <table:table-cell office:value-type="string">
            <text:p>New borehole (Mole Valley Chalk) - at Source 20</text:p>
          </table:table-cell>
          <table:table-cell office:value-type="string">
            <text:p>Sop697_ph2b</text:p>
          </table:table-cell>
          <table:table-cell office:value-type="string">
            <text:p>SES</text:p>
          </table:table-cell>
          <table:table-cell office:value-type="string">
            <text:p>ESU</text:p>
          </table:table-cell>
          <table:table-cell office:value-type="string">
            <text:p>NG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">
            <text:p>0.00 </text:p>
          </table:table-cell>
          <table:table-cell table:style-name="ce22" office:value-type="float" office:value="3.148">
            <text:p>3.15 </text:p>
          </table:table-cell>
          <table:table-cell table:style-name="ce22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S-NGW-ESU-0060</text:p>
          </table:table-cell>
          <table:table-cell table:number-columns-repeated="2"/>
          <table:table-cell office:value-type="string">
            <text:p>New borehole (Lower Greensand) - mains connection at Source 39</text:p>
          </table:table-cell>
          <table:table-cell office:value-type="string">
            <text:p>Sop698_ph2b</text:p>
          </table:table-cell>
          <table:table-cell office:value-type="string">
            <text:p>SES</text:p>
          </table:table-cell>
          <table:table-cell office:value-type="string">
            <text:p>ESU</text:p>
          </table:table-cell>
          <table:table-cell office:value-type="string">
            <text:p>NG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3.4">
            <text:p>3.4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S-RES-ESU-0020</text:p>
          </table:table-cell>
          <table:table-cell table:number-columns-repeated="2"/>
          <table:table-cell office:value-type="string">
            <text:p>Raising of Bough Beech reservoir</text:p>
          </table:table-cell>
          <table:table-cell office:value-type="string">
            <text:p>Sop699_ph2b</text:p>
          </table:table-cell>
          <table:table-cell office:value-type="string">
            <text:p>SES</text:p>
          </table:table-cell>
          <table:table-cell office:value-type="string">
            <text:p>ESU</text:p>
          </table:table-cell>
          <table:table-cell office:value-type="string">
            <text:p>RES</text:p>
          </table:table-cell>
          <table:table-cell office:value-type="float" office:value="2017">
            <text:p>2017</text:p>
          </table:table-cell>
          <table:table-cell office:value-type="float" office:value="80">
            <text:p>80</text:p>
          </table:table-cell>
          <table:table-cell table:number-columns-repeated="2" table:style-name="ce23" office:value-type="float" office:value="4.9">
            <text:p>4.90 </text:p>
          </table:table-cell>
          <table:table-cell table:style-name="ce22" office:value-type="float" office:value="0">
            <text:p>0.00 </text:p>
          </table:table-cell>
          <table:table-cell table:style-name="ce23" office:value-type="float" office:value="4.9">
            <text:p>4.9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S-WTW-ESU-0013</text:p>
          </table:table-cell>
          <table:table-cell table:number-columns-repeated="2"/>
          <table:table-cell office:value-type="string">
            <text:p>Increase Bough Beech WTW capacity from 50Ml/d to 70Ml/d - Items 1, 2 &amp; 3</text:p>
          </table:table-cell>
          <table:table-cell office:value-type="string">
            <text:p>Sop700_ph2b</text:p>
          </table:table-cell>
          <table:table-cell office:value-type="string">
            <text:p>SES</text:p>
          </table:table-cell>
          <table:table-cell office:value-type="string">
            <text:p>ESU</text:p>
          </table:table-cell>
          <table:table-cell office:value-type="string">
            <text:p>WTW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number-columns-repeated="2" table:style-name="ce24" office:value-type="float" office:value="0">
            <text:p>0.00 </text:p>
          </table:table-cell>
          <table:table-cell table:style-name="ce22" office:value-type="float" office:value="20">
            <text:p>20.00 </text:p>
          </table:table-cell>
          <table:table-cell table:style-name="ce24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S-WTW-ESU-0014</text:p>
          </table:table-cell>
          <table:table-cell table:number-columns-repeated="2"/>
          <table:table-cell office:value-type="string">
            <text:p>Increase Bough Beech WTW capacity from 50Ml/d to 70Ml/d - Items 1 &amp; 2</text:p>
          </table:table-cell>
          <table:table-cell office:value-type="string">
            <text:p>Sop1006_ph2b</text:p>
          </table:table-cell>
          <table:table-cell office:value-type="string">
            <text:p>SES</text:p>
          </table:table-cell>
          <table:table-cell office:value-type="string">
            <text:p>ESU</text:p>
          </table:table-cell>
          <table:table-cell office:value-type="string">
            <text:p>WTW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number-columns-repeated="2" table:style-name="ce24" office:value-type="float" office:value="0">
            <text:p>0.00 </text:p>
          </table:table-cell>
          <table:table-cell table:style-name="ce22" office:value-type="float" office:value="20">
            <text:p>20.00 </text:p>
          </table:table-cell>
          <table:table-cell table:style-name="ce24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S-WTW-ESU-0015</text:p>
          </table:table-cell>
          <table:table-cell table:number-columns-repeated="2"/>
          <table:table-cell office:value-type="string">
            <text:p>Increase Bough Beech WTW capacity from 50Ml/d to 70Ml/d - Items 1</text:p>
          </table:table-cell>
          <table:table-cell office:value-type="string">
            <text:p>Sop1007_ph2b</text:p>
          </table:table-cell>
          <table:table-cell office:value-type="string">
            <text:p>SES</text:p>
          </table:table-cell>
          <table:table-cell office:value-type="string">
            <text:p>ESU</text:p>
          </table:table-cell>
          <table:table-cell office:value-type="string">
            <text:p>WTW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number-columns-repeated="2" table:style-name="ce24" office:value-type="float" office:value="0">
            <text:p>0.00 </text:p>
          </table:table-cell>
          <table:table-cell table:style-name="ce22" office:value-type="float" office:value="20">
            <text:p>20.00 </text:p>
          </table:table-cell>
          <table:table-cell table:style-name="ce24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S-WTW-SUT-0140</text:p>
          </table:table-cell>
          <table:table-cell table:number-columns-repeated="2"/>
          <table:table-cell office:value-type="string">
            <text:p>UV treatment for Source 6</text:p>
          </table:table-cell>
          <table:table-cell office:value-type="string">
            <text:p>Sop1008_ph2b</text:p>
          </table:table-cell>
          <table:table-cell office:value-type="string">
            <text:p>SES</text:p>
          </table:table-cell>
          <table:table-cell office:value-type="string">
            <text:p>SUT</text:p>
          </table:table-cell>
          <table:table-cell office:value-type="string">
            <text:p>WT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2.07">
            <text:p>2.07 </text:p>
          </table:table-cell>
          <table:table-cell table:style-name="ce22" office:value-type="float" office:value="4.54">
            <text:p>4.54 </text:p>
          </table:table-cell>
          <table:table-cell table:style-name="ce22" office:value-type="float" office:value="2.07">
            <text:p>2.07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ASR-RZ4-2139</text:p>
          </table:table-cell>
          <table:table-cell table:number-columns-repeated="2"/>
          <table:table-cell office:value-type="string">
            <text:p>ASR Chalk confined (in region of Beenhams Heath PS / White)</text:p>
          </table:table-cell>
          <table:table-cell office:value-type="string">
            <text:p>Sop1009_ph2b</text:p>
          </table:table-cell>
          <table:table-cell office:value-type="string">
            <text:p>SEW</text:p>
          </table:table-cell>
          <table:table-cell office:value-type="string">
            <text:p>RZ4</text:p>
          </table:table-cell>
          <table:table-cell office:value-type="string">
            <text:p>ASR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">
            <text:p>0.00 </text:p>
          </table:table-cell>
          <table:table-cell table:style-name="ce22" office:value-type="float" office:value="7.5">
            <text:p>7.50 </text:p>
          </table:table-cell>
          <table:table-cell table:style-name="ce22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W-CON-RZ3-7010</text:p>
          </table:table-cell>
          <table:table-cell table:number-columns-repeated="2"/>
          <table:table-cell office:value-type="string">
            <text:p>Conjunctive Use Schemes - Eastbourne Chalk </text:p>
          </table:table-cell>
          <table:table-cell office:value-type="string">
            <text:p>Sop1010_ph2b</text:p>
          </table:table-cell>
          <table:table-cell office:value-type="string">
            <text:p>SEW</text:p>
          </table:table-cell>
          <table:table-cell office:value-type="string">
            <text:p>RZ3</text:p>
          </table:table-cell>
          <table:table-cell office:value-type="string">
            <text:p>CON</text:p>
          </table:table-cell>
          <table:table-cell office:value-type="float" office:value="2021">
            <text:p>2021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2.4">
            <text:p>2.40 </text:p>
          </table:table-cell>
          <table:table-cell table:style-name="ce22" office:value-type="float" office:value="0">
            <text:p>0.00 </text:p>
          </table:table-cell>
          <table:table-cell table:style-name="ce22" office:value-type="float" office:value="2.4">
            <text:p>2.4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CON-RZ8-7120</text:p>
          </table:table-cell>
          <table:table-cell table:number-columns-repeated="2"/>
          <table:table-cell office:value-type="string">
            <text:p>Conjunctive Use of Surface Water &amp; Groundwater -River Stour</text:p>
          </table:table-cell>
          <table:table-cell office:value-type="string">
            <text:p>Sop1011_ph2b</text:p>
          </table:table-cell>
          <table:table-cell office:value-type="string">
            <text:p>SEW</text:p>
          </table:table-cell>
          <table:table-cell office:value-type="string">
            <text:p>RZ8</text:p>
          </table:table-cell>
          <table:table-cell office:value-type="string">
            <text:p>CON</text:p>
          </table:table-cell>
          <table:table-cell office:value-type="float" office:value="2021">
            <text:p>2021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5.4">
            <text:p>5.40 </text:p>
          </table:table-cell>
          <table:table-cell table:style-name="ce22" office:value-type="float" office:value="0">
            <text:p>0.00 </text:p>
          </table:table-cell>
          <table:table-cell table:style-name="ce22" office:value-type="float" office:value="5.4">
            <text:p>5.4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DES-RZ2-4050</text:p>
          </table:table-cell>
          <table:table-cell table:number-columns-repeated="2"/>
          <table:table-cell office:value-type="string">
            <text:p>Desalination at Newhaven <text:s/>10 Ml/d output (RZ2) - Mid Sussex</text:p>
          </table:table-cell>
          <table:table-cell table:style-name="ce4" office:value-type="string">
            <text:p>Sop706_ph2b</text:p>
          </table:table-cell>
          <table:table-cell office:value-type="string">
            <text:p>SEW</text:p>
          </table:table-cell>
          <table:table-cell office:value-type="string">
            <text:p>RZ2</text:p>
          </table:table-cell>
          <table:table-cell office:value-type="string">
            <text:p>DES</text:p>
          </table:table-cell>
          <table:table-cell office:value-type="float" office:value="2023">
            <text:p>2023</text:p>
          </table:table-cell>
          <table:table-cell office:value-type="float" office:value="25">
            <text:p>25</text:p>
          </table:table-cell>
          <table:table-cell table:number-columns-repeated="4" table:style-name="ce22" office:value-type="float" office:value="9.5">
            <text:p>9.5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W-DES-RZ3-4070</text:p>
          </table:table-cell>
          <table:table-cell table:number-columns-repeated="2"/>
          <table:table-cell office:value-type="string">
            <text:p>Desalination coupled to biomass-fuelled power plant</text:p>
          </table:table-cell>
          <table:table-cell office:value-type="string">
            <text:p>Sop1012_ph2b</text:p>
          </table:table-cell>
          <table:table-cell office:value-type="string">
            <text:p>SEW</text:p>
          </table:table-cell>
          <table:table-cell office:value-type="string">
            <text:p>RZ3</text:p>
          </table:table-cell>
          <table:table-cell office:value-type="string">
            <text:p>DES</text:p>
          </table:table-cell>
          <table:table-cell office:value-type="float" office:value="2023">
            <text:p>2023</text:p>
          </table:table-cell>
          <table:table-cell office:value-type="float" office:value="25">
            <text:p>25</text:p>
          </table:table-cell>
          <table:table-cell table:number-columns-repeated="4"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DES-RZ8-4010</text:p>
          </table:table-cell>
          <table:table-cell table:number-columns-repeated="2"/>
          <table:table-cell office:value-type="string">
            <text:p>Reculver RO Desalination of brackish groundwater</text:p>
          </table:table-cell>
          <table:table-cell office:value-type="string">
            <text:p>Sop748_ph2b</text:p>
          </table:table-cell>
          <table:table-cell office:value-type="string">
            <text:p>SEW</text:p>
          </table:table-cell>
          <table:table-cell office:value-type="string">
            <text:p>RZ8</text:p>
          </table:table-cell>
          <table:table-cell office:value-type="string">
            <text:p>DES</text:p>
          </table:table-cell>
          <table:table-cell office:value-type="float" office:value="2023">
            <text:p>2023</text:p>
          </table:table-cell>
          <table:table-cell office:value-type="float" office:value="25">
            <text:p>25</text:p>
          </table:table-cell>
          <table:table-cell table:number-columns-repeated="4" table:style-name="ce22" office:value-type="float" office:value="8.4">
            <text:p>8.4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EFF-RZ2-3050</text:p>
          </table:table-cell>
          <table:table-cell table:number-columns-repeated="2"/>
          <table:table-cell office:value-type="string">
            <text:p>Effluent reuse to River Ouse: source - <text:s/>Newhaven</text:p>
          </table:table-cell>
          <table:table-cell office:value-type="string">
            <text:p>Sop1013_ph2b</text:p>
          </table:table-cell>
          <table:table-cell office:value-type="string">
            <text:p>SEW</text:p>
          </table:table-cell>
          <table:table-cell office:value-type="string">
            <text:p>RZ2</text:p>
          </table:table-cell>
          <table:table-cell office:value-type="string">
            <text:p>EFF</text:p>
          </table:table-cell>
          <table:table-cell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EFF-RZ2-3070</text:p>
          </table:table-cell>
          <table:table-cell table:number-columns-repeated="2"/>
          <table:table-cell office:value-type="string">
            <text:p>Effluent reuse to River Ouse: source – <text:s/>Peacehaven</text:p>
          </table:table-cell>
          <table:table-cell office:value-type="string">
            <text:p>Sop1014_ph2b</text:p>
          </table:table-cell>
          <table:table-cell office:value-type="string">
            <text:p>SEW</text:p>
          </table:table-cell>
          <table:table-cell office:value-type="string">
            <text:p>RZ2</text:p>
          </table:table-cell>
          <table:table-cell office:value-type="string">
            <text:p>EFF</text:p>
          </table:table-cell>
          <table:table-cell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5">
            <text:p>2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EFF-RZ3-3090</text:p>
          </table:table-cell>
          <table:table-cell table:number-columns-repeated="2"/>
          <table:table-cell office:value-type="string">
            <text:p>Effluent reuse to Wallers Haven: source - <text:s/>Bexhill</text:p>
          </table:table-cell>
          <table:table-cell office:value-type="string">
            <text:p>Sop1015_ph2b</text:p>
          </table:table-cell>
          <table:table-cell office:value-type="string">
            <text:p>SEW</text:p>
          </table:table-cell>
          <table:table-cell office:value-type="string">
            <text:p>RZ3</text:p>
          </table:table-cell>
          <table:table-cell office:value-type="string">
            <text:p>EFF</text:p>
          </table:table-cell>
          <table:table-cell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5">
            <text:p>1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EFF-RZ6-3110</text:p>
          </table:table-cell>
          <table:table-cell table:number-columns-repeated="2"/>
          <table:table-cell office:value-type="string">
            <text:p>Aylesford effluent re-use at Aylesford</text:p>
          </table:table-cell>
          <table:table-cell office:value-type="string">
            <text:p>Sop1016_ph2b</text:p>
          </table:table-cell>
          <table:table-cell office:value-type="string">
            <text:p>SEW</text:p>
          </table:table-cell>
          <table:table-cell office:value-type="string">
            <text:p>RZ6</text:p>
          </table:table-cell>
          <table:table-cell office:value-type="string">
            <text:p>EFF</text:p>
          </table:table-cell>
          <table:table-cell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2.5">
            <text:p>12.5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EFF-RZ8-3140</text:p>
          </table:table-cell>
          <table:table-cell table:number-columns-repeated="2"/>
          <table:table-cell office:value-type="string">
            <text:p>Indirect Use of effluent from Weatherlees WwTW - into Great Stour</text:p>
          </table:table-cell>
          <table:table-cell office:value-type="string">
            <text:p>Sop1017_ph2b</text:p>
          </table:table-cell>
          <table:table-cell office:value-type="string">
            <text:p>SEW</text:p>
          </table:table-cell>
          <table:table-cell office:value-type="string">
            <text:p>RZ8</text:p>
          </table:table-cell>
          <table:table-cell office:value-type="string">
            <text:p>EFF</text:p>
          </table:table-cell>
          <table:table-cell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6.2">
            <text:p>16.2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EGW-RZ2-2163</text:p>
          </table:table-cell>
          <table:table-cell table:number-columns-repeated="2"/>
          <table:table-cell office:value-type="string">
            <text:p>New sources in Seaford Chalk</text:p>
          </table:table-cell>
          <table:table-cell office:value-type="string">
            <text:p>Sop712_ph2b</text:p>
          </table:table-cell>
          <table:table-cell office:value-type="string">
            <text:p>SEW</text:p>
          </table:table-cell>
          <table:table-cell office:value-type="string">
            <text:p>RZ2</text:p>
          </table:table-cell>
          <table:table-cell office:value-type="string">
            <text:p>E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1.6">
            <text:p>1.60 </text:p>
          </table:table-cell>
          <table:table-cell table:style-name="ce22" office:value-type="float" office:value="2.08">
            <text:p>2.08 </text:p>
          </table:table-cell>
          <table:table-cell table:style-name="ce22" office:value-type="float" office:value="1.6">
            <text:p>1.6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EGW-RZ2-2221</text:p>
          </table:table-cell>
          <table:table-cell table:number-columns-repeated="2"/>
          <table:table-cell office:value-type="string">
            <text:p>Additional borehole at Sharnden (Coggins Mill)</text:p>
          </table:table-cell>
          <table:table-cell office:value-type="string">
            <text:p>Sop1019_ph2b</text:p>
          </table:table-cell>
          <table:table-cell office:value-type="string">
            <text:p>SEW</text:p>
          </table:table-cell>
          <table:table-cell office:value-type="string">
            <text:p>RZ2</text:p>
          </table:table-cell>
          <table:table-cell office:value-type="string">
            <text:p>E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1.4">
            <text:p>1.40 </text:p>
          </table:table-cell>
          <table:table-cell table:style-name="ce22" office:value-type="float" office:value="1.6">
            <text:p>1.60 </text:p>
          </table:table-cell>
          <table:table-cell table:style-name="ce22" office:value-type="float" office:value="1.4">
            <text:p>1.4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4" office:value-type="string">
            <text:p>SEW-EGW-RZ3-2150</text:p>
          </table:table-cell>
          <table:table-cell table:style-name="ce4" table:number-columns-repeated="2"/>
          <table:table-cell table:style-name="ce4" office:value-type="string">
            <text:p>Cowbeech groundwater - New biological treatment</text:p>
          </table:table-cell>
          <table:table-cell table:style-name="ce4" office:value-type="string">
            <text:p>Sop717_ph2b</text:p>
          </table:table-cell>
          <table:table-cell table:style-name="ce4" office:value-type="string">
            <text:p>SEW</text:p>
          </table:table-cell>
          <table:table-cell table:style-name="ce4" office:value-type="string">
            <text:p>RZ3</text:p>
          </table:table-cell>
          <table:table-cell table:style-name="ce4" office:value-type="string">
            <text:p>EGW</text:p>
          </table:table-cell>
          <table:table-cell table:style-name="ce18" office:value-type="float" office:value="2015">
            <text:p>2015</text:p>
          </table:table-cell>
          <table:table-cell office:value-type="float" office:value="60">
            <text:p>60</text:p>
          </table:table-cell>
          <table:table-cell table:number-columns-repeated="2" table:style-name="ce25" office:value-type="float" office:value="1.5">
            <text:p>1.50 </text:p>
          </table:table-cell>
          <table:table-cell table:style-name="ce25" office:value-type="float" office:value="1.95">
            <text:p>1.95 </text:p>
          </table:table-cell>
          <table:table-cell table:style-name="ce25" office:value-type="float" office:value="1.5">
            <text:p>1.5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4" office:value-type="string">
            <text:p>SEW-EGW-RZ3-2162</text:p>
          </table:table-cell>
          <table:table-cell table:style-name="ce4" table:number-columns-repeated="2"/>
          <table:table-cell table:style-name="ce4" office:value-type="string">
            <text:p>Increase DO at Crowhurst Bridge</text:p>
          </table:table-cell>
          <table:table-cell table:style-name="ce4" office:value-type="string">
            <text:p>Sop718_ph2b</text:p>
          </table:table-cell>
          <table:table-cell table:style-name="ce4" office:value-type="string">
            <text:p>SEW</text:p>
          </table:table-cell>
          <table:table-cell table:style-name="ce4" office:value-type="string">
            <text:p>RZ3</text:p>
          </table:table-cell>
          <table:table-cell table:style-name="ce4" office:value-type="string">
            <text:p>EGW</text:p>
          </table:table-cell>
          <table:table-cell table:style-name="ce18" office:value-type="float" office:value="2015">
            <text:p>2015</text:p>
          </table:table-cell>
          <table:table-cell office:value-type="float" office:value="60">
            <text:p>60</text:p>
          </table:table-cell>
          <table:table-cell table:number-columns-repeated="4" table:style-name="ce25" office:value-type="float" office:value="1.08">
            <text:p>1.08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W-EGW-RZ3-2222</text:p>
          </table:table-cell>
          <table:table-cell table:number-columns-repeated="2"/>
          <table:table-cell office:value-type="string">
            <text:p>Powder Mill - Beyond licence</text:p>
          </table:table-cell>
          <table:table-cell office:value-type="string">
            <text:p>Sop1020_ph2b</text:p>
          </table:table-cell>
          <table:table-cell office:value-type="string">
            <text:p>SEW</text:p>
          </table:table-cell>
          <table:table-cell office:value-type="string">
            <text:p>RZ3</text:p>
          </table:table-cell>
          <table:table-cell office:value-type="string">
            <text:p>EGW</text:p>
          </table:table-cell>
          <table:table-cell table:style-name="ce19" office:value-type="float" office:value="2050">
            <text:p>2050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5">
            <text:p>5.00 </text:p>
          </table:table-cell>
          <table:table-cell table:style-name="ce22" office:value-type="float" office:value="7.5">
            <text:p>7.50 </text:p>
          </table:table-cell>
          <table:table-cell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2">
          <table:table-cell table:style-name="ce4" office:value-type="string">
            <text:p>SEW-EGW-RZ4-2143</text:p>
          </table:table-cell>
          <table:table-cell table:style-name="ce4" table:number-columns-repeated="2"/>
          <table:table-cell table:style-name="ce4" office:value-type="string">
            <text:p>Hurley - Closing the Gap</text:p>
          </table:table-cell>
          <table:table-cell table:style-name="ce4" office:value-type="string">
            <text:p>Sop728_ph2b</text:p>
          </table:table-cell>
          <table:table-cell table:style-name="ce4" office:value-type="string">
            <text:p>SEW</text:p>
          </table:table-cell>
          <table:table-cell table:style-name="ce4" office:value-type="string">
            <text:p>RZ4</text:p>
          </table:table-cell>
          <table:table-cell table:style-name="ce4" office:value-type="string">
            <text:p>EGW</text:p>
          </table:table-cell>
          <table:table-cell table:style-name="ce18" office:value-type="float" office:value="2015">
            <text:p>2015</text:p>
          </table:table-cell>
          <table:table-cell office:value-type="float" office:value="60">
            <text:p>60</text:p>
          </table:table-cell>
          <table:table-cell table:number-columns-repeated="2" table:style-name="ce26" office:value-type="float" office:value="6.38">
            <text:p>6.38</text:p>
          </table:table-cell>
          <table:table-cell table:style-name="ce26" office:value-type="float" office:value="9.26">
            <text:p>9.26</text:p>
          </table:table-cell>
          <table:table-cell table:style-name="ce26" office:value-type="float" office:value="6.38">
            <text:p>6.38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W-EGW-RZ4-2175</text:p>
          </table:table-cell>
          <table:table-cell table:number-columns-repeated="2"/>
          <table:table-cell office:value-type="string">
            <text:p>West Ham/West Ham Park - Increase DO to Aggregate Licence</text:p>
          </table:table-cell>
          <table:table-cell office:value-type="string">
            <text:p>Sop1022_ph2b</text:p>
          </table:table-cell>
          <table:table-cell office:value-type="string">
            <text:p>SEW</text:p>
          </table:table-cell>
          <table:table-cell office:value-type="string">
            <text:p>RZ4</text:p>
          </table:table-cell>
          <table:table-cell office:value-type="string">
            <text:p>EGW</text:p>
          </table:table-cell>
          <table:table-cell table:style-name="ce19" office:value-type="float" office:value="2050">
            <text:p>2050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.5">
            <text:p>1.5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4" office:value-type="string">
            <text:p>SEW-EGW-RZ4-2182</text:p>
          </table:table-cell>
          <table:table-cell table:style-name="ce4" table:number-columns-repeated="2"/>
          <table:table-cell table:style-name="ce4" office:value-type="string">
            <text:p>Woodgarston - Beyond Licence</text:p>
          </table:table-cell>
          <table:table-cell table:style-name="ce4" office:value-type="string">
            <text:p>Sop1024_ph2b</text:p>
          </table:table-cell>
          <table:table-cell table:style-name="ce4" office:value-type="string">
            <text:p>SEW</text:p>
          </table:table-cell>
          <table:table-cell table:style-name="ce4" office:value-type="string">
            <text:p>RZ4</text:p>
          </table:table-cell>
          <table:table-cell table:style-name="ce4" office:value-type="string">
            <text:p>EGW</text:p>
          </table:table-cell>
          <table:table-cell table:style-name="ce19" office:value-type="float" office:value="2050">
            <text:p>2050</text:p>
          </table:table-cell>
          <table:table-cell office:value-type="float" office:value="60">
            <text:p>60</text:p>
          </table:table-cell>
          <table:table-cell table:number-columns-repeated="4" table:style-name="ce25" office:value-type="float" office:value="1.5">
            <text:p>1.5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4" office:value-type="string">
            <text:p>SEW-EGW-RZ4-2187</text:p>
          </table:table-cell>
          <table:table-cell table:style-name="ce4" table:number-columns-repeated="2"/>
          <table:table-cell table:style-name="ce4" office:value-type="string">
            <text:p>Itchel - Closing the gap</text:p>
          </table:table-cell>
          <table:table-cell table:style-name="ce4" office:value-type="string">
            <text:p>Sop1025_ph2b</text:p>
          </table:table-cell>
          <table:table-cell table:style-name="ce4" office:value-type="string">
            <text:p>SEW</text:p>
          </table:table-cell>
          <table:table-cell table:style-name="ce4" office:value-type="string">
            <text:p>RZ4</text:p>
          </table:table-cell>
          <table:table-cell table:style-name="ce4" office:value-type="string">
            <text:p>EGW</text:p>
          </table:table-cell>
          <table:table-cell table:style-name="ce19" office:value-type="float" office:value="2050">
            <text:p>2050</text:p>
          </table:table-cell>
          <table:table-cell office:value-type="float" office:value="60">
            <text:p>60</text:p>
          </table:table-cell>
          <table:table-cell table:number-columns-repeated="2" table:style-name="ce25" office:value-type="float" office:value="2.5">
            <text:p>2.50 </text:p>
          </table:table-cell>
          <table:table-cell table:style-name="ce25" office:value-type="float" office:value="4.51">
            <text:p>4.51 </text:p>
          </table:table-cell>
          <table:table-cell table:style-name="ce25" office:value-type="float" office:value="2.5">
            <text:p>2.5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4" office:value-type="string">
            <text:p>SEW-EGW-RZ4-2188</text:p>
          </table:table-cell>
          <table:table-cell table:style-name="ce4" table:number-columns-repeated="2"/>
          <table:table-cell table:style-name="ce4" office:value-type="string">
            <text:p>Boxalls Lane LGS - Closing the Gap</text:p>
          </table:table-cell>
          <table:table-cell table:style-name="ce4" office:value-type="string">
            <text:p>Sop1026_ph2b</text:p>
          </table:table-cell>
          <table:table-cell table:style-name="ce4" office:value-type="string">
            <text:p>SEW</text:p>
          </table:table-cell>
          <table:table-cell table:style-name="ce4" office:value-type="string">
            <text:p>RZ4</text:p>
          </table:table-cell>
          <table:table-cell table:style-name="ce4" office:value-type="string">
            <text:p>EGW</text:p>
          </table:table-cell>
          <table:table-cell table:style-name="ce18" office:value-type="float" office:value="2015">
            <text:p>2015</text:p>
          </table:table-cell>
          <table:table-cell office:value-type="float" office:value="60">
            <text:p>60</text:p>
          </table:table-cell>
          <table:table-cell table:number-columns-repeated="2" table:style-name="ce27" office:value-type="float" office:value="0.3">
            <text:p>0.30 </text:p>
          </table:table-cell>
          <table:table-cell table:style-name="ce27" office:value-type="float" office:value="1.71">
            <text:p>1.71 </text:p>
          </table:table-cell>
          <table:table-cell table:style-name="ce27" office:value-type="float" office:value="0.3">
            <text:p>0.3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W-NGW-RZ1-2151</text:p>
          </table:table-cell>
          <table:table-cell table:number-columns-repeated="2"/>
          <table:table-cell office:value-type="string">
            <text:p>Groundwater development at Brown Woods</text:p>
          </table:table-cell>
          <table:table-cell office:value-type="string">
            <text:p>Sop704_ph2b</text:p>
          </table:table-cell>
          <table:table-cell office:value-type="string">
            <text:p>SEW</text:p>
          </table:table-cell>
          <table:table-cell office:value-type="string">
            <text:p>RZ1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1.5">
            <text:p>1.50 </text:p>
          </table:table-cell>
          <table:table-cell table:style-name="ce22" office:value-type="float" office:value="1.95">
            <text:p>1.95 </text:p>
          </table:table-cell>
          <table:table-cell table:style-name="ce22" office:value-type="float" office:value="1.5">
            <text:p>1.5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W-NGW-RZ1-2153</text:p>
          </table:table-cell>
          <table:table-cell table:number-columns-repeated="2"/>
          <table:table-cell office:value-type="string">
            <text:p>New Hastings licences: Lilley Farm</text:p>
          </table:table-cell>
          <table:table-cell office:value-type="string">
            <text:p>Sop1028_ph2b</text:p>
          </table:table-cell>
          <table:table-cell office:value-type="string">
            <text:p>SEW</text:p>
          </table:table-cell>
          <table:table-cell office:value-type="string">
            <text:p>RZ1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2">
            <text:p>2.00 </text:p>
          </table:table-cell>
          <table:table-cell table:style-name="ce22" office:value-type="float" office:value="2.5">
            <text:p>2.50 </text:p>
          </table:table-cell>
          <table:table-cell table:style-name="ce22" office:value-type="float" office:value="2">
            <text:p>2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4" office:value-type="string">
            <text:p>SEW-NGW-RZ1-2161</text:p>
          </table:table-cell>
          <table:table-cell table:style-name="ce4" table:number-columns-repeated="2"/>
          <table:table-cell table:style-name="ce4" office:value-type="string">
            <text:p>Pembury and Matfield Boreholes- Closing the gap, new borehole in Ashdown Beds</text:p>
          </table:table-cell>
          <table:table-cell table:style-name="ce4" office:value-type="string">
            <text:p>Sop1029_ph2b</text:p>
          </table:table-cell>
          <table:table-cell table:style-name="ce4" office:value-type="string">
            <text:p>SEW</text:p>
          </table:table-cell>
          <table:table-cell table:style-name="ce4" office:value-type="string">
            <text:p>RZ1</text:p>
          </table:table-cell>
          <table:table-cell table:style-name="ce4" office:value-type="string">
            <text:p>NGW</text:p>
          </table:table-cell>
          <table:table-cell table:style-name="ce18" office:value-type="float" office:value="2015">
            <text:p>2015</text:p>
          </table:table-cell>
          <table:table-cell office:value-type="float" office:value="60">
            <text:p>60</text:p>
          </table:table-cell>
          <table:table-cell table:number-columns-repeated="2" table:style-name="ce25" office:value-type="float" office:value="0.67">
            <text:p>0.67 </text:p>
          </table:table-cell>
          <table:table-cell table:style-name="ce25" office:value-type="float" office:value="2.21">
            <text:p>2.21 </text:p>
          </table:table-cell>
          <table:table-cell table:style-name="ce25" office:value-type="float" office:value="0.67">
            <text:p>0.67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W-NGW-RZ1-2226</text:p>
          </table:table-cell>
          <table:table-cell table:number-columns-repeated="2"/>
          <table:table-cell office:value-type="string">
            <text:p>Tonbridge Gravels - Beyond the Licence</text:p>
          </table:table-cell>
          <table:table-cell office:value-type="string">
            <text:p>Sop1030_ph2b</text:p>
          </table:table-cell>
          <table:table-cell office:value-type="string">
            <text:p>SEW</text:p>
          </table:table-cell>
          <table:table-cell office:value-type="string">
            <text:p>RZ1</text:p>
          </table:table-cell>
          <table:table-cell office:value-type="string">
            <text:p>NGW</text:p>
          </table:table-cell>
          <table:table-cell table:style-name="ce19" office:value-type="float" office:value="2050">
            <text:p>2050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4.3">
            <text:p>4.3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NGW-RZ2-2201</text:p>
          </table:table-cell>
          <table:table-cell table:number-columns-repeated="2"/>
          <table:table-cell office:value-type="string">
            <text:p>New sources Underhill Chalk</text:p>
          </table:table-cell>
          <table:table-cell office:value-type="string">
            <text:p>Sop1032_ph2b</text:p>
          </table:table-cell>
          <table:table-cell office:value-type="string">
            <text:p>SEW</text:p>
          </table:table-cell>
          <table:table-cell office:value-type="string">
            <text:p>RZ2</text:p>
          </table:table-cell>
          <table:table-cell office:value-type="string">
            <text:p>NGW</text:p>
          </table:table-cell>
          <table:table-cell table:style-name="ce19" office:value-type="float" office:value="2050">
            <text:p>2050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.55">
            <text:p>1.55 </text:p>
          </table:table-cell>
          <table:table-cell table:number-columns-repeated="14"/>
          <table:table-cell table:style-name="ce29"/>
        </table:table-row>
        <table:table-row table:style-name="ro2">
          <table:table-cell table:style-name="ce4" office:value-type="string">
            <text:p>SEW-NGW-RZ2-2230</text:p>
          </table:table-cell>
          <table:table-cell table:style-name="ce4" table:number-columns-repeated="2"/>
          <table:table-cell table:style-name="ce4" office:value-type="string">
            <text:p>Forest Row - closing the gap</text:p>
          </table:table-cell>
          <table:table-cell table:style-name="ce4" office:value-type="string">
            <text:p>Sop1033_ph2b</text:p>
          </table:table-cell>
          <table:table-cell table:style-name="ce4" office:value-type="string">
            <text:p>SEW</text:p>
          </table:table-cell>
          <table:table-cell table:style-name="ce4" office:value-type="string">
            <text:p>RZ2</text:p>
          </table:table-cell>
          <table:table-cell table:style-name="ce4" office:value-type="string">
            <text:p>NGW</text:p>
          </table:table-cell>
          <table:table-cell table:style-name="ce18" office:value-type="float" office:value="2015">
            <text:p>2015</text:p>
          </table:table-cell>
          <table:table-cell office:value-type="float" office:value="60">
            <text:p>60</text:p>
          </table:table-cell>
          <table:table-cell table:number-columns-repeated="2" table:style-name="ce26" office:value-type="float" office:value="1.28">
            <text:p>1.28</text:p>
          </table:table-cell>
          <table:table-cell table:style-name="ce26" office:value-type="float" office:value="2.4">
            <text:p>2.4</text:p>
          </table:table-cell>
          <table:table-cell table:style-name="ce26" office:value-type="float" office:value="1.28">
            <text:p>1.28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W-NGW-RZ3-2164</text:p>
          </table:table-cell>
          <table:table-cell table:number-columns-repeated="2"/>
          <table:table-cell office:value-type="string">
            <text:p>New sources in Eastbourne Chalk</text:p>
          </table:table-cell>
          <table:table-cell office:value-type="string">
            <text:p>Sop1034_ph2b</text:p>
          </table:table-cell>
          <table:table-cell office:value-type="string">
            <text:p>SEW</text:p>
          </table:table-cell>
          <table:table-cell office:value-type="string">
            <text:p>RZ3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2" table:style-name="ce23" office:value-type="float" office:value="0">
            <text:p>0.00 </text:p>
          </table:table-cell>
          <table:table-cell table:style-name="ce22" office:value-type="float" office:value="6">
            <text:p>6.00 </text:p>
          </table:table-cell>
          <table:table-cell table:style-name="ce23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NGW-RZ3-2224</text:p>
          </table:table-cell>
          <table:table-cell table:number-columns-repeated="2"/>
          <table:table-cell office:value-type="string">
            <text:p>Redistribution of Eastbourne chalk: Abstract water from the historical adit</text:p>
          </table:table-cell>
          <table:table-cell office:value-type="string">
            <text:p>Sop1035_ph2b</text:p>
          </table:table-cell>
          <table:table-cell office:value-type="string">
            <text:p>SEW</text:p>
          </table:table-cell>
          <table:table-cell office:value-type="string">
            <text:p>RZ3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">
            <text:p>2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W-NGW-RZ4-2212</text:p>
          </table:table-cell>
          <table:table-cell table:number-columns-repeated="2"/>
          <table:table-cell office:value-type="string">
            <text:p>Confined Chalk - around Farnborough</text:p>
          </table:table-cell>
          <table:table-cell office:value-type="string">
            <text:p>Sop1036_ph2b</text:p>
          </table:table-cell>
          <table:table-cell office:value-type="string">
            <text:p>SEW</text:p>
          </table:table-cell>
          <table:table-cell office:value-type="string">
            <text:p>RZ4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3">
            <text:p>3.00 </text:p>
          </table:table-cell>
          <table:table-cell table:style-name="ce22" office:value-type="float" office:value="3.5">
            <text:p>3.50 </text:p>
          </table:table-cell>
          <table:table-cell table:style-name="ce22" office:value-type="float" office:value="3">
            <text:p>3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W-NGW-RZ4-2231</text:p>
          </table:table-cell>
          <table:table-cell table:number-columns-repeated="2"/>
          <table:table-cell office:value-type="string">
            <text:p>River Thames Gravels - around Bray Gravel</text:p>
          </table:table-cell>
          <table:table-cell office:value-type="string">
            <text:p>Sop1037_ph2b</text:p>
          </table:table-cell>
          <table:table-cell office:value-type="string">
            <text:p>SEW</text:p>
          </table:table-cell>
          <table:table-cell office:value-type="string">
            <text:p>RZ4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4">
            <text:p>4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NGW-RZ7-2071</text:p>
          </table:table-cell>
          <table:table-cell table:number-columns-repeated="2"/>
          <table:table-cell office:value-type="string">
            <text:p>Bewl Bridge Boreholes - New BH off-site &amp; new 4Ml/d WTW</text:p>
          </table:table-cell>
          <table:table-cell office:value-type="string">
            <text:p>Sop743_ph2b</text:p>
          </table:table-cell>
          <table:table-cell office:value-type="string">
            <text:p>SEW</text:p>
          </table:table-cell>
          <table:table-cell office:value-type="string">
            <text:p>RZ7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2">
            <text:p>2.00 </text:p>
          </table:table-cell>
          <table:table-cell table:style-name="ce22" office:value-type="float" office:value="4">
            <text:p>4.00 </text:p>
          </table:table-cell>
          <table:table-cell table:style-name="ce22" office:value-type="float" office:value="2">
            <text:p>2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NGW-RZ7-2072</text:p>
          </table:table-cell>
          <table:table-cell table:number-columns-repeated="2"/>
          <table:table-cell office:value-type="string">
            <text:p>Bewl Bridge Boreholes - New BH off -site</text:p>
          </table:table-cell>
          <table:table-cell office:value-type="string">
            <text:p>Sop1039_ph2b</text:p>
          </table:table-cell>
          <table:table-cell office:value-type="string">
            <text:p>SEW</text:p>
          </table:table-cell>
          <table:table-cell office:value-type="string">
            <text:p>RZ7</text:p>
          </table:table-cell>
          <table:table-cell office:value-type="string">
            <text:p>NG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2">
            <text:p>2.00 </text:p>
          </table:table-cell>
          <table:table-cell table:style-name="ce22" office:value-type="float" office:value="4">
            <text:p>4.00 </text:p>
          </table:table-cell>
          <table:table-cell table:style-name="ce22" office:value-type="float" office:value="2">
            <text:p>2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4" office:value-type="string">
            <text:p>SEW-NGW-RZ7-2248</text:p>
          </table:table-cell>
          <table:table-cell table:style-name="ce4" table:number-columns-repeated="2"/>
          <table:table-cell table:style-name="ce4" office:value-type="string">
            <text:p>Goudhurst Pumping Station - bridging the licence gap</text:p>
          </table:table-cell>
          <table:table-cell table:style-name="ce4" office:value-type="string">
            <text:p>Sop1040_ph2b</text:p>
          </table:table-cell>
          <table:table-cell table:style-name="ce4" office:value-type="string">
            <text:p>SEW</text:p>
          </table:table-cell>
          <table:table-cell table:style-name="ce4" office:value-type="string">
            <text:p>RZ7</text:p>
          </table:table-cell>
          <table:table-cell table:style-name="ce4" office:value-type="string">
            <text:p>NGW</text:p>
          </table:table-cell>
          <table:table-cell table:style-name="ce18" office:value-type="float" office:value="2015">
            <text:p>2015</text:p>
          </table:table-cell>
          <table:table-cell office:value-type="float" office:value="60">
            <text:p>60</text:p>
          </table:table-cell>
          <table:table-cell table:number-columns-repeated="4" table:style-name="ce25" office:value-type="float" office:value="1.6">
            <text:p>1.6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NGW-RZ7-2249</text:p>
          </table:table-cell>
          <table:table-cell table:number-columns-repeated="2"/>
          <table:table-cell office:value-type="string">
            <text:p>Lamberhurst Pumping Station - bridging the licence gap</text:p>
          </table:table-cell>
          <table:table-cell office:value-type="string">
            <text:p>Sop1041_ph2b</text:p>
          </table:table-cell>
          <table:table-cell office:value-type="string">
            <text:p>SEW</text:p>
          </table:table-cell>
          <table:table-cell office:value-type="string">
            <text:p>RZ7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.2">
            <text:p>1.2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NGW-RZ8-2251</text:p>
          </table:table-cell>
          <table:table-cell table:number-columns-repeated="2"/>
          <table:table-cell office:value-type="string">
            <text:p>New source development in the Faversham LLT GWMU</text:p>
          </table:table-cell>
          <table:table-cell office:value-type="string">
            <text:p>Sop1042_ph2b</text:p>
          </table:table-cell>
          <table:table-cell office:value-type="string">
            <text:p>SEW</text:p>
          </table:table-cell>
          <table:table-cell office:value-type="string">
            <text:p>RZ8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1">
            <text:p>1.00 </text:p>
          </table:table-cell>
          <table:table-cell table:style-name="ce22" office:value-type="float" office:value="1.5">
            <text:p>1.50 </text:p>
          </table:table-cell>
          <table:table-cell table:style-name="ce22" office:value-type="float" office:value="1">
            <text:p>1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W-NGW-RZ8-2252</text:p>
          </table:table-cell>
          <table:table-cell table:number-columns-repeated="2"/>
          <table:table-cell office:value-type="string">
            <text:p>New source development in the Selling LLT GWMU</text:p>
          </table:table-cell>
          <table:table-cell office:value-type="string">
            <text:p>Sop1043_ph2b</text:p>
          </table:table-cell>
          <table:table-cell office:value-type="string">
            <text:p>SEW</text:p>
          </table:table-cell>
          <table:table-cell office:value-type="string">
            <text:p>RZ8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1">
            <text:p>1.00 </text:p>
          </table:table-cell>
          <table:table-cell table:style-name="ce22" office:value-type="float" office:value="1.5">
            <text:p>1.50 </text:p>
          </table:table-cell>
          <table:table-cell table:style-name="ce22" office:value-type="float" office:value="1">
            <text:p>1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NSW-RZ2-1910</text:p>
          </table:table-cell>
          <table:table-cell table:number-columns-repeated="2"/>
          <table:table-cell office:value-type="string">
            <text:p>Adur to Ardingly Transfer</text:p>
          </table:table-cell>
          <table:table-cell office:value-type="string">
            <text:p>Sop713_ph2b</text:p>
          </table:table-cell>
          <table:table-cell office:value-type="string">
            <text:p>SEW</text:p>
          </table:table-cell>
          <table:table-cell office:value-type="string">
            <text:p>RZ2</text:p>
          </table:table-cell>
          <table:table-cell office:value-type="string">
            <text:p>NSW</text:p>
          </table:table-cell>
          <table:table-cell office:value-type="float" office:value="2021">
            <text:p>2021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5">
            <text:p>5.00 </text:p>
          </table:table-cell>
          <table:table-cell table:style-name="ce22" office:value-type="float" office:value="6.5">
            <text:p>6.50 </text:p>
          </table:table-cell>
          <table:table-cell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RES-RZ2-1350</text:p>
          </table:table-cell>
          <table:table-cell table:number-columns-repeated="2"/>
          <table:table-cell office:value-type="string">
            <text:p>Broyle Place Reservoir (TWL 25mAOD)</text:p>
          </table:table-cell>
          <table:table-cell office:value-type="string">
            <text:p>Sop1044_ph2b</text:p>
          </table:table-cell>
          <table:table-cell office:value-type="string">
            <text:p>SEW</text:p>
          </table:table-cell>
          <table:table-cell office:value-type="string">
            <text:p>RZ2</text:p>
          </table:table-cell>
          <table:table-cell office:value-type="string">
            <text:p>RES</text:p>
          </table:table-cell>
          <table:table-cell office:value-type="float" office:value="2025">
            <text:p>2025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17.1">
            <text:p>17.10 </text:p>
          </table:table-cell>
          <table:table-cell table:style-name="ce22" office:value-type="float" office:value="25.65">
            <text:p>25.65 </text:p>
          </table:table-cell>
          <table:table-cell table:style-name="ce22" office:value-type="float" office:value="17.1">
            <text:p>17.1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W-RES-RZ2-1510</text:p>
          </table:table-cell>
          <table:table-cell table:number-columns-repeated="2"/>
          <table:table-cell office:value-type="string">
            <text:p>Goose Green Reservoir</text:p>
          </table:table-cell>
          <table:table-cell office:value-type="string">
            <text:p>Sop1045_ph2b</text:p>
          </table:table-cell>
          <table:table-cell office:value-type="string">
            <text:p>SEW</text:p>
          </table:table-cell>
          <table:table-cell office:value-type="string">
            <text:p>RZ2</text:p>
          </table:table-cell>
          <table:table-cell office:value-type="string">
            <text:p>RES</text:p>
          </table:table-cell>
          <table:table-cell office:value-type="float" office:value="2025">
            <text:p>2025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20">
            <text:p>20.00 </text:p>
          </table:table-cell>
          <table:table-cell table:style-name="ce22" office:value-type="float" office:value="30">
            <text:p>30.00 </text:p>
          </table:table-cell>
          <table:table-cell table:style-name="ce22" office:value-type="float" office:value="20">
            <text:p>2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RES-RZ2-1522</text:p>
          </table:table-cell>
          <table:table-cell table:number-columns-repeated="2"/>
          <table:table-cell office:value-type="string">
            <text:p>Halland Reservoir (TWL 40mAOD)</text:p>
          </table:table-cell>
          <table:table-cell office:value-type="string">
            <text:p>Sop1046_ph2b</text:p>
          </table:table-cell>
          <table:table-cell office:value-type="string">
            <text:p>SEW</text:p>
          </table:table-cell>
          <table:table-cell office:value-type="string">
            <text:p>RZ2</text:p>
          </table:table-cell>
          <table:table-cell office:value-type="string">
            <text:p>RES</text:p>
          </table:table-cell>
          <table:table-cell office:value-type="float" office:value="2025">
            <text:p>2025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17.8">
            <text:p>17.80 </text:p>
          </table:table-cell>
          <table:table-cell table:style-name="ce22" office:value-type="float" office:value="26.7">
            <text:p>26.70 </text:p>
          </table:table-cell>
          <table:table-cell table:style-name="ce22" office:value-type="float" office:value="17.8">
            <text:p>17.8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RES-RZ2-1730</text:p>
          </table:table-cell>
          <table:table-cell table:number-columns-repeated="2"/>
          <table:table-cell office:value-type="string">
            <text:p>Raise Ardingly Reservoir (Raise by 2m)</text:p>
          </table:table-cell>
          <table:table-cell office:value-type="string">
            <text:p>Sop1047_ph2b</text:p>
          </table:table-cell>
          <table:table-cell office:value-type="string">
            <text:p>SEW</text:p>
          </table:table-cell>
          <table:table-cell office:value-type="string">
            <text:p>RZ2</text:p>
          </table:table-cell>
          <table:table-cell office:value-type="string">
            <text:p>RES</text:p>
          </table:table-cell>
          <table:table-cell office:value-type="float" office:value="2025">
            <text:p>2025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4.1">
            <text:p>4.10 </text:p>
          </table:table-cell>
          <table:table-cell table:style-name="ce22" office:value-type="float" office:value="6.15">
            <text:p>6.15 </text:p>
          </table:table-cell>
          <table:table-cell table:style-name="ce22" office:value-type="float" office:value="4.1">
            <text:p>4.1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RES-RZ3-1260</text:p>
          </table:table-cell>
          <table:table-cell table:number-columns-repeated="2"/>
          <table:table-cell office:value-type="string">
            <text:p>New Arlington Reservoir,( Filled from Ouse)</text:p>
          </table:table-cell>
          <table:table-cell office:value-type="string">
            <text:p>Sop1048_ph2b</text:p>
          </table:table-cell>
          <table:table-cell office:value-type="string">
            <text:p>SEW</text:p>
          </table:table-cell>
          <table:table-cell office:value-type="string">
            <text:p>RZ3</text:p>
          </table:table-cell>
          <table:table-cell office:value-type="string">
            <text:p>RES</text:p>
          </table:table-cell>
          <table:table-cell office:value-type="float" office:value="2025">
            <text:p>2025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14.7">
            <text:p>14.70 </text:p>
          </table:table-cell>
          <table:table-cell table:style-name="ce22" office:value-type="float" office:value="22.05">
            <text:p>22.05 </text:p>
          </table:table-cell>
          <table:table-cell table:style-name="ce22" office:value-type="float" office:value="14.7">
            <text:p>14.7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W-RES-RZ3-1270</text:p>
          </table:table-cell>
          <table:table-cell table:number-columns-repeated="2"/>
          <table:table-cell office:value-type="string">
            <text:p>Raise Arlington Reservoir (Raise by 2m)</text:p>
          </table:table-cell>
          <table:table-cell office:value-type="string">
            <text:p>Sop1049_ph2b</text:p>
          </table:table-cell>
          <table:table-cell office:value-type="string">
            <text:p>SEW</text:p>
          </table:table-cell>
          <table:table-cell office:value-type="string">
            <text:p>RZ3</text:p>
          </table:table-cell>
          <table:table-cell office:value-type="string">
            <text:p>RES</text:p>
          </table:table-cell>
          <table:table-cell office:value-type="float" office:value="2025">
            <text:p>2025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3.1">
            <text:p>3.10 </text:p>
          </table:table-cell>
          <table:table-cell table:style-name="ce22" office:value-type="float" office:value="4.65">
            <text:p>4.65 </text:p>
          </table:table-cell>
          <table:table-cell table:style-name="ce22" office:value-type="float" office:value="3.1">
            <text:p>3.1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W-RES-RZ3-1593</text:p>
          </table:table-cell>
          <table:table-cell table:number-columns-repeated="2"/>
          <table:table-cell office:value-type="string">
            <text:p>Broad Farm Reservoir (TWL 30mAOD)</text:p>
          </table:table-cell>
          <table:table-cell office:value-type="string">
            <text:p>Sop1050_ph2b</text:p>
          </table:table-cell>
          <table:table-cell office:value-type="string">
            <text:p>SEW</text:p>
          </table:table-cell>
          <table:table-cell office:value-type="string">
            <text:p>RZ3</text:p>
          </table:table-cell>
          <table:table-cell office:value-type="string">
            <text:p>RES</text:p>
          </table:table-cell>
          <table:table-cell office:value-type="float" office:value="2025">
            <text:p>2025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18.5">
            <text:p>18.50 </text:p>
          </table:table-cell>
          <table:table-cell table:style-name="ce22" office:value-type="float" office:value="27.75">
            <text:p>27.75 </text:p>
          </table:table-cell>
          <table:table-cell table:style-name="ce22" office:value-type="float" office:value="18.5">
            <text:p>18.5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W-RES-RZ8-1072</text:p>
          </table:table-cell>
          <table:table-cell table:number-columns-repeated="2"/>
          <table:table-cell office:value-type="string">
            <text:p>Broad Oak Reservoir - Alternative 1b (2,815 Ml; 32.5m AOD) - Reduced size</text:p>
          </table:table-cell>
          <table:table-cell office:value-type="string">
            <text:p>Sop753_ph2b</text:p>
          </table:table-cell>
          <table:table-cell office:value-type="string">
            <text:p>SEW</text:p>
          </table:table-cell>
          <table:table-cell office:value-type="string">
            <text:p>RZ8</text:p>
          </table:table-cell>
          <table:table-cell office:value-type="string">
            <text:p>RES</text:p>
          </table:table-cell>
          <table:table-cell office:value-type="float" office:value="2025">
            <text:p>2025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9">
            <text:p>9.00 </text:p>
          </table:table-cell>
          <table:table-cell table:style-name="ce22" office:value-type="float" office:value="13.5">
            <text:p>13.50 </text:p>
          </table:table-cell>
          <table:table-cell table:style-name="ce22" office:value-type="float" office:value="9">
            <text:p>9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5" office:value-type="string">
            <text:p>SEW-RTR-SHA-5660</text:p>
          </table:table-cell>
          <table:table-cell table:style-name="ce5" table:number-columns-repeated="2"/>
          <table:table-cell table:style-name="ce5" office:value-type="string">
            <text:p>Wallers Haven (river abstraction) to Darwell Reservoir via Hazards Green</text:p>
          </table:table-cell>
          <table:table-cell table:style-name="ce5" office:value-type="string">
            <text:p>Sop755_ph2b</text:p>
          </table:table-cell>
          <table:table-cell table:style-name="ce5" office:value-type="string">
            <text:p>SEW</text:p>
          </table:table-cell>
          <table:table-cell table:style-name="ce5" office:value-type="string">
            <text:p>SHA</text:p>
          </table:table-cell>
          <table:table-cell table:style-name="ce5" office:value-type="string">
            <text:p>RTR</text:p>
          </table:table-cell>
          <table:table-cell table:style-name="ce19" office:value-type="float" office:value="2050">
            <text:p>2050</text:p>
          </table:table-cell>
          <table:table-cell office:value-type="float" office:value="60">
            <text:p>60</text:p>
          </table:table-cell>
          <table:table-cell table:number-columns-repeated="4" table:style-name="ce25" office:value-type="float" office:value="8">
            <text:p>8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4" office:value-type="string">
            <text:p>SEW-WTW-RZ2-8140</text:p>
          </table:table-cell>
          <table:table-cell table:style-name="ce4" table:number-columns-repeated="2"/>
          <table:table-cell table:style-name="ce4" office:value-type="string">
            <text:p>Barcombe WTW- Recovery of Process losses</text:p>
          </table:table-cell>
          <table:table-cell table:style-name="ce4" office:value-type="string">
            <text:p>Sop1051_ph2b</text:p>
          </table:table-cell>
          <table:table-cell table:style-name="ce4" office:value-type="string">
            <text:p>SEW</text:p>
          </table:table-cell>
          <table:table-cell table:style-name="ce4" office:value-type="string">
            <text:p>RZ2</text:p>
          </table:table-cell>
          <table:table-cell table:style-name="ce4" office:value-type="string">
            <text:p>WTW</text:p>
          </table:table-cell>
          <table:table-cell table:style-name="ce18" office:value-type="float" office:value="2015">
            <text:p>2015</text:p>
          </table:table-cell>
          <table:table-cell office:value-type="float" office:value="60">
            <text:p>60</text:p>
          </table:table-cell>
          <table:table-cell table:number-columns-repeated="4" table:style-name="ce25" office:value-type="float" office:value="2">
            <text:p>2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EW-WTW-RZ4-8040</text:p>
          </table:table-cell>
          <table:table-cell table:number-columns-repeated="2"/>
          <table:table-cell office:value-type="string">
            <text:p>Bray WTW extension</text:p>
          </table:table-cell>
          <table:table-cell office:value-type="string">
            <text:p>Sop1052_ph2b</text:p>
          </table:table-cell>
          <table:table-cell office:value-type="string">
            <text:p>SEW</text:p>
          </table:table-cell>
          <table:table-cell office:value-type="string">
            <text:p>RZ4</text:p>
          </table:table-cell>
          <table:table-cell office:value-type="string">
            <text:p>WT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9">
            <text:p>29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WTW-RZ7-8010</text:p>
          </table:table-cell>
          <table:table-cell table:number-columns-repeated="2"/>
          <table:table-cell office:value-type="string">
            <text:p>Maytham Farm Increase ADO and PDO</text:p>
          </table:table-cell>
          <table:table-cell office:value-type="string">
            <text:p>Sop1053_ph2b</text:p>
          </table:table-cell>
          <table:table-cell office:value-type="string">
            <text:p>SEW</text:p>
          </table:table-cell>
          <table:table-cell office:value-type="string">
            <text:p>RZ7</text:p>
          </table:table-cell>
          <table:table-cell office:value-type="string">
            <text:p>WT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4.3">
            <text:p>4.3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WTW-RZ7-8080</text:p>
          </table:table-cell>
          <table:table-cell table:number-columns-repeated="2"/>
          <table:table-cell office:value-type="string">
            <text:p>SWS Bewl junction increase 14.6 Ml/d</text:p>
          </table:table-cell>
          <table:table-cell office:value-type="string">
            <text:p>Sop1054_ph2b</text:p>
          </table:table-cell>
          <table:table-cell office:value-type="string">
            <text:p>SEW</text:p>
          </table:table-cell>
          <table:table-cell office:value-type="string">
            <text:p>RZ7</text:p>
          </table:table-cell>
          <table:table-cell office:value-type="string">
            <text:p>WT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4.6">
            <text:p>14.6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WTW-RZ7-8090</text:p>
          </table:table-cell>
          <table:table-cell table:number-columns-repeated="2"/>
          <table:table-cell office:value-type="string">
            <text:p>SWS Bewl junction increase 10 Ml/d</text:p>
          </table:table-cell>
          <table:table-cell office:value-type="string">
            <text:p>Sop1055_ph2b</text:p>
          </table:table-cell>
          <table:table-cell office:value-type="string">
            <text:p>SEW</text:p>
          </table:table-cell>
          <table:table-cell office:value-type="string">
            <text:p>RZ7</text:p>
          </table:table-cell>
          <table:table-cell office:value-type="string">
            <text:p>WT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EW-WTW-RZ7-8100</text:p>
          </table:table-cell>
          <table:table-cell table:number-columns-repeated="2"/>
          <table:table-cell office:value-type="string">
            <text:p>SWS Bewl junction increase 5 Ml/d</text:p>
          </table:table-cell>
          <table:table-cell office:value-type="string">
            <text:p>Sop1056_ph2b</text:p>
          </table:table-cell>
          <table:table-cell office:value-type="string">
            <text:p>SEW</text:p>
          </table:table-cell>
          <table:table-cell office:value-type="string">
            <text:p>RZ7</text:p>
          </table:table-cell>
          <table:table-cell office:value-type="string">
            <text:p>WT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 RES-KTH-0054</text:p>
          </table:table-cell>
          <table:table-cell table:number-columns-repeated="2"/>
          <table:table-cell office:value-type="string">
            <text:p>Plucks Gutter WSW 10Ml/d with MRF ammendment</text:p>
          </table:table-cell>
          <table:table-cell office:value-type="string">
            <text:p>Sop1057_ph2b</text:p>
          </table:table-cell>
          <table:table-cell office:value-type="string">
            <text:p>SWS</text:p>
          </table:table-cell>
          <table:table-cell office:value-type="string">
            <text:p>KTH</text:p>
          </table:table-cell>
          <table:table-cell office:value-type="string">
            <text:p>RES</text:p>
          </table:table-cell>
          <table:table-cell office:value-type="float" office:value="2018">
            <text:p>2018</text:p>
          </table:table-cell>
          <table:table-cell office:value-type="float" office:value="80">
            <text:p>80</text:p>
          </table:table-cell>
          <table:table-cell table:number-columns-repeated="4"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ASR-SWO-0190</text:p>
          </table:table-cell>
          <table:table-cell table:number-columns-repeated="2"/>
          <table:table-cell office:value-type="string">
            <text:p>Sussex Coast - 8 Ml/d (Lower Greensand)</text:p>
          </table:table-cell>
          <table:table-cell office:value-type="string">
            <text:p>Sop817_ph2b</text:p>
          </table:table-cell>
          <table:table-cell office:value-type="string">
            <text:p>SWS</text:p>
          </table:table-cell>
          <table:table-cell office:value-type="string">
            <text:p>SWO</text:p>
          </table:table-cell>
          <table:table-cell office:value-type="string">
            <text:p>ASR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5">
            <text:p>5.00 </text:p>
          </table:table-cell>
          <table:table-cell table:style-name="ce22" office:value-type="float" office:value="10">
            <text:p>10.00 </text:p>
          </table:table-cell>
          <table:table-cell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ASR-SWO-0191</text:p>
          </table:table-cell>
          <table:table-cell table:number-columns-repeated="2"/>
          <table:table-cell office:value-type="string">
            <text:p>Sussex Coast - 4 Ml/d (Lower Greensand)</text:p>
          </table:table-cell>
          <table:table-cell office:value-type="string">
            <text:p>Sop818_ph2b</text:p>
          </table:table-cell>
          <table:table-cell office:value-type="string">
            <text:p>SWS</text:p>
          </table:table-cell>
          <table:table-cell office:value-type="string">
            <text:p>SWO</text:p>
          </table:table-cell>
          <table:table-cell office:value-type="string">
            <text:p>ASR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2.5">
            <text:p>2.50 </text:p>
          </table:table-cell>
          <table:table-cell table:style-name="ce22" office:value-type="float" office:value="5">
            <text:p>5.00 </text:p>
          </table:table-cell>
          <table:table-cell table:style-name="ce22" office:value-type="float" office:value="2.5">
            <text:p>2.5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DES-HSO-0060</text:p>
          </table:table-cell>
          <table:table-cell table:number-columns-repeated="2"/>
          <table:table-cell office:value-type="string">
            <text:p>Desalination Plant at Fawley, 25 Ml/d</text:p>
          </table:table-cell>
          <table:table-cell office:value-type="string">
            <text:p>Sop757_ph2b</text:p>
          </table:table-cell>
          <table:table-cell office:value-type="string">
            <text:p>SWS</text:p>
          </table:table-cell>
          <table:table-cell office:value-type="string">
            <text:p>HSO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12.5">
            <text:p>12.50 </text:p>
          </table:table-cell>
          <table:table-cell table:style-name="ce22" office:value-type="float" office:value="25">
            <text:p>25.00 </text:p>
          </table:table-cell>
          <table:table-cell table:style-name="ce22" office:value-type="float" office:value="12.5">
            <text:p>12.5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DES-HSO-0061</text:p>
          </table:table-cell>
          <table:table-cell table:number-columns-repeated="2"/>
          <table:table-cell office:value-type="string">
            <text:p>Desalination Plant at Fawley, 45 Ml/d </text:p>
          </table:table-cell>
          <table:table-cell office:value-type="string">
            <text:p>Sop758_ph2b</text:p>
          </table:table-cell>
          <table:table-cell office:value-type="string">
            <text:p>SWS</text:p>
          </table:table-cell>
          <table:table-cell office:value-type="string">
            <text:p>HSO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22.5">
            <text:p>22.50 </text:p>
          </table:table-cell>
          <table:table-cell table:style-name="ce22" office:value-type="float" office:value="45">
            <text:p>45.00 </text:p>
          </table:table-cell>
          <table:table-cell table:style-name="ce22" office:value-type="float" office:value="22.5">
            <text:p>22.5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DES-HSO-0062</text:p>
          </table:table-cell>
          <table:table-cell table:number-columns-repeated="2"/>
          <table:table-cell office:value-type="string">
            <text:p>Desalination Plant at Fawley, 60 Ml/d</text:p>
          </table:table-cell>
          <table:table-cell office:value-type="string">
            <text:p>Sop759_ph2b</text:p>
          </table:table-cell>
          <table:table-cell office:value-type="string">
            <text:p>SWS</text:p>
          </table:table-cell>
          <table:table-cell office:value-type="string">
            <text:p>HSO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30">
            <text:p>30.00 </text:p>
          </table:table-cell>
          <table:table-cell table:style-name="ce22" office:value-type="float" office:value="60">
            <text:p>60.00 </text:p>
          </table:table-cell>
          <table:table-cell table:style-name="ce22" office:value-type="float" office:value="30">
            <text:p>3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DES-HSO-0063</text:p>
          </table:table-cell>
          <table:table-cell table:number-columns-repeated="2"/>
          <table:table-cell office:value-type="string">
            <text:p>Desalination Plan at Millbrook, 15Ml/d</text:p>
          </table:table-cell>
          <table:table-cell office:value-type="string">
            <text:p>Sop760_ph2b</text:p>
          </table:table-cell>
          <table:table-cell office:value-type="string">
            <text:p>SWS</text:p>
          </table:table-cell>
          <table:table-cell office:value-type="string">
            <text:p>HSO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7.5">
            <text:p>7.50 </text:p>
          </table:table-cell>
          <table:table-cell table:style-name="ce22" office:value-type="float" office:value="15">
            <text:p>15.00 </text:p>
          </table:table-cell>
          <table:table-cell table:style-name="ce22" office:value-type="float" office:value="7.5">
            <text:p>7.5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DES-HSO-0064</text:p>
          </table:table-cell>
          <table:table-cell table:number-columns-repeated="2"/>
          <table:table-cell table:style-name="ce4" office:value-type="string">
            <text:p>Desalination Plan at Millbrook, 20Ml/d</text:p>
          </table:table-cell>
          <table:table-cell office:value-type="string">
            <text:p>Sop761_ph2b</text:p>
          </table:table-cell>
          <table:table-cell office:value-type="string">
            <text:p>SWS</text:p>
          </table:table-cell>
          <table:table-cell office:value-type="string">
            <text:p>HSO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10">
            <text:p>10.00 </text:p>
          </table:table-cell>
          <table:table-cell table:style-name="ce22" office:value-type="float" office:value="20">
            <text:p>20.00 </text:p>
          </table:table-cell>
          <table:table-cell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DES-HSO-0065</text:p>
          </table:table-cell>
          <table:table-cell table:number-columns-repeated="2"/>
          <table:table-cell office:value-type="string">
            <text:p>Desalination Plan at Millbrook, 25Ml/d</text:p>
          </table:table-cell>
          <table:table-cell office:value-type="string">
            <text:p>Sop762_ph2b</text:p>
          </table:table-cell>
          <table:table-cell office:value-type="string">
            <text:p>SWS</text:p>
          </table:table-cell>
          <table:table-cell office:value-type="string">
            <text:p>HSO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12.5">
            <text:p>12.50 </text:p>
          </table:table-cell>
          <table:table-cell table:style-name="ce22" office:value-type="float" office:value="25">
            <text:p>25.00 </text:p>
          </table:table-cell>
          <table:table-cell table:style-name="ce22" office:value-type="float" office:value="12.5">
            <text:p>12.5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DES-HSO-0066</text:p>
          </table:table-cell>
          <table:table-cell table:number-columns-repeated="2"/>
          <table:table-cell office:value-type="string">
            <text:p>Desalination Plan at Millbrook, 30Ml/d</text:p>
          </table:table-cell>
          <table:table-cell office:value-type="string">
            <text:p>Sop763_ph2b</text:p>
          </table:table-cell>
          <table:table-cell office:value-type="string">
            <text:p>SWS</text:p>
          </table:table-cell>
          <table:table-cell office:value-type="string">
            <text:p>HSO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15">
            <text:p>15.00 </text:p>
          </table:table-cell>
          <table:table-cell table:style-name="ce22" office:value-type="float" office:value="30">
            <text:p>30.00 </text:p>
          </table:table-cell>
          <table:table-cell table:style-name="ce22" office:value-type="float" office:value="15">
            <text:p>15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DES-IOW-0080</text:p>
          </table:table-cell>
          <table:table-cell table:number-columns-repeated="2"/>
          <table:table-cell office:value-type="string">
            <text:p>Sandown Coastal desalination IOW - 20Ml/d</text:p>
          </table:table-cell>
          <table:table-cell office:value-type="string">
            <text:p>Sop767_ph2b</text:p>
          </table:table-cell>
          <table:table-cell office:value-type="string">
            <text:p>SWS</text:p>
          </table:table-cell>
          <table:table-cell office:value-type="string">
            <text:p>IOW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10">
            <text:p>10.00 </text:p>
          </table:table-cell>
          <table:table-cell table:style-name="ce22" office:value-type="float" office:value="20">
            <text:p>20.00 </text:p>
          </table:table-cell>
          <table:table-cell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DES-IOW-0081</text:p>
          </table:table-cell>
          <table:table-cell table:number-columns-repeated="2"/>
          <table:table-cell office:value-type="string">
            <text:p>Sandown Coastal desalination IOW - 8.5 Ml/d</text:p>
          </table:table-cell>
          <table:table-cell office:value-type="string">
            <text:p>Sop768_ph2b</text:p>
          </table:table-cell>
          <table:table-cell office:value-type="string">
            <text:p>SWS</text:p>
          </table:table-cell>
          <table:table-cell office:value-type="string">
            <text:p>IOW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4.25">
            <text:p>4.25 </text:p>
          </table:table-cell>
          <table:table-cell table:style-name="ce22" office:value-type="float" office:value="8.5">
            <text:p>8.50 </text:p>
          </table:table-cell>
          <table:table-cell table:style-name="ce22" office:value-type="float" office:value="4.25">
            <text:p>4.25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DES-IOW-0082</text:p>
          </table:table-cell>
          <table:table-cell table:number-columns-repeated="2"/>
          <table:table-cell office:value-type="string">
            <text:p>Sandown Coastal desalination IOW - 3Ml/d</text:p>
          </table:table-cell>
          <table:table-cell office:value-type="string">
            <text:p>Sop769_ph2b</text:p>
          </table:table-cell>
          <table:table-cell office:value-type="string">
            <text:p>SWS</text:p>
          </table:table-cell>
          <table:table-cell office:value-type="string">
            <text:p>IOW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1.5">
            <text:p>1.50 </text:p>
          </table:table-cell>
          <table:table-cell table:style-name="ce22" office:value-type="float" office:value="3">
            <text:p>3.00 </text:p>
          </table:table-cell>
          <table:table-cell table:style-name="ce22" office:value-type="float" office:value="1.5">
            <text:p>1.5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DES-IOW-0083</text:p>
          </table:table-cell>
          <table:table-cell table:number-columns-repeated="2"/>
          <table:table-cell office:value-type="string">
            <text:p>Sandown Coastal desalination IOW - 5Ml/d</text:p>
          </table:table-cell>
          <table:table-cell office:value-type="string">
            <text:p>Sop770_ph2b</text:p>
          </table:table-cell>
          <table:table-cell office:value-type="string">
            <text:p>SWS</text:p>
          </table:table-cell>
          <table:table-cell office:value-type="string">
            <text:p>IOW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2.5">
            <text:p>2.50 </text:p>
          </table:table-cell>
          <table:table-cell table:style-name="ce22" office:value-type="float" office:value="5">
            <text:p>5.00 </text:p>
          </table:table-cell>
          <table:table-cell table:style-name="ce22" office:value-type="float" office:value="2.5">
            <text:p>2.5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DES-IOW-0084</text:p>
          </table:table-cell>
          <table:table-cell table:number-columns-repeated="2"/>
          <table:table-cell office:value-type="string">
            <text:p>Sandown Coastal desalination IOW - 10Ml/d</text:p>
          </table:table-cell>
          <table:table-cell office:value-type="string">
            <text:p>Sop771_ph2b</text:p>
          </table:table-cell>
          <table:table-cell office:value-type="string">
            <text:p>SWS</text:p>
          </table:table-cell>
          <table:table-cell office:value-type="string">
            <text:p>IOW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5">
            <text:p>5.00 </text:p>
          </table:table-cell>
          <table:table-cell table:style-name="ce22" office:value-type="float" office:value="10">
            <text:p>10.00 </text:p>
          </table:table-cell>
          <table:table-cell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DES-IOW-0085</text:p>
          </table:table-cell>
          <table:table-cell table:number-columns-repeated="2"/>
          <table:table-cell office:value-type="string">
            <text:p>Sandown Coastal desalination IOW - 12.5Ml/d</text:p>
          </table:table-cell>
          <table:table-cell office:value-type="string">
            <text:p>Sop772_ph2b</text:p>
          </table:table-cell>
          <table:table-cell office:value-type="string">
            <text:p>SWS</text:p>
          </table:table-cell>
          <table:table-cell office:value-type="string">
            <text:p>IOW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6.25">
            <text:p>6.25 </text:p>
          </table:table-cell>
          <table:table-cell table:style-name="ce22" office:value-type="float" office:value="12.5">
            <text:p>12.50 </text:p>
          </table:table-cell>
          <table:table-cell table:style-name="ce22" office:value-type="float" office:value="6.25">
            <text:p>6.25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DES-IOW-0086</text:p>
          </table:table-cell>
          <table:table-cell table:number-columns-repeated="2"/>
          <table:table-cell office:value-type="string">
            <text:p>Sandown Coastal desalination IOW - 15Ml/d</text:p>
          </table:table-cell>
          <table:table-cell office:value-type="string">
            <text:p>Sop773_ph2b</text:p>
          </table:table-cell>
          <table:table-cell office:value-type="string">
            <text:p>SWS</text:p>
          </table:table-cell>
          <table:table-cell office:value-type="string">
            <text:p>IOW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7.5">
            <text:p>7.50 </text:p>
          </table:table-cell>
          <table:table-cell table:style-name="ce22" office:value-type="float" office:value="15">
            <text:p>15.00 </text:p>
          </table:table-cell>
          <table:table-cell table:style-name="ce22" office:value-type="float" office:value="7.5">
            <text:p>7.5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DES-IOW-0087</text:p>
          </table:table-cell>
          <table:table-cell table:number-columns-repeated="2"/>
          <table:table-cell office:value-type="string">
            <text:p>Sandown Coastal desalination IOW - 17.5Ml/d</text:p>
          </table:table-cell>
          <table:table-cell office:value-type="string">
            <text:p>Sop774_ph2b</text:p>
          </table:table-cell>
          <table:table-cell office:value-type="string">
            <text:p>SWS</text:p>
          </table:table-cell>
          <table:table-cell office:value-type="string">
            <text:p>IOW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8.75">
            <text:p>8.75 </text:p>
          </table:table-cell>
          <table:table-cell table:style-name="ce22" office:value-type="float" office:value="17.5">
            <text:p>17.50 </text:p>
          </table:table-cell>
          <table:table-cell table:style-name="ce22" office:value-type="float" office:value="8.75">
            <text:p>8.75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DES-IOW-0088</text:p>
          </table:table-cell>
          <table:table-cell table:number-columns-repeated="2"/>
          <table:table-cell office:value-type="string">
            <text:p>Sandown Coastal desalination IOW - 22.5Ml/d</text:p>
          </table:table-cell>
          <table:table-cell office:value-type="string">
            <text:p>Sop775_ph2b</text:p>
          </table:table-cell>
          <table:table-cell office:value-type="string">
            <text:p>SWS</text:p>
          </table:table-cell>
          <table:table-cell office:value-type="string">
            <text:p>IOW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11.25">
            <text:p>11.25 </text:p>
          </table:table-cell>
          <table:table-cell table:style-name="ce22" office:value-type="float" office:value="22.5">
            <text:p>22.50 </text:p>
          </table:table-cell>
          <table:table-cell table:style-name="ce22" office:value-type="float" office:value="11.25">
            <text:p>11.25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DES-KME-0140</text:p>
          </table:table-cell>
          <table:table-cell table:number-columns-repeated="2"/>
          <table:table-cell office:value-type="string">
            <text:p>River Medway Desalination Plant, 10Ml/d</text:p>
          </table:table-cell>
          <table:table-cell office:value-type="string">
            <text:p>Sop783_ph2b</text:p>
          </table:table-cell>
          <table:table-cell office:value-type="string">
            <text:p>SWS</text:p>
          </table:table-cell>
          <table:table-cell office:value-type="string">
            <text:p>KME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15.2">
            <text:p>15.20 </text:p>
          </table:table-cell>
          <table:table-cell table:style-name="ce22" office:value-type="float" office:value="17.1">
            <text:p>17.10 </text:p>
          </table:table-cell>
          <table:table-cell table:style-name="ce22" office:value-type="float" office:value="15.2">
            <text:p>15.2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DES-KME-0141</text:p>
          </table:table-cell>
          <table:table-cell table:number-columns-repeated="2"/>
          <table:table-cell office:value-type="string">
            <text:p>River Medway Desalination Plant, 20Ml/d</text:p>
          </table:table-cell>
          <table:table-cell office:value-type="string">
            <text:p>Sop784_ph2b</text:p>
          </table:table-cell>
          <table:table-cell office:value-type="string">
            <text:p>SWS</text:p>
          </table:table-cell>
          <table:table-cell office:value-type="string">
            <text:p>KME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26.4">
            <text:p>26.40 </text:p>
          </table:table-cell>
          <table:table-cell table:style-name="ce22" office:value-type="float" office:value="29.9">
            <text:p>29.90 </text:p>
          </table:table-cell>
          <table:table-cell table:style-name="ce22" office:value-type="float" office:value="26.4">
            <text:p>26.4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DES-KME-0142</text:p>
          </table:table-cell>
          <table:table-cell table:number-columns-repeated="2"/>
          <table:table-cell office:value-type="string">
            <text:p>Isle of Sheppey Desalination (Sheerness, Minster and Leysdown-on-Sea areas) 10 Ml/d</text:p>
          </table:table-cell>
          <table:table-cell office:value-type="string">
            <text:p>Sop785_ph2b</text:p>
          </table:table-cell>
          <table:table-cell office:value-type="string">
            <text:p>SWS</text:p>
          </table:table-cell>
          <table:table-cell office:value-type="string">
            <text:p>KME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2" table:style-name="ce22" office:value-type="float" office:value="12.3">
            <text:p>12.30 </text:p>
          </table:table-cell>
          <table:table-cell table:style-name="ce22" office:value-type="float" office:value="13.8">
            <text:p>13.80 </text:p>
          </table:table-cell>
          <table:table-cell table:style-name="ce22" office:value-type="float" office:value="12.3">
            <text:p>12.3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DES-KTH-0150</text:p>
          </table:table-cell>
          <table:table-cell table:number-columns-repeated="2"/>
          <table:table-cell office:value-type="string">
            <text:p>River Stour Desalination 10Ml/d</text:p>
          </table:table-cell>
          <table:table-cell office:value-type="string">
            <text:p>Sop793_ph2b</text:p>
          </table:table-cell>
          <table:table-cell office:value-type="string">
            <text:p>SWS</text:p>
          </table:table-cell>
          <table:table-cell office:value-type="string">
            <text:p>KTH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4"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DES-KTH-0151</text:p>
          </table:table-cell>
          <table:table-cell table:number-columns-repeated="2"/>
          <table:table-cell office:value-type="string">
            <text:p>River Stour Desalination 20Ml/d</text:p>
          </table:table-cell>
          <table:table-cell office:value-type="string">
            <text:p>Sop794_ph2b</text:p>
          </table:table-cell>
          <table:table-cell office:value-type="string">
            <text:p>SWS</text:p>
          </table:table-cell>
          <table:table-cell office:value-type="string">
            <text:p>KTH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4" table:style-name="ce22" office:value-type="float" office:value="20">
            <text:p>2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DES-SBR-0030</text:p>
          </table:table-cell>
          <table:table-cell table:number-columns-repeated="2"/>
          <table:table-cell office:value-type="string">
            <text:p>Coastal Desalination Plant - Shoreham Harbour, 10Ml/d</text:p>
          </table:table-cell>
          <table:table-cell office:value-type="string">
            <text:p>Sop797_ph2b</text:p>
          </table:table-cell>
          <table:table-cell office:value-type="string">
            <text:p>SWS</text:p>
          </table:table-cell>
          <table:table-cell office:value-type="string">
            <text:p>SBR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4"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DES-SBR-0031</text:p>
          </table:table-cell>
          <table:table-cell table:number-columns-repeated="2"/>
          <table:table-cell office:value-type="string">
            <text:p>Coastal Desalination Plant - Shoreham Harbour, 20Ml/d</text:p>
          </table:table-cell>
          <table:table-cell office:value-type="string">
            <text:p>Sop798_ph2b</text:p>
          </table:table-cell>
          <table:table-cell office:value-type="string">
            <text:p>SWS</text:p>
          </table:table-cell>
          <table:table-cell office:value-type="string">
            <text:p>SBR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4" table:style-name="ce22" office:value-type="float" office:value="20">
            <text:p>2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DES-SBR-0032</text:p>
          </table:table-cell>
          <table:table-cell table:number-columns-repeated="2"/>
          <table:table-cell office:value-type="string">
            <text:p>Coastal Desalination Plant - Shoreham Harbour, 30Ml/d</text:p>
          </table:table-cell>
          <table:table-cell office:value-type="string">
            <text:p>Sop799_ph2b</text:p>
          </table:table-cell>
          <table:table-cell office:value-type="string">
            <text:p>SWS</text:p>
          </table:table-cell>
          <table:table-cell office:value-type="string">
            <text:p>SBR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4" table:style-name="ce22" office:value-type="float" office:value="30">
            <text:p>3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DES-SBR-0033</text:p>
          </table:table-cell>
          <table:table-cell table:number-columns-repeated="2"/>
          <table:table-cell office:value-type="string">
            <text:p>Coastal Desalination Plant - Shoreham Harbour, 40Ml/d</text:p>
          </table:table-cell>
          <table:table-cell office:value-type="string">
            <text:p>Sop800_ph2b</text:p>
          </table:table-cell>
          <table:table-cell office:value-type="string">
            <text:p>SWS</text:p>
          </table:table-cell>
          <table:table-cell office:value-type="string">
            <text:p>SBR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4" table:style-name="ce22" office:value-type="float" office:value="40">
            <text:p>4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DES-SHA-0120</text:p>
          </table:table-cell>
          <table:table-cell table:number-columns-repeated="2"/>
          <table:table-cell office:value-type="string">
            <text:p>Camber Desalination near Rye Bay 5 Ml/d</text:p>
          </table:table-cell>
          <table:table-cell office:value-type="string">
            <text:p>Sop802_ph2b</text:p>
          </table:table-cell>
          <table:table-cell office:value-type="string">
            <text:p>SWS</text:p>
          </table:table-cell>
          <table:table-cell office:value-type="string">
            <text:p>SHA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4"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DES-SWO-0170</text:p>
          </table:table-cell>
          <table:table-cell table:number-columns-repeated="2"/>
          <table:table-cell office:value-type="string">
            <text:p>Tidal River Arun Desalination, 10Ml/d</text:p>
          </table:table-cell>
          <table:table-cell office:value-type="string">
            <text:p>Sop819_ph2b</text:p>
          </table:table-cell>
          <table:table-cell office:value-type="string">
            <text:p>SWS</text:p>
          </table:table-cell>
          <table:table-cell office:value-type="string">
            <text:p>SWO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4"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DES-SWO-0171</text:p>
          </table:table-cell>
          <table:table-cell table:number-columns-repeated="2"/>
          <table:table-cell office:value-type="string">
            <text:p>Tidal River Arun Desalination, 20Ml/d</text:p>
          </table:table-cell>
          <table:table-cell office:value-type="string">
            <text:p>Sop820_ph2b</text:p>
          </table:table-cell>
          <table:table-cell office:value-type="string">
            <text:p>SWS</text:p>
          </table:table-cell>
          <table:table-cell office:value-type="string">
            <text:p>SWO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4" table:style-name="ce22" office:value-type="float" office:value="20">
            <text:p>2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EFF-IOW-0090</text:p>
          </table:table-cell>
          <table:table-cell table:number-columns-repeated="2"/>
          <table:table-cell office:value-type="string">
            <text:p>Sandown Effluent resure to River Yar, 10Ml/d</text:p>
          </table:table-cell>
          <table:table-cell office:value-type="string">
            <text:p>Sop776_ph2b</text:p>
          </table:table-cell>
          <table:table-cell office:value-type="string">
            <text:p>SWS</text:p>
          </table:table-cell>
          <table:table-cell office:value-type="string">
            <text:p>IOW</text:p>
          </table:table-cell>
          <table:table-cell office:value-type="string">
            <text:p>EFF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5">
            <text:p>5.00 </text:p>
          </table:table-cell>
          <table:table-cell table:style-name="ce22" office:value-type="float" office:value="10">
            <text:p>10.00 </text:p>
          </table:table-cell>
          <table:table-cell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EFF-IOW-0091</text:p>
          </table:table-cell>
          <table:table-cell table:number-columns-repeated="2"/>
          <table:table-cell office:value-type="string">
            <text:p>Sandown Effluent resure to River Yar, 2.5Ml/d</text:p>
          </table:table-cell>
          <table:table-cell office:value-type="string">
            <text:p>Sop777_ph2b</text:p>
          </table:table-cell>
          <table:table-cell office:value-type="string">
            <text:p>SWS</text:p>
          </table:table-cell>
          <table:table-cell office:value-type="string">
            <text:p>IOW</text:p>
          </table:table-cell>
          <table:table-cell office:value-type="string">
            <text:p>EFF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1.25">
            <text:p>1.25 </text:p>
          </table:table-cell>
          <table:table-cell table:style-name="ce22" office:value-type="float" office:value="2.5">
            <text:p>2.50 </text:p>
          </table:table-cell>
          <table:table-cell table:style-name="ce22" office:value-type="float" office:value="1.25">
            <text:p>1.25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EFF-IOW-0092</text:p>
          </table:table-cell>
          <table:table-cell table:number-columns-repeated="2"/>
          <table:table-cell office:value-type="string">
            <text:p>Sandown Effluent resure to River Yar, 5Ml/d</text:p>
          </table:table-cell>
          <table:table-cell office:value-type="string">
            <text:p>Sop778_ph2b</text:p>
          </table:table-cell>
          <table:table-cell office:value-type="string">
            <text:p>SWS</text:p>
          </table:table-cell>
          <table:table-cell office:value-type="string">
            <text:p>IOW</text:p>
          </table:table-cell>
          <table:table-cell office:value-type="string">
            <text:p>EFF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2.5">
            <text:p>2.50 </text:p>
          </table:table-cell>
          <table:table-cell table:style-name="ce22" office:value-type="float" office:value="5">
            <text:p>5.00 </text:p>
          </table:table-cell>
          <table:table-cell table:style-name="ce22" office:value-type="float" office:value="2.5">
            <text:p>2.5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EFF-KME-0200</text:p>
          </table:table-cell>
          <table:table-cell table:number-columns-repeated="2"/>
          <table:table-cell office:value-type="string">
            <text:p>Aylesford Effluent Reuse 20Ml/d</text:p>
          </table:table-cell>
          <table:table-cell office:value-type="string">
            <text:p>Sop786_ph2b</text:p>
          </table:table-cell>
          <table:table-cell office:value-type="string">
            <text:p>SWS</text:p>
          </table:table-cell>
          <table:table-cell office:value-type="string">
            <text:p>KME</text:p>
          </table:table-cell>
          <table:table-cell office:value-type="string">
            <text:p>EFF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24.4">
            <text:p>24.40 </text:p>
          </table:table-cell>
          <table:table-cell table:style-name="ce22" office:value-type="float" office:value="27.6">
            <text:p>27.60 </text:p>
          </table:table-cell>
          <table:table-cell table:style-name="ce22" office:value-type="float" office:value="24.4">
            <text:p>24.4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EFF-KME-0202</text:p>
          </table:table-cell>
          <table:table-cell table:number-columns-repeated="2"/>
          <table:table-cell office:value-type="string">
            <text:p>Aylesford Effluent Reuse 15Ml/d</text:p>
          </table:table-cell>
          <table:table-cell office:value-type="string">
            <text:p>Sop787_ph2b</text:p>
          </table:table-cell>
          <table:table-cell office:value-type="string">
            <text:p>SWS</text:p>
          </table:table-cell>
          <table:table-cell office:value-type="string">
            <text:p>KME</text:p>
          </table:table-cell>
          <table:table-cell office:value-type="string">
            <text:p>EFF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5">
            <text:p>1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EFF-KME-0203</text:p>
          </table:table-cell>
          <table:table-cell table:number-columns-repeated="2"/>
          <table:table-cell office:value-type="string">
            <text:p>Aylesford Effluent Reuse 10Ml/d</text:p>
          </table:table-cell>
          <table:table-cell office:value-type="string">
            <text:p>Sop788_ph2b</text:p>
          </table:table-cell>
          <table:table-cell office:value-type="string">
            <text:p>SWS</text:p>
          </table:table-cell>
          <table:table-cell office:value-type="string">
            <text:p>KME</text:p>
          </table:table-cell>
          <table:table-cell office:value-type="string">
            <text:p>EFF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EFF-KME-0204</text:p>
          </table:table-cell>
          <table:table-cell table:number-columns-repeated="2"/>
          <table:table-cell office:value-type="string">
            <text:p>Aylesford Effluent Reuse 5Ml/d</text:p>
          </table:table-cell>
          <table:table-cell office:value-type="string">
            <text:p>Sop789_ph2b</text:p>
          </table:table-cell>
          <table:table-cell office:value-type="string">
            <text:p>SWS</text:p>
          </table:table-cell>
          <table:table-cell office:value-type="string">
            <text:p>KME</text:p>
          </table:table-cell>
          <table:table-cell office:value-type="string">
            <text:p>EFF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EFF-SHA-0130</text:p>
          </table:table-cell>
          <table:table-cell table:number-columns-repeated="2"/>
          <table:table-cell office:value-type="string">
            <text:p>Transfer of effluent from Bexhill and Hastings WWTW to augment storage within Darwell reservoir</text:p>
          </table:table-cell>
          <table:table-cell office:value-type="string">
            <text:p>Sop803_ph2b</text:p>
          </table:table-cell>
          <table:table-cell office:value-type="string">
            <text:p>SWS</text:p>
          </table:table-cell>
          <table:table-cell office:value-type="string">
            <text:p>SHA</text:p>
          </table:table-cell>
          <table:table-cell office:value-type="string">
            <text:p>EFF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4.62">
            <text:p>4.62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EFF-SHA-0131</text:p>
          </table:table-cell>
          <table:table-cell table:number-columns-repeated="2"/>
          <table:table-cell office:value-type="string">
            <text:p>Transfer of effluent from Bexhill and Hastings WWTW to augment storage within Powdermill reservoir</text:p>
          </table:table-cell>
          <table:table-cell office:value-type="string">
            <text:p>Sop804_ph2b</text:p>
          </table:table-cell>
          <table:table-cell office:value-type="string">
            <text:p>SWS</text:p>
          </table:table-cell>
          <table:table-cell office:value-type="string">
            <text:p>SHA</text:p>
          </table:table-cell>
          <table:table-cell office:value-type="string">
            <text:p>EFF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.52">
            <text:p>2.52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EFF-SNO-0020</text:p>
          </table:table-cell>
          <table:table-cell table:number-columns-repeated="2"/>
          <table:table-cell office:value-type="string">
            <text:p>Effluent Recycling from Ford WTW (Membrane Bio Reactor)</text:p>
          </table:table-cell>
          <table:table-cell office:value-type="string">
            <text:p>Sop812_ph2b</text:p>
          </table:table-cell>
          <table:table-cell office:value-type="string">
            <text:p>SWS</text:p>
          </table:table-cell>
          <table:table-cell office:value-type="string">
            <text:p>SNO</text:p>
          </table:table-cell>
          <table:table-cell office:value-type="string">
            <text:p>EFF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19">
            <text:p>19.00 </text:p>
          </table:table-cell>
          <table:table-cell table:style-name="ce22" office:value-type="float" office:value="20">
            <text:p>20.00 </text:p>
          </table:table-cell>
          <table:table-cell table:style-name="ce22" office:value-type="float" office:value="19">
            <text:p>19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EFF-SNO-0021</text:p>
          </table:table-cell>
          <table:table-cell table:number-columns-repeated="2"/>
          <table:table-cell office:value-type="string">
            <text:p>Transfer of effluent from Ford WTW (BAFF)</text:p>
          </table:table-cell>
          <table:table-cell office:value-type="string">
            <text:p>Sop813_ph2b</text:p>
          </table:table-cell>
          <table:table-cell office:value-type="string">
            <text:p>SWS</text:p>
          </table:table-cell>
          <table:table-cell office:value-type="string">
            <text:p>SNO</text:p>
          </table:table-cell>
          <table:table-cell office:value-type="string">
            <text:p>EFF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19">
            <text:p>19.00 </text:p>
          </table:table-cell>
          <table:table-cell table:style-name="ce22" office:value-type="float" office:value="20">
            <text:p>20.00 </text:p>
          </table:table-cell>
          <table:table-cell table:style-name="ce22" office:value-type="float" office:value="19">
            <text:p>19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EGW-IOW-0220</text:p>
          </table:table-cell>
          <table:table-cell table:number-columns-repeated="2"/>
          <table:table-cell office:value-type="string">
            <text:p>Ashey WSW marginal treatment (marginal treatment onsite)</text:p>
          </table:table-cell>
          <table:table-cell office:value-type="string">
            <text:p>Sop780_ph2b</text:p>
          </table:table-cell>
          <table:table-cell office:value-type="string">
            <text:p>SWS</text:p>
          </table:table-cell>
          <table:table-cell office:value-type="string">
            <text:p>IOW</text:p>
          </table:table-cell>
          <table:table-cell office:value-type="string">
            <text:p>EGW</text:p>
          </table:table-cell>
          <table:table-cell office:value-type="float" office:value="2016">
            <text:p>2016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.3">
            <text:p>0.30 </text:p>
          </table:table-cell>
          <table:table-cell table:style-name="ce22" office:value-type="float" office:value="0.5">
            <text:p>0.50 </text:p>
          </table:table-cell>
          <table:table-cell table:style-name="ce22" office:value-type="float" office:value="0.3">
            <text:p>0.3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EGW-IOW-0221</text:p>
          </table:table-cell>
          <table:table-cell table:number-columns-repeated="2"/>
          <table:table-cell office:value-type="string">
            <text:p>Ashey WSW marginal treatment (Pumping to Knighton WSW)</text:p>
          </table:table-cell>
          <table:table-cell office:value-type="string">
            <text:p>Sop782_ph2b</text:p>
          </table:table-cell>
          <table:table-cell office:value-type="string">
            <text:p>SWS</text:p>
          </table:table-cell>
          <table:table-cell office:value-type="string">
            <text:p>IOW</text:p>
          </table:table-cell>
          <table:table-cell office:value-type="string">
            <text:p>EGW</text:p>
          </table:table-cell>
          <table:table-cell office:value-type="float" office:value="2016">
            <text:p>2016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.3">
            <text:p>0.30 </text:p>
          </table:table-cell>
          <table:table-cell table:style-name="ce22" office:value-type="float" office:value="0.5">
            <text:p>0.50 </text:p>
          </table:table-cell>
          <table:table-cell table:style-name="ce22" office:value-type="float" office:value="0.3">
            <text:p>0.3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EGW-IOW-0230</text:p>
          </table:table-cell>
          <table:table-cell table:number-columns-repeated="2"/>
          <table:table-cell office:value-type="string">
            <text:p>Broadfields Borehole Rehabilitation</text:p>
          </table:table-cell>
          <table:table-cell office:value-type="string">
            <text:p>Sop781_ph2b</text:p>
          </table:table-cell>
          <table:table-cell office:value-type="string">
            <text:p>SWS</text:p>
          </table:table-cell>
          <table:table-cell office:value-type="string">
            <text:p>IOW</text:p>
          </table:table-cell>
          <table:table-cell office:value-type="string">
            <text:p>EGW</text:p>
          </table:table-cell>
          <table:table-cell office:value-type="float" office:value="2016">
            <text:p>2016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.2">
            <text:p>0.20 </text:p>
          </table:table-cell>
          <table:table-cell table:style-name="ce22" office:value-type="float" office:value="0.4">
            <text:p>0.40 </text:p>
          </table:table-cell>
          <table:table-cell table:style-name="ce22" office:value-type="float" office:value="0.2">
            <text:p>0.2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ESW-KME-0160</text:p>
          </table:table-cell>
          <table:table-cell table:number-columns-repeated="2"/>
          <table:table-cell office:value-type="string">
            <text:p>Licence amendment for the River Medway Scheme</text:p>
          </table:table-cell>
          <table:table-cell office:value-type="string">
            <text:p>Sop790_ph2b</text:p>
          </table:table-cell>
          <table:table-cell office:value-type="string">
            <text:p>SWS</text:p>
          </table:table-cell>
          <table:table-cell office:value-type="string">
            <text:p>KME</text:p>
          </table:table-cell>
          <table:table-cell office:value-type="string">
            <text:p>ESW</text:p>
          </table:table-cell>
          <table:table-cell office:value-type="float" office:value="2015">
            <text:p>2015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ESW-SNO-0101</text:p>
          </table:table-cell>
          <table:table-cell table:number-columns-repeated="2"/>
          <table:table-cell office:value-type="string">
            <text:p>Hardham MRF Seasonal Variation</text:p>
          </table:table-cell>
          <table:table-cell office:value-type="string">
            <text:p>Sop814_ph2b</text:p>
          </table:table-cell>
          <table:table-cell office:value-type="string">
            <text:p>SWS</text:p>
          </table:table-cell>
          <table:table-cell office:value-type="string">
            <text:p>SNO</text:p>
          </table:table-cell>
          <table:table-cell office:value-type="string">
            <text:p>ESW</text:p>
          </table:table-cell>
          <table:table-cell office:value-type="float" office:value="2016">
            <text:p>2016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5">
            <text:p>5.00 </text:p>
          </table:table-cell>
          <table:table-cell table:style-name="ce22" office:value-type="float" office:value="0">
            <text:p>0.00 </text:p>
          </table:table-cell>
          <table:table-cell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ESW-SNO-0320</text:p>
          </table:table-cell>
          <table:table-cell table:number-columns-repeated="2"/>
          <table:table-cell office:value-type="string">
            <text:p>Western Rother Irrigation Licences</text:p>
          </table:table-cell>
          <table:table-cell office:value-type="string">
            <text:p>Sop1059_ph2b</text:p>
          </table:table-cell>
          <table:table-cell office:value-type="string">
            <text:p>SWS</text:p>
          </table:table-cell>
          <table:table-cell office:value-type="string">
            <text:p>SNO</text:p>
          </table:table-cell>
          <table:table-cell office:value-type="string">
            <text:p>ESW</text:p>
          </table:table-cell>
          <table:table-cell office:value-type="float" office:value="2016">
            <text:p>2016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.5">
            <text:p>0.50 </text:p>
          </table:table-cell>
          <table:table-cell table:style-name="ce22" office:value-type="float" office:value="3.5">
            <text:p>3.50 </text:p>
          </table:table-cell>
          <table:table-cell table:style-name="ce22" office:value-type="float" office:value="0.5">
            <text:p>0.5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4" office:value-type="string">
            <text:p>SWS-NGW-HSO-0240 </text:p>
          </table:table-cell>
          <table:table-cell table:style-name="ce4" table:number-columns-repeated="2"/>
          <table:table-cell table:style-name="ce4" office:value-type="string">
            <text:p>Candover Augmentation (SWS)</text:p>
          </table:table-cell>
          <table:table-cell office:value-type="string">
            <text:p>Sop764_ph2b</text:p>
          </table:table-cell>
          <table:table-cell office:value-type="string">
            <text:p>SWS</text:p>
          </table:table-cell>
          <table:table-cell office:value-type="string">
            <text:p>HSO</text:p>
          </table:table-cell>
          <table:table-cell table:style-name="ce4" office:value-type="string">
            <text:p>ES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3" table:style-name="ce22" office:value-type="float" office:value="0">
            <text:p>0.00 </text:p>
          </table:table-cell>
          <table:table-cell table:style-name="ce22" office:value-type="float" office:value="20">
            <text:p>20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6" office:value-type="string">
            <text:p>SWS-NGW-HSO-0241</text:p>
          </table:table-cell>
          <table:table-cell table:style-name="ce6" table:number-columns-repeated="2"/>
          <table:table-cell table:style-name="ce6" office:value-type="string">
            <text:p>Candover Augmentation (PDO)</text:p>
          </table:table-cell>
          <table:table-cell table:style-name="ce6" office:value-type="string">
            <text:p>Sop1164_ph2b</text:p>
          </table:table-cell>
          <table:table-cell table:style-name="ce6" office:value-type="string">
            <text:p>SWS</text:p>
          </table:table-cell>
          <table:table-cell table:style-name="ce6" office:value-type="string">
            <text:p>HSO</text:p>
          </table:table-cell>
          <table:table-cell table:style-name="ce6" office:value-type="string">
            <text:p>ESW</text:p>
          </table:table-cell>
          <table:table-cell table:style-name="ce6" office:value-type="float" office:value="2018">
            <text:p>2018</text:p>
          </table:table-cell>
          <table:table-cell table:style-name="ce6" office:value-type="float" office:value="60">
            <text:p>60</text:p>
          </table:table-cell>
          <table:table-cell table:number-columns-repeated="2" table:style-name="ce28" office:value-type="float" office:value="0">
            <text:p>0.00 </text:p>
          </table:table-cell>
          <table:table-cell table:style-name="ce28" office:value-type="float" office:value="20">
            <text:p>20.00 </text:p>
          </table:table-cell>
          <table:table-cell table:style-name="ce28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NSW-HSO-0070</text:p>
          </table:table-cell>
          <table:table-cell table:number-columns-repeated="2"/>
          <table:table-cell office:value-type="string">
            <text:p>Relocate Otterbourne abstraction (Lower Itchen Abstraction)</text:p>
          </table:table-cell>
          <table:table-cell office:value-type="string">
            <text:p>Sop765_ph2b</text:p>
          </table:table-cell>
          <table:table-cell office:value-type="string">
            <text:p>SWS</text:p>
          </table:table-cell>
          <table:table-cell office:value-type="string">
            <text:p>HSO</text:p>
          </table:table-cell>
          <table:table-cell office:value-type="string">
            <text:p>NS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30">
            <text:p>3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NSW-HSO-0071</text:p>
          </table:table-cell>
          <table:table-cell table:number-columns-repeated="2"/>
          <table:table-cell office:value-type="string">
            <text:p>Relocate Otterbourne and Gaters Mill abstraction to tidal limit</text:p>
          </table:table-cell>
          <table:table-cell office:value-type="string">
            <text:p>Sop1060_ph2b</text:p>
          </table:table-cell>
          <table:table-cell office:value-type="string">
            <text:p>SWS</text:p>
          </table:table-cell>
          <table:table-cell office:value-type="string">
            <text:p>HSO</text:p>
          </table:table-cell>
          <table:table-cell office:value-type="string">
            <text:p>NS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41">
            <text:p>41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NSW-SBR-0101</text:p>
          </table:table-cell>
          <table:table-cell table:number-columns-repeated="2"/>
          <table:table-cell office:value-type="string">
            <text:p>River Adur Abstraction</text:p>
          </table:table-cell>
          <table:table-cell office:value-type="string">
            <text:p>Sop801_ph2b</text:p>
          </table:table-cell>
          <table:table-cell office:value-type="string">
            <text:p>SWS</text:p>
          </table:table-cell>
          <table:table-cell office:value-type="string">
            <text:p>SBR</text:p>
          </table:table-cell>
          <table:table-cell office:value-type="string">
            <text:p>NS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NSW-SHA-0102</text:p>
          </table:table-cell>
          <table:table-cell table:number-columns-repeated="2"/>
          <table:table-cell office:value-type="string">
            <text:p>New abstraction from the River Brede and transfer to Powdermill Reservoir.</text:p>
          </table:table-cell>
          <table:table-cell office:value-type="string">
            <text:p>Sop806_ph2b</text:p>
          </table:table-cell>
          <table:table-cell office:value-type="string">
            <text:p>SWS</text:p>
          </table:table-cell>
          <table:table-cell office:value-type="string">
            <text:p>SHA</text:p>
          </table:table-cell>
          <table:table-cell office:value-type="string">
            <text:p>NS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0.9">
            <text:p>0.9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RES-BEW-0263</text:p>
          </table:table-cell>
          <table:table-cell table:number-columns-repeated="2"/>
          <table:table-cell office:value-type="string">
            <text:p>Raise Bewl Water by 3000mm</text:p>
          </table:table-cell>
          <table:table-cell table:style-name="ce4" office:value-type="string">
            <text:p>Sop756_ph2b</text:p>
          </table:table-cell>
          <table:table-cell office:value-type="string">
            <text:p>SWS</text:p>
          </table:table-cell>
          <table:table-cell office:value-type="string">
            <text:p>BEW</text:p>
          </table:table-cell>
          <table:table-cell office:value-type="string">
            <text:p>RES</text:p>
          </table:table-cell>
          <table:table-cell office:value-type="float" office:value="2021">
            <text:p>2021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14.2">
            <text:p>14.20 </text:p>
          </table:table-cell>
          <table:table-cell table:style-name="ce22" office:value-type="float" office:value="16">
            <text:p>16.00 </text:p>
          </table:table-cell>
          <table:table-cell table:style-name="ce22" office:value-type="float" office:value="14.2">
            <text:p>14.2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RES-KTH-0051</text:p>
          </table:table-cell>
          <table:table-cell table:number-columns-repeated="2"/>
          <table:table-cell office:value-type="string">
            <text:p>Plucks Gutter WSW 10Ml/d</text:p>
          </table:table-cell>
          <table:table-cell office:value-type="string">
            <text:p>Sop795_ph2b</text:p>
          </table:table-cell>
          <table:table-cell office:value-type="string">
            <text:p>SWS</text:p>
          </table:table-cell>
          <table:table-cell office:value-type="string">
            <text:p>KTH</text:p>
          </table:table-cell>
          <table:table-cell office:value-type="string">
            <text:p>RES</text:p>
          </table:table-cell>
          <table:table-cell office:value-type="float" office:value="2018">
            <text:p>2018</text:p>
          </table:table-cell>
          <table:table-cell office:value-type="float" office:value="80">
            <text:p>80</text:p>
          </table:table-cell>
          <table:table-cell table:number-columns-repeated="4"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RES-KTH-0053</text:p>
          </table:table-cell>
          <table:table-cell table:number-columns-repeated="2"/>
          <table:table-cell office:value-type="string">
            <text:p>Plucks Gutter WSW 20Ml/d</text:p>
          </table:table-cell>
          <table:table-cell office:value-type="string">
            <text:p>Sop796_ph2b</text:p>
          </table:table-cell>
          <table:table-cell office:value-type="string">
            <text:p>SWS</text:p>
          </table:table-cell>
          <table:table-cell office:value-type="string">
            <text:p>KTH</text:p>
          </table:table-cell>
          <table:table-cell office:value-type="string">
            <text:p>RES</text:p>
          </table:table-cell>
          <table:table-cell office:value-type="float" office:value="2018">
            <text:p>2018</text:p>
          </table:table-cell>
          <table:table-cell office:value-type="float" office:value="80">
            <text:p>80</text:p>
          </table:table-cell>
          <table:table-cell table:number-columns-repeated="4" table:style-name="ce22" office:value-type="float" office:value="20">
            <text:p>2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RES-SHA-0270</text:p>
          </table:table-cell>
          <table:table-cell table:number-columns-repeated="2"/>
          <table:table-cell office:value-type="string">
            <text:p>Enlargement of Darwell Reservoir</text:p>
          </table:table-cell>
          <table:table-cell office:value-type="string">
            <text:p>Sop807_ph2b</text:p>
          </table:table-cell>
          <table:table-cell office:value-type="string">
            <text:p>SWS</text:p>
          </table:table-cell>
          <table:table-cell office:value-type="string">
            <text:p>SHA</text:p>
          </table:table-cell>
          <table:table-cell office:value-type="string">
            <text:p>RES</text:p>
          </table:table-cell>
          <table:table-cell office:value-type="float" office:value="2020">
            <text:p>2020</text:p>
          </table:table-cell>
          <table:table-cell office:value-type="float" office:value="80">
            <text:p>80</text:p>
          </table:table-cell>
          <table:table-cell table:number-columns-repeated="4" table:style-name="ce22" office:value-type="float" office:value="2.47">
            <text:p>2.47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RES-SNO-0010</text:p>
          </table:table-cell>
          <table:table-cell table:number-columns-repeated="2"/>
          <table:table-cell office:value-type="string">
            <text:p>Surface Storage Reservoir at Hardham </text:p>
          </table:table-cell>
          <table:table-cell office:value-type="string">
            <text:p>Sop815_ph2b</text:p>
          </table:table-cell>
          <table:table-cell office:value-type="string">
            <text:p>SWS</text:p>
          </table:table-cell>
          <table:table-cell office:value-type="string">
            <text:p>SNO</text:p>
          </table:table-cell>
          <table:table-cell office:value-type="string">
            <text:p>RES</text:p>
          </table:table-cell>
          <table:table-cell office:value-type="float" office:value="2030">
            <text:p>2030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26">
            <text:p>26.00 </text:p>
          </table:table-cell>
          <table:table-cell table:style-name="ce22" office:value-type="float" office:value="30">
            <text:p>30.00 </text:p>
          </table:table-cell>
          <table:table-cell table:style-name="ce22" office:value-type="float" office:value="26">
            <text:p>26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RES-SNO-0100</text:p>
          </table:table-cell>
          <table:table-cell table:number-columns-repeated="2"/>
          <table:table-cell office:value-type="string">
            <text:p>Build New Reservoir at Blackstone </text:p>
          </table:table-cell>
          <table:table-cell office:value-type="string">
            <text:p>Sop816_ph2b</text:p>
          </table:table-cell>
          <table:table-cell office:value-type="string">
            <text:p>SWS</text:p>
          </table:table-cell>
          <table:table-cell office:value-type="string">
            <text:p>SNO</text:p>
          </table:table-cell>
          <table:table-cell office:value-type="string">
            <text:p>RES</text:p>
          </table:table-cell>
          <table:table-cell office:value-type="float" office:value="2021">
            <text:p>2021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12">
            <text:p>12.00 </text:p>
          </table:table-cell>
          <table:table-cell table:style-name="ce22" office:value-type="float" office:value="15">
            <text:p>15.00 </text:p>
          </table:table-cell>
          <table:table-cell table:style-name="ce22" office:value-type="float" office:value="12">
            <text:p>12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SWS-RES-SWO-0110</text:p>
          </table:table-cell>
          <table:table-cell table:number-columns-repeated="2"/>
          <table:table-cell office:value-type="string">
            <text:p>New Reservoir on Sussex Coast</text:p>
          </table:table-cell>
          <table:table-cell office:value-type="string">
            <text:p>Sop821_ph2b</text:p>
          </table:table-cell>
          <table:table-cell office:value-type="string">
            <text:p>SWS</text:p>
          </table:table-cell>
          <table:table-cell office:value-type="string">
            <text:p>SWO</text:p>
          </table:table-cell>
          <table:table-cell office:value-type="string">
            <text:p>RES</text:p>
          </table:table-cell>
          <table:table-cell office:value-type="float" office:value="2020">
            <text:p>2020</text:p>
          </table:table-cell>
          <table:table-cell office:value-type="float" office:value="80">
            <text:p>80</text:p>
          </table:table-cell>
          <table:table-cell table:number-columns-repeated="4"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SWS-RTR-HSO-0290</text:p>
          </table:table-cell>
          <table:table-cell table:style-name="ce7" table:number-columns-repeated="2"/>
          <table:table-cell table:style-name="ce7" office:value-type="string">
            <text:p>Transfer from Sembcorp Bournemouth Water's Knapp Mill WTW (outside the modelling region) to Southern Water at Fawley (Hants South RZ)</text:p>
          </table:table-cell>
          <table:table-cell table:style-name="ce7" office:value-type="string">
            <text:p>Sop959_ph2b</text:p>
          </table:table-cell>
          <table:table-cell table:style-name="ce15" office:value-type="string">
            <text:p>SWS</text:p>
          </table:table-cell>
          <table:table-cell table:style-name="ce7" office:value-type="string">
            <text:p>HSO</text:p>
          </table:table-cell>
          <table:table-cell table:style-name="ce7" office:value-type="string">
            <text:p>RTR</text:p>
          </table:table-cell>
          <table:table-cell table:style-name="ce7" office:value-type="float" office:value="2021">
            <text:p>2021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0">
            <text:p>2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WTW-HSO-0280</text:p>
          </table:table-cell>
          <table:table-cell table:number-columns-repeated="2"/>
          <table:table-cell office:value-type="string">
            <text:p>56 Mld Woodmill abstraction, treatment at Otterbourne</text:p>
          </table:table-cell>
          <table:table-cell office:value-type="string">
            <text:p>Sop1061_ph2b</text:p>
          </table:table-cell>
          <table:table-cell office:value-type="string">
            <text:p>SWS</text:p>
          </table:table-cell>
          <table:table-cell office:value-type="string">
            <text:p>HSO</text:p>
          </table:table-cell>
          <table:table-cell office:value-type="string">
            <text:p>WT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56">
            <text:p>56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WTW-HSO-0281</text:p>
          </table:table-cell>
          <table:table-cell table:number-columns-repeated="2"/>
          <table:table-cell office:value-type="string">
            <text:p>85 Mld Woodmill abstraction, treatment at Otterbourne</text:p>
          </table:table-cell>
          <table:table-cell office:value-type="string">
            <text:p>Sop1062_ph2b</text:p>
          </table:table-cell>
          <table:table-cell office:value-type="string">
            <text:p>SWS</text:p>
          </table:table-cell>
          <table:table-cell office:value-type="string">
            <text:p>HSO</text:p>
          </table:table-cell>
          <table:table-cell office:value-type="string">
            <text:p>WT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85">
            <text:p>8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WTW-HSO-0282</text:p>
          </table:table-cell>
          <table:table-cell table:number-columns-repeated="2"/>
          <table:table-cell office:value-type="string">
            <text:p>56 Mld Woodmill abstraction, treatment at Gaters Mill</text:p>
          </table:table-cell>
          <table:table-cell office:value-type="string">
            <text:p>Sop1063_ph2b</text:p>
          </table:table-cell>
          <table:table-cell office:value-type="string">
            <text:p>SWS</text:p>
          </table:table-cell>
          <table:table-cell office:value-type="string">
            <text:p>HSO</text:p>
          </table:table-cell>
          <table:table-cell office:value-type="string">
            <text:p>WT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56">
            <text:p>56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WTW-HSO-0283</text:p>
          </table:table-cell>
          <table:table-cell table:number-columns-repeated="2"/>
          <table:table-cell office:value-type="string">
            <text:p>85 Mld Woodmill abstraction, treatment at Gaters Mill</text:p>
          </table:table-cell>
          <table:table-cell office:value-type="string">
            <text:p>Sop1064_ph2b</text:p>
          </table:table-cell>
          <table:table-cell office:value-type="string">
            <text:p>SWS</text:p>
          </table:table-cell>
          <table:table-cell office:value-type="string">
            <text:p>HSO</text:p>
          </table:table-cell>
          <table:table-cell office:value-type="string">
            <text:p>WT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85">
            <text:p>8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WTW-KME-0040</text:p>
          </table:table-cell>
          <table:table-cell table:number-columns-repeated="2"/>
          <table:table-cell office:value-type="string">
            <text:p>Burham WTW – Increase Treatment + Mains Capacity (10Ml/d)</text:p>
          </table:table-cell>
          <table:table-cell office:value-type="string">
            <text:p>Sop791_ph2b</text:p>
          </table:table-cell>
          <table:table-cell office:value-type="string">
            <text:p>SWS</text:p>
          </table:table-cell>
          <table:table-cell office:value-type="string">
            <text:p>KME</text:p>
          </table:table-cell>
          <table:table-cell office:value-type="string">
            <text:p>WT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WTW-KME-0041</text:p>
          </table:table-cell>
          <table:table-cell table:number-columns-repeated="2"/>
          <table:table-cell office:value-type="string">
            <text:p>Burham WTW – Increase Treatment + Mains Capacity (25Ml/d)</text:p>
          </table:table-cell>
          <table:table-cell office:value-type="string">
            <text:p>Sop792_ph2b</text:p>
          </table:table-cell>
          <table:table-cell office:value-type="string">
            <text:p>SWS</text:p>
          </table:table-cell>
          <table:table-cell office:value-type="string">
            <text:p>KME</text:p>
          </table:table-cell>
          <table:table-cell office:value-type="string">
            <text:p>WT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5">
            <text:p>2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WTW-KME-0042</text:p>
          </table:table-cell>
          <table:table-cell table:number-columns-repeated="2"/>
          <table:table-cell office:value-type="string">
            <text:p>Burham WTW – Increase Treatment + Mains Capacity (45Ml/d)</text:p>
          </table:table-cell>
          <table:table-cell office:value-type="string">
            <text:p>Sop1065_ph2b</text:p>
          </table:table-cell>
          <table:table-cell office:value-type="string">
            <text:p>SWS</text:p>
          </table:table-cell>
          <table:table-cell office:value-type="string">
            <text:p>KME</text:p>
          </table:table-cell>
          <table:table-cell office:value-type="string">
            <text:p>WT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45">
            <text:p>4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SWS-WTW-SWO-0300</text:p>
          </table:table-cell>
          <table:table-cell table:number-columns-repeated="2"/>
          <table:table-cell office:value-type="string">
            <text:p>Sussex North (Hardham) dependent on Hardham Winter Transfer- Phase 2</text:p>
          </table:table-cell>
          <table:table-cell office:value-type="string">
            <text:p>Sop809_ph2b</text:p>
          </table:table-cell>
          <table:table-cell office:value-type="string">
            <text:p>SWS</text:p>
          </table:table-cell>
          <table:table-cell office:value-type="string">
            <text:p>SWO</text:p>
          </table:table-cell>
          <table:table-cell office:value-type="string">
            <text:p>WT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">
            <text:p>2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4" office:value-type="string">
            <text:p><text:s/>SWS-WTW-SWO-5430</text:p>
          </table:table-cell>
          <table:table-cell table:style-name="ce4" table:number-columns-repeated="2"/>
          <table:table-cell table:style-name="ce4" office:value-type="string">
            <text:p>Sussex North (Hardham) dependent on Hardham Winter Transfer- Phase 1</text:p>
          </table:table-cell>
          <table:table-cell table:style-name="ce4" office:value-type="string">
            <text:p>Sop808_ph2b</text:p>
          </table:table-cell>
          <table:table-cell office:value-type="string">
            <text:p>SWS</text:p>
          </table:table-cell>
          <table:table-cell office:value-type="string">
            <text:p>SWO</text:p>
          </table:table-cell>
          <table:table-cell office:value-type="string">
            <text:p>WT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">
            <text:p>2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ASR-GUI-0580</text:p>
          </table:table-cell>
          <table:table-cell table:number-columns-repeated="2"/>
          <table:table-cell office:value-type="string">
            <text:p>dWRMP14-Aquifer storage and recovery wells-Guildford (Abbotswood)</text:p>
          </table:table-cell>
          <table:table-cell office:value-type="string">
            <text:p>Sop822_ph2b</text:p>
          </table:table-cell>
          <table:table-cell office:value-type="string">
            <text:p>TWU</text:p>
          </table:table-cell>
          <table:table-cell office:value-type="string">
            <text:p>GUI</text:p>
          </table:table-cell>
          <table:table-cell office:value-type="string">
            <text:p>ASR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L154]" office:value-type="float" office:value="1.5">
            <text:p>1.50 </text:p>
          </table:table-cell>
          <table:table-cell table:style-name="ce22" office:value-type="float" office:value="1.5">
            <text:p>1.50 </text:p>
          </table:table-cell>
          <table:table-cell table:style-name="ce22" office:value-type="float" office:value="4.5">
            <text:p>4.50 </text:p>
          </table:table-cell>
          <table:table-cell table:style-name="ce28" table:formula="of:=[.L154]" office:value-type="float" office:value="1.5">
            <text:p>1.5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ASR-LON-0020</text:p>
          </table:table-cell>
          <table:table-cell table:number-columns-repeated="2"/>
          <table:table-cell office:value-type="string">
            <text:p>WT253 (WS015) Artifiicial Recharge Kidbrooke</text:p>
          </table:table-cell>
          <table:table-cell office:value-type="string">
            <text:p>Sop835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ASR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L155]" office:value-type="float" office:value="5">
            <text:p>5.00 </text:p>
          </table:table-cell>
          <table:table-cell table:number-columns-repeated="2" table:style-name="ce22" office:value-type="float" office:value="5">
            <text:p>5.00 </text:p>
          </table:table-cell>
          <table:table-cell table:style-name="ce28" table:formula="of:=[.L155]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ASR-LON-0040</text:p>
          </table:table-cell>
          <table:table-cell table:number-columns-repeated="2"/>
          <table:table-cell office:value-type="string">
            <text:p>WT253 (WS014) Artificial Recharge - SLARS</text:p>
          </table:table-cell>
          <table:table-cell office:value-type="string">
            <text:p>Sop836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ASR</text:p>
          </table:table-cell>
          <table:table-cell office:value-type="float" office:value="2021">
            <text:p>2021</text:p>
          </table:table-cell>
          <table:table-cell office:value-type="float" office:value="60">
            <text:p>60</text:p>
          </table:table-cell>
          <table:table-cell table:style-name="ce28" table:formula="of:=[.L156]" office:value-type="float" office:value="19">
            <text:p>19.00 </text:p>
          </table:table-cell>
          <table:table-cell table:style-name="ce22" office:value-type="float" office:value="19">
            <text:p>19.00 </text:p>
          </table:table-cell>
          <table:table-cell table:style-name="ce22" office:value-type="float" office:value="17">
            <text:p>17.00 </text:p>
          </table:table-cell>
          <table:table-cell table:style-name="ce28" table:formula="of:=[.L156]" office:value-type="float" office:value="19">
            <text:p>19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ASR-LON-0310</text:p>
          </table:table-cell>
          <table:table-cell table:number-columns-repeated="2"/>
          <table:table-cell office:value-type="string">
            <text:p>dWRMP14-Aquifer storage and recovery wells-Darent Valley (Lullingstone)</text:p>
          </table:table-cell>
          <table:table-cell office:value-type="string">
            <text:p>Sop837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ASR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L157]" office:value-type="float" office:value="1.5">
            <text:p>1.50 </text:p>
          </table:table-cell>
          <table:table-cell table:style-name="ce22" office:value-type="float" office:value="1.5">
            <text:p>1.50 </text:p>
          </table:table-cell>
          <table:table-cell table:style-name="ce22" office:value-type="float" office:value="5">
            <text:p>5.00 </text:p>
          </table:table-cell>
          <table:table-cell table:style-name="ce28" table:formula="of:=[.L157]" office:value-type="float" office:value="1.5">
            <text:p>1.5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ASR-LON-0311</text:p>
          </table:table-cell>
          <table:table-cell table:number-columns-repeated="2"/>
          <table:table-cell office:value-type="string">
            <text:p>WT253 WS016 ASR Darent Valley (Eynsford)</text:p>
          </table:table-cell>
          <table:table-cell office:value-type="string">
            <text:p>Sop838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ASR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L158]" office:value-type="float" office:value="5">
            <text:p>5.00 </text:p>
          </table:table-cell>
          <table:table-cell table:number-columns-repeated="2" table:style-name="ce22" office:value-type="float" office:value="5">
            <text:p>5.00 </text:p>
          </table:table-cell>
          <table:table-cell table:style-name="ce28" table:formula="of:=[.L158]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ASR-LON-0312</text:p>
          </table:table-cell>
          <table:table-cell table:number-columns-repeated="2"/>
          <table:table-cell office:value-type="string">
            <text:p>WT253 WS018 ASR Darent Valley (Horton Kirby)</text:p>
          </table:table-cell>
          <table:table-cell office:value-type="string">
            <text:p>Sop839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ASR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L159]" office:value-type="float" office:value="5">
            <text:p>5.00 </text:p>
          </table:table-cell>
          <table:table-cell table:number-columns-repeated="2" table:style-name="ce22" office:value-type="float" office:value="5">
            <text:p>5.00 </text:p>
          </table:table-cell>
          <table:table-cell table:style-name="ce28" table:formula="of:=[.L159]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ASR-LON-0320</text:p>
          </table:table-cell>
          <table:table-cell table:number-columns-repeated="2"/>
          <table:table-cell office:value-type="string">
            <text:p>dWRMP14-Aquifer storage and recovery-South East London (Addington)</text:p>
          </table:table-cell>
          <table:table-cell office:value-type="string">
            <text:p>Sop840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ASR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L160]" office:value-type="float" office:value="1.5">
            <text:p>1.50 </text:p>
          </table:table-cell>
          <table:table-cell table:style-name="ce22" office:value-type="float" office:value="1.5">
            <text:p>1.50 </text:p>
          </table:table-cell>
          <table:table-cell table:style-name="ce22" office:value-type="float" office:value="5">
            <text:p>5.00 </text:p>
          </table:table-cell>
          <table:table-cell table:style-name="ce28" table:formula="of:=[.L160]" office:value-type="float" office:value="1.5">
            <text:p>1.5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ASR-LON-0330</text:p>
          </table:table-cell>
          <table:table-cell table:number-columns-repeated="2"/>
          <table:table-cell office:value-type="string">
            <text:p>dWRMP14-Aquifer storage and recovery wells-Thames Valley/Thames Central</text:p>
          </table:table-cell>
          <table:table-cell office:value-type="string">
            <text:p>Sop1170_ph2b</text:p>
          </table:table-cell>
          <table:table-cell office:value-type="string">
            <text:p>TWU</text:p>
          </table:table-cell>
          <table:table-cell table:style-name="ce4" office:value-type="string">
            <text:p>SWX</text:p>
          </table:table-cell>
          <table:table-cell office:value-type="string">
            <text:p>ASR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L161]" office:value-type="float" office:value="1.5">
            <text:p>1.50 </text:p>
          </table:table-cell>
          <table:table-cell table:style-name="ce22" office:value-type="float" office:value="1.5">
            <text:p>1.50 </text:p>
          </table:table-cell>
          <table:table-cell table:style-name="ce22" office:value-type="float" office:value="4.5">
            <text:p>4.50 </text:p>
          </table:table-cell>
          <table:table-cell table:style-name="ce28" table:formula="of:=[.L161]" office:value-type="float" office:value="1.5">
            <text:p>1.5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ASR-LON-0630</text:p>
          </table:table-cell>
          <table:table-cell table:number-columns-repeated="2"/>
          <table:table-cell office:value-type="string">
            <text:p>dWRMP14 - Artificial recharge-AR - HARS (Hornsey)</text:p>
          </table:table-cell>
          <table:table-cell office:value-type="string">
            <text:p>Sop1066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ASR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L162]" office:value-type="float" office:value="2">
            <text:p>2.00 </text:p>
          </table:table-cell>
          <table:table-cell table:number-columns-repeated="2" table:style-name="ce22" office:value-type="float" office:value="2">
            <text:p>2.00 </text:p>
          </table:table-cell>
          <table:table-cell table:style-name="ce28" table:formula="of:=[.L162]" office:value-type="float" office:value="2">
            <text:p>2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ASR-SWA-0540</text:p>
          </table:table-cell>
          <table:table-cell table:number-columns-repeated="2"/>
          <table:table-cell office:value-type="string">
            <text:p>dWRMP14-Aquifer storage and recovery wells-ASR - Hampden Bottom-Wendover</text:p>
          </table:table-cell>
          <table:table-cell office:value-type="string">
            <text:p>Sop873_ph2b</text:p>
          </table:table-cell>
          <table:table-cell office:value-type="string">
            <text:p>TWU</text:p>
          </table:table-cell>
          <table:table-cell office:value-type="string">
            <text:p>SWA</text:p>
          </table:table-cell>
          <table:table-cell office:value-type="string">
            <text:p>ASR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L163]" office:value-type="float" office:value="3">
            <text:p>3.00 </text:p>
          </table:table-cell>
          <table:table-cell table:style-name="ce22" office:value-type="float" office:value="3">
            <text:p>3.00 </text:p>
          </table:table-cell>
          <table:table-cell table:style-name="ce22" office:value-type="float" office:value="7.5">
            <text:p>7.50 </text:p>
          </table:table-cell>
          <table:table-cell table:style-name="ce28" table:formula="of:=[.L163]" office:value-type="float" office:value="3">
            <text:p>3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ASR-SWX-0230</text:p>
          </table:table-cell>
          <table:table-cell table:number-columns-repeated="2"/>
          <table:table-cell office:value-type="string">
            <text:p>dWRMP14-Artificial recharge-AR - Cricklade</text:p>
          </table:table-cell>
          <table:table-cell office:value-type="string">
            <text:p>Sop883_ph2b</text:p>
          </table:table-cell>
          <table:table-cell office:value-type="string">
            <text:p>TWU</text:p>
          </table:table-cell>
          <table:table-cell office:value-type="string">
            <text:p>SWX</text:p>
          </table:table-cell>
          <table:table-cell office:value-type="string">
            <text:p>ASR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L164]" office:value-type="float" office:value="3.1">
            <text:p>3.10 </text:p>
          </table:table-cell>
          <table:table-cell table:style-name="ce22" office:value-type="float" office:value="3.1">
            <text:p>3.10 </text:p>
          </table:table-cell>
          <table:table-cell table:style-name="ce22" office:value-type="float" office:value="9.5">
            <text:p>9.50 </text:p>
          </table:table-cell>
          <table:table-cell table:style-name="ce28" table:formula="of:=[.L164]" office:value-type="float" office:value="3.1">
            <text:p>3.1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DES-LON-0050</text:p>
          </table:table-cell>
          <table:table-cell table:number-columns-repeated="2"/>
          <table:table-cell office:value-type="string">
            <text:p>dWRMP14 - Re-use and desalination - Estuary South Desalination 50 Ml/d </text:p>
          </table:table-cell>
          <table:table-cell office:value-type="string">
            <text:p>Sop842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DES</text:p>
          </table:table-cell>
          <table:table-cell office:value-type="float" office:value="2020">
            <text:p>2020</text:p>
          </table:table-cell>
          <table:table-cell office:value-type="float" office:value="25">
            <text:p>25</text:p>
          </table:table-cell>
          <table:table-cell table:style-name="ce28" table:formula="of:=[.L165]" office:value-type="float" office:value="50">
            <text:p>50.00 </text:p>
          </table:table-cell>
          <table:table-cell table:number-columns-repeated="2" table:style-name="ce22" office:value-type="float" office:value="50">
            <text:p>50.00 </text:p>
          </table:table-cell>
          <table:table-cell table:style-name="ce28" table:formula="of:=[.L165]" office:value-type="float" office:value="50">
            <text:p>5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DES-LON-0051</text:p>
          </table:table-cell>
          <table:table-cell table:number-columns-repeated="2"/>
          <table:table-cell office:value-type="string">
            <text:p>dWRMP14 - Re-use and desalination - Estuary South Desalination 150 Ml/d </text:p>
          </table:table-cell>
          <table:table-cell office:value-type="string">
            <text:p>Sop843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DES</text:p>
          </table:table-cell>
          <table:table-cell office:value-type="float" office:value="2020">
            <text:p>2020</text:p>
          </table:table-cell>
          <table:table-cell office:value-type="float" office:value="25">
            <text:p>25</text:p>
          </table:table-cell>
          <table:table-cell table:style-name="ce28" table:formula="of:=[.L166]" office:value-type="float" office:value="150">
            <text:p>150.00 </text:p>
          </table:table-cell>
          <table:table-cell table:number-columns-repeated="2" table:style-name="ce22" office:value-type="float" office:value="150">
            <text:p>150.00 </text:p>
          </table:table-cell>
          <table:table-cell table:style-name="ce28" table:formula="of:=[.L166]" office:value-type="float" office:value="150">
            <text:p>15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DES-LON-0052</text:p>
          </table:table-cell>
          <table:table-cell table:number-columns-repeated="2"/>
          <table:table-cell office:value-type="string">
            <text:p>dWRMP14 - Desalination - Estuary South Desalination 100 Ml/d (estuarine)</text:p>
          </table:table-cell>
          <table:table-cell office:value-type="string">
            <text:p>Sop844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DES</text:p>
          </table:table-cell>
          <table:table-cell office:value-type="float" office:value="2020">
            <text:p>2020</text:p>
          </table:table-cell>
          <table:table-cell office:value-type="float" office:value="25">
            <text:p>25</text:p>
          </table:table-cell>
          <table:table-cell table:style-name="ce28" table:formula="of:=[.L167]" office:value-type="float" office:value="100">
            <text:p>100.00 </text:p>
          </table:table-cell>
          <table:table-cell table:number-columns-repeated="2" table:style-name="ce22" office:value-type="float" office:value="100">
            <text:p>100.00 </text:p>
          </table:table-cell>
          <table:table-cell table:style-name="ce28" table:formula="of:=[.L167]" office:value-type="float" office:value="100">
            <text:p>10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DES-LON-0060</text:p>
          </table:table-cell>
          <table:table-cell table:number-columns-repeated="2"/>
          <table:table-cell office:value-type="string">
            <text:p>dWRMP14 - re-use and desalination - Long Reach Desalination (brackish GW)</text:p>
          </table:table-cell>
          <table:table-cell office:value-type="string">
            <text:p>Sop845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DES</text:p>
          </table:table-cell>
          <table:table-cell office:value-type="float" office:value="2020">
            <text:p>2020</text:p>
          </table:table-cell>
          <table:table-cell office:value-type="float" office:value="25">
            <text:p>25</text:p>
          </table:table-cell>
          <table:table-cell table:style-name="ce28" table:formula="of:=[.L168]" office:value-type="float" office:value="15">
            <text:p>15.00 </text:p>
          </table:table-cell>
          <table:table-cell table:number-columns-repeated="2" table:style-name="ce22" office:value-type="float" office:value="15">
            <text:p>15.00 </text:p>
          </table:table-cell>
          <table:table-cell table:style-name="ce28" table:formula="of:=[.L168]" office:value-type="float" office:value="15">
            <text:p>1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FF-LON-0071</text:p>
          </table:table-cell>
          <table:table-cell table:number-columns-repeated="2"/>
          <table:table-cell office:value-type="string">
            <text:p>dWRMP14-Reclaimed Water: Indirect Potable Reuse-Deephams STW-25Ml/d Dis 15</text:p>
          </table:table-cell>
          <table:table-cell office:value-type="string">
            <text:p>Sop847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L169]" office:value-type="float" office:value="25">
            <text:p>25.00 </text:p>
          </table:table-cell>
          <table:table-cell table:number-columns-repeated="2" table:style-name="ce22" office:value-type="float" office:value="25">
            <text:p>25.00 </text:p>
          </table:table-cell>
          <table:table-cell table:style-name="ce28" table:formula="of:=[.L169]" office:value-type="float" office:value="25">
            <text:p>2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FF-LON-0072</text:p>
          </table:table-cell>
          <table:table-cell table:number-columns-repeated="2"/>
          <table:table-cell office:value-type="string">
            <text:p>dWRMP14-Reclaimed Water:Indirect Potable Reuse-Deephams STW-60Ml/d-RO dis 15</text:p>
          </table:table-cell>
          <table:table-cell office:value-type="string">
            <text:p>Sop848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L170]" office:value-type="float" office:value="60">
            <text:p>60.00 </text:p>
          </table:table-cell>
          <table:table-cell table:number-columns-repeated="2" table:style-name="ce22" office:value-type="float" office:value="60">
            <text:p>60.00 </text:p>
          </table:table-cell>
          <table:table-cell table:style-name="ce28" table:formula="of:=[.L170]" office:value-type="float" office:value="60">
            <text:p>6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FF-LON-0073</text:p>
          </table:table-cell>
          <table:table-cell table:number-columns-repeated="2"/>
          <table:table-cell office:value-type="string">
            <text:p>dWRMP14-Reclaimed Water: Indirect Potable Reuse-Deephams STW-25Ml/d-NRO-Dis 15</text:p>
          </table:table-cell>
          <table:table-cell office:value-type="string">
            <text:p>Sop1067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L171]" office:value-type="float" office:value="25">
            <text:p>25.00 </text:p>
          </table:table-cell>
          <table:table-cell table:number-columns-repeated="2" table:style-name="ce22" office:value-type="float" office:value="25">
            <text:p>25.00 </text:p>
          </table:table-cell>
          <table:table-cell table:style-name="ce28" table:formula="of:=[.L171]" office:value-type="float" office:value="25">
            <text:p>2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FF-LON-0074</text:p>
          </table:table-cell>
          <table:table-cell table:number-columns-repeated="2"/>
          <table:table-cell office:value-type="string">
            <text:p>dWRMP14-Reclaimed Water: Indirect Potable Reuse- Deephams STW- 60Ml/d-NRO dis 15</text:p>
          </table:table-cell>
          <table:table-cell office:value-type="string">
            <text:p>Sop1068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L172]" office:value-type="float" office:value="60">
            <text:p>60.00 </text:p>
          </table:table-cell>
          <table:table-cell table:number-columns-repeated="2" table:style-name="ce22" office:value-type="float" office:value="60">
            <text:p>60.00 </text:p>
          </table:table-cell>
          <table:table-cell table:style-name="ce28" table:formula="of:=[.L172]" office:value-type="float" office:value="60">
            <text:p>6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FF-LON-0170</text:p>
          </table:table-cell>
          <table:table-cell table:number-columns-repeated="2"/>
          <table:table-cell office:value-type="string">
            <text:p>dWRMP14 - Reclaimed Water: Indirect Potable Reuse-Beckton STW - 100 Ml/d - RO</text:p>
          </table:table-cell>
          <table:table-cell office:value-type="string">
            <text:p>Sop849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L173]" office:value-type="float" office:value="100">
            <text:p>100.00 </text:p>
          </table:table-cell>
          <table:table-cell table:number-columns-repeated="2" table:style-name="ce22" office:value-type="float" office:value="100">
            <text:p>100.00 </text:p>
          </table:table-cell>
          <table:table-cell table:style-name="ce28" table:formula="of:=[.L173]" office:value-type="float" office:value="100">
            <text:p>100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8" office:value-type="string">
            <text:p>TWU-EFF-LON-0171</text:p>
          </table:table-cell>
          <table:table-cell table:style-name="ce8" table:number-columns-repeated="2"/>
          <table:table-cell table:style-name="ce12" office:value-type="string">
            <text:p>dWRMP14 - Reclaimed water: Indirect Potable Reuse - Beckton STW - 50 Ml/d - RO</text:p>
          </table:table-cell>
          <table:table-cell table:style-name="ce4" office:value-type="string">
            <text:p>Sop1900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L174]" office:value-type="float" office:value="50">
            <text:p>50.00 </text:p>
          </table:table-cell>
          <table:table-cell table:number-columns-repeated="2" table:style-name="ce22" office:value-type="float" office:value="50">
            <text:p>50.00 </text:p>
          </table:table-cell>
          <table:table-cell table:style-name="ce28" table:formula="of:=[.L174]" office:value-type="float" office:value="50">
            <text:p>5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FF-LON-0172</text:p>
          </table:table-cell>
          <table:table-cell table:number-columns-repeated="2"/>
          <table:table-cell office:value-type="string">
            <text:p>dWRMP14 - Reclaimed Water: Indirect Potable Reuse-Beckton STW - 150 Ml/d - RO</text:p>
          </table:table-cell>
          <table:table-cell office:value-type="string">
            <text:p>Sop851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L175]" office:value-type="float" office:value="150">
            <text:p>150.00 </text:p>
          </table:table-cell>
          <table:table-cell table:number-columns-repeated="2" table:style-name="ce22" office:value-type="float" office:value="150">
            <text:p>150.00 </text:p>
          </table:table-cell>
          <table:table-cell table:style-name="ce28" table:formula="of:=[.L175]" office:value-type="float" office:value="150">
            <text:p>150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4" office:value-type="string">
            <text:p>TWU-EFF-LON-0173</text:p>
          </table:table-cell>
          <table:table-cell table:style-name="ce4" table:number-columns-repeated="2"/>
          <table:table-cell office:value-type="string">
            <text:p>dWRMP14 - Reclaimed Water: Indirect Potable Reuse - Beckton STW - 50 Ml/d - NRO</text:p>
          </table:table-cell>
          <table:table-cell table:style-name="ce4" office:value-type="string">
            <text:p>Sop1069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L176]" office:value-type="float" office:value="50">
            <text:p>50.00 </text:p>
          </table:table-cell>
          <table:table-cell table:number-columns-repeated="2" table:style-name="ce22" office:value-type="float" office:value="50">
            <text:p>50.00 </text:p>
          </table:table-cell>
          <table:table-cell table:style-name="ce28" table:formula="of:=[.L176]" office:value-type="float" office:value="50">
            <text:p>5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FF-LON-0174</text:p>
          </table:table-cell>
          <table:table-cell table:number-columns-repeated="2"/>
          <table:table-cell office:value-type="string">
            <text:p>dWRMP14 -Reclaimed Water: Indirect Potable Reuse- Beckton STW - 100 Ml/d -NRO</text:p>
          </table:table-cell>
          <table:table-cell office:value-type="string">
            <text:p>Sop1070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L177]" office:value-type="float" office:value="100">
            <text:p>100.00 </text:p>
          </table:table-cell>
          <table:table-cell table:number-columns-repeated="2" table:style-name="ce22" office:value-type="float" office:value="100">
            <text:p>100.00 </text:p>
          </table:table-cell>
          <table:table-cell table:style-name="ce28" table:formula="of:=[.L177]" office:value-type="float" office:value="100">
            <text:p>10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FF-LON-0175</text:p>
          </table:table-cell>
          <table:table-cell table:number-columns-repeated="2"/>
          <table:table-cell office:value-type="string">
            <text:p>dWRMP14 -Reclaimed Water: Indirect Potable Reuse- Beckton STW - 150 Ml/d - NRO</text:p>
          </table:table-cell>
          <table:table-cell office:value-type="string">
            <text:p>Sop1071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L178]" office:value-type="float" office:value="150">
            <text:p>150.00 </text:p>
          </table:table-cell>
          <table:table-cell table:number-columns-repeated="2" table:style-name="ce22" office:value-type="float" office:value="150">
            <text:p>150.00 </text:p>
          </table:table-cell>
          <table:table-cell table:style-name="ce28" table:formula="of:=[.L178]" office:value-type="float" office:value="150">
            <text:p>15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FF-LON-0300</text:p>
          </table:table-cell>
          <table:table-cell table:number-columns-repeated="2"/>
          <table:table-cell office:value-type="string">
            <text:p>dWRMP14-Reclaimed Water: Indirect Potable Reuse-Hogsmill 15Ml/d URO</text:p>
          </table:table-cell>
          <table:table-cell office:value-type="string">
            <text:p>Sop857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L179]" office:value-type="float" office:value="15">
            <text:p>15.00 </text:p>
          </table:table-cell>
          <table:table-cell table:number-columns-repeated="2" table:style-name="ce22" office:value-type="float" office:value="15">
            <text:p>15.00 </text:p>
          </table:table-cell>
          <table:table-cell table:style-name="ce28" table:formula="of:=[.L179]" office:value-type="float" office:value="15">
            <text:p>1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FF-LON-0301</text:p>
          </table:table-cell>
          <table:table-cell table:number-columns-repeated="2"/>
          <table:table-cell office:value-type="string">
            <text:p>dWRMP14 - Reclaimed Water: Indirect Potable Reuse - Hogsmill 35Ml/d URO</text:p>
          </table:table-cell>
          <table:table-cell office:value-type="string">
            <text:p>Sop1072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L180]" office:value-type="float" office:value="35">
            <text:p>35.00 </text:p>
          </table:table-cell>
          <table:table-cell table:number-columns-repeated="2" table:style-name="ce22" office:value-type="float" office:value="35">
            <text:p>35.00 </text:p>
          </table:table-cell>
          <table:table-cell table:style-name="ce28" table:formula="of:=[.L180]" office:value-type="float" office:value="35">
            <text:p>3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FF-LON-0302</text:p>
          </table:table-cell>
          <table:table-cell table:number-columns-repeated="2"/>
          <table:table-cell office:value-type="string">
            <text:p>dWRMP14 - Reclaimed Water: Indirect Potable Reuse - Hogsmill 15 Ml/d - NRO</text:p>
          </table:table-cell>
          <table:table-cell office:value-type="string">
            <text:p>Sop1073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L181]" office:value-type="float" office:value="15">
            <text:p>15.00 </text:p>
          </table:table-cell>
          <table:table-cell table:number-columns-repeated="2" table:style-name="ce22" office:value-type="float" office:value="15">
            <text:p>15.00 </text:p>
          </table:table-cell>
          <table:table-cell table:style-name="ce28" table:formula="of:=[.L181]" office:value-type="float" office:value="15">
            <text:p>1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FF-LON-0303</text:p>
          </table:table-cell>
          <table:table-cell table:number-columns-repeated="2"/>
          <table:table-cell office:value-type="string">
            <text:p>dWRMP14 - Reclaimed Water: Indirect Potable Reuse - Hogsmill 35 Ml/d - NRO</text:p>
          </table:table-cell>
          <table:table-cell office:value-type="string">
            <text:p>Sop1074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L182]" office:value-type="float" office:value="35">
            <text:p>35.00 </text:p>
          </table:table-cell>
          <table:table-cell table:number-columns-repeated="2" table:style-name="ce22" office:value-type="float" office:value="35">
            <text:p>35.00 </text:p>
          </table:table-cell>
          <table:table-cell table:style-name="ce28" table:formula="of:=[.L182]" office:value-type="float" office:value="35">
            <text:p>3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FF-LON-0640</text:p>
          </table:table-cell>
          <table:table-cell table:number-columns-repeated="2"/>
          <table:table-cell office:value-type="string">
            <text:p>dWRMP14 -Reclaimed Water: Indirect Potable Reuse-Abbey Mills 50Ml/d-URO</text:p>
          </table:table-cell>
          <table:table-cell office:value-type="string">
            <text:p>Sop1075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L183]" office:value-type="float" office:value="50">
            <text:p>50.00 </text:p>
          </table:table-cell>
          <table:table-cell table:number-columns-repeated="2" table:style-name="ce22" office:value-type="float" office:value="50">
            <text:p>50.00 </text:p>
          </table:table-cell>
          <table:table-cell table:style-name="ce28" table:formula="of:=[.L183]" office:value-type="float" office:value="50">
            <text:p>5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FF-LON-0641</text:p>
          </table:table-cell>
          <table:table-cell table:number-columns-repeated="2"/>
          <table:table-cell office:value-type="string">
            <text:p>dWRMP14 -Reclaimed Water: Indirect Potable Reuse-Abbey Mills 100Ml/d-URO</text:p>
          </table:table-cell>
          <table:table-cell office:value-type="string">
            <text:p>Sop1076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L184]" office:value-type="float" office:value="100">
            <text:p>100.00 </text:p>
          </table:table-cell>
          <table:table-cell table:number-columns-repeated="2" table:style-name="ce22" office:value-type="float" office:value="100">
            <text:p>100.00 </text:p>
          </table:table-cell>
          <table:table-cell table:style-name="ce28" table:formula="of:=[.L184]" office:value-type="float" office:value="100">
            <text:p>10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FF-LON-0642</text:p>
          </table:table-cell>
          <table:table-cell table:number-columns-repeated="2"/>
          <table:table-cell office:value-type="string">
            <text:p>dWRMP14 -Reclaimed Water: Indirect Potable Reuse-Abbey Mills 150Ml/d-URO</text:p>
          </table:table-cell>
          <table:table-cell office:value-type="string">
            <text:p>Sop1077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L185]" office:value-type="float" office:value="150">
            <text:p>150.00 </text:p>
          </table:table-cell>
          <table:table-cell table:number-columns-repeated="2" table:style-name="ce22" office:value-type="float" office:value="150">
            <text:p>150.00 </text:p>
          </table:table-cell>
          <table:table-cell table:style-name="ce28" table:formula="of:=[.L185]" office:value-type="float" office:value="150">
            <text:p>15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EFF-LON-0643</text:p>
          </table:table-cell>
          <table:table-cell table:number-columns-repeated="2"/>
          <table:table-cell office:value-type="string">
            <text:p>dWRMP14-Reclaimed Water: Indirect Potable Reuse-Abbey Mills 50 Ml/d - NRO</text:p>
          </table:table-cell>
          <table:table-cell office:value-type="string">
            <text:p>Sop1078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L186]" office:value-type="float" office:value="50">
            <text:p>50.00 </text:p>
          </table:table-cell>
          <table:table-cell table:number-columns-repeated="2" table:style-name="ce22" office:value-type="float" office:value="50">
            <text:p>50.00 </text:p>
          </table:table-cell>
          <table:table-cell table:style-name="ce28" table:formula="of:=[.L186]" office:value-type="float" office:value="50">
            <text:p>5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EFF-LON-0644</text:p>
          </table:table-cell>
          <table:table-cell table:number-columns-repeated="2"/>
          <table:table-cell office:value-type="string">
            <text:p>dWRMP14-Reclaimed Water: Indirect Potable Reuse-Abbey Mills 100 Ml/d - NRO</text:p>
          </table:table-cell>
          <table:table-cell office:value-type="string">
            <text:p>Sop1079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L187]" office:value-type="float" office:value="100">
            <text:p>100.00 </text:p>
          </table:table-cell>
          <table:table-cell table:number-columns-repeated="2" table:style-name="ce22" office:value-type="float" office:value="100">
            <text:p>100.00 </text:p>
          </table:table-cell>
          <table:table-cell table:style-name="ce28" table:formula="of:=[.L187]" office:value-type="float" office:value="100">
            <text:p>10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EFF-LON-0645</text:p>
          </table:table-cell>
          <table:table-cell table:number-columns-repeated="2"/>
          <table:table-cell office:value-type="string">
            <text:p>dWRMP14-Reclaimed Water: Indirect Potable Reuse-Abbey Mills 150 Ml/d - NRO</text:p>
          </table:table-cell>
          <table:table-cell office:value-type="string">
            <text:p>Sop1080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L188]" office:value-type="float" office:value="150">
            <text:p>150.00 </text:p>
          </table:table-cell>
          <table:table-cell table:number-columns-repeated="2" table:style-name="ce22" office:value-type="float" office:value="150">
            <text:p>150.00 </text:p>
          </table:table-cell>
          <table:table-cell table:style-name="ce28" table:formula="of:=[.L188]" office:value-type="float" office:value="150">
            <text:p>15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GW-GUI-0570</text:p>
          </table:table-cell>
          <table:table-cell table:number-columns-repeated="2"/>
          <table:table-cell office:value-type="string">
            <text:p>dWRMP14-Development of groundwater resources-Mousehill and Rodborough</text:p>
          </table:table-cell>
          <table:table-cell office:value-type="string">
            <text:p>Sop823_ph2b</text:p>
          </table:table-cell>
          <table:table-cell office:value-type="string">
            <text:p>TWU</text:p>
          </table:table-cell>
          <table:table-cell office:value-type="string">
            <text:p>GUI</text:p>
          </table:table-cell>
          <table:table-cell office:value-type="string">
            <text:p>E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L189]" office:value-type="float" office:value="1.55">
            <text:p>1.55 </text:p>
          </table:table-cell>
          <table:table-cell table:style-name="ce22" office:value-type="float" office:value="1.55">
            <text:p>1.55 </text:p>
          </table:table-cell>
          <table:table-cell table:style-name="ce22" office:value-type="float" office:value="0.18">
            <text:p>0.18 </text:p>
          </table:table-cell>
          <table:table-cell table:style-name="ce28" table:formula="of:=[.L189]" office:value-type="float" office:value="1.55">
            <text:p>1.55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9" office:value-type="string">
            <text:p>TWU-EGW-KEN-0390</text:p>
          </table:table-cell>
          <table:table-cell table:style-name="ce9" table:number-columns-repeated="2"/>
          <table:table-cell office:value-type="string">
            <text:p>dWRMP14-Development of groundwater resources-Sheeplands Licence Disaggregation</text:p>
          </table:table-cell>
          <table:table-cell office:value-type="string">
            <text:p>Sop1081_ph2b</text:p>
          </table:table-cell>
          <table:table-cell office:value-type="string">
            <text:p>TWU</text:p>
          </table:table-cell>
          <table:table-cell office:value-type="string">
            <text:p>KEN</text:p>
          </table:table-cell>
          <table:table-cell office:value-type="string">
            <text:p>E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L190]" office:value-type="float" office:value="0">
            <text:p>0.00 </text:p>
          </table:table-cell>
          <table:table-cell table:style-name="ce22" office:value-type="float" office:value="0">
            <text:p>0.00 </text:p>
          </table:table-cell>
          <table:table-cell table:style-name="ce22" office:value-type="float" office:value="8.5">
            <text:p>8.50 </text:p>
          </table:table-cell>
          <table:table-cell table:style-name="ce28" table:formula="of:=[.L190]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GW-KEN-0400</text:p>
          </table:table-cell>
          <table:table-cell table:number-columns-repeated="2"/>
          <table:table-cell office:value-type="string">
            <text:p>dWRMP14-Development of groundwater resources-Hungerford (licence increase)</text:p>
          </table:table-cell>
          <table:table-cell office:value-type="string">
            <text:p>Sop827_ph2b</text:p>
          </table:table-cell>
          <table:table-cell office:value-type="string">
            <text:p>TWU</text:p>
          </table:table-cell>
          <table:table-cell office:value-type="string">
            <text:p>KEN</text:p>
          </table:table-cell>
          <table:table-cell office:value-type="string">
            <text:p>E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L191]" office:value-type="float" office:value="1.4">
            <text:p>1.40 </text:p>
          </table:table-cell>
          <table:table-cell table:number-columns-repeated="2" table:style-name="ce22" office:value-type="float" office:value="1.4">
            <text:p>1.40 </text:p>
          </table:table-cell>
          <table:table-cell table:style-name="ce28" table:formula="of:=[.L191]" office:value-type="float" office:value="1.4">
            <text:p>1.4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GW-KEN-0410</text:p>
          </table:table-cell>
          <table:table-cell table:number-columns-repeated="2"/>
          <table:table-cell office:value-type="string">
            <text:p>dWRMP14-Development of groundwater resources-Shalbourne B</text:p>
          </table:table-cell>
          <table:table-cell office:value-type="string">
            <text:p>Sop825_ph2b</text:p>
          </table:table-cell>
          <table:table-cell office:value-type="string">
            <text:p>TWU</text:p>
          </table:table-cell>
          <table:table-cell office:value-type="string">
            <text:p>KEN</text:p>
          </table:table-cell>
          <table:table-cell office:value-type="string">
            <text:p>E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L192]" office:value-type="float" office:value="3.144">
            <text:p>3.14 </text:p>
          </table:table-cell>
          <table:table-cell table:number-columns-repeated="2" table:style-name="ce22" office:value-type="float" office:value="3.144">
            <text:p>3.14 </text:p>
          </table:table-cell>
          <table:table-cell table:style-name="ce28" table:formula="of:=[.L192]" office:value-type="float" office:value="3.144">
            <text:p>3.14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GW-KEN-0430</text:p>
          </table:table-cell>
          <table:table-cell table:number-columns-repeated="2"/>
          <table:table-cell office:value-type="string">
            <text:p>dWRMP14-Development of groundwater resources-Arborfield disused source </text:p>
          </table:table-cell>
          <table:table-cell office:value-type="string">
            <text:p>Sop826_ph2b</text:p>
          </table:table-cell>
          <table:table-cell office:value-type="string">
            <text:p>TWU</text:p>
          </table:table-cell>
          <table:table-cell office:value-type="string">
            <text:p>KEN</text:p>
          </table:table-cell>
          <table:table-cell office:value-type="string">
            <text:p>E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L193]" office:value-type="float" office:value="2">
            <text:p>2.00 </text:p>
          </table:table-cell>
          <table:table-cell table:number-columns-repeated="2" table:style-name="ce22" office:value-type="float" office:value="2">
            <text:p>2.00 </text:p>
          </table:table-cell>
          <table:table-cell table:style-name="ce28" table:formula="of:=[.L193]" office:value-type="float" office:value="2">
            <text:p>2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EGW-KEN-0440</text:p>
          </table:table-cell>
          <table:table-cell table:number-columns-repeated="2"/>
          <table:table-cell office:value-type="string">
            <text:p>dWRMP14-Development of groundwater resources-Cold Ash disused source</text:p>
          </table:table-cell>
          <table:table-cell office:value-type="string">
            <text:p>Sop828_ph2b</text:p>
          </table:table-cell>
          <table:table-cell office:value-type="string">
            <text:p>TWU</text:p>
          </table:table-cell>
          <table:table-cell office:value-type="string">
            <text:p>KEN</text:p>
          </table:table-cell>
          <table:table-cell office:value-type="string">
            <text:p>E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L194]" office:value-type="float" office:value="1.74">
            <text:p>1.74 </text:p>
          </table:table-cell>
          <table:table-cell table:style-name="ce22" office:value-type="float" office:value="1.74">
            <text:p>1.74 </text:p>
          </table:table-cell>
          <table:table-cell table:style-name="ce22" office:value-type="float" office:value="1.82">
            <text:p>1.82 </text:p>
          </table:table-cell>
          <table:table-cell table:style-name="ce28" table:formula="of:=[.L194]" office:value-type="float" office:value="1.74">
            <text:p>1.74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10" office:value-type="string">
            <text:p>TWU-EGW-KEN-0460</text:p>
          </table:table-cell>
          <table:table-cell table:style-name="ce10" table:number-columns-repeated="2"/>
          <table:table-cell office:value-type="string">
            <text:p>dWRMP14-Development of groundwater resources-Playhatch (increased licence)</text:p>
          </table:table-cell>
          <table:table-cell office:value-type="string">
            <text:p>Sop829_ph2b</text:p>
          </table:table-cell>
          <table:table-cell office:value-type="string">
            <text:p>TWU</text:p>
          </table:table-cell>
          <table:table-cell office:value-type="string">
            <text:p>KEN</text:p>
          </table:table-cell>
          <table:table-cell office:value-type="string">
            <text:p>E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L195]" office:value-type="float" office:value="2.2">
            <text:p>2.20 </text:p>
          </table:table-cell>
          <table:table-cell table:style-name="ce22" office:value-type="float" office:value="2.2">
            <text:p>2.20 </text:p>
          </table:table-cell>
          <table:table-cell table:style-name="ce22" office:value-type="float" office:value="1.3">
            <text:p>1.30 </text:p>
          </table:table-cell>
          <table:table-cell table:style-name="ce28" table:formula="of:=[.L195]" office:value-type="float" office:value="2.2">
            <text:p>2.2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GW-KEN-0470</text:p>
          </table:table-cell>
          <table:table-cell table:number-columns-repeated="2"/>
          <table:table-cell office:value-type="string">
            <text:p>dWRMP14-Development of groundwater resources-Mortimer (transfer Arborfield lic)</text:p>
          </table:table-cell>
          <table:table-cell office:value-type="string">
            <text:p>Sop830_ph2b</text:p>
          </table:table-cell>
          <table:table-cell office:value-type="string">
            <text:p>TWU</text:p>
          </table:table-cell>
          <table:table-cell office:value-type="string">
            <text:p>KEN</text:p>
          </table:table-cell>
          <table:table-cell office:value-type="string">
            <text:p>E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L196]" office:value-type="float" office:value="0">
            <text:p>0.00 </text:p>
          </table:table-cell>
          <table:table-cell table:style-name="ce22" office:value-type="float" office:value="0">
            <text:p>0.00 </text:p>
          </table:table-cell>
          <table:table-cell table:style-name="ce22" office:value-type="float" office:value="1.2">
            <text:p>1.20 </text:p>
          </table:table-cell>
          <table:table-cell table:style-name="ce28" table:formula="of:=[.L196]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EGW-LON-0200</text:p>
          </table:table-cell>
          <table:table-cell table:number-columns-repeated="2"/>
          <table:table-cell office:value-type="string">
            <text:p>WT253 (WS012) <text:s/>ELRED 0.95 Ml/d increase</text:p>
          </table:table-cell>
          <table:table-cell office:value-type="string">
            <text:p>Sop853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style-name="ce28" table:formula="of:=[.L197]" office:value-type="float" office:value="0.95">
            <text:p>0.95 </text:p>
          </table:table-cell>
          <table:table-cell table:number-columns-repeated="2" table:style-name="ce22" office:value-type="float" office:value="0.95">
            <text:p>0.95 </text:p>
          </table:table-cell>
          <table:table-cell table:style-name="ce28" table:formula="of:=[.L197]" office:value-type="float" office:value="0.95">
            <text:p>0.95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GW-LON-0340</text:p>
          </table:table-cell>
          <table:table-cell table:number-columns-repeated="2"/>
          <table:table-cell office:value-type="string">
            <text:p>WT253 (WS013) Honor Oak new boreholes</text:p>
          </table:table-cell>
          <table:table-cell office:value-type="string">
            <text:p>Sop855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L198]" office:value-type="float" office:value="1.48">
            <text:p>1.48 </text:p>
          </table:table-cell>
          <table:table-cell table:style-name="ce22" office:value-type="float" office:value="1.48">
            <text:p>1.48 </text:p>
          </table:table-cell>
          <table:table-cell table:style-name="ce22" office:value-type="float" office:value="2">
            <text:p>2.00 </text:p>
          </table:table-cell>
          <table:table-cell table:style-name="ce28" table:formula="of:=[.L198]" office:value-type="float" office:value="1.48">
            <text:p>1.48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GW-LON-0350</text:p>
          </table:table-cell>
          <table:table-cell table:number-columns-repeated="2"/>
          <table:table-cell office:value-type="string">
            <text:p>WT253 (WS010) Addington new borehole (1.52 Ml/d av/ 4.42 Ml/d pk)</text:p>
          </table:table-cell>
          <table:table-cell office:value-type="string">
            <text:p>Sop856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EGW</text:p>
          </table:table-cell>
          <table:table-cell office:value-type="float" office:value="2018">
            <text:p>2018</text:p>
          </table:table-cell>
          <table:table-cell office:value-type="float" office:value="60">
            <text:p>60</text:p>
          </table:table-cell>
          <table:table-cell table:style-name="ce28" table:formula="of:=[.L199]" office:value-type="float" office:value="1.5">
            <text:p>1.50 </text:p>
          </table:table-cell>
          <table:table-cell table:style-name="ce22" office:value-type="float" office:value="1.5">
            <text:p>1.50 </text:p>
          </table:table-cell>
          <table:table-cell table:style-name="ce22" office:value-type="float" office:value="4.42">
            <text:p>4.42 </text:p>
          </table:table-cell>
          <table:table-cell table:style-name="ce28" table:formula="of:=[.L199]" office:value-type="float" office:value="1.5">
            <text:p>1.5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EGW-SWA-0480</text:p>
          </table:table-cell>
          <table:table-cell table:number-columns-repeated="2"/>
          <table:table-cell office:value-type="string">
            <text:p>dWRMP14-Development of groundwater resources-Bourne End (increased licence)</text:p>
          </table:table-cell>
          <table:table-cell office:value-type="string">
            <text:p>Sop874_ph2b</text:p>
          </table:table-cell>
          <table:table-cell office:value-type="string">
            <text:p>TWU</text:p>
          </table:table-cell>
          <table:table-cell office:value-type="string">
            <text:p>SWA</text:p>
          </table:table-cell>
          <table:table-cell office:value-type="string">
            <text:p>E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L200]" office:value-type="float" office:value="0">
            <text:p>0.00 </text:p>
          </table:table-cell>
          <table:table-cell table:style-name="ce22" office:value-type="float" office:value="0">
            <text:p>0.00 </text:p>
          </table:table-cell>
          <table:table-cell table:style-name="ce22" office:value-type="float" office:value="9.3">
            <text:p>9.30 </text:p>
          </table:table-cell>
          <table:table-cell table:style-name="ce28" table:formula="of:=[.L200]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GW-SWA-0500</text:p>
          </table:table-cell>
          <table:table-cell table:number-columns-repeated="2"/>
          <table:table-cell office:value-type="string">
            <text:p>dWRMP14-Development of groundwater resources-Datchet (pumps)</text:p>
          </table:table-cell>
          <table:table-cell office:value-type="string">
            <text:p>Sop875_ph2b</text:p>
          </table:table-cell>
          <table:table-cell office:value-type="string">
            <text:p>TWU</text:p>
          </table:table-cell>
          <table:table-cell office:value-type="string">
            <text:p>SWA</text:p>
          </table:table-cell>
          <table:table-cell office:value-type="string">
            <text:p>E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L201]" office:value-type="float" office:value="0">
            <text:p>0.00 </text:p>
          </table:table-cell>
          <table:table-cell table:style-name="ce22" office:value-type="float" office:value="0">
            <text:p>0.00 </text:p>
          </table:table-cell>
          <table:table-cell table:style-name="ce22" office:value-type="float" office:value="3.5">
            <text:p>3.50 </text:p>
          </table:table-cell>
          <table:table-cell table:style-name="ce28" table:formula="of:=[.L201]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EGW-SWA-0550</text:p>
          </table:table-cell>
          <table:table-cell table:number-columns-repeated="2"/>
          <table:table-cell office:value-type="string">
            <text:p>dWRMP14-Development of groundwater resources-Taplow (increased licence)</text:p>
          </table:table-cell>
          <table:table-cell office:value-type="string">
            <text:p>Sop877_ph2b</text:p>
          </table:table-cell>
          <table:table-cell office:value-type="string">
            <text:p>TWU</text:p>
          </table:table-cell>
          <table:table-cell office:value-type="string">
            <text:p>SWA</text:p>
          </table:table-cell>
          <table:table-cell office:value-type="string">
            <text:p>E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L202]" office:value-type="float" office:value="5.1">
            <text:p>5.10 </text:p>
          </table:table-cell>
          <table:table-cell table:number-columns-repeated="2" table:style-name="ce22" office:value-type="float" office:value="5.1">
            <text:p>5.10 </text:p>
          </table:table-cell>
          <table:table-cell table:style-name="ce28" table:formula="of:=[.L202]" office:value-type="float" office:value="5.1">
            <text:p>5.1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EGW-SWX-0120</text:p>
          </table:table-cell>
          <table:table-cell table:number-columns-repeated="2"/>
          <table:table-cell office:value-type="string">
            <text:p>dWRMP14-Development of groundwater resources-Woods Farm (Increased licence)</text:p>
          </table:table-cell>
          <table:table-cell office:value-type="string">
            <text:p>Sop1082_ph2b</text:p>
          </table:table-cell>
          <table:table-cell office:value-type="string">
            <text:p>TWU</text:p>
          </table:table-cell>
          <table:table-cell office:value-type="string">
            <text:p>SWX</text:p>
          </table:table-cell>
          <table:table-cell office:value-type="string">
            <text:p>E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L203]" office:value-type="float" office:value="3">
            <text:p>3.00 </text:p>
          </table:table-cell>
          <table:table-cell table:style-name="ce22" office:value-type="float" office:value="3">
            <text:p>3.00 </text:p>
          </table:table-cell>
          <table:table-cell table:style-name="ce22" office:value-type="float" office:value="3.5">
            <text:p>3.50 </text:p>
          </table:table-cell>
          <table:table-cell table:style-name="ce28" table:formula="of:=[.L203]" office:value-type="float" office:value="3">
            <text:p>3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NGW-KEN-0420</text:p>
          </table:table-cell>
          <table:table-cell table:number-columns-repeated="2"/>
          <table:table-cell office:value-type="string">
            <text:p>dWRMP14-Development of groundwater resources-Mapledurham </text:p>
          </table:table-cell>
          <table:table-cell office:value-type="string">
            <text:p>Sop833_ph2b</text:p>
          </table:table-cell>
          <table:table-cell office:value-type="string">
            <text:p>TWU</text:p>
          </table:table-cell>
          <table:table-cell office:value-type="string">
            <text:p>KEN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L204]" office:value-type="float" office:value="10">
            <text:p>10.00 </text:p>
          </table:table-cell>
          <table:table-cell table:style-name="ce22" office:value-type="float" office:value="10">
            <text:p>10.00 </text:p>
          </table:table-cell>
          <table:table-cell table:style-name="ce22" office:value-type="float" office:value="15">
            <text:p>15.00 </text:p>
          </table:table-cell>
          <table:table-cell table:style-name="ce28" table:formula="of:=[.L204]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NGW-KEN-0650</text:p>
          </table:table-cell>
          <table:table-cell table:number-columns-repeated="2"/>
          <table:table-cell office:value-type="string">
            <text:p>dWRMP14-Development of groundwater resources-Fobney BH</text:p>
          </table:table-cell>
          <table:table-cell office:value-type="string">
            <text:p>Sop1083_ph2b</text:p>
          </table:table-cell>
          <table:table-cell office:value-type="string">
            <text:p>TWU</text:p>
          </table:table-cell>
          <table:table-cell office:value-type="string">
            <text:p>KEN</text:p>
          </table:table-cell>
          <table:table-cell office:value-type="string">
            <text:p>N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style-name="ce28" table:formula="of:=[.L205]" office:value-type="float" office:value="8">
            <text:p>8.00 </text:p>
          </table:table-cell>
          <table:table-cell table:style-name="ce22" office:value-type="float" office:value="8">
            <text:p>8.00 </text:p>
          </table:table-cell>
          <table:table-cell table:style-name="ce22" office:value-type="float" office:value="10">
            <text:p>10.00 </text:p>
          </table:table-cell>
          <table:table-cell table:style-name="ce28" table:formula="of:=[.L205]" office:value-type="float" office:value="8">
            <text:p>8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NGW-KEN-0660</text:p>
          </table:table-cell>
          <table:table-cell table:number-columns-repeated="2"/>
          <table:table-cell office:value-type="string">
            <text:p>dWRMP14-Development of groundwater resources-Mortimer disused source</text:p>
          </table:table-cell>
          <table:table-cell office:value-type="string">
            <text:p>Sop1084_ph2b</text:p>
          </table:table-cell>
          <table:table-cell office:value-type="string">
            <text:p>TWU</text:p>
          </table:table-cell>
          <table:table-cell office:value-type="string">
            <text:p>KEN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L206]" office:value-type="float" office:value="4.5">
            <text:p>4.50 </text:p>
          </table:table-cell>
          <table:table-cell table:number-columns-repeated="2" table:style-name="ce22" office:value-type="float" office:value="4.5">
            <text:p>4.50 </text:p>
          </table:table-cell>
          <table:table-cell table:style-name="ce28" table:formula="of:=[.L206]" office:value-type="float" office:value="4.5">
            <text:p>4.5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NGW-KEN-0670</text:p>
          </table:table-cell>
          <table:table-cell table:number-columns-repeated="2"/>
          <table:table-cell office:value-type="string">
            <text:p>dWRMP14-Development of groundwater resources-Purley</text:p>
          </table:table-cell>
          <table:table-cell office:value-type="string">
            <text:p>Sop1085_ph2b</text:p>
          </table:table-cell>
          <table:table-cell office:value-type="string">
            <text:p>TWU</text:p>
          </table:table-cell>
          <table:table-cell office:value-type="string">
            <text:p>KEN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L207]" office:value-type="float" office:value="10">
            <text:p>10.00 </text:p>
          </table:table-cell>
          <table:table-cell table:style-name="ce22" office:value-type="float" office:value="10">
            <text:p>10.00 </text:p>
          </table:table-cell>
          <table:table-cell table:style-name="ce22" office:value-type="float" office:value="15">
            <text:p>15.00 </text:p>
          </table:table-cell>
          <table:table-cell table:style-name="ce28" table:formula="of:=[.L207]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NGW-LON-0680</text:p>
          </table:table-cell>
          <table:table-cell table:number-columns-repeated="2"/>
          <table:table-cell office:value-type="string">
            <text:p>dWRMP14-Development of groundwater resources-Southfleet/Greenhithe (disagg)</text:p>
          </table:table-cell>
          <table:table-cell office:value-type="string">
            <text:p>Sop1086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L208]" office:value-type="float" office:value="9">
            <text:p>9.00 </text:p>
          </table:table-cell>
          <table:table-cell table:number-columns-repeated="2" table:style-name="ce22" office:value-type="float" office:value="9">
            <text:p>9.00 </text:p>
          </table:table-cell>
          <table:table-cell table:style-name="ce28" table:formula="of:=[.L208]" office:value-type="float" office:value="9">
            <text:p>9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NGW-LON-0690</text:p>
          </table:table-cell>
          <table:table-cell table:number-columns-repeated="2"/>
          <table:table-cell office:value-type="string">
            <text:p>dWRMP14-Development of groundwater resources-Tottenham BH</text:p>
          </table:table-cell>
          <table:table-cell office:value-type="string">
            <text:p>Sop1087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N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style-name="ce28" table:formula="of:=[.L209]" office:value-type="float" office:value="1.4">
            <text:p>1.40 </text:p>
          </table:table-cell>
          <table:table-cell table:number-columns-repeated="2" table:style-name="ce22" office:value-type="float" office:value="1.4">
            <text:p>1.40 </text:p>
          </table:table-cell>
          <table:table-cell table:style-name="ce28" table:formula="of:=[.L209]" office:value-type="float" office:value="1.4">
            <text:p>1.4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NGW-SWA-0700</text:p>
          </table:table-cell>
          <table:table-cell table:number-columns-repeated="2"/>
          <table:table-cell office:value-type="string">
            <text:p>dWRMP14-Development of groundwater resources-Medmenham (increased licence)</text:p>
          </table:table-cell>
          <table:table-cell office:value-type="string">
            <text:p>Sop1088_ph2b</text:p>
          </table:table-cell>
          <table:table-cell office:value-type="string">
            <text:p>TWU</text:p>
          </table:table-cell>
          <table:table-cell office:value-type="string">
            <text:p>SWA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L210]" office:value-type="float" office:value="10">
            <text:p>10.00 </text:p>
          </table:table-cell>
          <table:table-cell table:style-name="ce22" office:value-type="float" office:value="10">
            <text:p>10.00 </text:p>
          </table:table-cell>
          <table:table-cell table:style-name="ce22" office:value-type="float" office:value="0">
            <text:p>0.00 </text:p>
          </table:table-cell>
          <table:table-cell table:style-name="ce28" table:formula="of:=[.L210]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NGW-SWX-0090</text:p>
          </table:table-cell>
          <table:table-cell table:number-columns-repeated="2"/>
          <table:table-cell office:value-type="string">
            <text:p>WT253 WS034A South Stoke Replacement resource</text:p>
          </table:table-cell>
          <table:table-cell office:value-type="string">
            <text:p>Sop886_ph2b</text:p>
          </table:table-cell>
          <table:table-cell office:value-type="string">
            <text:p>TWU</text:p>
          </table:table-cell>
          <table:table-cell office:value-type="string">
            <text:p>SWX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L211]" office:value-type="float" office:value="2">
            <text:p>2.00 </text:p>
          </table:table-cell>
          <table:table-cell table:style-name="ce22" office:value-type="float" office:value="2">
            <text:p>2.00 </text:p>
          </table:table-cell>
          <table:table-cell table:style-name="ce22" office:value-type="float" office:value="3.5">
            <text:p>3.50 </text:p>
          </table:table-cell>
          <table:table-cell table:style-name="ce28" table:formula="of:=[.L211]" office:value-type="float" office:value="2">
            <text:p>2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NGW-SWX-0091</text:p>
          </table:table-cell>
          <table:table-cell table:number-columns-repeated="2"/>
          <table:table-cell office:value-type="string">
            <text:p>WT253 WS034B South Stoke Replacement resource</text:p>
          </table:table-cell>
          <table:table-cell office:value-type="string">
            <text:p>Sop1089_ph2b</text:p>
          </table:table-cell>
          <table:table-cell office:value-type="string">
            <text:p>TWU</text:p>
          </table:table-cell>
          <table:table-cell office:value-type="string">
            <text:p>SWX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L212]" office:value-type="float" office:value="5">
            <text:p>5.00 </text:p>
          </table:table-cell>
          <table:table-cell table:style-name="ce22" office:value-type="float" office:value="5">
            <text:p>5.00 </text:p>
          </table:table-cell>
          <table:table-cell table:style-name="ce22" office:value-type="float" office:value="10">
            <text:p>10.00 </text:p>
          </table:table-cell>
          <table:table-cell table:style-name="ce28" table:formula="of:=[.L212]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NGW-SWX-0110</text:p>
          </table:table-cell>
          <table:table-cell table:number-columns-repeated="2"/>
          <table:table-cell office:value-type="string">
            <text:p>WT253 (WS033) Moulsford Replacement Resource option 1</text:p>
          </table:table-cell>
          <table:table-cell office:value-type="string">
            <text:p>Sop887_ph2b</text:p>
          </table:table-cell>
          <table:table-cell office:value-type="string">
            <text:p>TWU</text:p>
          </table:table-cell>
          <table:table-cell office:value-type="string">
            <text:p>SWX</text:p>
          </table:table-cell>
          <table:table-cell office:value-type="string">
            <text:p>NGW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style-name="ce28" table:formula="of:=[.L213]" office:value-type="float" office:value="5">
            <text:p>5.00 </text:p>
          </table:table-cell>
          <table:table-cell table:style-name="ce22" office:value-type="float" office:value="5">
            <text:p>5.00 </text:p>
          </table:table-cell>
          <table:table-cell table:style-name="ce22" office:value-type="float" office:value="10">
            <text:p>10.00 </text:p>
          </table:table-cell>
          <table:table-cell table:style-name="ce28" table:formula="of:=[.L213]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NGW-SWX-0250</text:p>
          </table:table-cell>
          <table:table-cell table:number-columns-repeated="2"/>
          <table:table-cell office:value-type="string">
            <text:p>WT253 WS033 Moulsford Replacement Resource option 2</text:p>
          </table:table-cell>
          <table:table-cell office:value-type="string">
            <text:p>Sop888_ph2b</text:p>
          </table:table-cell>
          <table:table-cell office:value-type="string">
            <text:p>TWU</text:p>
          </table:table-cell>
          <table:table-cell office:value-type="string">
            <text:p>SWX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L214]" office:value-type="float" office:value="2">
            <text:p>2.00 </text:p>
          </table:table-cell>
          <table:table-cell table:style-name="ce22" office:value-type="float" office:value="2">
            <text:p>2.00 </text:p>
          </table:table-cell>
          <table:table-cell table:style-name="ce22" office:value-type="float" office:value="3.5">
            <text:p>3.50 </text:p>
          </table:table-cell>
          <table:table-cell table:style-name="ce28" table:formula="of:=[.L214]" office:value-type="float" office:value="2">
            <text:p>2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NSW-LON-0710</text:p>
          </table:table-cell>
          <table:table-cell table:number-columns-repeated="2"/>
          <table:table-cell office:value-type="string">
            <text:p>dWRMP14-Direct River Abstraction-Lower Lee SW Abstraction</text:p>
          </table:table-cell>
          <table:table-cell office:value-type="string">
            <text:p>Sop1090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NSW</text:p>
          </table:table-cell>
          <table:table-cell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style-name="ce28" table:formula="of:=[.L215]" office:value-type="float" office:value="75">
            <text:p>75.00 </text:p>
          </table:table-cell>
          <table:table-cell table:style-name="ce22" office:value-type="float" office:value="75">
            <text:p>75.00 </text:p>
          </table:table-cell>
          <table:table-cell table:style-name="ce22" office:value-type="float" office:value="150">
            <text:p>150.00 </text:p>
          </table:table-cell>
          <table:table-cell table:style-name="ce28" table:formula="of:=[.L215]" office:value-type="float" office:value="75">
            <text:p>7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NSW-SWX-0100</text:p>
          </table:table-cell>
          <table:table-cell table:number-columns-repeated="2"/>
          <table:table-cell office:value-type="string">
            <text:p>dWRMP14-DRA: Development of surface water sources - Culham (Farmoor)</text:p>
          </table:table-cell>
          <table:table-cell office:value-type="string">
            <text:p>Sop889_ph2b</text:p>
          </table:table-cell>
          <table:table-cell office:value-type="string">
            <text:p>TWU</text:p>
          </table:table-cell>
          <table:table-cell office:value-type="string">
            <text:p>SWX</text:p>
          </table:table-cell>
          <table:table-cell office:value-type="string">
            <text:p>NS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style-name="ce28" table:formula="of:=[.L216]" office:value-type="float" office:value="4">
            <text:p>4.00 </text:p>
          </table:table-cell>
          <table:table-cell table:number-columns-repeated="2" table:style-name="ce22" office:value-type="float" office:value="4">
            <text:p>4.00 </text:p>
          </table:table-cell>
          <table:table-cell table:style-name="ce28" table:formula="of:=[.L216]" office:value-type="float" office:value="4">
            <text:p>4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LON-0014</text:p>
          </table:table-cell>
          <table:table-cell table:number-columns-repeated="2"/>
          <table:table-cell office:value-type="string">
            <text:p>dWRMP14-NewReservoirStorage:RiverRegulationReservoir-Abingdon 50 (Lon)</text:p>
          </table:table-cell>
          <table:table-cell office:value-type="string">
            <text:p>Sop1166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L217]" office:value-type="float" office:value="101">
            <text:p>101.00 </text:p>
          </table:table-cell>
          <table:table-cell table:number-columns-repeated="2" table:style-name="ce22" office:value-type="float" office:value="101">
            <text:p>101.00 </text:p>
          </table:table-cell>
          <table:table-cell table:style-name="ce28" table:formula="of:=[.L217]" office:value-type="float" office:value="101">
            <text:p>101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LON-0752</text:p>
          </table:table-cell>
          <table:table-cell table:number-columns-repeated="2"/>
          <table:table-cell office:value-type="string">
            <text:p>dWRMP14-New Reservoir Storage: River Regulation Reservoir-Chinnor 75 (Lon)</text:p>
          </table:table-cell>
          <table:table-cell office:value-type="string">
            <text:p>Sop1091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L218]" office:value-type="float" office:value="151">
            <text:p>151.00 </text:p>
          </table:table-cell>
          <table:table-cell table:number-columns-repeated="2" table:style-name="ce22" office:value-type="float" office:value="151">
            <text:p>151.00 </text:p>
          </table:table-cell>
          <table:table-cell table:style-name="ce28" table:formula="of:=[.L218]" office:value-type="float" office:value="151">
            <text:p>151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LON-0753</text:p>
          </table:table-cell>
          <table:table-cell table:number-columns-repeated="2"/>
          <table:table-cell office:value-type="string">
            <text:p>dWRMP14-NewReservoirStorage:RiverRegulationReservoir- Chinnor 100 (Lon)</text:p>
          </table:table-cell>
          <table:table-cell office:value-type="string">
            <text:p>Sop1092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L219]" office:value-type="float" office:value="201">
            <text:p>201.00 </text:p>
          </table:table-cell>
          <table:table-cell table:number-columns-repeated="2" table:style-name="ce22" office:value-type="float" office:value="201">
            <text:p>201.00 </text:p>
          </table:table-cell>
          <table:table-cell table:style-name="ce28" table:formula="of:=[.L219]" office:value-type="float" office:value="201">
            <text:p>201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LON-0762</text:p>
          </table:table-cell>
          <table:table-cell table:number-columns-repeated="2"/>
          <table:table-cell office:value-type="string">
            <text:p>WRMP14-New Reservoir Storage: River Regulation Reservoir-Longworth 30 (Lon)</text:p>
          </table:table-cell>
          <table:table-cell office:value-type="string">
            <text:p>Sop1093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L220]" office:value-type="float" office:value="63">
            <text:p>63.00 </text:p>
          </table:table-cell>
          <table:table-cell table:number-columns-repeated="2" table:style-name="ce22" office:value-type="float" office:value="63">
            <text:p>63.00 </text:p>
          </table:table-cell>
          <table:table-cell table:style-name="ce28" table:formula="of:=[.L220]" office:value-type="float" office:value="63">
            <text:p>63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LON-0763</text:p>
          </table:table-cell>
          <table:table-cell table:number-columns-repeated="2"/>
          <table:table-cell office:value-type="string">
            <text:p>dWRMP14-New Reservoir Storage: River Regulation Reservoir-Longworth 50 (Lon)</text:p>
          </table:table-cell>
          <table:table-cell office:value-type="string">
            <text:p>Sop1094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L221]" office:value-type="float" office:value="101">
            <text:p>101.00 </text:p>
          </table:table-cell>
          <table:table-cell table:number-columns-repeated="2" table:style-name="ce22" office:value-type="float" office:value="101">
            <text:p>101.00 </text:p>
          </table:table-cell>
          <table:table-cell table:style-name="ce28" table:formula="of:=[.L221]" office:value-type="float" office:value="101">
            <text:p>101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LON-0780</text:p>
          </table:table-cell>
          <table:table-cell table:number-columns-repeated="2"/>
          <table:table-cell office:value-type="string">
            <text:p>dWRMP14-NewReservoirStorage:RiverRegulationReservoir-Abingdon 30 (Lon)</text:p>
          </table:table-cell>
          <table:table-cell office:value-type="string">
            <text:p>Sop1095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L222]" office:value-type="float" office:value="63">
            <text:p>63.00 </text:p>
          </table:table-cell>
          <table:table-cell table:number-columns-repeated="2" table:style-name="ce22" office:value-type="float" office:value="63">
            <text:p>63.00 </text:p>
          </table:table-cell>
          <table:table-cell table:style-name="ce28" table:formula="of:=[.L222]" office:value-type="float" office:value="63">
            <text:p>63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LON-0781</text:p>
          </table:table-cell>
          <table:table-cell table:number-columns-repeated="2"/>
          <table:table-cell office:value-type="string">
            <text:p>dWRMP14-NewReservoirStorage:RiverRegulationReservoir-ABI75 Phase 1</text:p>
          </table:table-cell>
          <table:table-cell office:value-type="string">
            <text:p>Sop1096_ph2b</text:p>
          </table:table-cell>
          <table:table-cell office:value-type="string">
            <text:p>TWU</text:p>
          </table:table-cell>
          <table:table-cell office:value-type="string">
            <text:p>LON</text:p>
          </table:table-cell>
          <table:table-cell office:value-type="string">
            <text:p>RES</text:p>
          </table:table-cell>
          <table:table-cell table:style-name="ce19"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L223]" office:value-type="float" office:value="151">
            <text:p>151.00 </text:p>
          </table:table-cell>
          <table:table-cell table:number-columns-repeated="2" table:style-name="ce22" office:value-type="float" office:value="151">
            <text:p>151.00 </text:p>
          </table:table-cell>
          <table:table-cell table:style-name="ce28" table:formula="of:=[.L223]" office:value-type="float" office:value="151">
            <text:p>151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4" office:value-type="string">
            <text:p>TW-RES-SWX-0130</text:p>
          </table:table-cell>
          <table:table-cell table:style-name="ce4" table:number-columns-repeated="2"/>
          <table:table-cell table:style-name="ce4" office:value-type="string">
            <text:p>dWRMP14-New Reservoir Storage: Direct Supply Reservoir-Longworth 30 (SWOX)</text:p>
          </table:table-cell>
          <table:table-cell table:style-name="ce4" office:value-type="string">
            <text:p>Sop891_ph2b</text:p>
          </table:table-cell>
          <table:table-cell office:value-type="string">
            <text:p>TWU</text:p>
          </table:table-cell>
          <table:table-cell office:value-type="string">
            <text:p>SWX</text:p>
          </table:table-cell>
          <table:table-cell table:style-name="ce4"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L224]" office:value-type="float" office:value="55">
            <text:p>55.00 </text:p>
          </table:table-cell>
          <table:table-cell table:style-name="ce22" office:value-type="float" office:value="55">
            <text:p>55.00 </text:p>
          </table:table-cell>
          <table:table-cell table:style-name="ce22" office:value-type="float" office:value="69">
            <text:p>69.00 </text:p>
          </table:table-cell>
          <table:table-cell table:style-name="ce28" table:formula="of:=[.L224]" office:value-type="float" office:value="55">
            <text:p>5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SWX-0140</text:p>
          </table:table-cell>
          <table:table-cell table:number-columns-repeated="2"/>
          <table:table-cell office:value-type="string">
            <text:p>dWRMP14-New Reservoir Storage: Direct Supply Reservoir-Abingdon 30 (SWOX)</text:p>
          </table:table-cell>
          <table:table-cell office:value-type="string">
            <text:p>Sop892_ph2b</text:p>
          </table:table-cell>
          <table:table-cell office:value-type="string">
            <text:p>TWU</text:p>
          </table:table-cell>
          <table:table-cell office:value-type="string">
            <text:p>SWX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L225]" office:value-type="float" office:value="55">
            <text:p>55.00 </text:p>
          </table:table-cell>
          <table:table-cell table:style-name="ce22" office:value-type="float" office:value="55">
            <text:p>55.00 </text:p>
          </table:table-cell>
          <table:table-cell table:style-name="ce22" office:value-type="float" office:value="69">
            <text:p>69.00 </text:p>
          </table:table-cell>
          <table:table-cell table:style-name="ce28" table:formula="of:=[.L225]" office:value-type="float" office:value="55">
            <text:p>5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UTR-0003</text:p>
          </table:table-cell>
          <table:table-cell table:number-columns-repeated="2"/>
          <table:table-cell office:value-type="string">
            <text:p>dWRMP14-NewReservoirStorage:RiverRegulation &amp; DirectSupply-Abi 75+75ph2</text:p>
          </table:table-cell>
          <table:table-cell table:style-name="ce4" office:value-type="string">
            <text:p>Sop906_ph2b</text:p>
          </table:table-cell>
          <table:table-cell office:value-type="string">
            <text:p>TWU</text:p>
          </table:table-cell>
          <table:table-cell office:value-type="string">
            <text:p>UTR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L226]" office:value-type="float" office:value="151">
            <text:p>151.00 </text:p>
          </table:table-cell>
          <table:table-cell table:number-columns-repeated="2" table:style-name="ce22" office:value-type="float" office:value="151">
            <text:p>151.00 </text:p>
          </table:table-cell>
          <table:table-cell table:style-name="ce28" table:formula="of:=[.L226]" office:value-type="float" office:value="151">
            <text:p>151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UTR-0004</text:p>
          </table:table-cell>
          <table:table-cell table:number-columns-repeated="2"/>
          <table:table-cell office:value-type="string">
            <text:p>dWRMP14-NewReservoirStorgae:RiverRegulation &amp; Direct Supply-Abingdon150(SWOX/LON</text:p>
          </table:table-cell>
          <table:table-cell office:value-type="string">
            <text:p>Sop908_ph2b</text:p>
          </table:table-cell>
          <table:table-cell office:value-type="string">
            <text:p>TWU</text:p>
          </table:table-cell>
          <table:table-cell office:value-type="string">
            <text:p>UTR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L227]" office:value-type="float" office:value="294">
            <text:p>294.00 </text:p>
          </table:table-cell>
          <table:table-cell table:number-columns-repeated="2" table:style-name="ce22" office:value-type="float" office:value="294">
            <text:p>294.00 </text:p>
          </table:table-cell>
          <table:table-cell table:style-name="ce28" table:formula="of:=[.L227]" office:value-type="float" office:value="294">
            <text:p>294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UTR-0005</text:p>
          </table:table-cell>
          <table:table-cell table:number-columns-repeated="2"/>
          <table:table-cell office:value-type="string">
            <text:p>dWRMP14-NewReservoir Storage:River Regulation and Direct Supply-Abingdon100</text:p>
          </table:table-cell>
          <table:table-cell office:value-type="string">
            <text:p>Sop910_ph2b</text:p>
          </table:table-cell>
          <table:table-cell office:value-type="string">
            <text:p>TWU</text:p>
          </table:table-cell>
          <table:table-cell office:value-type="string">
            <text:p>UTR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L228]" office:value-type="float" office:value="210">
            <text:p>210.00 </text:p>
          </table:table-cell>
          <table:table-cell table:number-columns-repeated="2" table:style-name="ce22" office:value-type="float" office:value="210">
            <text:p>210.00 </text:p>
          </table:table-cell>
          <table:table-cell table:style-name="ce28" table:formula="of:=[.L228]" office:value-type="float" office:value="210">
            <text:p>21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UTR-0007</text:p>
          </table:table-cell>
          <table:table-cell table:number-columns-repeated="2"/>
          <table:table-cell office:value-type="string">
            <text:p>dWRMP14-New Reservoir Storage: River Regulation Reservoir-Abingdon 75 (Lon)</text:p>
          </table:table-cell>
          <table:table-cell office:value-type="string">
            <text:p>Sop1168_ph2b</text:p>
          </table:table-cell>
          <table:table-cell office:value-type="string">
            <text:p>TWU</text:p>
          </table:table-cell>
          <table:table-cell office:value-type="string">
            <text:p>UTR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L229]" office:value-type="float" office:value="151">
            <text:p>151.00 </text:p>
          </table:table-cell>
          <table:table-cell table:number-columns-repeated="2" table:style-name="ce22" office:value-type="float" office:value="151">
            <text:p>151.00 </text:p>
          </table:table-cell>
          <table:table-cell table:style-name="ce28" table:formula="of:=[.L229]" office:value-type="float" office:value="151">
            <text:p>151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UTR-0008</text:p>
          </table:table-cell>
          <table:table-cell table:number-columns-repeated="2"/>
          <table:table-cell office:value-type="string">
            <text:p>dWRMP14-New Reservoir Storage: River Regulation Reservoir- ABI 100 (Lon)</text:p>
          </table:table-cell>
          <table:table-cell office:value-type="string">
            <text:p>Sop1165_ph2b</text:p>
          </table:table-cell>
          <table:table-cell office:value-type="string">
            <text:p>TWU</text:p>
          </table:table-cell>
          <table:table-cell office:value-type="string">
            <text:p>UTR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L230]" office:value-type="float" office:value="201">
            <text:p>201.00 </text:p>
          </table:table-cell>
          <table:table-cell table:number-columns-repeated="2" table:style-name="ce22" office:value-type="float" office:value="201">
            <text:p>201.00 </text:p>
          </table:table-cell>
          <table:table-cell table:style-name="ce28" table:formula="of:=[.L230]" office:value-type="float" office:value="201">
            <text:p>201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UTR-0009</text:p>
          </table:table-cell>
          <table:table-cell table:number-columns-repeated="2"/>
          <table:table-cell office:value-type="string">
            <text:p>dWRMP14-New Reservoir Storage: River Regulation Reservoir- ABI 150 (Lon)</text:p>
          </table:table-cell>
          <table:table-cell office:value-type="string">
            <text:p>Sop1169_ph2b</text:p>
          </table:table-cell>
          <table:table-cell office:value-type="string">
            <text:p>TWU</text:p>
          </table:table-cell>
          <table:table-cell office:value-type="string">
            <text:p>UTR</text:p>
          </table:table-cell>
          <table:table-cell office:value-type="string">
            <text:p>RES</text:p>
          </table:table-cell>
          <table:table-cell table:style-name="ce19"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L231]" office:value-type="float" office:value="283">
            <text:p>283.00 </text:p>
          </table:table-cell>
          <table:table-cell table:number-columns-repeated="2" table:style-name="ce22" office:value-type="float" office:value="283">
            <text:p>283.00 </text:p>
          </table:table-cell>
          <table:table-cell table:style-name="ce28" table:formula="of:=[.L231]" office:value-type="float" office:value="283">
            <text:p>283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UTR-0010</text:p>
          </table:table-cell>
          <table:table-cell table:number-columns-repeated="2"/>
          <table:table-cell office:value-type="string">
            <text:p>dWRMP14 - Reservoirs - Abingdon 75+75 (SWOX/Lon) Phase 1 </text:p>
          </table:table-cell>
          <table:table-cell office:value-type="string">
            <text:p>Sop903_ph2b</text:p>
          </table:table-cell>
          <table:table-cell office:value-type="string">
            <text:p>TWU</text:p>
          </table:table-cell>
          <table:table-cell office:value-type="string">
            <text:p>UTR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L232]" office:value-type="float" office:value="151">
            <text:p>151.00 </text:p>
          </table:table-cell>
          <table:table-cell table:number-columns-repeated="2" table:style-name="ce22" office:value-type="float" office:value="151">
            <text:p>151.00 </text:p>
          </table:table-cell>
          <table:table-cell table:style-name="ce28" table:formula="of:=[.L232]" office:value-type="float" office:value="151">
            <text:p>151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UTR-0011</text:p>
          </table:table-cell>
          <table:table-cell table:number-columns-repeated="2"/>
          <table:table-cell office:value-type="string">
            <text:p>dWRMP14 - Reservoirs - Abingdon 75+75 (Lon) Phase 2 </text:p>
          </table:table-cell>
          <table:table-cell office:value-type="string">
            <text:p>Sop905_ph2b</text:p>
          </table:table-cell>
          <table:table-cell office:value-type="string">
            <text:p>TWU</text:p>
          </table:table-cell>
          <table:table-cell office:value-type="string">
            <text:p>UTR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L233]" office:value-type="float" office:value="151">
            <text:p>151.00 </text:p>
          </table:table-cell>
          <table:table-cell table:number-columns-repeated="2" table:style-name="ce22" office:value-type="float" office:value="151">
            <text:p>151.00 </text:p>
          </table:table-cell>
          <table:table-cell table:style-name="ce28" table:formula="of:=[.L233]" office:value-type="float" office:value="151">
            <text:p>151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TWU-RES-UTR-0015</text:p>
          </table:table-cell>
          <table:table-cell table:number-columns-repeated="2"/>
          <table:table-cell office:value-type="string">
            <text:p>dWRMP14-New Reservoir Storage:River Regulation and Direct Supply-Abingdon50</text:p>
          </table:table-cell>
          <table:table-cell office:value-type="string">
            <text:p>Sop915_ph2b</text:p>
          </table:table-cell>
          <table:table-cell office:value-type="string">
            <text:p>TWU</text:p>
          </table:table-cell>
          <table:table-cell office:value-type="string">
            <text:p>UTR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L234]" office:value-type="float" office:value="103">
            <text:p>103.00 </text:p>
          </table:table-cell>
          <table:table-cell table:number-columns-repeated="2" table:style-name="ce22" office:value-type="float" office:value="103">
            <text:p>103.00 </text:p>
          </table:table-cell>
          <table:table-cell table:style-name="ce28" table:formula="of:=[.L234]" office:value-type="float" office:value="103">
            <text:p>103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UTR-0750</text:p>
          </table:table-cell>
          <table:table-cell table:number-columns-repeated="2"/>
          <table:table-cell office:value-type="string">
            <text:p>dWRMP14-New Reservoir Storage:RiverRegulation&amp;Direct Supply-Chinnor 100 </text:p>
          </table:table-cell>
          <table:table-cell office:value-type="string">
            <text:p>Sop1097_ph2b</text:p>
          </table:table-cell>
          <table:table-cell office:value-type="string">
            <text:p>TWU</text:p>
          </table:table-cell>
          <table:table-cell office:value-type="string">
            <text:p>UTR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L235]" office:value-type="float" office:value="210">
            <text:p>210.00 </text:p>
          </table:table-cell>
          <table:table-cell table:number-columns-repeated="2" table:style-name="ce22" office:value-type="float" office:value="210">
            <text:p>210.00 </text:p>
          </table:table-cell>
          <table:table-cell table:style-name="ce28" table:formula="of:=[.L235]" office:value-type="float" office:value="210">
            <text:p>21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UTR-0751</text:p>
          </table:table-cell>
          <table:table-cell table:number-columns-repeated="2"/>
          <table:table-cell office:value-type="string">
            <text:p>dWRMP-14-NewReservoirStorage:RiverRegulation &amp; DirectSupply-Chinnor 75</text:p>
          </table:table-cell>
          <table:table-cell office:value-type="string">
            <text:p>Sop1098_ph2b</text:p>
          </table:table-cell>
          <table:table-cell office:value-type="string">
            <text:p>TWU</text:p>
          </table:table-cell>
          <table:table-cell office:value-type="string">
            <text:p>UTR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L236]" office:value-type="float" office:value="155">
            <text:p>155.00 </text:p>
          </table:table-cell>
          <table:table-cell table:number-columns-repeated="2" table:style-name="ce22" office:value-type="float" office:value="155">
            <text:p>155.00 </text:p>
          </table:table-cell>
          <table:table-cell table:style-name="ce28" table:formula="of:=[.L236]" office:value-type="float" office:value="155">
            <text:p>15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UTR-0760</text:p>
          </table:table-cell>
          <table:table-cell table:number-columns-repeated="2"/>
          <table:table-cell office:value-type="string">
            <text:p>dWRMP14-NewReservoirStorage:RiverRegulation &amp; DirectSupply - Longworth 30</text:p>
          </table:table-cell>
          <table:table-cell office:value-type="string">
            <text:p>Sop1099_ph2b</text:p>
          </table:table-cell>
          <table:table-cell office:value-type="string">
            <text:p>TWU</text:p>
          </table:table-cell>
          <table:table-cell office:value-type="string">
            <text:p>UTR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L237]" office:value-type="float" office:value="74">
            <text:p>74.00 </text:p>
          </table:table-cell>
          <table:table-cell table:number-columns-repeated="2" table:style-name="ce22" office:value-type="float" office:value="74">
            <text:p>74.00 </text:p>
          </table:table-cell>
          <table:table-cell table:style-name="ce28" table:formula="of:=[.L237]" office:value-type="float" office:value="74">
            <text:p>74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UTR-0761</text:p>
          </table:table-cell>
          <table:table-cell table:number-columns-repeated="2"/>
          <table:table-cell office:value-type="string">
            <text:p>dWRMP14-NewReservoirStorage:RiverRegulation &amp; DirectSupply-Longworth 50</text:p>
          </table:table-cell>
          <table:table-cell office:value-type="string">
            <text:p>Sop1100_ph2b</text:p>
          </table:table-cell>
          <table:table-cell office:value-type="string">
            <text:p>TWU</text:p>
          </table:table-cell>
          <table:table-cell office:value-type="string">
            <text:p>UTR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L238]" office:value-type="float" office:value="103">
            <text:p>103.00 </text:p>
          </table:table-cell>
          <table:table-cell table:number-columns-repeated="2" table:style-name="ce22" office:value-type="float" office:value="103">
            <text:p>103.00 </text:p>
          </table:table-cell>
          <table:table-cell table:style-name="ce28" table:formula="of:=[.L238]" office:value-type="float" office:value="103">
            <text:p>103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UTR-0770</text:p>
          </table:table-cell>
          <table:table-cell table:number-columns-repeated="2"/>
          <table:table-cell office:value-type="string">
            <text:p>dWRMP14-NewReservoir Storage:River Regulation and Direct Supply-Abingdon</text:p>
          </table:table-cell>
          <table:table-cell office:value-type="string">
            <text:p>Sop1101_ph2b</text:p>
          </table:table-cell>
          <table:table-cell office:value-type="string">
            <text:p>TWU</text:p>
          </table:table-cell>
          <table:table-cell office:value-type="string">
            <text:p>UTR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L239]" office:value-type="float" office:value="74">
            <text:p>74.00 </text:p>
          </table:table-cell>
          <table:table-cell table:number-columns-repeated="2" table:style-name="ce22" office:value-type="float" office:value="74">
            <text:p>74.00 </text:p>
          </table:table-cell>
          <table:table-cell table:style-name="ce28" table:formula="of:=[.L239]" office:value-type="float" office:value="74">
            <text:p>74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ES-UTR-0771</text:p>
          </table:table-cell>
          <table:table-cell table:number-columns-repeated="2"/>
          <table:table-cell office:value-type="string">
            <text:p>dWRMP14-NewReservoir Storage:RiverRegulation and Direct Supply-Abingdon125</text:p>
          </table:table-cell>
          <table:table-cell office:value-type="string">
            <text:p>Sop1102_ph2b</text:p>
          </table:table-cell>
          <table:table-cell office:value-type="string">
            <text:p>TWU</text:p>
          </table:table-cell>
          <table:table-cell office:value-type="string">
            <text:p>UTR</text:p>
          </table:table-cell>
          <table:table-cell office:value-type="string">
            <text:p>RES</text:p>
          </table:table-cell>
          <table:table-cell office:value-type="float" office:value="2028">
            <text:p>2028</text:p>
          </table:table-cell>
          <table:table-cell office:value-type="float" office:value="80">
            <text:p>80</text:p>
          </table:table-cell>
          <table:table-cell table:style-name="ce28" table:formula="of:=[.L240]" office:value-type="float" office:value="252">
            <text:p>252.00 </text:p>
          </table:table-cell>
          <table:table-cell table:number-columns-repeated="2" table:style-name="ce22" office:value-type="float" office:value="252">
            <text:p>252.00 </text:p>
          </table:table-cell>
          <table:table-cell table:style-name="ce28" table:formula="of:=[.L240]" office:value-type="float" office:value="252">
            <text:p>252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NC-KEN-0730</text:p>
          </table:table-cell>
          <table:table-cell table:number-columns-repeated="2"/>
          <table:table-cell office:value-type="string">
            <text:p>dWRMP - Bulk Transfer: Release of network/treatment constraints-East Woodhay</text:p>
          </table:table-cell>
          <table:table-cell office:value-type="string">
            <text:p>Sop1103_ph2b</text:p>
          </table:table-cell>
          <table:table-cell office:value-type="string">
            <text:p>TWU</text:p>
          </table:table-cell>
          <table:table-cell office:value-type="string">
            <text:p>KEN</text:p>
          </table:table-cell>
          <table:table-cell office:value-type="string">
            <text:p>RNC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style-name="ce28" table:formula="of:=[.L241]" office:value-type="float" office:value="4">
            <text:p>4.00 </text:p>
          </table:table-cell>
          <table:table-cell table:number-columns-repeated="2" table:style-name="ce22" office:value-type="float" office:value="4">
            <text:p>4.00 </text:p>
          </table:table-cell>
          <table:table-cell table:style-name="ce28" table:formula="of:=[.L241]" office:value-type="float" office:value="4">
            <text:p>4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NC-SWA-0560</text:p>
          </table:table-cell>
          <table:table-cell table:style-name="ce7" table:number-columns-repeated="2"/>
          <table:table-cell table:style-name="ce7" office:value-type="string">
            <text:p>dWRMP14-Bulk Transfer: Release of network/treatment constraints-Datchet NC Opt1</text:p>
          </table:table-cell>
          <table:table-cell table:style-name="ce7" office:value-type="string">
            <text:p>Sop880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SWA</text:p>
          </table:table-cell>
          <table:table-cell table:style-name="ce7" office:value-type="string">
            <text:p>RNC</text:p>
          </table:table-cell>
          <table:table-cell table:style-name="ce7"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5.2">
            <text:p>5.2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NC-SWA-0720</text:p>
          </table:table-cell>
          <table:table-cell table:number-columns-repeated="2"/>
          <table:table-cell office:value-type="string">
            <text:p>WNI Hampden Bottom WTW - <text:s/>Provide three pressurised tanks - Min WLC</text:p>
          </table:table-cell>
          <table:table-cell office:value-type="string">
            <text:p>Sop1104_ph2b</text:p>
          </table:table-cell>
          <table:table-cell office:value-type="string">
            <text:p>TWU</text:p>
          </table:table-cell>
          <table:table-cell office:value-type="string">
            <text:p>SWA</text:p>
          </table:table-cell>
          <table:table-cell office:value-type="string">
            <text:p>RNC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style-name="ce28" table:formula="of:=[.L243]" office:value-type="float" office:value="1">
            <text:p>1.00 </text:p>
          </table:table-cell>
          <table:table-cell table:number-columns-repeated="2" table:style-name="ce22" office:value-type="float" office:value="1">
            <text:p>1.00 </text:p>
          </table:table-cell>
          <table:table-cell table:style-name="ce28" table:formula="of:=[.L243]" office:value-type="float" office:value="1">
            <text:p>1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LON-0224</text:p>
          </table:table-cell>
          <table:table-cell table:style-name="ce7" table:number-columns-repeated="2"/>
          <table:table-cell table:style-name="ce7" office:value-type="string">
            <text:p>dWRMP14-Raw Water Transfer-Longdon Marsh (via Cotswolds Canal)-50Mm3</text:p>
          </table:table-cell>
          <table:table-cell table:style-name="ce7" office:value-type="string">
            <text:p>Sop1105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LON</text:p>
          </table:table-cell>
          <table:table-cell table:style-name="ce7" office:value-type="string">
            <text:p>RTR</text:p>
          </table:table-cell>
          <table:table-cell table:style-name="ce7" office:value-type="float" office:value="2028">
            <text:p>202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98">
            <text:p>98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LON-0225</text:p>
          </table:table-cell>
          <table:table-cell table:style-name="ce7" table:number-columns-repeated="2"/>
          <table:table-cell table:style-name="ce7" office:value-type="string">
            <text:p>dWRMP14-Raw Water Transfer-Longdon Marsh (via Deerhurst Pipeline)-50Mm3</text:p>
          </table:table-cell>
          <table:table-cell table:style-name="ce7" office:value-type="string">
            <text:p>Sop1106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LON</text:p>
          </table:table-cell>
          <table:table-cell table:style-name="ce7" office:value-type="string">
            <text:p>RTR</text:p>
          </table:table-cell>
          <table:table-cell table:style-name="ce7" office:value-type="float" office:value="2028">
            <text:p>202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07">
            <text:p>207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LON-0228</text:p>
          </table:table-cell>
          <table:table-cell table:style-name="ce7" table:number-columns-repeated="2"/>
          <table:table-cell table:style-name="ce7" office:value-type="string">
            <text:p>dWRMP14-Raw Water Transfer-Longdon Marsh (via Deerhurst Pipeline)-89Mm3</text:p>
          </table:table-cell>
          <table:table-cell table:style-name="ce13" office:value-type="string">
            <text:p>Sop1107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LON</text:p>
          </table:table-cell>
          <table:table-cell table:style-name="ce7" office:value-type="string">
            <text:p>RTR</text:p>
          </table:table-cell>
          <table:table-cell table:style-name="ce15" office:value-type="float" office:value="2028">
            <text:p>202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07">
            <text:p>207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LON-0300</text:p>
          </table:table-cell>
          <table:table-cell table:style-name="ce7" table:number-columns-repeated="2"/>
          <table:table-cell table:style-name="ce7" office:value-type="string">
            <text:p>dWRMP14-Raw Water Transfer-Longdon Marsh (via Cotswolds Canal)-84Mm3 <text:s/>(Lon)</text:p>
          </table:table-cell>
          <table:table-cell table:style-name="ce7" office:value-type="string">
            <text:p>Sop1108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LON</text:p>
          </table:table-cell>
          <table:table-cell table:style-name="ce7" office:value-type="string">
            <text:p>RTR</text:p>
          </table:table-cell>
          <table:table-cell table:style-name="ce15" office:value-type="float" office:value="2028">
            <text:p>202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98">
            <text:p>98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LON-0362</text:p>
          </table:table-cell>
          <table:table-cell table:style-name="ce7" table:number-columns-repeated="2"/>
          <table:table-cell table:style-name="ce7" office:value-type="string">
            <text:p>dWRMP14-Raw Water Transfer-Unsupported STT Cotswold Canal 100 Ml/d (Lon)</text:p>
          </table:table-cell>
          <table:table-cell table:style-name="ce7" office:value-type="string">
            <text:p>Sop868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LON</text:p>
          </table:table-cell>
          <table:table-cell table:style-name="ce7" office:value-type="string">
            <text:p>RTR</text:p>
          </table:table-cell>
          <table:table-cell table:style-name="ce7"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3">
            <text:p>23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LON-0363</text:p>
          </table:table-cell>
          <table:table-cell table:style-name="ce7" table:number-columns-repeated="2"/>
          <table:table-cell table:style-name="ce7" office:value-type="string">
            <text:p>dWRMP14 - Raw water Transfer - Unsupported STT Cotswold Canal 50 Ml/d (Lon)</text:p>
          </table:table-cell>
          <table:table-cell table:style-name="ce7" office:value-type="string">
            <text:p>Sop1109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LON</text:p>
          </table:table-cell>
          <table:table-cell table:style-name="ce7" office:value-type="string">
            <text:p>RTR</text:p>
          </table:table-cell>
          <table:table-cell table:style-name="ce7"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9">
            <text:p>9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LON-0620</text:p>
          </table:table-cell>
          <table:table-cell table:style-name="ce7" table:number-columns-repeated="2"/>
          <table:table-cell table:style-name="ce7" office:value-type="string">
            <text:p>dWRMP14-Raw water transfer-Unsupported STT Deerhurst 300 Ml/d (Lon)</text:p>
          </table:table-cell>
          <table:table-cell table:style-name="ce7" office:value-type="string">
            <text:p>Sop865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LON</text:p>
          </table:table-cell>
          <table:table-cell table:style-name="ce7" office:value-type="string">
            <text:p>RTR</text:p>
          </table:table-cell>
          <table:table-cell table:style-name="ce7"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71">
            <text:p>71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LON-0621</text:p>
          </table:table-cell>
          <table:table-cell table:style-name="ce7" table:number-columns-repeated="2"/>
          <table:table-cell table:style-name="ce7" office:value-type="string">
            <text:p>dWRMP14-Raw water transfer-Unsupported STT Deerhurst 200 Ml/d (Lon)</text:p>
          </table:table-cell>
          <table:table-cell table:style-name="ce7" office:value-type="string">
            <text:p>Sop1110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LON</text:p>
          </table:table-cell>
          <table:table-cell table:style-name="ce7" office:value-type="string">
            <text:p>RTR</text:p>
          </table:table-cell>
          <table:table-cell table:style-name="ce7"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45">
            <text:p>45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LON-0622</text:p>
          </table:table-cell>
          <table:table-cell table:style-name="ce7" table:number-columns-repeated="2"/>
          <table:table-cell table:style-name="ce7" office:value-type="string">
            <text:p>dWRMP14-Raw water transfer-Unsupported STT Deerhurst 100 Ml/d (Lon)</text:p>
          </table:table-cell>
          <table:table-cell table:style-name="ce7" office:value-type="string">
            <text:p>Sop1111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LON</text:p>
          </table:table-cell>
          <table:table-cell table:style-name="ce7" office:value-type="string">
            <text:p>RTR</text:p>
          </table:table-cell>
          <table:table-cell table:style-name="ce7"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3">
            <text:p>23.00 </text:p>
          </table:table-cell>
          <table:table-cell table:number-columns-repeated="14"/>
          <table:table-cell table:style-name="ce29"/>
        </table:table-row>
        <table:table-row table:style-name="ro2">
          <table:table-cell table:style-name="ce7" office:value-type="string">
            <text:p>TWU-RTR-SWX-0280</text:p>
          </table:table-cell>
          <table:table-cell table:style-name="ce7" table:number-columns-repeated="2"/>
          <table:table-cell table:style-name="ce7" office:value-type="string">
            <text:p>dWRMP14-Raw water transfer-Oxford Canal Transfer B</text:p>
          </table:table-cell>
          <table:table-cell table:style-name="ce7" office:value-type="string">
            <text:p>Sop900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SWX</text:p>
          </table:table-cell>
          <table:table-cell table:style-name="ce7" office:value-type="string">
            <text:p>RTR</text:p>
          </table:table-cell>
          <table:table-cell table:style-name="ce7"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style-name="ce22" office:value-type="float" office:value="17">
            <text:p>17.00 </text:p>
          </table:table-cell>
          <table:table-cell table:style-name="ce28" office:value-type="float" office:value="17">
            <text:p>17.00 </text:p>
          </table:table-cell>
          <table:table-cell table:style-name="ce28" office:value-type="float" office:value="20.2">
            <text:p>20.20 </text:p>
          </table:table-cell>
          <table:table-cell table:style-name="ce22" office:value-type="float" office:value="17">
            <text:p>17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SWX-0740</text:p>
          </table:table-cell>
          <table:table-cell table:style-name="ce7" table:number-columns-repeated="2"/>
          <table:table-cell table:style-name="ce7" office:value-type="string">
            <text:p>dWRMP14-Bulk Transfers:Transfers-Wessex Water - Minety to Flaxlands SR</text:p>
          </table:table-cell>
          <table:table-cell table:style-name="ce7" office:value-type="string">
            <text:p>Sop1112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SWX</text:p>
          </table:table-cell>
          <table:table-cell table:style-name="ce7" office:value-type="string">
            <text:p>RTR</text:p>
          </table:table-cell>
          <table:table-cell table:style-name="ce7"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6">
            <text:p>6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SWX-0741</text:p>
          </table:table-cell>
          <table:table-cell table:style-name="ce7" table:number-columns-repeated="2"/>
          <table:table-cell table:style-name="ce7" office:value-type="string">
            <text:p>dWRMp14-Bulk Transfers: Transfers-Wessex Water - Minety to Ashton Keynes WTW</text:p>
          </table:table-cell>
          <table:table-cell table:style-name="ce7" office:value-type="string">
            <text:p>Sop1113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SWX</text:p>
          </table:table-cell>
          <table:table-cell table:style-name="ce7" office:value-type="string">
            <text:p>RTR</text:p>
          </table:table-cell>
          <table:table-cell table:style-name="ce7"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6">
            <text:p>6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SWX-0742</text:p>
          </table:table-cell>
          <table:table-cell table:style-name="ce7" table:number-columns-repeated="2"/>
          <table:table-cell table:style-name="ce7" office:value-type="string">
            <text:p>dWRMP14-Bulk Transfers: Transfers-Wessex Water - Minety to Blunsden SR </text:p>
          </table:table-cell>
          <table:table-cell table:style-name="ce7" office:value-type="string">
            <text:p>Sop1114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SWX</text:p>
          </table:table-cell>
          <table:table-cell table:style-name="ce7" office:value-type="string">
            <text:p>RTR</text:p>
          </table:table-cell>
          <table:table-cell table:style-name="ce7"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6">
            <text:p>6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SWX-0750</text:p>
          </table:table-cell>
          <table:table-cell table:style-name="ce7" table:number-columns-repeated="2"/>
          <table:table-cell table:style-name="ce7" office:value-type="string">
            <text:p>Anglian Water - Interzonal transfer External - Deanshanger SR to Overthorpe SR</text:p>
          </table:table-cell>
          <table:table-cell table:style-name="ce7" office:value-type="string">
            <text:p>Sop1115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SWX</text:p>
          </table:table-cell>
          <table:table-cell table:style-name="ce7" office:value-type="string">
            <text:p>RTR</text:p>
          </table:table-cell>
          <table:table-cell table:style-name="ce7"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UTR-0226</text:p>
          </table:table-cell>
          <table:table-cell table:style-name="ce7" table:number-columns-repeated="2"/>
          <table:table-cell table:style-name="ce7" office:value-type="string">
            <text:p>dWRMP14-Raw Water Transfer-Longdon Marsh (via Cotswolds Canal)-50Mm3 - 2 Zone</text:p>
          </table:table-cell>
          <table:table-cell table:style-name="ce7" office:value-type="string">
            <text:p>Sop1116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UTR</text:p>
          </table:table-cell>
          <table:table-cell table:style-name="ce7" office:value-type="string">
            <text:p>RTR</text:p>
          </table:table-cell>
          <table:table-cell table:style-name="ce7" office:value-type="float" office:value="2028">
            <text:p>202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98">
            <text:p>98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UTR-0227</text:p>
          </table:table-cell>
          <table:table-cell table:style-name="ce7" table:number-columns-repeated="2"/>
          <table:table-cell table:style-name="ce7" office:value-type="string">
            <text:p>dWRMP14-Raw Water Transfer-Longdon Marsh (via Deerhurst Pipeline)-50Mm3-2 Zone</text:p>
          </table:table-cell>
          <table:table-cell table:style-name="ce7" office:value-type="string">
            <text:p>Sop1117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UTR</text:p>
          </table:table-cell>
          <table:table-cell table:style-name="ce7" office:value-type="string">
            <text:p>RTR</text:p>
          </table:table-cell>
          <table:table-cell table:style-name="ce7" office:value-type="float" office:value="2028">
            <text:p>202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07">
            <text:p>207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UTR-0229</text:p>
          </table:table-cell>
          <table:table-cell table:style-name="ce7" table:number-columns-repeated="2"/>
          <table:table-cell table:style-name="ce7" office:value-type="string">
            <text:p>dWRMP14-Raw Water Transfer-Longdon Marsh (via Deerhurst Pipeline)-89Mm3-2 Zone</text:p>
          </table:table-cell>
          <table:table-cell table:style-name="ce7" office:value-type="string">
            <text:p>Sop1118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UTR</text:p>
          </table:table-cell>
          <table:table-cell table:style-name="ce7" office:value-type="string">
            <text:p>RTR</text:p>
          </table:table-cell>
          <table:table-cell table:style-name="ce15" office:value-type="float" office:value="2028">
            <text:p>202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07">
            <text:p>207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UTR-0310</text:p>
          </table:table-cell>
          <table:table-cell table:style-name="ce7" table:number-columns-repeated="2"/>
          <table:table-cell table:style-name="ce7" office:value-type="string">
            <text:p>WRMP14-Raw Water Transfer-Longdon Marsh (via Cotswolds Canal)-89Mm3 - 2 Zone</text:p>
          </table:table-cell>
          <table:table-cell table:style-name="ce7" office:value-type="string">
            <text:p>Sop1119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UTR</text:p>
          </table:table-cell>
          <table:table-cell table:style-name="ce7" office:value-type="string">
            <text:p>RTR</text:p>
          </table:table-cell>
          <table:table-cell table:style-name="ce15" office:value-type="float" office:value="2028">
            <text:p>2028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98">
            <text:p>98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UTR-0364</text:p>
          </table:table-cell>
          <table:table-cell table:style-name="ce7" table:number-columns-repeated="2"/>
          <table:table-cell table:style-name="ce7" office:value-type="string">
            <text:p>dWRMP14-Raw water transfer-Unsupported STT Cotswold Canal 100 Ml/d (Lon/SWOX)</text:p>
          </table:table-cell>
          <table:table-cell table:style-name="ce7" office:value-type="string">
            <text:p>Sop1120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UTR</text:p>
          </table:table-cell>
          <table:table-cell table:style-name="ce7" office:value-type="string">
            <text:p>RTR</text:p>
          </table:table-cell>
          <table:table-cell table:style-name="ce7"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3">
            <text:p>23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UTR-0620</text:p>
          </table:table-cell>
          <table:table-cell table:style-name="ce7" table:number-columns-repeated="2"/>
          <table:table-cell table:style-name="ce7" office:value-type="string">
            <text:p>dWRMP14-Raw water transfer-Unsupported STT Deerhurst 300 Ml/d (Lon/SWOX)</text:p>
          </table:table-cell>
          <table:table-cell table:style-name="ce7" office:value-type="string">
            <text:p>Sop1121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UTR</text:p>
          </table:table-cell>
          <table:table-cell table:style-name="ce7" office:value-type="string">
            <text:p>RTR</text:p>
          </table:table-cell>
          <table:table-cell table:style-name="ce7"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71">
            <text:p>71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UTR-0623</text:p>
          </table:table-cell>
          <table:table-cell table:style-name="ce7" table:number-columns-repeated="2"/>
          <table:table-cell table:style-name="ce7" office:value-type="string">
            <text:p>dWRMP14-Raw water transfer-Unsupported STT Deerhurst 200 Ml/d (Lon/SWOX)</text:p>
          </table:table-cell>
          <table:table-cell table:style-name="ce7" office:value-type="string">
            <text:p>Sop1122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UTR</text:p>
          </table:table-cell>
          <table:table-cell table:style-name="ce7" office:value-type="string">
            <text:p>RTR</text:p>
          </table:table-cell>
          <table:table-cell table:style-name="ce7"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45">
            <text:p>45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UTR-0624</text:p>
          </table:table-cell>
          <table:table-cell table:style-name="ce7" table:number-columns-repeated="2"/>
          <table:table-cell table:style-name="ce7" office:value-type="string">
            <text:p>dWRMP14-Raw water transfer-Unsupported STT Deerhurst 100 Ml/d (Lon/SWOX)</text:p>
          </table:table-cell>
          <table:table-cell table:style-name="ce7" office:value-type="string">
            <text:p>Sop1123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UTR</text:p>
          </table:table-cell>
          <table:table-cell table:style-name="ce7" office:value-type="string">
            <text:p>RTR</text:p>
          </table:table-cell>
          <table:table-cell table:style-name="ce7"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3">
            <text:p>23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TWU-RTR-UTR-0625</text:p>
          </table:table-cell>
          <table:table-cell table:style-name="ce7" table:number-columns-repeated="2"/>
          <table:table-cell table:style-name="ce7" office:value-type="string">
            <text:p>dWRMP14 - Raw water Transfer - Unsupported STT Cotswold Canal 50 Ml/d (Lon/SWOX)</text:p>
          </table:table-cell>
          <table:table-cell table:style-name="ce7" office:value-type="string">
            <text:p>Sop1124_ph2b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UTR</text:p>
          </table:table-cell>
          <table:table-cell table:style-name="ce7" office:value-type="string">
            <text:p>RTR</text:p>
          </table:table-cell>
          <table:table-cell table:style-name="ce7" office:value-type="float" office:value="2023">
            <text:p>2023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9">
            <text:p>9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ASR-VW2-0611</text:p>
          </table:table-cell>
          <table:table-cell table:number-columns-repeated="2"/>
          <table:table-cell office:value-type="string">
            <text:p>VWC-ASR-VW2-611 : Ruislip, Northwood &amp; Poorsfield Artificial Recharge</text:p>
          </table:table-cell>
          <table:table-cell office:value-type="string">
            <text:p>Sop1125_ph2b</text:p>
          </table:table-cell>
          <table:table-cell office:value-type="string">
            <text:p>VW</text:p>
          </table:table-cell>
          <table:table-cell office:value-type="string">
            <text:p>VW2</text:p>
          </table:table-cell>
          <table:table-cell office:value-type="string">
            <text:p>ASR</text:p>
          </table:table-cell>
          <table:table-cell office:value-type="float" office:value="2025">
            <text:p>2025</text:p>
          </table:table-cell>
          <table:table-cell office:value-type="float" office:value="60">
            <text:p>60</text:p>
          </table:table-cell>
          <table:table-cell table:number-columns-repeated="2" table:style-name="ce24" office:value-type="float" office:value="0">
            <text:p>0.00 </text:p>
          </table:table-cell>
          <table:table-cell table:style-name="ce22" office:value-type="float" office:value="5">
            <text:p>5.00 </text:p>
          </table:table-cell>
          <table:table-cell table:style-name="ce24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ASR-VW4-0174</text:p>
          </table:table-cell>
          <table:table-cell table:number-columns-repeated="2"/>
          <table:table-cell office:value-type="string">
            <text:p>VWC-ASR-VW4-174 : Egham ASR</text:p>
          </table:table-cell>
          <table:table-cell office:value-type="string">
            <text:p>Sop1127_ph2b</text:p>
          </table:table-cell>
          <table:table-cell office:value-type="string">
            <text:p>VW</text:p>
          </table:table-cell>
          <table:table-cell office:value-type="string">
            <text:p>VW4</text:p>
          </table:table-cell>
          <table:table-cell office:value-type="string">
            <text:p>ASR</text:p>
          </table:table-cell>
          <table:table-cell office:value-type="float" office:value="2025">
            <text:p>2025</text:p>
          </table:table-cell>
          <table:table-cell office:value-type="float" office:value="60">
            <text:p>60</text:p>
          </table:table-cell>
          <table:table-cell table:number-columns-repeated="2" table:style-name="ce24" office:value-type="float" office:value="0">
            <text:p>0.00 </text:p>
          </table:table-cell>
          <table:table-cell table:style-name="ce22" office:value-type="float" office:value="5">
            <text:p>5.00 </text:p>
          </table:table-cell>
          <table:table-cell table:style-name="ce24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C-ASR-VW5-0877</text:p>
          </table:table-cell>
          <table:table-cell table:number-columns-repeated="2"/>
          <table:table-cell office:value-type="string">
            <text:p>VWC-ASR-VW5-877 : Essex Confined Chalk Aquifer, with Artificial Recharge and Storage (Combined revision of Options 50, 191, 328 and 341)</text:p>
          </table:table-cell>
          <table:table-cell office:value-type="string">
            <text:p>Sop1128_ph2b</text:p>
          </table:table-cell>
          <table:table-cell office:value-type="string">
            <text:p>VW</text:p>
          </table:table-cell>
          <table:table-cell office:value-type="string">
            <text:p>VW5</text:p>
          </table:table-cell>
          <table:table-cell office:value-type="string">
            <text:p>ASR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2" table:style-name="ce24" office:value-type="float" office:value="0">
            <text:p>0.00 </text:p>
          </table:table-cell>
          <table:table-cell table:style-name="ce22" office:value-type="float" office:value="5">
            <text:p>5.00 </text:p>
          </table:table-cell>
          <table:table-cell table:style-name="ce24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C-EFF-VW3-0180</text:p>
          </table:table-cell>
          <table:table-cell table:number-columns-repeated="2"/>
          <table:table-cell office:value-type="string">
            <text:p>VWC-EFF-VW3-133 : Stevenage STW </text:p>
          </table:table-cell>
          <table:table-cell office:value-type="string">
            <text:p>Sop928_ph2b</text:p>
          </table:table-cell>
          <table:table-cell office:value-type="string">
            <text:p>VW</text:p>
          </table:table-cell>
          <table:table-cell office:value-type="string">
            <text:p>VW3</text:p>
          </table:table-cell>
          <table:table-cell office:value-type="string">
            <text:p>EFF</text:p>
          </table:table-cell>
          <table:table-cell office:value-type="float" office:value="2022">
            <text:p>2022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EGW-VW1-0070</text:p>
          </table:table-cell>
          <table:table-cell table:number-columns-repeated="2"/>
          <table:table-cell office:value-type="string">
            <text:p>VWC-EGW-VW1-70 : Little Gaddesden Source Optimisation</text:p>
          </table:table-cell>
          <table:table-cell office:value-type="string">
            <text:p>Sop1130_ph2b</text:p>
          </table:table-cell>
          <table:table-cell office:value-type="string">
            <text:p>VW</text:p>
          </table:table-cell>
          <table:table-cell office:value-type="string">
            <text:p>VW1</text:p>
          </table:table-cell>
          <table:table-cell office:value-type="string">
            <text:p>E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.11">
            <text:p>0.11 </text:p>
          </table:table-cell>
          <table:table-cell table:style-name="ce22" office:value-type="float" office:value="0.91">
            <text:p>0.91 </text:p>
          </table:table-cell>
          <table:table-cell table:style-name="ce22" office:value-type="float" office:value="0.11">
            <text:p>0.11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EGW-VW1-0884</text:p>
          </table:table-cell>
          <table:table-cell table:number-columns-repeated="2"/>
          <table:table-cell office:value-type="string">
            <text:p>VWC-EGW-VW1-884 : Hunton Bridge source - add borehole to achieve full licence capacity</text:p>
          </table:table-cell>
          <table:table-cell office:value-type="string">
            <text:p>Sop1132_ph2b</text:p>
          </table:table-cell>
          <table:table-cell office:value-type="string">
            <text:p>VW</text:p>
          </table:table-cell>
          <table:table-cell office:value-type="string">
            <text:p>VW1</text:p>
          </table:table-cell>
          <table:table-cell office:value-type="string">
            <text:p>E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1.4">
            <text:p>1.40 </text:p>
          </table:table-cell>
          <table:table-cell table:style-name="ce22" office:value-type="float" office:value="4.4">
            <text:p>4.40 </text:p>
          </table:table-cell>
          <table:table-cell table:style-name="ce22" office:value-type="float" office:value="1.4">
            <text:p>1.4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EGW-VW2-0090</text:p>
          </table:table-cell>
          <table:table-cell table:number-columns-repeated="2"/>
          <table:table-cell office:value-type="string">
            <text:p>VWC-EGW-VW2-090 : Stonecross Source Optimisation</text:p>
          </table:table-cell>
          <table:table-cell office:value-type="string">
            <text:p>Sop1133_ph2b</text:p>
          </table:table-cell>
          <table:table-cell office:value-type="string">
            <text:p>VW</text:p>
          </table:table-cell>
          <table:table-cell office:value-type="string">
            <text:p>VW2</text:p>
          </table:table-cell>
          <table:table-cell office:value-type="string">
            <text:p>E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">
            <text:p>0.00 </text:p>
          </table:table-cell>
          <table:table-cell table:style-name="ce22" office:value-type="float" office:value="0.41">
            <text:p>0.41 </text:p>
          </table:table-cell>
          <table:table-cell table:style-name="ce22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C-EGW-VW2-0601</text:p>
          </table:table-cell>
          <table:table-cell table:number-columns-repeated="2"/>
          <table:table-cell office:value-type="string">
            <text:p>VWC-EGW-VW2-601 : The Grove Peak Water Scheme</text:p>
          </table:table-cell>
          <table:table-cell office:value-type="string">
            <text:p>Sop1134_ph2b</text:p>
          </table:table-cell>
          <table:table-cell office:value-type="string">
            <text:p>VW</text:p>
          </table:table-cell>
          <table:table-cell office:value-type="string">
            <text:p>VW2</text:p>
          </table:table-cell>
          <table:table-cell office:value-type="string">
            <text:p>E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2" table:style-name="ce23" office:value-type="float" office:value="0">
            <text:p>0.00 </text:p>
          </table:table-cell>
          <table:table-cell table:style-name="ce22" office:value-type="float" office:value="0.78">
            <text:p>0.78 </text:p>
          </table:table-cell>
          <table:table-cell table:style-name="ce23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C-EGW-VW3-0100</text:p>
          </table:table-cell>
          <table:table-cell table:number-columns-repeated="2"/>
          <table:table-cell office:value-type="string">
            <text:p>VWC-EGW-VW3-0100 : Eagle Tavern Source Optimisation</text:p>
          </table:table-cell>
          <table:table-cell office:value-type="string">
            <text:p>Sop1137_ph2b</text:p>
          </table:table-cell>
          <table:table-cell office:value-type="string">
            <text:p>VW</text:p>
          </table:table-cell>
          <table:table-cell office:value-type="string">
            <text:p>VW3</text:p>
          </table:table-cell>
          <table:table-cell office:value-type="string">
            <text:p>E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1.27">
            <text:p>1.27 </text:p>
          </table:table-cell>
          <table:table-cell table:style-name="ce22" office:value-type="float" office:value="1.9">
            <text:p>1.90 </text:p>
          </table:table-cell>
          <table:table-cell table:style-name="ce22" office:value-type="float" office:value="1.27">
            <text:p>1.27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EGW-VW3-0260</text:p>
          </table:table-cell>
          <table:table-cell table:number-columns-repeated="2"/>
          <table:table-cell office:value-type="string">
            <text:p>VWC-NGW-VW3-511 : Runleywood (Greensand) - peak licence</text:p>
          </table:table-cell>
          <table:table-cell office:value-type="string">
            <text:p>Sop929_ph2b</text:p>
          </table:table-cell>
          <table:table-cell office:value-type="string">
            <text:p>VW</text:p>
          </table:table-cell>
          <table:table-cell office:value-type="string">
            <text:p>VW3</text:p>
          </table:table-cell>
          <table:table-cell office:value-type="string">
            <text:p>E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">
            <text:p>2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EGW-VW3-0390</text:p>
          </table:table-cell>
          <table:table-cell table:number-columns-repeated="2"/>
          <table:table-cell office:value-type="string">
            <text:p>VWC-NGW-VW3-548 : Hartham borehole replacement for PORT </text:p>
          </table:table-cell>
          <table:table-cell office:value-type="string">
            <text:p>Sop926_ph2b</text:p>
          </table:table-cell>
          <table:table-cell office:value-type="string">
            <text:p>VW</text:p>
          </table:table-cell>
          <table:table-cell office:value-type="string">
            <text:p>VW3</text:p>
          </table:table-cell>
          <table:table-cell office:value-type="string">
            <text:p>E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.31">
            <text:p>0.31 </text:p>
          </table:table-cell>
          <table:table-cell table:style-name="ce22" office:value-type="float" office:value="0.66">
            <text:p>0.66 </text:p>
          </table:table-cell>
          <table:table-cell table:style-name="ce22" office:value-type="float" office:value="0.31">
            <text:p>0.31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EGW-VW3-0502</text:p>
          </table:table-cell>
          <table:table-cell table:number-columns-repeated="2"/>
          <table:table-cell office:value-type="string">
            <text:p>VWC-EGW-VW3-502 : Musley Lane Peak Licence Scheme</text:p>
          </table:table-cell>
          <table:table-cell office:value-type="string">
            <text:p>Sop1140_ph2b</text:p>
          </table:table-cell>
          <table:table-cell office:value-type="string">
            <text:p>VW</text:p>
          </table:table-cell>
          <table:table-cell office:value-type="string">
            <text:p>VW3</text:p>
          </table:table-cell>
          <table:table-cell office:value-type="string">
            <text:p>E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">
            <text:p>0.00 </text:p>
          </table:table-cell>
          <table:table-cell table:style-name="ce22" office:value-type="float" office:value="2">
            <text:p>2.00 </text:p>
          </table:table-cell>
          <table:table-cell table:style-name="ce22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C-EGW-VW3-0880</text:p>
          </table:table-cell>
          <table:table-cell table:number-columns-repeated="2"/>
          <table:table-cell office:value-type="string">
            <text:p>VWC-EGW-VW3-880 : Hatfield Group Peak Optimisation Scheme</text:p>
          </table:table-cell>
          <table:table-cell office:value-type="string">
            <text:p>Sop1141_ph2b</text:p>
          </table:table-cell>
          <table:table-cell office:value-type="string">
            <text:p>VW</text:p>
          </table:table-cell>
          <table:table-cell office:value-type="string">
            <text:p>VW3</text:p>
          </table:table-cell>
          <table:table-cell office:value-type="string">
            <text:p>E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">
            <text:p>1.00 </text:p>
          </table:table-cell>
          <table:table-cell table:number-columns-repeated="14"/>
          <table:table-cell table:style-name="ce29"/>
        </table:table-row>
        <table:table-row table:style-name="ro2">
          <table:table-cell table:style-name="ce4" office:value-type="string">
            <text:p>VWC-EGW-VW-0883</text:p>
          </table:table-cell>
          <table:table-cell table:style-name="ce4" table:number-columns-repeated="2"/>
          <table:table-cell table:style-name="ce4" office:value-type="string">
            <text:p>VWC-EGW-VW-883 : Purchase of Private Water Supplies in or adjacent to VWC or VWSE areas</text:p>
          </table:table-cell>
          <table:table-cell table:style-name="ce4" office:value-type="string">
            <text:p>Sop1129_ph2b</text:p>
          </table:table-cell>
          <table:table-cell office:value-type="string">
            <text:p>VW</text:p>
          </table:table-cell>
          <table:table-cell office:value-type="string">
            <text:p>VW4</text:p>
          </table:table-cell>
          <table:table-cell office:value-type="string">
            <text:p>E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">
            <text:p>1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EGW-VW5-0104</text:p>
          </table:table-cell>
          <table:table-cell table:number-columns-repeated="2"/>
          <table:table-cell office:value-type="string">
            <text:p>VWC-EGW-VW5-104 : Hadham Mill Source Optimisation</text:p>
          </table:table-cell>
          <table:table-cell office:value-type="string">
            <text:p>Sop1142_ph2b</text:p>
          </table:table-cell>
          <table:table-cell office:value-type="string">
            <text:p>VW</text:p>
          </table:table-cell>
          <table:table-cell office:value-type="string">
            <text:p>VW5</text:p>
          </table:table-cell>
          <table:table-cell office:value-type="string">
            <text:p>E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">
            <text:p>0.00 </text:p>
          </table:table-cell>
          <table:table-cell table:style-name="ce22" office:value-type="float" office:value="2.55">
            <text:p>2.55 </text:p>
          </table:table-cell>
          <table:table-cell table:style-name="ce22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EGW-VW5-0300</text:p>
          </table:table-cell>
          <table:table-cell table:number-columns-repeated="2"/>
          <table:table-cell office:value-type="string">
            <text:p>VWC-EGW-VW5-169 : Stanstead - licence </text:p>
          </table:table-cell>
          <table:table-cell office:value-type="string">
            <text:p>Sop949_ph2b</text:p>
          </table:table-cell>
          <table:table-cell office:value-type="string">
            <text:p>VW</text:p>
          </table:table-cell>
          <table:table-cell office:value-type="string">
            <text:p>VW5</text:p>
          </table:table-cell>
          <table:table-cell office:value-type="string">
            <text:p>EGW</text:p>
          </table:table-cell>
          <table:table-cell office:value-type="float" office:value="2016">
            <text:p>2016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.0000000001">
            <text:p>0.00 </text:p>
          </table:table-cell>
          <table:table-cell table:style-name="ce22" office:value-type="float" office:value="2.29">
            <text:p>2.29 </text:p>
          </table:table-cell>
          <table:table-cell table:style-name="ce22" office:value-type="float" office:value="0.0000000001">
            <text:p>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EGW-VW5-0340</text:p>
          </table:table-cell>
          <table:table-cell table:number-columns-repeated="2"/>
          <table:table-cell office:value-type="string">
            <text:p>VWC-EGW-VW5-160 : Hempstead Source Optimisation</text:p>
          </table:table-cell>
          <table:table-cell office:value-type="string">
            <text:p>Sop1143_ph2b</text:p>
          </table:table-cell>
          <table:table-cell office:value-type="string">
            <text:p>VW</text:p>
          </table:table-cell>
          <table:table-cell office:value-type="string">
            <text:p>VW5</text:p>
          </table:table-cell>
          <table:table-cell office:value-type="string">
            <text:p>E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.57">
            <text:p>0.57 </text:p>
          </table:table-cell>
          <table:table-cell table:style-name="ce22" office:value-type="float" office:value="1.68">
            <text:p>1.68 </text:p>
          </table:table-cell>
          <table:table-cell table:style-name="ce22" office:value-type="float" office:value="0.57">
            <text:p>0.57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EGW-VW5-0882</text:p>
          </table:table-cell>
          <table:table-cell table:number-columns-repeated="2"/>
          <table:table-cell office:value-type="string">
            <text:p>VWS-EGW-VW5-882 : Wenden Upgrade</text:p>
          </table:table-cell>
          <table:table-cell office:value-type="string">
            <text:p>Sop1145_ph2b</text:p>
          </table:table-cell>
          <table:table-cell office:value-type="string">
            <text:p>VW</text:p>
          </table:table-cell>
          <table:table-cell office:value-type="string">
            <text:p>VW5</text:p>
          </table:table-cell>
          <table:table-cell office:value-type="string">
            <text:p>E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.1">
            <text:p>1.1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EGW-VW6-0173</text:p>
          </table:table-cell>
          <table:table-cell table:number-columns-repeated="2"/>
          <table:table-cell office:value-type="string">
            <text:p>VWC-EGW-VW6-173 : Clandon Source Optimisation</text:p>
          </table:table-cell>
          <table:table-cell office:value-type="string">
            <text:p>Sop1146_ph2b</text:p>
          </table:table-cell>
          <table:table-cell office:value-type="string">
            <text:p>VW</text:p>
          </table:table-cell>
          <table:table-cell office:value-type="string">
            <text:p>VW6</text:p>
          </table:table-cell>
          <table:table-cell office:value-type="string">
            <text:p>E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0.27">
            <text:p>0.27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EGW-VW6-0360</text:p>
          </table:table-cell>
          <table:table-cell table:number-columns-repeated="2"/>
          <table:table-cell office:value-type="string">
            <text:p>VWC-EGW-VW6-005 : Horseley Source Recommissioning</text:p>
          </table:table-cell>
          <table:table-cell office:value-type="string">
            <text:p>Sop1147_ph2b</text:p>
          </table:table-cell>
          <table:table-cell office:value-type="string">
            <text:p>VW</text:p>
          </table:table-cell>
          <table:table-cell office:value-type="string">
            <text:p>VW6</text:p>
          </table:table-cell>
          <table:table-cell office:value-type="string">
            <text:p>E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.4">
            <text:p>0.40 </text:p>
          </table:table-cell>
          <table:table-cell table:style-name="ce22" office:value-type="float" office:value="0.6">
            <text:p>0.60 </text:p>
          </table:table-cell>
          <table:table-cell table:style-name="ce22" office:value-type="float" office:value="0.4">
            <text:p>0.4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C-ESW-VW6-801</text:p>
          </table:table-cell>
          <table:table-cell table:number-columns-repeated="2"/>
          <table:table-cell office:value-type="string">
            <text:p>VWC-ESW-VW6-801 : Surface Water Treatment (Slow Sand Filtration)</text:p>
          </table:table-cell>
          <table:table-cell office:value-type="string">
            <text:p>Sop1148_ph2b</text:p>
          </table:table-cell>
          <table:table-cell office:value-type="string">
            <text:p>VW</text:p>
          </table:table-cell>
          <table:table-cell table:style-name="ce4" office:value-type="string">
            <text:p>VW6</text:p>
          </table:table-cell>
          <table:table-cell office:value-type="string">
            <text:p>ES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2" table:style-name="ce23" office:value-type="float" office:value="0">
            <text:p>0.00 </text:p>
          </table:table-cell>
          <table:table-cell table:style-name="ce22" office:value-type="float" office:value="10">
            <text:p>10.00 </text:p>
          </table:table-cell>
          <table:table-cell table:style-name="ce23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C-NGW-VW3-0310</text:p>
          </table:table-cell>
          <table:table-cell table:number-columns-repeated="2"/>
          <table:table-cell office:value-type="string">
            <text:p>VWC-NGW-VW3-114 : Luton Groundwater </text:p>
          </table:table-cell>
          <table:table-cell office:value-type="string">
            <text:p>Sop934_ph2b</text:p>
          </table:table-cell>
          <table:table-cell office:value-type="string">
            <text:p>VW</text:p>
          </table:table-cell>
          <table:table-cell office:value-type="string">
            <text:p>VW3</text:p>
          </table:table-cell>
          <table:table-cell office:value-type="string">
            <text:p>NGW</text:p>
          </table:table-cell>
          <table:table-cell office:value-type="float" office:value="2025">
            <text:p>2025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2">
            <text:p>2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4" office:value-type="string">
            <text:p>VWC-NGW-VW3-0503</text:p>
          </table:table-cell>
          <table:table-cell table:style-name="ce4" table:number-columns-repeated="2"/>
          <table:table-cell table:style-name="ce4" office:value-type="string">
            <text:p>VWC-NGW-VW3-503 : Northaw New Licence</text:p>
          </table:table-cell>
          <table:table-cell office:value-type="string">
            <text:p>Sop1149_ph2b</text:p>
          </table:table-cell>
          <table:table-cell office:value-type="string">
            <text:p>VW</text:p>
          </table:table-cell>
          <table:table-cell office:value-type="string">
            <text:p>VW3</text:p>
          </table:table-cell>
          <table:table-cell office:value-type="string">
            <text:p>NGW</text:p>
          </table:table-cell>
          <table:table-cell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0.5">
            <text:p>0.5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VWC-NGW-VW3-868</text:p>
          </table:table-cell>
          <table:table-cell table:style-name="ce7" table:number-columns-repeated="2"/>
          <table:table-cell table:style-name="ce7" office:value-type="string">
            <text:p>VWC-NGW-VW3-868 : McMullens bulk supply</text:p>
          </table:table-cell>
          <table:table-cell table:style-name="ce7" office:value-type="string">
            <text:p>Sop1150_ph2b</text:p>
          </table:table-cell>
          <table:table-cell table:style-name="ce7" office:value-type="string">
            <text:p>VW</text:p>
          </table:table-cell>
          <table:table-cell table:style-name="ce7" office:value-type="string">
            <text:p>VW3</text:p>
          </table:table-cell>
          <table:table-cell table:style-name="ce7" office:value-type="string">
            <text:p>RTR</text:p>
          </table:table-cell>
          <table:table-cell table:style-name="ce7" office:value-type="float" office:value="2022">
            <text:p>2022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0.5">
            <text:p>0.5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NGW-VW4-0412</text:p>
          </table:table-cell>
          <table:table-cell table:number-columns-repeated="2"/>
          <table:table-cell office:value-type="string">
            <text:p>VWC-NGW-VW4-412 : Hillingdon Hospital boreholes</text:p>
          </table:table-cell>
          <table:table-cell office:value-type="string">
            <text:p>Sop1151_ph2b</text:p>
          </table:table-cell>
          <table:table-cell office:value-type="string">
            <text:p>VW</text:p>
          </table:table-cell>
          <table:table-cell office:value-type="string">
            <text:p>VW4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0.66">
            <text:p>0.66 </text:p>
          </table:table-cell>
          <table:table-cell table:number-columns-repeated="14"/>
          <table:table-cell table:style-name="ce29"/>
        </table:table-row>
        <table:table-row table:style-name="ro2">
          <table:table-cell table:style-name="ce7" office:value-type="string">
            <text:p>VWC-NGW-VW4-422</text:p>
          </table:table-cell>
          <table:table-cell table:style-name="ce7" table:number-columns-repeated="2"/>
          <table:table-cell table:style-name="ce7" office:value-type="string">
            <text:p>VWC-NGW-VW4-422 : Slough GSK Horlicks Factory borehole excess supply</text:p>
          </table:table-cell>
          <table:table-cell table:style-name="ce7" office:value-type="string">
            <text:p>Sop938_ph2b</text:p>
          </table:table-cell>
          <table:table-cell table:style-name="ce7" office:value-type="string">
            <text:p>VW</text:p>
          </table:table-cell>
          <table:table-cell table:style-name="ce7" office:value-type="string">
            <text:p>VW4</text:p>
          </table:table-cell>
          <table:table-cell table:style-name="ce7" office:value-type="string">
            <text:p>RTR</text:p>
          </table:table-cell>
          <table:table-cell table:style-name="ce7"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2">
          <table:table-cell table:style-name="ce7" office:value-type="string">
            <text:p>VWC-NGW-VW4-624</text:p>
          </table:table-cell>
          <table:table-cell table:style-name="ce7" table:number-columns-repeated="2"/>
          <table:table-cell table:style-name="ce7" office:value-type="string">
            <text:p>VWC-NGW-VW4-624 : Canals &amp; Rivers Trust - Slough Arm borehole</text:p>
          </table:table-cell>
          <table:table-cell table:style-name="ce7" office:value-type="string">
            <text:p>Sop940_ph2b</text:p>
          </table:table-cell>
          <table:table-cell table:style-name="ce7" office:value-type="string">
            <text:p>VW</text:p>
          </table:table-cell>
          <table:table-cell table:style-name="ce7" office:value-type="string">
            <text:p>VW4</text:p>
          </table:table-cell>
          <table:table-cell table:style-name="ce7" office:value-type="string">
            <text:p>RTR</text:p>
          </table:table-cell>
          <table:table-cell table:style-name="ce7" office:value-type="float" office:value="2017">
            <text:p>2017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.5">
            <text:p>1.5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VWC-NGW-VW4-840</text:p>
          </table:table-cell>
          <table:table-cell table:style-name="ce7" table:number-columns-repeated="2"/>
          <table:table-cell table:style-name="ce7" office:value-type="string">
            <text:p>VWC-NGW-VW4-840 : GSK (Uxbridge)</text:p>
          </table:table-cell>
          <table:table-cell table:style-name="ce7" office:value-type="string">
            <text:p>Sop1171_ph2b</text:p>
          </table:table-cell>
          <table:table-cell table:style-name="ce7" office:value-type="string">
            <text:p>VW</text:p>
          </table:table-cell>
          <table:table-cell table:style-name="ce7" office:value-type="string">
            <text:p>VW4</text:p>
          </table:table-cell>
          <table:table-cell table:style-name="ce7" office:value-type="string">
            <text:p>RTR</text:p>
          </table:table-cell>
          <table:table-cell table:style-name="ce7" office:value-type="float" office:value="2022">
            <text:p>2022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10">
            <text:p>1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C-NGW-VW5-0170</text:p>
          </table:table-cell>
          <table:table-cell table:number-columns-repeated="2"/>
          <table:table-cell office:value-type="string">
            <text:p>VWC-NGW-VW5-342 : Essex Confined Aquifer - No Storage</text:p>
          </table:table-cell>
          <table:table-cell office:value-type="string">
            <text:p>Sop943_ph2b</text:p>
          </table:table-cell>
          <table:table-cell office:value-type="string">
            <text:p>VW</text:p>
          </table:table-cell>
          <table:table-cell office:value-type="string">
            <text:p>VW5</text:p>
          </table:table-cell>
          <table:table-cell office:value-type="string">
            <text:p>NGW</text:p>
          </table:table-cell>
          <table:table-cell office:value-type="float" office:value="2022">
            <text:p>2022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NGW-VW5-0513</text:p>
          </table:table-cell>
          <table:table-cell table:number-columns-repeated="2"/>
          <table:table-cell office:value-type="string">
            <text:p>VWC-NGW-VW5-513 : Stebbing Licence Scheme</text:p>
          </table:table-cell>
          <table:table-cell office:value-type="string">
            <text:p>Sop1153_ph2b</text:p>
          </table:table-cell>
          <table:table-cell office:value-type="string">
            <text:p>VW</text:p>
          </table:table-cell>
          <table:table-cell office:value-type="string">
            <text:p>VW5</text:p>
          </table:table-cell>
          <table:table-cell office:value-type="string">
            <text:p>NGW</text:p>
          </table:table-cell>
          <table:table-cell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1">
            <text:p>1.00 </text:p>
          </table:table-cell>
          <table:table-cell table:style-name="ce22" office:value-type="float" office:value="1.5">
            <text:p>1.50 </text:p>
          </table:table-cell>
          <table:table-cell table:style-name="ce22" office:value-type="float" office:value="1">
            <text:p>1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C-RES-VW1-0815</text:p>
          </table:table-cell>
          <table:table-cell table:number-columns-repeated="2"/>
          <table:table-cell office:value-type="string">
            <text:p>VWC-RES-VW1-815 : Edelsborough Reservoir</text:p>
          </table:table-cell>
          <table:table-cell office:value-type="string">
            <text:p>Sop1154_ph2b</text:p>
          </table:table-cell>
          <table:table-cell office:value-type="string">
            <text:p>VW</text:p>
          </table:table-cell>
          <table:table-cell office:value-type="string">
            <text:p>VW1</text:p>
          </table:table-cell>
          <table:table-cell office:value-type="string">
            <text:p>RES</text:p>
          </table:table-cell>
          <table:table-cell office:value-type="float" office:value="2023">
            <text:p>2023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2.7">
            <text:p>2.70 </text:p>
          </table:table-cell>
          <table:table-cell table:style-name="ce22" office:value-type="float" office:value="3.5">
            <text:p>3.50 </text:p>
          </table:table-cell>
          <table:table-cell table:style-name="ce22" office:value-type="float" office:value="2.7">
            <text:p>2.7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C-RES-VW4-0832</text:p>
          </table:table-cell>
          <table:table-cell table:number-columns-repeated="2"/>
          <table:table-cell office:value-type="string">
            <text:p>VWC-RES-VW4-832 : Brent Reservoir</text:p>
          </table:table-cell>
          <table:table-cell office:value-type="string">
            <text:p>Sop1155_ph2b</text:p>
          </table:table-cell>
          <table:table-cell office:value-type="string">
            <text:p>VW</text:p>
          </table:table-cell>
          <table:table-cell office:value-type="string">
            <text:p>VW4</text:p>
          </table:table-cell>
          <table:table-cell office:value-type="string">
            <text:p>RES</text:p>
          </table:table-cell>
          <table:table-cell office:value-type="float" office:value="2023">
            <text:p>2023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14.5">
            <text:p>14.50 </text:p>
          </table:table-cell>
          <table:table-cell table:style-name="ce22" office:value-type="float" office:value="18.85">
            <text:p>18.85 </text:p>
          </table:table-cell>
          <table:table-cell table:style-name="ce22" office:value-type="float" office:value="14.5">
            <text:p>14.5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C-RES-VW5-0809</text:p>
          </table:table-cell>
          <table:table-cell table:number-columns-repeated="2"/>
          <table:table-cell office:value-type="string">
            <text:p>VWC-RES-VW5-809 : Birds Green Reservoir</text:p>
          </table:table-cell>
          <table:table-cell office:value-type="string">
            <text:p>Sop1156_ph2b</text:p>
          </table:table-cell>
          <table:table-cell office:value-type="string">
            <text:p>VW</text:p>
          </table:table-cell>
          <table:table-cell office:value-type="string">
            <text:p>VW5</text:p>
          </table:table-cell>
          <table:table-cell office:value-type="string">
            <text:p>RES</text:p>
          </table:table-cell>
          <table:table-cell office:value-type="float" office:value="2023">
            <text:p>2023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6.4">
            <text:p>6.40 </text:p>
          </table:table-cell>
          <table:table-cell table:style-name="ce22" office:value-type="float" office:value="8.32">
            <text:p>8.32 </text:p>
          </table:table-cell>
          <table:table-cell table:style-name="ce22" office:value-type="float" office:value="6.4">
            <text:p>6.4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C-RES-VW5-0810</text:p>
          </table:table-cell>
          <table:table-cell table:number-columns-repeated="2"/>
          <table:table-cell office:value-type="string">
            <text:p>VWC-RES-VW5-810 : Church End Reservoir</text:p>
          </table:table-cell>
          <table:table-cell office:value-type="string">
            <text:p>Sop1157_ph2b</text:p>
          </table:table-cell>
          <table:table-cell office:value-type="string">
            <text:p>VW</text:p>
          </table:table-cell>
          <table:table-cell office:value-type="string">
            <text:p>VW5</text:p>
          </table:table-cell>
          <table:table-cell office:value-type="string">
            <text:p>RES</text:p>
          </table:table-cell>
          <table:table-cell office:value-type="float" office:value="2023">
            <text:p>2023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1.3">
            <text:p>1.30 </text:p>
          </table:table-cell>
          <table:table-cell table:style-name="ce22" office:value-type="float" office:value="1.7">
            <text:p>1.70 </text:p>
          </table:table-cell>
          <table:table-cell table:style-name="ce22" office:value-type="float" office:value="1.3">
            <text:p>1.3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C-RES-VW6-0829</text:p>
          </table:table-cell>
          <table:table-cell table:number-columns-repeated="2"/>
          <table:table-cell office:value-type="string">
            <text:p>VWC-RES-VW6-829 : West End Reservoir</text:p>
          </table:table-cell>
          <table:table-cell office:value-type="string">
            <text:p>Sop1158_ph2b</text:p>
          </table:table-cell>
          <table:table-cell office:value-type="string">
            <text:p>VW</text:p>
          </table:table-cell>
          <table:table-cell office:value-type="string">
            <text:p>VW6</text:p>
          </table:table-cell>
          <table:table-cell office:value-type="string">
            <text:p>RES</text:p>
          </table:table-cell>
          <table:table-cell office:value-type="float" office:value="2023">
            <text:p>2023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4.3">
            <text:p>4.30 </text:p>
          </table:table-cell>
          <table:table-cell table:style-name="ce22" office:value-type="float" office:value="5.6">
            <text:p>5.60 </text:p>
          </table:table-cell>
          <table:table-cell table:style-name="ce22" office:value-type="float" office:value="4.3">
            <text:p>4.3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VWC-RNC-VW2-622</text:p>
          </table:table-cell>
          <table:table-cell table:style-name="ce7" table:number-columns-repeated="2"/>
          <table:table-cell table:style-name="ce7" office:value-type="string">
            <text:p>VWC-RNC-VW2-622 : Hilfield Park Dual Pump Option</text:p>
          </table:table-cell>
          <table:table-cell table:style-name="ce7" office:value-type="string">
            <text:p>Sop1172_ph2b</text:p>
          </table:table-cell>
          <table:table-cell table:style-name="ce7" office:value-type="string">
            <text:p>VW</text:p>
          </table:table-cell>
          <table:table-cell table:style-name="ce7" office:value-type="string">
            <text:p>VW2</text:p>
          </table:table-cell>
          <table:table-cell table:style-name="ce7" office:value-type="string">
            <text:p>RNC</text:p>
          </table:table-cell>
          <table:table-cell table:style-name="ce7" office:value-type="float" office:value="2022">
            <text:p>2022</text:p>
          </table:table-cell>
          <table:table-cell office:value-type="float" office:value="60">
            <text:p>60</text:p>
          </table:table-cell>
          <table:table-cell table:style-name="ce22" office:value-type="float" office:value="0">
            <text:p>0.00 </text:p>
          </table:table-cell>
          <table:table-cell table:style-name="ce28" office:value-type="float" office:value="0">
            <text:p>0.00 </text:p>
          </table:table-cell>
          <table:table-cell table:style-name="ce28" office:value-type="float" office:value="28">
            <text:p>28.00 </text:p>
          </table:table-cell>
          <table:table-cell table:style-name="ce22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table:style-name="ce7" office:value-type="string">
            <text:p>VWC-RTR-VW3-023</text:p>
          </table:table-cell>
          <table:table-cell table:style-name="ce7" table:number-columns-repeated="2"/>
          <table:table-cell table:style-name="ce7" office:value-type="string">
            <text:p>VWC-RTR-VW3-23 : ANGL Extension</text:p>
          </table:table-cell>
          <table:table-cell table:style-name="ce14" office:value-type="string">
            <text:p>Sop935_ph2b</text:p>
          </table:table-cell>
          <table:table-cell table:style-name="ce7" office:value-type="string">
            <text:p>VW</text:p>
          </table:table-cell>
          <table:table-cell table:style-name="ce7" office:value-type="string">
            <text:p>VW3</text:p>
          </table:table-cell>
          <table:table-cell table:style-name="ce7" office:value-type="string">
            <text:p>RTR</text:p>
          </table:table-cell>
          <table:table-cell table:style-name="ce7" office:value-type="float" office:value="2022">
            <text:p>2022</text:p>
          </table:table-cell>
          <table:table-cell office:value-type="float" office:value="60">
            <text:p>60</text:p>
          </table:table-cell>
          <table:table-cell table:style-name="ce22" office:value-type="float" office:value="36">
            <text:p>36.00 </text:p>
          </table:table-cell>
          <table:table-cell table:style-name="ce28" office:value-type="float" office:value="36">
            <text:p>36.00 </text:p>
          </table:table-cell>
          <table:table-cell table:style-name="ce28" office:value-type="float" office:value="44">
            <text:p>44.00 </text:p>
          </table:table-cell>
          <table:table-cell table:style-name="ce22" office:value-type="float" office:value="36">
            <text:p>36.0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VWC-RTR-VW5-161</text:p>
          </table:table-cell>
          <table:table-cell table:style-name="ce7" table:number-columns-repeated="2"/>
          <table:table-cell table:style-name="ce7" office:value-type="string">
            <text:p>VWC-RTR-VW5-161 : Lowersfield Bulk Import Increase</text:p>
          </table:table-cell>
          <table:table-cell table:style-name="ce7" office:value-type="string">
            <text:p>Sop1159_ph2b</text:p>
          </table:table-cell>
          <table:table-cell table:style-name="ce7" office:value-type="string">
            <text:p>VW</text:p>
          </table:table-cell>
          <table:table-cell table:style-name="ce7" office:value-type="string">
            <text:p>VW5</text:p>
          </table:table-cell>
          <table:table-cell table:style-name="ce7" office:value-type="string">
            <text:p>RTR</text:p>
          </table:table-cell>
          <table:table-cell table:style-name="ce7" office:value-type="float" office:value="2022">
            <text:p>2022</text:p>
          </table:table-cell>
          <table:table-cell office:value-type="float" office:value="60">
            <text:p>60</text:p>
          </table:table-cell>
          <table:table-cell table:style-name="ce22" office:value-type="float" office:value="2">
            <text:p>2.00 </text:p>
          </table:table-cell>
          <table:table-cell table:style-name="ce28" office:value-type="float" office:value="2">
            <text:p>2.00 </text:p>
          </table:table-cell>
          <table:table-cell table:style-name="ce28" office:value-type="float" office:value="4">
            <text:p>4.00 </text:p>
          </table:table-cell>
          <table:table-cell table:style-name="ce22" office:value-type="float" office:value="2">
            <text:p>2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S-ASR-VWS-0397</text:p>
          </table:table-cell>
          <table:table-cell table:number-columns-repeated="2"/>
          <table:table-cell office:value-type="string">
            <text:p>VWS-ASR-VWSE-307 : Aquifer Storage and Recharge</text:p>
          </table:table-cell>
          <table:table-cell office:value-type="string">
            <text:p>Sop1160_ph2b</text:p>
          </table:table-cell>
          <table:table-cell office:value-type="string">
            <text:p>VW</text:p>
          </table:table-cell>
          <table:table-cell office:value-type="string">
            <text:p>VWS</text:p>
          </table:table-cell>
          <table:table-cell office:value-type="string">
            <text:p>ASR</text:p>
          </table:table-cell>
          <table:table-cell office:value-type="float" office:value="2025">
            <text:p>2025</text:p>
          </table:table-cell>
          <table:table-cell office:value-type="float" office:value="60">
            <text:p>60</text:p>
          </table:table-cell>
          <table:table-cell table:number-columns-repeated="2" table:style-name="ce24" office:value-type="float" office:value="0">
            <text:p>0.00 </text:p>
          </table:table-cell>
          <table:table-cell table:style-name="ce22" office:value-type="float" office:value="5">
            <text:p>5.00 </text:p>
          </table:table-cell>
          <table:table-cell table:style-name="ce24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S-DES-VWS-0020</text:p>
          </table:table-cell>
          <table:table-cell table:number-columns-repeated="2"/>
          <table:table-cell office:value-type="string">
            <text:p>VWS-DES-VWS-008 : Hythe Beach Wells RO Desal (brackish water)</text:p>
          </table:table-cell>
          <table:table-cell office:value-type="string">
            <text:p>Sop951_ph2b</text:p>
          </table:table-cell>
          <table:table-cell office:value-type="string">
            <text:p>VW</text:p>
          </table:table-cell>
          <table:table-cell office:value-type="string">
            <text:p>VWS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4"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S-DES-VWS-0030</text:p>
          </table:table-cell>
          <table:table-cell table:number-columns-repeated="2"/>
          <table:table-cell office:value-type="string">
            <text:p>VWS-DES-VWS-309 : Full Desalination Scheme</text:p>
          </table:table-cell>
          <table:table-cell office:value-type="string">
            <text:p>Sop952_ph2b</text:p>
          </table:table-cell>
          <table:table-cell office:value-type="string">
            <text:p>VW</text:p>
          </table:table-cell>
          <table:table-cell office:value-type="string">
            <text:p>VWS</text:p>
          </table:table-cell>
          <table:table-cell office:value-type="string">
            <text:p>DES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table:number-columns-repeated="4"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S-EFF-VWS-0060</text:p>
          </table:table-cell>
          <table:table-cell table:number-columns-repeated="2"/>
          <table:table-cell office:value-type="string">
            <text:p>VWS-EFF-VWS-294 : BROB <text:s/>Effluent Reclamation</text:p>
          </table:table-cell>
          <table:table-cell office:value-type="string">
            <text:p>Sop954_ph2b</text:p>
          </table:table-cell>
          <table:table-cell office:value-type="string">
            <text:p>VW</text:p>
          </table:table-cell>
          <table:table-cell office:value-type="string">
            <text:p>VWS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">
            <text:p>0.00 </text:p>
          </table:table-cell>
          <table:table-cell table:style-name="ce22" office:value-type="float" office:value="5">
            <text:p>5.00 </text:p>
          </table:table-cell>
          <table:table-cell table:style-name="ce22" office:value-type="float" office:value="0">
            <text:p>0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S-EFF-VWS-0070</text:p>
          </table:table-cell>
          <table:table-cell table:number-columns-repeated="2"/>
          <table:table-cell office:value-type="string">
            <text:p>VWS-EFF-VWS-605 : HYWW Effluent Reuse Scheme</text:p>
          </table:table-cell>
          <table:table-cell office:value-type="string">
            <text:p>Sop955_ph2b</text:p>
          </table:table-cell>
          <table:table-cell office:value-type="string">
            <text:p>VW</text:p>
          </table:table-cell>
          <table:table-cell office:value-type="string">
            <text:p>VWS</text:p>
          </table:table-cell>
          <table:table-cell office:value-type="string">
            <text:p>EFF</text:p>
          </table:table-cell>
          <table:table-cell office:value-type="float" office:value="2020">
            <text:p>2020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S-EGW-VWS-0050</text:p>
          </table:table-cell>
          <table:table-cell table:number-columns-repeated="2"/>
          <table:table-cell office:value-type="string">
            <text:p>VWS-EGW-VWS-629 : Lye Oak (SLYE) licence recovery </text:p>
          </table:table-cell>
          <table:table-cell office:value-type="string">
            <text:p>Sop957_ph2b</text:p>
          </table:table-cell>
          <table:table-cell office:value-type="string">
            <text:p>VW</text:p>
          </table:table-cell>
          <table:table-cell office:value-type="string">
            <text:p>VWS</text:p>
          </table:table-cell>
          <table:table-cell office:value-type="string">
            <text:p>EGW</text:p>
          </table:table-cell>
          <table:table-cell office:value-type="float" office:value="2016">
            <text:p>2016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0.14">
            <text:p>0.14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7" office:value-type="string">
            <text:p>VWS-NGW-VW3-134</text:p>
          </table:table-cell>
          <table:table-cell table:style-name="ce7" table:number-columns-repeated="2"/>
          <table:table-cell table:style-name="ce7" office:value-type="string">
            <text:p>VWS-NGW-VW3-134 : Vauxhall Groundwater</text:p>
          </table:table-cell>
          <table:table-cell table:style-name="ce7" office:value-type="string">
            <text:p>Sop933_ph2b</text:p>
          </table:table-cell>
          <table:table-cell table:style-name="ce7" office:value-type="string">
            <text:p>VW</text:p>
          </table:table-cell>
          <table:table-cell table:style-name="ce7" office:value-type="string">
            <text:p>VW3</text:p>
          </table:table-cell>
          <table:table-cell table:style-name="ce7" office:value-type="string">
            <text:p>RTR</text:p>
          </table:table-cell>
          <table:table-cell table:style-name="ce7" office:value-type="float" office:value="2019">
            <text:p>2019</text:p>
          </table:table-cell>
          <table:table-cell office:value-type="float" office:value="60">
            <text:p>60</text:p>
          </table:table-cell>
          <table:table-cell table:number-columns-repeated="4" table:style-name="ce22" office:value-type="float" office:value="4">
            <text:p>4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S-RES-VWS-0834</text:p>
          </table:table-cell>
          <table:table-cell table:number-columns-repeated="2"/>
          <table:table-cell office:value-type="string">
            <text:p>VWS-RES-VWS-834 : Wooton Reservoir</text:p>
          </table:table-cell>
          <table:table-cell office:value-type="string">
            <text:p>Sop1162_ph2b</text:p>
          </table:table-cell>
          <table:table-cell office:value-type="string">
            <text:p>VW</text:p>
          </table:table-cell>
          <table:table-cell office:value-type="string">
            <text:p>VWS</text:p>
          </table:table-cell>
          <table:table-cell office:value-type="string">
            <text:p>RES</text:p>
          </table:table-cell>
          <table:table-cell office:value-type="float" office:value="2017">
            <text:p>2017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5">
            <text:p>5.00 </text:p>
          </table:table-cell>
          <table:table-cell table:style-name="ce22" office:value-type="float" office:value="6.5">
            <text:p>6.50 </text:p>
          </table:table-cell>
          <table:table-cell table:style-name="ce22" office:value-type="float" office:value="5">
            <text:p>5.00 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VWS-RES-VWS-0838</text:p>
          </table:table-cell>
          <table:table-cell table:number-columns-repeated="2"/>
          <table:table-cell office:value-type="string">
            <text:p>VWS-RES-VWS-838 : Sellinge Reservoir</text:p>
          </table:table-cell>
          <table:table-cell office:value-type="string">
            <text:p>Sop1163_ph2b</text:p>
          </table:table-cell>
          <table:table-cell office:value-type="string">
            <text:p>VW</text:p>
          </table:table-cell>
          <table:table-cell office:value-type="string">
            <text:p>VWS</text:p>
          </table:table-cell>
          <table:table-cell office:value-type="string">
            <text:p>RES</text:p>
          </table:table-cell>
          <table:table-cell office:value-type="float" office:value="2017">
            <text:p>2017</text:p>
          </table:table-cell>
          <table:table-cell office:value-type="float" office:value="80">
            <text:p>80</text:p>
          </table:table-cell>
          <table:table-cell table:number-columns-repeated="2" table:style-name="ce22" office:value-type="float" office:value="2">
            <text:p>2.00 </text:p>
          </table:table-cell>
          <table:table-cell table:style-name="ce22" office:value-type="float" office:value="2.6">
            <text:p>2.60 </text:p>
          </table:table-cell>
          <table:table-cell table:style-name="ce22" office:value-type="float" office:value="2">
            <text:p>2.00 </text:p>
          </table:table-cell>
          <table:table-cell table:number-columns-repeated="14"/>
          <table:table-cell table:style-name="ce29"/>
        </table:table-row>
        <table:table-row table:style-name="ro2">
          <table:table-cell office:value-type="string">
            <text:p>VWS-RNC-VWS-627</text:p>
          </table:table-cell>
          <table:table-cell table:number-columns-repeated="2"/>
          <table:table-cell office:value-type="string">
            <text:p>VWS-RNC-VWS-627 : World's Wonder Network Improvement</text:p>
          </table:table-cell>
          <table:table-cell office:value-type="string">
            <text:p>Sop958_ph2b</text:p>
          </table:table-cell>
          <table:table-cell office:value-type="string">
            <text:p>VW</text:p>
          </table:table-cell>
          <table:table-cell table:style-name="ce4" office:value-type="string">
            <text:p>VWS</text:p>
          </table:table-cell>
          <table:table-cell office:value-type="string">
            <text:p>RNC</text:p>
          </table:table-cell>
          <table:table-cell office:value-type="float" office:value="2016">
            <text:p>2016</text:p>
          </table:table-cell>
          <table:table-cell office:value-type="float" office:value="60">
            <text:p>60</text:p>
          </table:table-cell>
          <table:table-cell table:number-columns-repeated="2" table:style-name="ce22" office:value-type="float" office:value="0.6">
            <text:p>0.60 </text:p>
          </table:table-cell>
          <table:table-cell table:style-name="ce22" office:value-type="float" office:value="1.4">
            <text:p>1.40 </text:p>
          </table:table-cell>
          <table:table-cell table:style-name="ce22" office:value-type="float" office:value="0.6">
            <text:p>0.60 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4" office:value-type="string">
            <text:p>SWS-WTW-HSO-0285</text:p>
          </table:table-cell>
          <table:table-cell table:style-name="ce4" table:number-columns-repeated="2"/>
          <table:table-cell table:style-name="ce4" office:value-type="string">
            <text:p>Testwood WSW New DAF plant to utilise full licence</text:p>
          </table:table-cell>
          <table:table-cell table:style-name="ce4" office:value-type="string">
            <text:p>Sop1179_ph2b</text:p>
          </table:table-cell>
          <table:table-cell table:style-name="ce4" office:value-type="string">
            <text:p>SWS</text:p>
          </table:table-cell>
          <table:table-cell table:style-name="ce4" office:value-type="string">
            <text:p>HSO</text:p>
          </table:table-cell>
          <table:table-cell table:style-name="ce4" office:value-type="string">
            <text:p>WTW</text:p>
          </table:table-cell>
          <table:table-cell office:value-type="float" office:value="2015">
            <text:p>2015</text:p>
          </table:table-cell>
          <table:table-cell office:value-type="float" office:value="60">
            <text:p>60</text:p>
          </table:table-cell>
          <table:table-cell table:number-columns-repeated="4" office:value-type="float" office:value="31">
            <text:p>31</text:p>
          </table:table-cell>
          <table:table-cell table:number-columns-repeated="14"/>
          <table:table-cell table:style-name="ce29"/>
        </table:table-row>
        <table:table-row table:style-name="ro2">
          <table:table-cell table:style-name="ce4" office:value-type="string">
            <text:p>VWS-RNC-VWS-900</text:p>
          </table:table-cell>
          <table:table-cell table:style-name="ce4" table:number-columns-repeated="2"/>
          <table:table-cell table:style-name="ce4" office:value-type="string">
            <text:p>VWS-RNC-VWS-900 : Dover Constraint Removal</text:p>
          </table:table-cell>
          <table:table-cell table:style-name="ce4" office:value-type="string">
            <text:p>Sop1180_ph2b</text:p>
          </table:table-cell>
          <table:table-cell table:style-name="ce4" office:value-type="string">
            <text:p>VW</text:p>
          </table:table-cell>
          <table:table-cell table:style-name="ce4" office:value-type="string">
            <text:p>VWS</text:p>
          </table:table-cell>
          <table:table-cell table:style-name="ce4" office:value-type="string">
            <text:p>RNC</text:p>
          </table:table-cell>
          <table:table-cell office:value-type="float" office:value="2016">
            <text:p>2016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table:number-columns-repeated="14"/>
          <table:table-cell table:style-name="ce29"/>
        </table:table-row>
        <table:table-row table:style-name="ro1">
          <table:table-cell table:style-name="ce11" office:value-type="string">
            <text:p>SWS-RES-HSO-9999</text:p>
          </table:table-cell>
          <table:table-cell table:style-name="ce11" table:number-columns-repeated="2"/>
          <table:table-cell table:style-name="ce11" office:value-type="string">
            <text:p>Retrieval Testwood ExDO <text:s/>40 Ml/d</text:p>
          </table:table-cell>
          <table:table-cell table:style-name="ce11" office:value-type="string">
            <text:p>Sop2001_ph2b</text:p>
          </table:table-cell>
          <table:table-cell table:style-name="ce11" office:value-type="string">
            <text:p>SWS</text:p>
          </table:table-cell>
          <table:table-cell table:style-name="ce11" office:value-type="string">
            <text:p>TES</text:p>
          </table:table-cell>
          <table:table-cell table:style-name="ce11" office:value-type="string">
            <text:p>ESW</text:p>
          </table:table-cell>
          <table:table-cell table:style-name="ce20" office:value-type="float" office:value="2015">
            <text:p>2015</text:p>
          </table:table-cell>
          <table:table-cell table:style-name="ce20" office:value-type="float" office:value="60">
            <text:p>60</text:p>
          </table:table-cell>
          <table:table-cell table:number-columns-repeated="4" table:style-name="ce20" office:value-type="float" office:value="40">
            <text:p>40</text:p>
          </table:table-cell>
          <table:table-cell table:number-columns-repeated="14"/>
          <table:table-cell table:style-name="ce29"/>
        </table:table-row>
        <table:table-row table:style-name="ro1">
          <table:table-cell office:value-type="string">
            <text:p>TWU-RTR-LON-0610</text:p>
          </table:table-cell>
          <table:table-cell table:number-columns-repeated="2"/>
          <table:table-cell office:value-type="string">
            <text:p>Reduction in existing Chigwell bulk supply to Essex &amp; Suffolk (after Abberton raising)</text:p>
          </table:table-cell>
          <table:table-cell table:style-name="ce4" office:value-type="string">
            <text:p>Sop864_ph2b</text:p>
          </table:table-cell>
          <table:table-cell table:style-name="ce4" office:value-type="string">
            <text:p>TWU</text:p>
          </table:table-cell>
          <table:table-cell table:style-name="ce4" office:value-type="string">
            <text:p>LON</text:p>
          </table:table-cell>
          <table:table-cell table:style-name="ce4" office:value-type="string">
            <text:p>RTR</text:p>
          </table:table-cell>
          <table:table-cell office:value-type="float" office:value="2015">
            <text:p>2015</text:p>
          </table:table-cell>
          <table:table-cell office:value-type="float" office:value="60">
            <text:p>60</text:p>
          </table:table-cell>
          <table:table-cell table:number-columns-repeated="4" table:style-name="ce4" office:value-type="string">
            <text:p>XXX row319</text:p>
          </table:table-cell>
          <table:table-cell table:number-columns-repeated="14"/>
          <table:table-cell table:style-name="ce29"/>
        </table:table-row>
        <table:table-row table:style-name="ro2" table:number-rows-repeated="1048257">
          <table:table-cell table:number-columns-repeated="29"/>
        </table:table-row>
        <table:table-row table:style-name="ro3">
          <table:table-cell table:number-columns-repeated="29"/>
        </table:table-row>
      </table:table>
      <table:table table:name="Nodes_WRZ" table:style-name="ta1">
        <table:table-column table:style-name="co11" table:number-columns-repeated="12" table:default-cell-style-name="Default"/>
        <table:table-column table:style-name="co12" table:default-cell-style-name="Default"/>
        <table:table-row table:style-name="ro1">
          <table:table-cell table:style-name="ce7" office:value-type="string">
            <text:p>Name </text:p>
          </table:table-cell>
          <table:table-cell table:style-name="ce7" office:value-type="string">
            <text:p>x</text:p>
          </table:table-cell>
          <table:table-cell table:style-name="ce7" office:value-type="string">
            <text:p>y</text:p>
          </table:table-cell>
          <table:table-cell table:style-name="ce7" office:value-type="string">
            <text:p>Hierarchy</text:p>
          </table:table-cell>
          <table:table-cell table:style-name="ce7" office:value-type="string">
            <text:p>attr_a</text:p>
          </table:table-cell>
          <table:table-cell table:style-name="ce7" office:value-type="string">
            <text:p>attr_b</text:p>
          </table:table-cell>
          <table:table-cell table:style-name="ce7" office:value-type="string">
            <text:p>attr_c</text:p>
          </table:table-cell>
          <table:table-cell table:style-name="ce7" office:value-type="string">
            <text:p>attr_d</text:p>
          </table:table-cell>
          <table:table-cell table:style-name="ce7" office:value-type="string">
            <text:p>attd_e</text:p>
          </table:table-cell>
          <table:table-cell office:value-type="string">
            <text:p>attr_f</text:p>
          </table:table-cell>
          <table:table-cell office:value-type="string">
            <text:p>attr_g</text:p>
          </table:table-cell>
          <table:table-cell table:style-name="ce30" office:value-type="string">
            <text:p>attr_h</text:p>
          </table:table-cell>
          <table:table-cell table:style-name="ce7" office:value-type="string">
            <text:p>Description</text:p>
          </table:table-cell>
        </table:table-row>
        <table:table-row table:style-name="ro2">
          <table:table-cell table:style-name="ce7" table:number-columns-repeated="9"/>
          <table:table-cell table:number-columns-repeated="2"/>
          <table:table-cell table:style-name="ce30"/>
          <table:table-cell table:style-name="ce7"/>
        </table:table-row>
        <table:table-row table:style-name="ro2">
          <table:table-cell table:style-name="ce7" office:value-type="string">
            <text:p>WRZ01</text:p>
          </table:table-cell>
          <table:table-cell table:style-name="ce7" office:value-type="float" office:value="445333">
            <text:p>445333</text:p>
          </table:table-cell>
          <table:table-cell table:style-name="ce7" office:value-type="float" office:value="120936">
            <text:p>120936</text:p>
          </table:table-cell>
          <table:table-cell table:style-name="ce7" office:value-type="string">
            <text:p>WRZ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/>
          <table:table-cell table:style-name="ce30"/>
          <table:table-cell table:style-name="ce7" office:value-type="string">
            <text:p>SWS Hampshire</text:p>
          </table:table-cell>
        </table:table-row>
        <table:table-row table:style-name="ro1">
          <table:table-cell table:style-name="ce7" office:value-type="string">
            <text:p>WRZ02</text:p>
          </table:table-cell>
          <table:table-cell table:style-name="ce7" office:value-type="float" office:value="451637">
            <text:p>451637</text:p>
          </table:table-cell>
          <table:table-cell table:style-name="ce7" office:value-type="float" office:value="88257">
            <text:p>88257</text:p>
          </table:table-cell>
          <table:table-cell table:style-name="ce7" office:value-type="string">
            <text:p>WRZ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 office:value-type="string">
            <text:p>IOW</text:p>
          </table:table-cell>
          <table:table-cell table:style-name="ce7" office:value-type="string">
            <text:p>SWS I.o.W</text:p>
          </table:table-cell>
        </table:table-row>
        <table:table-row table:style-name="ro2">
          <table:table-cell table:style-name="ce7" office:value-type="string">
            <text:p>WRZ03</text:p>
          </table:table-cell>
          <table:table-cell table:style-name="ce7" office:value-type="float" office:value="506619">
            <text:p>506619</text:p>
          </table:table-cell>
          <table:table-cell table:style-name="ce7" office:value-type="float" office:value="123496">
            <text:p>123496</text:p>
          </table:table-cell>
          <table:table-cell table:style-name="ce7" office:value-type="string">
            <text:p>WRZ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 office:value-type="string">
            <text:p>SNO</text:p>
          </table:table-cell>
          <table:table-cell table:style-name="ce7" office:value-type="string">
            <text:p>SWS Sussex North</text:p>
          </table:table-cell>
        </table:table-row>
        <table:table-row table:style-name="ro2">
          <table:table-cell table:style-name="ce7" office:value-type="string">
            <text:p>WRZ04A</text:p>
          </table:table-cell>
          <table:table-cell table:style-name="ce7" office:value-type="float" office:value="534087">
            <text:p>534087</text:p>
          </table:table-cell>
          <table:table-cell table:style-name="ce7" office:value-type="float" office:value="107479">
            <text:p>107479</text:p>
          </table:table-cell>
          <table:table-cell table:style-name="ce7" office:value-type="string">
            <text:p>WRZ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 office:value-type="string">
            <text:p>SBR</text:p>
          </table:table-cell>
          <table:table-cell table:style-name="ce7" office:value-type="string">
            <text:p>SWS Sussex Brighton</text:p>
          </table:table-cell>
        </table:table-row>
        <table:table-row table:style-name="ro2">
          <table:table-cell table:style-name="ce7" office:value-type="string">
            <text:p>WRZ04B</text:p>
          </table:table-cell>
          <table:table-cell table:style-name="ce7" office:value-type="float" office:value="510991">
            <text:p>510991</text:p>
          </table:table-cell>
          <table:table-cell table:style-name="ce7" office:value-type="float" office:value="107362">
            <text:p>107362</text:p>
          </table:table-cell>
          <table:table-cell table:style-name="ce7" office:value-type="string">
            <text:p>WRZ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 office:value-type="string">
            <text:p>SWO</text:p>
          </table:table-cell>
          <table:table-cell table:style-name="ce7" office:value-type="string">
            <text:p>SWS Sussex Worthing</text:p>
          </table:table-cell>
        </table:table-row>
        <table:table-row table:style-name="ro2">
          <table:table-cell table:style-name="ce7" office:value-type="string">
            <text:p>WRZ05</text:p>
          </table:table-cell>
          <table:table-cell table:style-name="ce7" office:value-type="float" office:value="586725">
            <text:p>586725</text:p>
          </table:table-cell>
          <table:table-cell table:style-name="ce7" office:value-type="float" office:value="117100">
            <text:p>117100</text:p>
          </table:table-cell>
          <table:table-cell table:style-name="ce7" office:value-type="string">
            <text:p>WRZ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 office:value-type="string">
            <text:p>SHA</text:p>
          </table:table-cell>
          <table:table-cell table:style-name="ce7" office:value-type="string">
            <text:p>SWS Sussex Hastings</text:p>
          </table:table-cell>
        </table:table-row>
        <table:table-row table:style-name="ro2">
          <table:table-cell table:style-name="ce7" office:value-type="string">
            <text:p>WRZ06</text:p>
          </table:table-cell>
          <table:table-cell table:style-name="ce7" office:value-type="float" office:value="579010">
            <text:p>579010</text:p>
          </table:table-cell>
          <table:table-cell table:style-name="ce7" office:value-type="float" office:value="166888">
            <text:p>166888</text:p>
          </table:table-cell>
          <table:table-cell table:style-name="ce7" office:value-type="string">
            <text:p>WRZ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 office:value-type="string">
            <text:p>KME</text:p>
          </table:table-cell>
          <table:table-cell table:style-name="ce7" office:value-type="string">
            <text:p>SWS Kent Medway</text:p>
          </table:table-cell>
        </table:table-row>
        <table:table-row table:style-name="ro1">
          <table:table-cell table:style-name="ce7" office:value-type="string">
            <text:p>WRZ07</text:p>
          </table:table-cell>
          <table:table-cell table:style-name="ce7" office:value-type="float" office:value="629811">
            <text:p>629811</text:p>
          </table:table-cell>
          <table:table-cell table:style-name="ce7" office:value-type="float" office:value="159510">
            <text:p>159510</text:p>
          </table:table-cell>
          <table:table-cell table:style-name="ce7" office:value-type="string">
            <text:p>WRZ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 office:value-type="string">
            <text:p>KTH</text:p>
          </table:table-cell>
          <table:table-cell table:style-name="ce7" office:value-type="string">
            <text:p>SWS Kent Thanet</text:p>
          </table:table-cell>
        </table:table-row>
        <table:table-row table:style-name="ro2">
          <table:table-cell table:style-name="ce7" office:value-type="string">
            <text:p>WRZ08</text:p>
          </table:table-cell>
          <table:table-cell table:style-name="ce7" office:value-type="float" office:value="459540">
            <text:p>459540</text:p>
          </table:table-cell>
          <table:table-cell table:style-name="ce7" office:value-type="float" office:value="114656">
            <text:p>114656</text:p>
          </table:table-cell>
          <table:table-cell table:style-name="ce7" office:value-type="string">
            <text:p>WRZ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 office:value-type="string">
            <text:p>PRT</text:p>
          </table:table-cell>
          <table:table-cell table:style-name="ce7" office:value-type="string">
            <text:p>PRTS Company</text:p>
          </table:table-cell>
        </table:table-row>
        <table:table-row table:style-name="ro2">
          <table:table-cell table:style-name="ce7" office:value-type="string">
            <text:p>WRZ11</text:p>
          </table:table-cell>
          <table:table-cell table:style-name="ce7" office:value-type="float" office:value="475522">
            <text:p>475522</text:p>
          </table:table-cell>
          <table:table-cell table:style-name="ce7" office:value-type="float" office:value="156499">
            <text:p>156499</text:p>
          </table:table-cell>
          <table:table-cell table:style-name="ce7" office:value-type="string">
            <text:p>WRZ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 office:value-type="string">
            <text:p>RZ4</text:p>
          </table:table-cell>
          <table:table-cell table:style-name="ce7" office:value-type="string">
            <text:p>SEW Northern North (RZ 4)</text:p>
          </table:table-cell>
        </table:table-row>
        <table:table-row table:style-name="ro2">
          <table:table-cell table:style-name="ce7" office:value-type="string">
            <text:p>WRZ12</text:p>
          </table:table-cell>
          <table:table-cell table:style-name="ce7" office:value-type="float" office:value="478465">
            <text:p>478465</text:p>
          </table:table-cell>
          <table:table-cell table:style-name="ce7" office:value-type="float" office:value="133124">
            <text:p>133124</text:p>
          </table:table-cell>
          <table:table-cell table:style-name="ce7" office:value-type="string">
            <text:p>WRZ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 office:value-type="string">
            <text:p>RZ5</text:p>
          </table:table-cell>
          <table:table-cell table:style-name="ce7" office:value-type="string">
            <text:p>SEW Northern South (RZ 5)</text:p>
          </table:table-cell>
        </table:table-row>
        <table:table-row table:style-name="ro2">
          <table:table-cell table:style-name="ce7" office:value-type="string">
            <text:p>WRZ13</text:p>
          </table:table-cell>
          <table:table-cell table:style-name="ce7" office:value-type="float" office:value="542445">
            <text:p>542445</text:p>
          </table:table-cell>
          <table:table-cell table:style-name="ce7" office:value-type="float" office:value="124504">
            <text:p>124504</text:p>
          </table:table-cell>
          <table:table-cell table:style-name="ce7" office:value-type="string">
            <text:p>WRZ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 office:value-type="string">
            <text:p>RZ2</text:p>
          </table:table-cell>
          <table:table-cell table:style-name="ce7" office:value-type="string">
            <text:p>SEW Mid Sussex (RZ 2)</text:p>
          </table:table-cell>
        </table:table-row>
        <table:table-row table:style-name="ro2">
          <table:table-cell table:style-name="ce7" office:value-type="string">
            <text:p>WRZ14</text:p>
          </table:table-cell>
          <table:table-cell table:style-name="ce7" office:value-type="float" office:value="566080">
            <text:p>566080</text:p>
          </table:table-cell>
          <table:table-cell table:style-name="ce7" office:value-type="float" office:value="114989">
            <text:p>114989</text:p>
          </table:table-cell>
          <table:table-cell table:style-name="ce7" office:value-type="string">
            <text:p>WRZ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 office:value-type="string">
            <text:p>RZ3</text:p>
          </table:table-cell>
          <table:table-cell table:style-name="ce7" office:value-type="string">
            <text:p>SEW Eastbourne (RZ 3)</text:p>
          </table:table-cell>
        </table:table-row>
        <table:table-row table:style-name="ro2">
          <table:table-cell table:style-name="ce7" office:value-type="string">
            <text:p>WRZ15</text:p>
          </table:table-cell>
          <table:table-cell table:style-name="ce7" office:value-type="float" office:value="556228">
            <text:p>556228</text:p>
          </table:table-cell>
          <table:table-cell table:style-name="ce7" office:value-type="float" office:value="146853">
            <text:p>146853</text:p>
          </table:table-cell>
          <table:table-cell table:style-name="ce7" office:value-type="string">
            <text:p>WRZ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 office:value-type="string">
            <text:p>RZ1</text:p>
          </table:table-cell>
          <table:table-cell table:style-name="ce7" office:value-type="string">
            <text:p>SEW Medway (RZ 1)</text:p>
          </table:table-cell>
        </table:table-row>
        <table:table-row table:style-name="ro2">
          <table:table-cell table:style-name="ce7" office:value-type="string">
            <text:p>WRZ16A</text:p>
          </table:table-cell>
          <table:table-cell table:style-name="ce7" office:value-type="float" office:value="570118">
            <text:p>570118</text:p>
          </table:table-cell>
          <table:table-cell table:style-name="ce7" office:value-type="float" office:value="156001">
            <text:p>156001</text:p>
          </table:table-cell>
          <table:table-cell table:style-name="ce7" office:value-type="string">
            <text:p>WRZ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 office:value-type="string">
            <text:p>RZ6</text:p>
          </table:table-cell>
          <table:table-cell table:style-name="ce7" office:value-type="string">
            <text:p>SEW RZ 6</text:p>
          </table:table-cell>
        </table:table-row>
        <table:table-row table:style-name="ro2">
          <table:table-cell table:style-name="ce7" office:value-type="string">
            <text:p>WRZ16B</text:p>
          </table:table-cell>
          <table:table-cell table:style-name="ce7" office:value-type="float" office:value="577247">
            <text:p>577247</text:p>
          </table:table-cell>
          <table:table-cell table:style-name="ce7" office:value-type="float" office:value="138824">
            <text:p>138824</text:p>
          </table:table-cell>
          <table:table-cell table:style-name="ce7" office:value-type="string">
            <text:p>WRZ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 office:value-type="string">
            <text:p>RZ7</text:p>
          </table:table-cell>
          <table:table-cell table:style-name="ce7" office:value-type="string">
            <text:p>SEW RZ 7</text:p>
          </table:table-cell>
        </table:table-row>
        <table:table-row table:style-name="ro2">
          <table:table-cell table:style-name="ce7" office:value-type="string">
            <text:p>WRZ17</text:p>
          </table:table-cell>
          <table:table-cell table:style-name="ce7" office:value-type="float" office:value="601584">
            <text:p>601584</text:p>
          </table:table-cell>
          <table:table-cell table:style-name="ce7" office:value-type="float" office:value="148712">
            <text:p>148712</text:p>
          </table:table-cell>
          <table:table-cell table:style-name="ce7" office:value-type="string">
            <text:p>WRZ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 office:value-type="string">
            <text:p>RZ8</text:p>
          </table:table-cell>
          <table:table-cell table:style-name="ce7" office:value-type="string">
            <text:p>SEW RZ 8</text:p>
          </table:table-cell>
        </table:table-row>
        <table:table-row table:style-name="ro1">
          <table:table-cell table:style-name="ce7" office:value-type="string">
            <text:p>WRZ18</text:p>
          </table:table-cell>
          <table:table-cell table:style-name="ce7" office:value-type="float" office:value="618717">
            <text:p>618717</text:p>
          </table:table-cell>
          <table:table-cell table:style-name="ce7" office:value-type="float" office:value="138632">
            <text:p>138632</text:p>
          </table:table-cell>
          <table:table-cell table:style-name="ce7" office:value-type="string">
            <text:p>WRZ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 office:value-type="string">
            <text:p>VWS</text:p>
          </table:table-cell>
          <table:table-cell table:style-name="ce7" office:value-type="string">
            <text:p>Veolia Water South East (VWSE)</text:p>
          </table:table-cell>
        </table:table-row>
        <table:table-row table:style-name="ro2">
          <table:table-cell table:style-name="ce7" office:value-type="string">
            <text:p>WRZ19</text:p>
          </table:table-cell>
          <table:table-cell table:style-name="ce7" office:value-type="float" office:value="502602">
            <text:p>502602</text:p>
          </table:table-cell>
          <table:table-cell table:style-name="ce7" office:value-type="float" office:value="165856">
            <text:p>165856</text:p>
          </table:table-cell>
          <table:table-cell table:style-name="ce7" office:value-type="string">
            <text:p>WRZ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/>
          <table:table-cell table:style-name="ce30"/>
          <table:table-cell table:style-name="ce7" office:value-type="string">
            <text:p>SESW Company</text:p>
          </table:table-cell>
        </table:table-row>
        <table:table-row table:style-name="ro2">
          <table:table-cell table:style-name="ce7" office:value-type="string">
            <text:p>WRZ20</text:p>
          </table:table-cell>
          <table:table-cell table:style-name="ce7" office:value-type="float" office:value="530087">
            <text:p>530087</text:p>
          </table:table-cell>
          <table:table-cell table:style-name="ce7" office:value-type="float" office:value="185412">
            <text:p>185412</text:p>
          </table:table-cell>
          <table:table-cell table:style-name="ce7" office:value-type="string">
            <text:p>WRZ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/>
          <table:table-cell table:style-name="ce30"/>
          <table:table-cell table:style-name="ce7" office:value-type="string">
            <text:p>3V North and Central</text:p>
          </table:table-cell>
        </table:table-row>
        <table:table-row table:style-name="ro2">
          <table:table-cell table:style-name="ce7" office:value-type="string">
            <text:p>WRZ21</text:p>
          </table:table-cell>
          <table:table-cell table:style-name="ce7" office:value-type="float" office:value="443267">
            <text:p>443267</text:p>
          </table:table-cell>
          <table:table-cell table:style-name="ce7" office:value-type="float" office:value="194224">
            <text:p>194224</text:p>
          </table:table-cell>
          <table:table-cell table:style-name="ce7" office:value-type="string">
            <text:p>WRZ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 office:value-type="string">
            <text:p>SOU</text:p>
          </table:table-cell>
          <table:table-cell table:style-name="ce7" office:value-type="string">
            <text:p>VWC Southern</text:p>
          </table:table-cell>
        </table:table-row>
        <table:table-row table:style-name="ro2">
          <table:table-cell table:style-name="ce7" office:value-type="string">
            <text:p>WRZ22</text:p>
          </table:table-cell>
          <table:table-cell table:style-name="ce7" office:value-type="float" office:value="530087">
            <text:p>530087</text:p>
          </table:table-cell>
          <table:table-cell table:style-name="ce7" office:value-type="float" office:value="185412">
            <text:p>185412</text:p>
          </table:table-cell>
          <table:table-cell table:style-name="ce7" office:value-type="string">
            <text:p>WRZ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 office:value-type="string">
            <text:p>LON</text:p>
          </table:table-cell>
          <table:table-cell table:style-name="ce7" office:value-type="string">
            <text:p>TW London</text:p>
          </table:table-cell>
        </table:table-row>
        <table:table-row table:style-name="ro2">
          <table:table-cell table:style-name="ce7" office:value-type="string">
            <text:p>WRZ23</text:p>
          </table:table-cell>
          <table:table-cell table:style-name="ce7" office:value-type="float" office:value="452978">
            <text:p>452978</text:p>
          </table:table-cell>
          <table:table-cell table:style-name="ce7" office:value-type="float" office:value="198176">
            <text:p>198176</text:p>
          </table:table-cell>
          <table:table-cell table:style-name="ce7" office:value-type="string">
            <text:p>WRZ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 office:value-type="string">
            <text:p>SWX</text:p>
          </table:table-cell>
          <table:table-cell table:style-name="ce7" office:value-type="string">
            <text:p>TW SWOX</text:p>
          </table:table-cell>
        </table:table-row>
        <table:table-row table:style-name="ro2">
          <table:table-cell table:style-name="ce7" office:value-type="string">
            <text:p>WRZ19A</text:p>
          </table:table-cell>
          <table:table-cell table:style-name="ce7" office:value-type="float" office:value="526009">
            <text:p>526009</text:p>
          </table:table-cell>
          <table:table-cell table:style-name="ce7" office:value-type="float" office:value="161377">
            <text:p>161377</text:p>
          </table:table-cell>
          <table:table-cell table:style-name="ce7" office:value-type="string">
            <text:p>WRZ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style-name="ce30" office:value-type="string">
            <text:p>SUT</text:p>
          </table:table-cell>
          <table:table-cell table:style-name="ce7" office:value-type="string">
            <text:p>SES Sutton</text:p>
          </table:table-cell>
        </table:table-row>
        <table:table-row table:style-name="ro2">
          <table:table-cell table:style-name="ce7" office:value-type="string">
            <text:p>WRZ19B</text:p>
          </table:table-cell>
          <table:table-cell table:style-name="ce7" office:value-type="float" office:value="528800">
            <text:p>528800</text:p>
          </table:table-cell>
          <table:table-cell table:style-name="ce7" office:value-type="float" office:value="148586">
            <text:p>148586</text:p>
          </table:table-cell>
          <table:table-cell table:style-name="ce7" office:value-type="string">
            <text:p>WRZ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style-name="ce30" office:value-type="string">
            <text:p>ESU</text:p>
          </table:table-cell>
          <table:table-cell table:style-name="ce7" office:value-type="string">
            <text:p>SES East Surrey</text:p>
          </table:table-cell>
        </table:table-row>
        <table:table-row table:style-name="ro1">
          <table:table-cell table:style-name="ce7" office:value-type="string">
            <text:p>WRZ01A</text:p>
          </table:table-cell>
          <table:table-cell table:style-name="ce7" office:value-type="float" office:value="447897">
            <text:p>447897</text:p>
          </table:table-cell>
          <table:table-cell table:style-name="ce7" office:value-type="float" office:value="157188">
            <text:p>157188</text:p>
          </table:table-cell>
          <table:table-cell table:style-name="ce7" office:value-type="string">
            <text:p>WRZ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style-name="ce30" office:value-type="string">
            <text:p>HKI</text:p>
          </table:table-cell>
          <table:table-cell table:style-name="ce7" office:value-type="string">
            <text:p>SWS Hampshire Kingsclere</text:p>
          </table:table-cell>
        </table:table-row>
        <table:table-row table:style-name="ro2">
          <table:table-cell table:style-name="ce7" office:value-type="string">
            <text:p>WRZ01B</text:p>
          </table:table-cell>
          <table:table-cell table:style-name="ce7" office:value-type="float" office:value="437174">
            <text:p>437174</text:p>
          </table:table-cell>
          <table:table-cell table:style-name="ce7" office:value-type="float" office:value="147373">
            <text:p>147373</text:p>
          </table:table-cell>
          <table:table-cell table:style-name="ce7" office:value-type="string">
            <text:p>WRZ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style-name="ce30" office:value-type="string">
            <text:p>HAN</text:p>
          </table:table-cell>
          <table:table-cell table:style-name="ce7" office:value-type="string">
            <text:p>SWS Hampshire Andover</text:p>
          </table:table-cell>
        </table:table-row>
        <table:table-row table:style-name="ro2">
          <table:table-cell table:style-name="ce7" office:value-type="string">
            <text:p>WRZ24</text:p>
          </table:table-cell>
          <table:table-cell table:style-name="ce7" office:value-type="float" office:value="480757">
            <text:p>480757</text:p>
          </table:table-cell>
          <table:table-cell table:style-name="ce7" office:value-type="float" office:value="202534">
            <text:p>202534</text:p>
          </table:table-cell>
          <table:table-cell table:style-name="ce7" office:value-type="string">
            <text:p>WRZ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style-name="ce30" office:value-type="string">
            <text:p>SWA</text:p>
          </table:table-cell>
          <table:table-cell table:style-name="ce7" office:value-type="string">
            <text:p>TW SWA</text:p>
          </table:table-cell>
        </table:table-row>
        <table:table-row table:style-name="ro2">
          <table:table-cell table:style-name="ce7" office:value-type="string">
            <text:p>WRZ25</text:p>
          </table:table-cell>
          <table:table-cell table:style-name="ce7" office:value-type="float" office:value="454725">
            <text:p>454725</text:p>
          </table:table-cell>
          <table:table-cell table:style-name="ce7" office:value-type="float" office:value="169156">
            <text:p>169156</text:p>
          </table:table-cell>
          <table:table-cell table:style-name="ce7" office:value-type="string">
            <text:p>WRZ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style-name="ce30" office:value-type="string">
            <text:p>KEN</text:p>
          </table:table-cell>
          <table:table-cell table:style-name="ce7" office:value-type="string">
            <text:p>TW Kennet Valley</text:p>
          </table:table-cell>
        </table:table-row>
        <table:table-row table:style-name="ro2">
          <table:table-cell table:style-name="ce7" office:value-type="string">
            <text:p>WRZ26</text:p>
          </table:table-cell>
          <table:table-cell table:style-name="ce7" office:value-type="float" office:value="478177">
            <text:p>478177</text:p>
          </table:table-cell>
          <table:table-cell table:style-name="ce7" office:value-type="float" office:value="179813">
            <text:p>179813</text:p>
          </table:table-cell>
          <table:table-cell table:style-name="ce7" office:value-type="string">
            <text:p>WRZ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style-name="ce30" office:value-type="string">
            <text:p>HEN</text:p>
          </table:table-cell>
          <table:table-cell table:style-name="ce7" office:value-type="string">
            <text:p>TW Henley</text:p>
          </table:table-cell>
        </table:table-row>
        <table:table-row table:style-name="ro2">
          <table:table-cell table:style-name="ce7" office:value-type="string">
            <text:p>WRZ27</text:p>
          </table:table-cell>
          <table:table-cell table:style-name="ce7" office:value-type="float" office:value="502443">
            <text:p>502443</text:p>
          </table:table-cell>
          <table:table-cell table:style-name="ce7" office:value-type="float" office:value="142252">
            <text:p>142252</text:p>
          </table:table-cell>
          <table:table-cell table:style-name="ce7" office:value-type="string">
            <text:p>WRZ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style-name="ce30" office:value-type="string">
            <text:p>GUI</text:p>
          </table:table-cell>
          <table:table-cell table:style-name="ce7" office:value-type="string">
            <text:p>TW Guildford</text:p>
          </table:table-cell>
        </table:table-row>
        <table:table-row table:style-name="ro2">
          <table:table-cell table:style-name="ce7" office:value-type="string">
            <text:p>WRZ20A</text:p>
          </table:table-cell>
          <table:table-cell table:style-name="ce7" office:value-type="float" office:value="543421">
            <text:p>543421</text:p>
          </table:table-cell>
          <table:table-cell table:style-name="ce7" office:value-type="float" office:value="223312">
            <text:p>223312</text:p>
          </table:table-cell>
          <table:table-cell table:style-name="ce7" office:value-type="string">
            <text:p>WRZ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style-name="ce30" office:value-type="string">
            <text:p>NOR</text:p>
          </table:table-cell>
          <table:table-cell table:style-name="ce7" office:value-type="string">
            <text:p>VWC Northern</text:p>
          </table:table-cell>
        </table:table-row>
        <table:table-row table:style-name="ro2">
          <table:table-cell table:style-name="ce7" office:value-type="string">
            <text:p>WRZ20B</text:p>
          </table:table-cell>
          <table:table-cell table:style-name="ce7" office:value-type="float" office:value="507523">
            <text:p>507523</text:p>
          </table:table-cell>
          <table:table-cell table:style-name="ce7" office:value-type="float" office:value="197699">
            <text:p>197699</text:p>
          </table:table-cell>
          <table:table-cell table:style-name="ce7" office:value-type="string">
            <text:p>WRZ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style-name="ce30" office:value-type="string">
            <text:p>CEN</text:p>
          </table:table-cell>
          <table:table-cell table:style-name="ce7" office:value-type="string">
            <text:p>VWC Central</text:p>
          </table:table-cell>
        </table:table-row>
        <table:table-row table:style-name="ro2">
          <table:table-cell table:style-name="ce7" office:value-type="string">
            <text:p>WRZ01C</text:p>
          </table:table-cell>
          <table:table-cell table:style-name="ce7" office:value-type="float" office:value="445650">
            <text:p>445650</text:p>
          </table:table-cell>
          <table:table-cell table:style-name="ce7" office:value-type="float" office:value="121174">
            <text:p>121174</text:p>
          </table:table-cell>
          <table:table-cell table:style-name="ce7" office:value-type="string">
            <text:p>WRZ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style-name="ce30" office:value-type="string">
            <text:p>HSO</text:p>
          </table:table-cell>
          <table:table-cell table:style-name="ce7" office:value-type="string">
            <text:p>SWS Hampshire South</text:p>
          </table:table-cell>
        </table:table-row>
        <table:table-row table:style-name="ro2">
          <table:table-cell table:style-name="ce13" office:value-type="string">
            <text:p>WRZ31</text:p>
          </table:table-cell>
          <table:table-cell table:style-name="ce7" office:value-type="float" office:value="499496">
            <text:p>499496</text:p>
          </table:table-cell>
          <table:table-cell table:style-name="ce7" office:value-type="float" office:value="199465">
            <text:p>199465</text:p>
          </table:table-cell>
          <table:table-cell table:style-name="ce30"/>
          <table:table-cell table:style-name="ce7" table:number-columns-repeated="2"/>
          <table:table-cell table:number-columns-repeated="5"/>
          <table:table-cell table:style-name="ce30" office:value-type="string">
            <text:p>VW1</text:p>
          </table:table-cell>
          <table:table-cell table:style-name="ce34" office:value-type="string">
            <text:p>VWC zone 1</text:p>
          </table:table-cell>
        </table:table-row>
        <table:table-row table:style-name="ro2">
          <table:table-cell table:style-name="ce13" office:value-type="string">
            <text:p>WRZ32</text:p>
          </table:table-cell>
          <table:table-cell table:style-name="ce7" office:value-type="float" office:value="514990">
            <text:p>514990</text:p>
          </table:table-cell>
          <table:table-cell table:style-name="ce7" office:value-type="float" office:value="203196">
            <text:p>203196</text:p>
          </table:table-cell>
          <table:table-cell table:style-name="ce30"/>
          <table:table-cell table:style-name="ce7"/>
          <table:table-cell table:style-name="ce31"/>
          <table:table-cell table:number-columns-repeated="5"/>
          <table:table-cell table:style-name="ce30" office:value-type="string">
            <text:p>VW2</text:p>
          </table:table-cell>
          <table:table-cell table:style-name="ce34" office:value-type="string">
            <text:p>VWC zone 2</text:p>
          </table:table-cell>
        </table:table-row>
        <table:table-row table:style-name="ro2">
          <table:table-cell table:style-name="ce13" office:value-type="string">
            <text:p>WRZ33</text:p>
          </table:table-cell>
          <table:table-cell table:style-name="ce7" office:value-type="float" office:value="523211">
            <text:p>523211</text:p>
          </table:table-cell>
          <table:table-cell table:style-name="ce7" office:value-type="float" office:value="222746">
            <text:p>222746</text:p>
          </table:table-cell>
          <table:table-cell table:style-name="ce13"/>
          <table:table-cell table:style-name="ce7"/>
          <table:table-cell table:style-name="ce31"/>
          <table:table-cell table:number-columns-repeated="5"/>
          <table:table-cell table:style-name="ce30" office:value-type="string">
            <text:p>VW3</text:p>
          </table:table-cell>
          <table:table-cell table:style-name="ce34" office:value-type="string">
            <text:p>VWC zone 3</text:p>
          </table:table-cell>
        </table:table-row>
        <table:table-row table:style-name="ro2">
          <table:table-cell table:style-name="ce13" office:value-type="string">
            <text:p>WRZ34</text:p>
          </table:table-cell>
          <table:table-cell table:style-name="ce7" office:value-type="float" office:value="513758">
            <text:p>513758</text:p>
          </table:table-cell>
          <table:table-cell table:style-name="ce7" office:value-type="float" office:value="186410">
            <text:p>186410</text:p>
          </table:table-cell>
          <table:table-cell table:style-name="ce13"/>
          <table:table-cell table:style-name="ce7"/>
          <table:table-cell table:style-name="ce31"/>
          <table:table-cell table:number-columns-repeated="5"/>
          <table:table-cell table:style-name="ce30" office:value-type="string">
            <text:p>VW4</text:p>
          </table:table-cell>
          <table:table-cell table:style-name="ce34" office:value-type="string">
            <text:p>VWC zone 4</text:p>
          </table:table-cell>
        </table:table-row>
        <table:table-row table:style-name="ro2">
          <table:table-cell table:style-name="ce13" office:value-type="string">
            <text:p>WRZ35</text:p>
          </table:table-cell>
          <table:table-cell table:style-name="ce7" office:value-type="float" office:value="552507">
            <text:p>552507</text:p>
          </table:table-cell>
          <table:table-cell table:style-name="ce7" office:value-type="float" office:value="220191">
            <text:p>220191</text:p>
          </table:table-cell>
          <table:table-cell table:style-name="ce13"/>
          <table:table-cell table:style-name="ce7"/>
          <table:table-cell table:style-name="ce31"/>
          <table:table-cell table:number-columns-repeated="5"/>
          <table:table-cell table:style-name="ce30" office:value-type="string">
            <text:p>VW5</text:p>
          </table:table-cell>
          <table:table-cell table:style-name="ce34" office:value-type="string">
            <text:p>VWC zone 5</text:p>
          </table:table-cell>
        </table:table-row>
        <table:table-row table:style-name="ro2">
          <table:table-cell table:style-name="ce13" office:value-type="string">
            <text:p>WRZ36</text:p>
          </table:table-cell>
          <table:table-cell table:style-name="ce7" office:value-type="float" office:value="500875">
            <text:p>500875</text:p>
          </table:table-cell>
          <table:table-cell table:style-name="ce7" office:value-type="float" office:value="163677">
            <text:p>163677</text:p>
          </table:table-cell>
          <table:table-cell table:style-name="ce13"/>
          <table:table-cell table:style-name="ce7"/>
          <table:table-cell table:style-name="ce31"/>
          <table:table-cell table:number-columns-repeated="5"/>
          <table:table-cell table:style-name="ce30" office:value-type="string">
            <text:p>VW6</text:p>
          </table:table-cell>
          <table:table-cell table:style-name="ce34" office:value-type="string">
            <text:p>VWC zone 6</text:p>
          </table:table-cell>
        </table:table-row>
        <table:table-row table:style-name="ro1">
          <table:table-cell table:style-name="ce7" office:value-type="string">
            <text:p>FS02</text:p>
          </table:table-cell>
          <table:table-cell table:style-name="ce7" office:value-type="float" office:value="579734">
            <text:p>579734</text:p>
          </table:table-cell>
          <table:table-cell table:style-name="ce7" office:value-type="float" office:value="162187">
            <text:p>162187</text:p>
          </table:table-cell>
          <table:table-cell table:style-name="ce7" office:value-type="string">
            <text:p>Split Junction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 office:value-type="string">
            <text:p>BUR</text:p>
          </table:table-cell>
          <table:table-cell table:style-name="ce7" office:value-type="string">
            <text:p>Burham</text:p>
          </table:table-cell>
        </table:table-row>
        <table:table-row table:style-name="ro1">
          <table:table-cell table:style-name="ce7" office:value-type="string">
            <text:p>FS01</text:p>
          </table:table-cell>
          <table:table-cell table:style-name="ce7" office:value-type="float" office:value="536479">
            <text:p>536479</text:p>
          </table:table-cell>
          <table:table-cell table:style-name="ce7" office:value-type="float" office:value="173131">
            <text:p>173131</text:p>
          </table:table-cell>
          <table:table-cell table:style-name="ce7" office:value-type="string">
            <text:p>Split Junction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 office:value-type="string">
            <text:p>HON</text:p>
          </table:table-cell>
          <table:table-cell table:style-name="ce7" office:value-type="string">
            <text:p>Honor Oak</text:p>
          </table:table-cell>
        </table:table-row>
        <table:table-row table:style-name="ro2">
          <table:table-cell table:style-name="ce7" office:value-type="string">
            <text:p>ExDO04j</text:p>
          </table:table-cell>
          <table:table-cell table:style-name="ce7" office:value-type="float" office:value="539708">
            <text:p>539708</text:p>
          </table:table-cell>
          <table:table-cell table:style-name="ce7" office:value-type="float" office:value="134741">
            <text:p>134741</text:p>
          </table:table-cell>
          <table:table-cell table:style-name="ce7" office:value-type="string">
            <text:p>Source Junction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/>
          <table:table-cell table:style-name="ce30"/>
          <table:table-cell table:style-name="ce7" office:value-type="string">
            <text:p>SWS Weir Wood Junction</text:p>
          </table:table-cell>
        </table:table-row>
        <table:table-row table:style-name="ro2">
          <table:table-cell table:style-name="ce7" office:value-type="string">
            <text:p>ExDO11j</text:p>
          </table:table-cell>
          <table:table-cell table:style-name="ce7" office:value-type="float" office:value="573614">
            <text:p>573614</text:p>
          </table:table-cell>
          <table:table-cell table:style-name="ce7" office:value-type="float" office:value="166241">
            <text:p>166241</text:p>
          </table:table-cell>
          <table:table-cell table:style-name="ce7" office:value-type="string">
            <text:p>Source Junction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/>
          <table:table-cell table:style-name="ce7" office:value-type="string">
            <text:p>SWS Belmont Junction (SWS Kent</text:p>
          </table:table-cell>
        </table:table-row>
        <table:table-row table:style-name="ro1">
          <table:table-cell table:style-name="ce7" office:value-type="string">
            <text:p>ExDO18j</text:p>
          </table:table-cell>
          <table:table-cell table:style-name="ce7" office:value-type="float" office:value="633302">
            <text:p>633302</text:p>
          </table:table-cell>
          <table:table-cell table:style-name="ce7" office:value-type="float" office:value="150852">
            <text:p>150852</text:p>
          </table:table-cell>
          <table:table-cell table:style-name="ce7" office:value-type="string">
            <text:p>Source Junction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<text:s/>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<text:s/></text:p>
          </table:table-cell>
          <table:table-cell table:number-columns-repeated="2"/>
          <table:table-cell table:style-name="ce30"/>
          <table:table-cell table:style-name="ce7" office:value-type="string">
            <text:p>SWS Ringwould Junction</text:p>
          </table:table-cell>
        </table:table-row>
        <table:table-row table:style-name="ro2">
          <table:table-cell table:style-name="ce7" office:value-type="string">
            <text:p>ExDO36j</text:p>
          </table:table-cell>
          <table:table-cell table:style-name="ce7" office:value-type="float" office:value="613552">
            <text:p>613552</text:p>
          </table:table-cell>
          <table:table-cell table:style-name="ce7" office:value-type="float" office:value="147998">
            <text:p>147998</text:p>
          </table:table-cell>
          <table:table-cell table:style-name="ce7" office:value-type="string">
            <text:p>Source Junction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 office:value-type="string">
            <text:p>KIN</text:p>
          </table:table-cell>
          <table:table-cell table:style-name="ce7" office:value-type="string">
            <text:p>SEW Kingston Junction</text:p>
          </table:table-cell>
        </table:table-row>
        <table:table-row table:style-name="ro1">
          <table:table-cell table:style-name="ce7" office:value-type="string">
            <text:p>Sop057j</text:p>
          </table:table-cell>
          <table:table-cell table:style-name="ce7" office:value-type="float" office:value="615963">
            <text:p>615963</text:p>
          </table:table-cell>
          <table:table-cell table:style-name="ce7" office:value-type="float" office:value="161363">
            <text:p>161363</text:p>
          </table:table-cell>
          <table:table-cell table:style-name="ce7" office:value-type="string">
            <text:p>Source Junction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13" office:value-type="string">
            <text:p>BRO</text:p>
          </table:table-cell>
          <table:table-cell table:style-name="ce7" office:value-type="string">
            <text:p>SEW Broadoak Junction</text:p>
          </table:table-cell>
        </table:table-row>
        <table:table-row table:style-name="ro2">
          <table:table-cell table:style-name="ce7" office:value-type="string">
            <text:p>Bough_PH1</text:p>
          </table:table-cell>
          <table:table-cell table:style-name="ce7" office:value-type="float" office:value="549385">
            <text:p>549385</text:p>
          </table:table-cell>
          <table:table-cell table:style-name="ce7" office:value-type="float" office:value="148086">
            <text:p>148086</text:p>
          </table:table-cell>
          <table:table-cell table:style-name="ce7" office:value-type="string">
            <text:p>Source Junction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<text:s/>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style-name="ce30" office:value-type="string">
            <text:p>BEL</text:p>
          </table:table-cell>
          <table:table-cell table:style-name="ce7" office:value-type="string">
            <text:p>SESW Bough Beech Junction</text:p>
          </table:table-cell>
        </table:table-row>
        <table:table-row table:style-name="ro2">
          <table:table-cell table:style-name="ce7" office:value-type="string">
            <text:p>Thames</text:p>
          </table:table-cell>
          <table:table-cell table:style-name="ce7" office:value-type="float" office:value="477142">
            <text:p>477142</text:p>
          </table:table-cell>
          <table:table-cell table:style-name="ce7" office:value-type="float" office:value="187148">
            <text:p>187148</text:p>
          </table:table-cell>
          <table:table-cell table:style-name="ce7" office:value-type="string">
            <text:p>Source Junction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7" office:value-type="string">
            <text:p>UTR</text:p>
          </table:table-cell>
          <table:table-cell table:style-name="ce7" office:value-type="string">
            <text:p>TW River Thames Junction</text:p>
          </table:table-cell>
        </table:table-row>
        <table:table-row table:style-name="ro1">
          <table:table-cell table:style-name="ce7" office:value-type="string">
            <text:p>Kempton</text:p>
          </table:table-cell>
          <table:table-cell table:style-name="ce7" office:value-type="float" office:value="511900">
            <text:p>511900</text:p>
          </table:table-cell>
          <table:table-cell table:style-name="ce7" office:value-type="float" office:value="170700">
            <text:p>170700</text:p>
          </table:table-cell>
          <table:table-cell table:style-name="ce7" office:value-type="string">
            <text:p>Source Junction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<text:s/>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<text:s/></text:p>
          </table:table-cell>
          <table:table-cell table:number-columns-repeated="3"/>
          <table:table-cell table:style-name="ce7" office:value-type="string">
            <text:p>TW Kempton Park/Hogsmill</text:p>
          </table:table-cell>
        </table:table-row>
        <table:table-row table:style-name="ro1">
          <table:table-cell table:style-name="ce7" office:value-type="string">
            <text:p>ExDO08j</text:p>
          </table:table-cell>
          <table:table-cell table:style-name="ce7" office:value-type="float" office:value="572829">
            <text:p>572829</text:p>
          </table:table-cell>
          <table:table-cell table:style-name="ce7" office:value-type="float" office:value="120923">
            <text:p>120923</text:p>
          </table:table-cell>
          <table:table-cell table:style-name="ce7" office:value-type="string">
            <text:p>Source Junction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7" office:value-type="string">
            <text:p>DAR</text:p>
          </table:table-cell>
          <table:table-cell table:style-name="ce7" office:value-type="string">
            <text:p>SWS Darwell junction</text:p>
          </table:table-cell>
        </table:table-row>
        <table:table-row table:style-name="ro1">
          <table:table-cell table:style-name="ce7" office:value-type="string">
            <text:p>ExDO13j</text:p>
          </table:table-cell>
          <table:table-cell table:style-name="ce7" office:value-type="float" office:value="569576">
            <text:p>569576</text:p>
          </table:table-cell>
          <table:table-cell table:style-name="ce7" office:value-type="float" office:value="133044">
            <text:p>133044</text:p>
          </table:table-cell>
          <table:table-cell table:style-name="ce7" office:value-type="string">
            <text:p>Source Junction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7" office:value-type="string">
            <text:p>BEW</text:p>
          </table:table-cell>
          <table:table-cell table:style-name="ce7" office:value-type="string">
            <text:p>SWS Bewl junction</text:p>
          </table:table-cell>
        </table:table-row>
        <table:table-row table:style-name="ro1">
          <table:table-cell table:style-name="ce7" office:value-type="string">
            <text:p>ExD001cj</text:p>
          </table:table-cell>
          <table:table-cell table:style-name="ce7" office:value-type="float" office:value="441723">
            <text:p>441723</text:p>
          </table:table-cell>
          <table:table-cell table:style-name="ce7" office:value-type="float" office:value="119799">
            <text:p>119799</text:p>
          </table:table-cell>
          <table:table-cell table:style-name="ce7" office:value-type="string">
            <text:p>Source Junction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style-name="ce32" office:value-type="string">
            <text:p>TES</text:p>
          </table:table-cell>
          <table:table-cell table:style-name="ce7" office:value-type="string">
            <text:p>SWS Hants South Testwood</text:p>
          </table:table-cell>
        </table:table-row>
        <table:table-row table:style-name="ro1">
          <table:table-cell table:style-name="ce7" office:value-type="string">
            <text:p>ExDO17j</text:p>
          </table:table-cell>
          <table:table-cell table:style-name="ce7" office:value-type="float" office:value="629860">
            <text:p>629860</text:p>
          </table:table-cell>
          <table:table-cell table:style-name="ce7" office:value-type="float" office:value="164006">
            <text:p>164006</text:p>
          </table:table-cell>
          <table:table-cell table:style-name="ce7" office:value-type="string">
            <text:p>Source Junction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number-columns-repeated="3"/>
          <table:table-cell table:style-name="ce7" office:value-type="string">
            <text:p>SWS Kent Thanet Plucks Gutter</text:p>
          </table:table-cell>
        </table:table-row>
        <table:table-row table:style-name="ro2">
          <table:table-cell table:style-name="ce7" office:value-type="string">
            <text:p>Bough</text:p>
          </table:table-cell>
          <table:table-cell table:style-name="ce7" office:value-type="float" office:value="549417">
            <text:p>549417</text:p>
          </table:table-cell>
          <table:table-cell table:style-name="ce7" office:value-type="float" office:value="148006">
            <text:p>148006</text:p>
          </table:table-cell>
          <table:table-cell table:style-name="ce7" office:value-type="string">
            <text:p>Source Junction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/>
          <table:table-cell table:style-name="ce7" office:value-type="string">
            <text:p>BBH</text:p>
          </table:table-cell>
          <table:table-cell table:style-name="ce7" office:value-type="string">
            <text:p>SESW Bough Beech Junction</text:p>
          </table:table-cell>
        </table:table-row>
        <table:table-row table:style-name="ro4">
          <table:table-cell table:style-name="ce7" office:value-type="string">
            <text:p>ExDO39cj</text:p>
          </table:table-cell>
          <table:table-cell table:style-name="ce7" office:value-type="float" office:value="528800">
            <text:p>528800</text:p>
          </table:table-cell>
          <table:table-cell table:style-name="ce7" office:value-type="float" office:value="148586">
            <text:p>148586</text:p>
          </table:table-cell>
          <table:table-cell table:style-name="ce7" table:number-columns-repeated="3"/>
          <table:table-cell table:number-columns-repeated="6"/>
          <table:table-cell table:style-name="ce35" office:value-type="string">
            <text:p>SESW Bough Beech Junction</text:p>
          </table:table-cell>
        </table:table-row>
        <table:table-row table:style-name="ro1">
          <table:table-cell table:style-name="ce7" office:value-type="string">
            <text:p>ExDO01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3"/>
          <table:table-cell table:style-name="ce7" office:value-type="string">
            <text:p>SWS Hants Local</text:p>
          </table:table-cell>
        </table:table-row>
        <table:table-row table:style-name="ro1">
          <table:table-cell table:style-name="ce7" office:value-type="string">
            <text:p>ExDO02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3"/>
          <table:table-cell table:style-name="ce7" office:value-type="string">
            <text:p>SWS I.o.W Local</text:p>
          </table:table-cell>
        </table:table-row>
        <table:table-row table:style-name="ro2">
          <table:table-cell table:style-name="ce7" office:value-type="string">
            <text:p>ExDO03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/>
          <table:table-cell table:style-name="ce7" office:value-type="string">
            <text:p>SWS Suss. North Local</text:p>
          </table:table-cell>
        </table:table-row>
        <table:table-row table:style-name="ro2">
          <table:table-cell table:style-name="ce7" office:value-type="string">
            <text:p>ExDO04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/>
          <table:table-cell table:style-name="ce30"/>
          <table:table-cell table:style-name="ce7" office:value-type="string">
            <text:p>SWS Weir Wood</text:p>
          </table:table-cell>
        </table:table-row>
        <table:table-row table:style-name="ro2">
          <table:table-cell table:style-name="ce7" office:value-type="string">
            <text:p>ExDO06a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/>
          <table:table-cell table:style-name="ce7" office:value-type="string">
            <text:p>SWS Sussex Coast Brighton</text:p>
          </table:table-cell>
        </table:table-row>
        <table:table-row table:style-name="ro2">
          <table:table-cell table:style-name="ce7" office:value-type="string">
            <text:p>ExDO06b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/>
          <table:table-cell table:style-name="ce7" office:value-type="string">
            <text:p>SWS Sussex Coast Worthing</text:p>
          </table:table-cell>
        </table:table-row>
        <table:table-row table:style-name="ro2">
          <table:table-cell table:style-name="ce7" office:value-type="string">
            <text:p>ExDO07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/>
          <table:table-cell table:style-name="ce7" office:value-type="string">
            <text:p>SWS Suss. Hast Local</text:p>
          </table:table-cell>
        </table:table-row>
        <table:table-row table:style-name="ro1">
          <table:table-cell table:style-name="ce7" office:value-type="string">
            <text:p>ExDO08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109">
            <text:p>109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/>
          <table:table-cell table:style-name="ce7" office:value-type="string">
            <text:p>SWS Darwell (Existing)</text:p>
          </table:table-cell>
        </table:table-row>
        <table:table-row table:style-name="ro2">
          <table:table-cell table:style-name="ce7" office:value-type="string">
            <text:p>ExDO11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3"/>
          <table:table-cell table:style-name="ce7" office:value-type="string">
            <text:p>SWS Belmont</text:p>
          </table:table-cell>
        </table:table-row>
        <table:table-row table:style-name="ro2">
          <table:table-cell table:style-name="ce7" office:value-type="string">
            <text:p>ExDO12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3"/>
          <table:table-cell table:style-name="ce7" office:value-type="string">
            <text:p>SWS Medway Local</text:p>
          </table:table-cell>
        </table:table-row>
        <table:table-row table:style-name="ro1">
          <table:table-cell table:style-name="ce7" office:value-type="string">
            <text:p>ExDO13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/>
          <table:table-cell table:style-name="ce7" office:value-type="string">
            <text:p>SWS Medway Scheme (Bewl Existi</text:p>
          </table:table-cell>
        </table:table-row>
        <table:table-row table:style-name="ro1">
          <table:table-cell table:style-name="ce7" office:value-type="string">
            <text:p>ExDO17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/>
          <table:table-cell table:style-name="ce7" office:value-type="string">
            <text:p>SWS Kent Thanet Local</text:p>
          </table:table-cell>
        </table:table-row>
        <table:table-row table:style-name="ro2">
          <table:table-cell table:style-name="ce7" office:value-type="string">
            <text:p>ExDO20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/>
          <table:table-cell table:style-name="ce7" office:value-type="string">
            <text:p>PRTS Local</text:p>
          </table:table-cell>
        </table:table-row>
        <table:table-row table:style-name="ro2">
          <table:table-cell table:style-name="ce7" office:value-type="string">
            <text:p>ExDO27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/>
          <table:table-cell table:style-name="ce7" office:value-type="string">
            <text:p>SEW Northern North (RZ4) Local</text:p>
          </table:table-cell>
        </table:table-row>
        <table:table-row table:style-name="ro2">
          <table:table-cell table:style-name="ce7" office:value-type="string">
            <text:p>ExDO28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/>
          <table:table-cell table:style-name="ce7" office:value-type="string">
            <text:p>SEW Northern South</text:p>
          </table:table-cell>
        </table:table-row>
        <table:table-row table:style-name="ro2">
          <table:table-cell table:style-name="ce7" office:value-type="string">
            <text:p>ExDO29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/>
          <table:table-cell table:style-name="ce7" office:value-type="string">
            <text:p>SEW Mid Sussex (RZ2) Local</text:p>
          </table:table-cell>
        </table:table-row>
        <table:table-row table:style-name="ro2">
          <table:table-cell table:style-name="ce7" office:value-type="string">
            <text:p>ExDO30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/>
          <table:table-cell table:style-name="ce7" office:value-type="string">
            <text:p>SEW Eastbourne (RZ3) Local</text:p>
          </table:table-cell>
        </table:table-row>
        <table:table-row table:style-name="ro2">
          <table:table-cell table:style-name="ce7" office:value-type="string">
            <text:p>ExDO31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  <table:table-cell table:style-name="ce30"/>
          <table:table-cell table:style-name="ce7" office:value-type="string">
            <text:p>SEW Medway (RZ1) Local</text:p>
          </table:table-cell>
        </table:table-row>
        <table:table-row table:style-name="ro2">
          <table:table-cell table:style-name="ce7" office:value-type="string">
            <text:p>ExDO32a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style-name="ce7" office:value-type="string">
            <text:p>SEW RZ 6 Local</text:p>
          </table:table-cell>
        </table:table-row>
        <table:table-row table:style-name="ro2">
          <table:table-cell table:style-name="ce7" office:value-type="string">
            <text:p>ExDO32b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style-name="ce7" office:value-type="string">
            <text:p>SEW RZ 7 Local</text:p>
          </table:table-cell>
        </table:table-row>
        <table:table-row table:style-name="ro2">
          <table:table-cell table:style-name="ce7" office:value-type="string">
            <text:p>ExDO35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style-name="ce7" office:value-type="string">
            <text:p>SEW RZ 8 Local</text:p>
          </table:table-cell>
        </table:table-row>
        <table:table-row table:style-name="ro2">
          <table:table-cell table:style-name="ce7" office:value-type="string">
            <text:p>ExDO36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104">
            <text:p>104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style-name="ce7" office:value-type="string">
            <text:p>SEW Kingston</text:p>
          </table:table-cell>
        </table:table-row>
        <table:table-row table:style-name="ro1">
          <table:table-cell table:style-name="ce7" office:value-type="string">
            <text:p>ExDO38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style-name="ce7" office:value-type="string">
            <text:p>Veolia Water South East (VWSE)</text:p>
          </table:table-cell>
        </table:table-row>
        <table:table-row table:style-name="ro2">
          <table:table-cell table:style-name="ce7" office:value-type="string">
            <text:p>ExDO39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3"/>
          <table:table-cell table:style-name="ce7" office:value-type="string">
            <text:p>SESW Company Local</text:p>
          </table:table-cell>
        </table:table-row>
        <table:table-row table:style-name="ro2">
          <table:table-cell table:style-name="ce7" office:value-type="string">
            <text:p>ExDO40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3"/>
          <table:table-cell table:style-name="ce7" office:value-type="string">
            <text:p>3V North+Central local</text:p>
          </table:table-cell>
        </table:table-row>
        <table:table-row table:style-name="ro2">
          <table:table-cell table:style-name="ce7" office:value-type="string">
            <text:p>ExDO41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style-name="ce7" office:value-type="string">
            <text:p>VWC Southern local</text:p>
          </table:table-cell>
        </table:table-row>
        <table:table-row table:style-name="ro2">
          <table:table-cell table:style-name="ce7" office:value-type="string">
            <text:p>ExDO42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style-name="ce7" office:value-type="string">
            <text:p>TW London local</text:p>
          </table:table-cell>
        </table:table-row>
        <table:table-row table:style-name="ro2">
          <table:table-cell table:style-name="ce7" office:value-type="string">
            <text:p>ExDO43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style-name="ce7" office:value-type="string">
            <text:p>TW SWOX local (minus network c</text:p>
          </table:table-cell>
        </table:table-row>
        <table:table-row table:style-name="ro1">
          <table:table-cell table:style-name="ce7" office:value-type="string">
            <text:p>ExDO46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<text:s/>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3"/>
          <table:table-cell table:style-name="ce7" office:value-type="string">
            <text:p>Ladymeade (from Guildford) tra</text:p>
          </table:table-cell>
        </table:table-row>
        <table:table-row table:style-name="ro2">
          <table:table-cell table:style-name="ce7" office:value-type="string">
            <text:p>ExDO47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number-columns-repeated="3"/>
          <table:table-cell table:style-name="ce7" office:value-type="string">
            <text:p>TW SWA local (minus network co</text:p>
          </table:table-cell>
        </table:table-row>
        <table:table-row table:style-name="ro2">
          <table:table-cell table:style-name="ce7" office:value-type="string">
            <text:p>ExDO48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number-columns-repeated="3"/>
          <table:table-cell table:style-name="ce7" office:value-type="string">
            <text:p>TW Kennet Valley</text:p>
          </table:table-cell>
        </table:table-row>
        <table:table-row table:style-name="ro2">
          <table:table-cell table:style-name="ce7" office:value-type="string">
            <text:p>ExDO49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number-columns-repeated="3"/>
          <table:table-cell table:style-name="ce7" office:value-type="string">
            <text:p>TW Henley</text:p>
          </table:table-cell>
        </table:table-row>
        <table:table-row table:style-name="ro2">
          <table:table-cell table:style-name="ce7" office:value-type="string">
            <text:p>ExDO50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number-columns-repeated="3"/>
          <table:table-cell table:style-name="ce7" office:value-type="string">
            <text:p>TW Guildford</text:p>
          </table:table-cell>
        </table:table-row>
        <table:table-row table:style-name="ro1">
          <table:table-cell table:style-name="ce7" office:value-type="string">
            <text:p>ExDO01a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number-columns-repeated="3"/>
          <table:table-cell table:style-name="ce7" office:value-type="string">
            <text:p>SWS Hants Kingsclere Local</text:p>
          </table:table-cell>
        </table:table-row>
        <table:table-row table:style-name="ro1">
          <table:table-cell table:style-name="ce7" office:value-type="string">
            <text:p>ExDO01b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number-columns-repeated="3"/>
          <table:table-cell table:style-name="ce7" office:value-type="string">
            <text:p>SWS Hants Andover Local</text:p>
          </table:table-cell>
        </table:table-row>
        <table:table-row table:style-name="ro1">
          <table:table-cell table:style-name="ce7" office:value-type="string">
            <text:p>ExDO01c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number-columns-repeated="3"/>
          <table:table-cell table:style-name="ce7" office:value-type="string">
            <text:p>SWS Hants South Local</text:p>
          </table:table-cell>
        </table:table-row>
        <table:table-row table:style-name="ro2">
          <table:table-cell table:style-name="ce7" office:value-type="string">
            <text:p>ExDO39a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number-columns-repeated="3"/>
          <table:table-cell table:style-name="ce7" office:value-type="string">
            <text:p>SESW Sutton Local</text:p>
          </table:table-cell>
        </table:table-row>
        <table:table-row table:style-name="ro2">
          <table:table-cell table:style-name="ce7" office:value-type="string">
            <text:p>ExDO39b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number-columns-repeated="3"/>
          <table:table-cell table:style-name="ce7" office:value-type="string">
            <text:p>SESW East Surrey Local</text:p>
          </table:table-cell>
        </table:table-row>
        <table:table-row table:style-name="ro2">
          <table:table-cell table:style-name="ce7" office:value-type="string">
            <text:p>ExDO40a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number-columns-repeated="3"/>
          <table:table-cell table:style-name="ce7" office:value-type="string">
            <text:p>VWC Northern local DO</text:p>
          </table:table-cell>
        </table:table-row>
        <table:table-row table:style-name="ro2">
          <table:table-cell table:style-name="ce7" office:value-type="string">
            <text:p>ExDO40b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number-columns-repeated="3"/>
          <table:table-cell table:style-name="ce7" office:value-type="string">
            <text:p>VWC Central local DO</text:p>
          </table:table-cell>
        </table:table-row>
        <table:table-row table:style-name="ro1">
          <table:table-cell table:style-name="ce7" office:value-type="string">
            <text:p>ExD017j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112">
            <text:p>112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number-columns-repeated="3"/>
          <table:table-cell table:style-name="ce7" office:value-type="string">
            <text:p>SWS Kent Thanet Plucks Gutter</text:p>
          </table:table-cell>
        </table:table-row>
        <table:table-row table:style-name="ro1">
          <table:table-cell table:style-name="ce7" office:value-type="string">
            <text:p>ExDO01cj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office:value-type="float" office:value="111">
            <text:p>111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number-columns-repeated="3"/>
          <table:table-cell table:style-name="ce7" office:value-type="string">
            <text:p>SWS Hants South Testwood</text:p>
          </table:table-cell>
        </table:table-row>
        <table:table-row table:style-name="ro1">
          <table:table-cell table:style-name="ce7" office:value-type="string">
            <text:p>ExDO39c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table:number-columns-repeated="2"/>
          <table:table-cell table:number-columns-repeated="6"/>
          <table:table-cell table:style-name="ce35" office:value-type="string">
            <text:p>SESW Bough Beech Junction</text:p>
          </table:table-cell>
        </table:table-row>
        <table:table-row table:style-name="ro2">
          <table:table-cell table:style-name="ce7" office:value-type="string">
            <text:p>ExDO51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table:number-columns-repeated="2"/>
          <table:table-cell table:number-columns-repeated="6"/>
          <table:table-cell table:style-name="ce7" office:value-type="string">
            <text:p>SESW Bough Beech </text:p>
          </table:table-cell>
        </table:table-row>
        <table:table-row table:style-name="ro2">
          <table:table-cell table:style-name="ce7" office:value-type="string">
            <text:p>ExDO52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table:number-columns-repeated="2"/>
          <table:table-cell table:number-columns-repeated="6"/>
          <table:table-cell table:style-name="ce7" office:value-type="string">
            <text:p>VWC zone 1 local</text:p>
          </table:table-cell>
        </table:table-row>
        <table:table-row table:style-name="ro2">
          <table:table-cell table:style-name="ce7" office:value-type="string">
            <text:p>ExDO53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table:number-columns-repeated="2"/>
          <table:table-cell table:number-columns-repeated="6"/>
          <table:table-cell table:style-name="ce7" office:value-type="string">
            <text:p>VWC zone 2 local</text:p>
          </table:table-cell>
        </table:table-row>
        <table:table-row table:style-name="ro2">
          <table:table-cell table:style-name="ce7" office:value-type="string">
            <text:p>ExDO54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table:number-columns-repeated="2"/>
          <table:table-cell table:number-columns-repeated="6"/>
          <table:table-cell table:style-name="ce7" office:value-type="string">
            <text:p>VWC zone 3 local</text:p>
          </table:table-cell>
        </table:table-row>
        <table:table-row table:style-name="ro2">
          <table:table-cell table:style-name="ce7" office:value-type="string">
            <text:p>ExDO55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table:number-columns-repeated="2"/>
          <table:table-cell table:number-columns-repeated="6"/>
          <table:table-cell table:style-name="ce7" office:value-type="string">
            <text:p>VWC zone 4 local</text:p>
          </table:table-cell>
        </table:table-row>
        <table:table-row table:style-name="ro2">
          <table:table-cell table:style-name="ce7" office:value-type="string">
            <text:p>ExDO56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table:number-columns-repeated="2"/>
          <table:table-cell table:number-columns-repeated="6"/>
          <table:table-cell table:style-name="ce7" office:value-type="string">
            <text:p>VWC zone 5 local</text:p>
          </table:table-cell>
        </table:table-row>
        <table:table-row table:style-name="ro2">
          <table:table-cell table:style-name="ce7" office:value-type="string">
            <text:p>ExDO39cj</text:p>
          </table:table-cell>
          <table:table-cell table:style-name="ce7" table:number-columns-repeated="2"/>
          <table:table-cell table:style-name="ce7" office:value-type="string">
            <text:p>Existing Source</text:p>
          </table:table-cell>
          <table:table-cell table:style-name="ce7" table:number-columns-repeated="2"/>
          <table:table-cell table:number-columns-repeated="6"/>
          <table:table-cell table:style-name="ce7" office:value-type="string">
            <text:p>VWC zone 6 local</text:p>
          </table:table-cell>
        </table:table-row>
        <table:table-row table:style-name="ro5" table:number-rows-repeated="1048467">
          <table:table-cell table:number-columns-repeated="13"/>
        </table:table-row>
        <table:table-row table:style-name="ro5">
          <table:table-cell table:number-columns-repeated="13"/>
        </table:table-row>
      </table:table>
      <table:table table:name="Links" table:style-name="ta1">
        <table:table-column table:style-name="co11" table:number-columns-repeated="8" table:default-cell-style-name="Default"/>
        <table:table-column table:style-name="co13" table:default-cell-style-name="Default"/>
        <table:table-column table:style-name="co11" table:number-columns-repeated="7" table:default-cell-style-name="Default"/>
        <table:table-column table:style-name="co14" table:default-cell-style-name="Default"/>
        <table:table-row table:style-name="ro6">
          <table:table-cell table:style-name="ce2" office:value-type="string">
            <text:p>Name</text:p>
          </table:table-cell>
          <table:table-cell table:style-name="ce40" office:value-type="string">
            <text:p>From</text:p>
          </table:table-cell>
          <table:table-cell table:style-name="ce40" office:value-type="string">
            <text:p>To</text:p>
          </table:table-cell>
          <table:table-cell table:style-name="ce2" office:value-type="string">
            <text:p>WRSE Ref</text:p>
          </table:table-cell>
          <table:table-cell table:style-name="ce40" office:value-type="string">
            <text:p>Co. From</text:p>
          </table:table-cell>
          <table:table-cell table:style-name="ce40" office:value-type="string">
            <text:p>Co. to</text:p>
          </table:table-cell>
          <table:table-cell table:style-name="ce40" office:value-type="string">
            <text:p>Zone from</text:p>
          </table:table-cell>
          <table:table-cell table:style-name="ce40" office:value-type="string">
            <text:p>Zone to</text:p>
          </table:table-cell>
          <table:table-cell table:style-name="ce40" office:value-type="string">
            <text:p>Category</text:p>
          </table:table-cell>
          <table:table-cell table:style-name="ce45" office:value-type="string">
            <text:p>Flow DYAA</text:p>
          </table:table-cell>
          <table:table-cell table:style-name="ce45" office:value-type="string">
            <text:p>Flow peak</text:p>
          </table:table-cell>
          <table:table-cell table:style-name="ce45" office:value-type="string">
            <text:p>Flow MDO</text:p>
          </table:table-cell>
          <table:table-cell table:style-name="ce45" office:value-type="string">
            <text:p>Flow NYAA</text:p>
          </table:table-cell>
          <table:table-cell table:style-name="ce40" office:value-type="string">
            <text:p>End year</text:p>
          </table:table-cell>
          <table:table-cell table:style-name="ce45" office:value-type="string">
            <text:p>Full Capacity</text:p>
          </table:table-cell>
          <table:table-cell table:style-name="ce50" office:value-type="string">
            <text:p>tblLinkDescriptionID</text:p>
          </table:table-cell>
          <table:table-cell table:style-name="ce2" office:value-type="string">
            <text:p>Description</text:p>
          </table:table-cell>
        </table:table-row>
        <table:table-row table:style-name="ro1">
          <table:table-cell table:style-name="ce2"/>
          <table:table-cell table:style-name="ce40" table:number-columns-repeated="2"/>
          <table:table-cell table:style-name="ce2"/>
          <table:table-cell table:style-name="ce40" table:number-columns-repeated="5"/>
          <table:table-cell table:number-columns-repeated="4" table:style-name="ce45" office:value-type="string">
            <text:p>Ml/d</text:p>
          </table:table-cell>
          <table:table-cell table:style-name="ce40"/>
          <table:table-cell table:style-name="ce45"/>
          <table:table-cell table:style-name="ce50"/>
          <table:table-cell table:style-name="ce2"/>
        </table:table-row>
        <table:table-row table:style-name="ro1">
          <table:table-cell table:style-name="ce36" office:value-type="string">
            <text:p>Loc52_ph2</text:p>
          </table:table-cell>
          <table:table-cell table:style-name="ce7" office:value-type="string">
            <text:p>ExDO39cj</text:p>
          </table:table-cell>
          <table:table-cell table:style-name="ce7" office:value-type="string">
            <text:p>WRZ19B</text:p>
          </table:table-cell>
          <table:table-cell table:style-name="ce7" office:value-type="string">
            <text:p>SES-ETR-ESU-5020</text:p>
          </table:table-cell>
          <table:table-cell table:number-columns-repeated="2" table:style-name="ce7" office:value-type="string">
            <text:p>SES</text:p>
          </table:table-cell>
          <table:table-cell table:number-columns-repeated="2" table:style-name="ce7" office:value-type="string">
            <text:p>ESU</text:p>
          </table:table-cell>
          <table:table-cell table:style-name="ce7" office:value-type="string">
            <text:p>Local transfer</text:p>
          </table:table-cell>
          <table:table-cell table:style-name="ce46" office:value-type="float" office:value="45.46">
            <text:p>45.46</text:p>
          </table:table-cell>
          <table:table-cell table:style-name="ce46" office:value-type="float" office:value="70">
            <text:p>70</text:p>
          </table:table-cell>
          <table:table-cell table:number-columns-repeated="2" table:style-name="ce46" office:value-type="float" office:value="45.46">
            <text:p>45.46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63">
            <text:p>10063</text:p>
          </table:table-cell>
          <table:table-cell table:style-name="ce7" office:value-type="string">
            <text:p>Bough Beech to East Surrey local</text:p>
          </table:table-cell>
        </table:table-row>
        <table:table-row table:style-name="ro1">
          <table:table-cell table:style-name="ce37" office:value-type="string">
            <text:p>Lex042_ph2</text:p>
          </table:table-cell>
          <table:table-cell table:style-name="ce7" office:value-type="string">
            <text:p>WRZ19A</text:p>
          </table:table-cell>
          <table:table-cell table:style-name="ce7" office:value-type="string">
            <text:p>WRZ19B</text:p>
          </table:table-cell>
          <table:table-cell table:style-name="ce7" office:value-type="string">
            <text:p>SES-ETR-ESU-5011</text:p>
          </table:table-cell>
          <table:table-cell table:number-columns-repeated="2" table:style-name="ce7" office:value-type="string">
            <text:p>SES</text:p>
          </table:table-cell>
          <table:table-cell table:style-name="ce7" office:value-type="string">
            <text:p>SUT</text:p>
          </table:table-cell>
          <table:table-cell table:style-name="ce7" office:value-type="string">
            <text:p>ESU</text:p>
          </table:table-cell>
          <table:table-cell table:style-name="ce7" office:value-type="string">
            <text:p>Existing transfer intra company</text:p>
          </table:table-cell>
          <table:table-cell table:number-columns-repeated="4" table:style-name="ce46" office:value-type="float" office:value="10">
            <text:p>10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41">
            <text:p>10041</text:p>
          </table:table-cell>
          <table:table-cell table:style-name="ce7" office:value-type="string">
            <text:p>From Sutton to East Surrey (Margery to Buckland)</text:p>
          </table:table-cell>
        </table:table-row>
        <table:table-row table:style-name="ro1">
          <table:table-cell table:style-name="ce37" office:value-type="string">
            <text:p>Lex040_ph2</text:p>
          </table:table-cell>
          <table:table-cell table:style-name="ce7" office:value-type="string">
            <text:p>WRZ19B</text:p>
          </table:table-cell>
          <table:table-cell table:style-name="ce7" office:value-type="string">
            <text:p>WRZ19A</text:p>
          </table:table-cell>
          <table:table-cell table:style-name="ce7" office:value-type="string">
            <text:p>SES-ETR-SUT-5000</text:p>
          </table:table-cell>
          <table:table-cell table:number-columns-repeated="2" table:style-name="ce7" office:value-type="string">
            <text:p>SES</text:p>
          </table:table-cell>
          <table:table-cell table:style-name="ce7" office:value-type="string">
            <text:p>ESU</text:p>
          </table:table-cell>
          <table:table-cell table:style-name="ce7" office:value-type="string">
            <text:p>SUT</text:p>
          </table:table-cell>
          <table:table-cell table:style-name="ce7" office:value-type="string">
            <text:p>Existing transfer intra company</text:p>
          </table:table-cell>
          <table:table-cell table:number-columns-repeated="4" table:style-name="ce46" office:value-type="float" office:value="7.5">
            <text:p>7.5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39">
            <text:p>10039</text:p>
          </table:table-cell>
          <table:table-cell table:style-name="ce7" office:value-type="string">
            <text:p>From East Surrey to Sutton (The Avenue)</text:p>
          </table:table-cell>
        </table:table-row>
        <table:table-row table:style-name="ro1">
          <table:table-cell table:style-name="ce37" office:value-type="string">
            <text:p>Lex041_ph2</text:p>
          </table:table-cell>
          <table:table-cell table:style-name="ce7" office:value-type="string">
            <text:p>WRZ19B</text:p>
          </table:table-cell>
          <table:table-cell table:style-name="ce7" office:value-type="string">
            <text:p>WRZ19A</text:p>
          </table:table-cell>
          <table:table-cell table:style-name="ce7" office:value-type="string">
            <text:p>SES-ETR-SUT-5010</text:p>
          </table:table-cell>
          <table:table-cell table:number-columns-repeated="2" table:style-name="ce7" office:value-type="string">
            <text:p>SES</text:p>
          </table:table-cell>
          <table:table-cell table:style-name="ce7" office:value-type="string">
            <text:p>ESU</text:p>
          </table:table-cell>
          <table:table-cell table:style-name="ce7" office:value-type="string">
            <text:p>SUT</text:p>
          </table:table-cell>
          <table:table-cell table:style-name="ce7" office:value-type="string">
            <text:p>Existing transfer intra company</text:p>
          </table:table-cell>
          <table:table-cell table:number-columns-repeated="4" table:style-name="ce46" office:value-type="float" office:value="18">
            <text:p>18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40">
            <text:p>10040</text:p>
          </table:table-cell>
          <table:table-cell table:style-name="ce7" office:value-type="string">
            <text:p>From East Surrey to Sutton (Buckland to Margery)</text:p>
          </table:table-cell>
        </table:table-row>
        <table:table-row table:style-name="ro1">
          <table:table-cell table:style-name="ce37" office:value-type="string">
            <text:p>Lex015_ph2</text:p>
          </table:table-cell>
          <table:table-cell table:style-name="ce7" office:value-type="string">
            <text:p>Ex.DO36j</text:p>
          </table:table-cell>
          <table:table-cell table:style-name="ce7" office:value-type="string">
            <text:p>WRZ18</text:p>
          </table:table-cell>
          <table:table-cell table:style-name="ce7" office:value-type="string">
            <text:p>VWS-ETR-VWS-5010</text:p>
          </table:table-cell>
          <table:table-cell table:style-name="ce7" office:value-type="string">
            <text:p>SEW</text:p>
          </table:table-cell>
          <table:table-cell table:style-name="ce7" office:value-type="string">
            <text:p>VWS</text:p>
          </table:table-cell>
          <table:table-cell table:style-name="ce7" office:value-type="string">
            <text:p>RZ8</text:p>
          </table:table-cell>
          <table:table-cell table:style-name="ce7" office:value-type="string">
            <text:p>VWS</text:p>
          </table:table-cell>
          <table:table-cell table:style-name="ce7" office:value-type="string">
            <text:p>Ex. <text:s/>transfer with negotiated period</text:p>
          </table:table-cell>
          <table:table-cell table:number-columns-repeated="4" table:style-name="ce46" office:value-type="float" office:value="2">
            <text:p>2</text:p>
          </table:table-cell>
          <table:table-cell table:style-name="ce7" office:value-type="float" office:value="2014">
            <text:p>201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014">
            <text:p>10014</text:p>
          </table:table-cell>
          <table:table-cell table:style-name="ce7" office:value-type="string">
            <text:p>Barham Import</text:p>
          </table:table-cell>
        </table:table-row>
        <table:table-row table:style-name="ro1">
          <table:table-cell table:style-name="ce37" office:value-type="string">
            <text:p>Lex021_ph2</text:p>
          </table:table-cell>
          <table:table-cell table:style-name="ce7" office:value-type="string">
            <text:p>WRZ14</text:p>
          </table:table-cell>
          <table:table-cell table:style-name="ce7" office:value-type="string">
            <text:p>WRZ13</text:p>
          </table:table-cell>
          <table:table-cell table:style-name="ce7" office:value-type="string">
            <text:p>SEW-ETR-RZ2-0110</text:p>
          </table:table-cell>
          <table:table-cell table:number-columns-repeated="2" table:style-name="ce7" office:value-type="string">
            <text:p>SEW</text:p>
          </table:table-cell>
          <table:table-cell table:style-name="ce7" office:value-type="string">
            <text:p>RZ3</text:p>
          </table:table-cell>
          <table:table-cell table:style-name="ce7" office:value-type="string">
            <text:p>RZ2</text:p>
          </table:table-cell>
          <table:table-cell table:style-name="ce7" office:value-type="string">
            <text:p>Existing transfer intra company</text:p>
          </table:table-cell>
          <table:table-cell table:number-columns-repeated="4" table:style-name="ce46" office:value-type="float" office:value="26">
            <text:p>26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20">
            <text:p>10020</text:p>
          </table:table-cell>
          <table:table-cell table:style-name="ce7" office:value-type="string">
            <text:p>SEW Arlington Eastbourne to SEW Barcombe Mid-Sussex</text:p>
          </table:table-cell>
        </table:table-row>
        <table:table-row table:style-name="ro1">
          <table:table-cell table:style-name="ce37" office:value-type="string">
            <text:p>Lex051_ph2</text:p>
          </table:table-cell>
          <table:table-cell table:style-name="ce7" office:value-type="string">
            <text:p>WRZ06</text:p>
          </table:table-cell>
          <table:table-cell table:style-name="ce7" office:value-type="string">
            <text:p>WRZ16A</text:p>
          </table:table-cell>
          <table:table-cell table:style-name="ce7" office:value-type="string">
            <text:p>SEW-ETR-RZ6-0240</text:p>
          </table:table-cell>
          <table:table-cell table:style-name="ce7" office:value-type="string">
            <text:p>SWS</text:p>
          </table:table-cell>
          <table:table-cell table:style-name="ce7" office:value-type="string">
            <text:p>SEW</text:p>
          </table:table-cell>
          <table:table-cell table:style-name="ce7" office:value-type="string">
            <text:p>KME</text:p>
          </table:table-cell>
          <table:table-cell table:style-name="ce7" office:value-type="string">
            <text:p>RZ6</text:p>
          </table:table-cell>
          <table:table-cell table:style-name="ce7" office:value-type="string">
            <text:p>Ex. <text:s/>transfer</text:p>
          </table:table-cell>
          <table:table-cell table:style-name="ce46" office:value-type="float" office:value="0.1">
            <text:p>0.1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6" office:value-type="float" office:value="0.1">
            <text:p>0.1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050">
            <text:p>10050</text:p>
          </table:table-cell>
          <table:table-cell table:style-name="ce7" office:value-type="string">
            <text:p>SWS Kent Medway Pitfield Booster to RZ6</text:p>
          </table:table-cell>
        </table:table-row>
        <table:table-row table:style-name="ro1">
          <table:table-cell table:style-name="ce37" office:value-type="string">
            <text:p>Lex031_ph2</text:p>
          </table:table-cell>
          <table:table-cell table:style-name="ce7" office:value-type="string">
            <text:p>WRZ36</text:p>
          </table:table-cell>
          <table:table-cell table:style-name="ce7" office:value-type="string">
            <text:p>WRZ11</text:p>
          </table:table-cell>
          <table:table-cell table:style-name="ce7" office:value-type="string">
            <text:p>SEW-ETR-RZ4-0270</text:p>
          </table:table-cell>
          <table:table-cell table:style-name="ce7" office:value-type="string">
            <text:p>VWC</text:p>
          </table:table-cell>
          <table:table-cell table:style-name="ce7" office:value-type="string">
            <text:p>SEW</text:p>
          </table:table-cell>
          <table:table-cell table:style-name="ce7" office:value-type="string">
            <text:p>VW6</text:p>
          </table:table-cell>
          <table:table-cell table:style-name="ce7" office:value-type="string">
            <text:p>RZ4</text:p>
          </table:table-cell>
          <table:table-cell table:style-name="ce7" office:value-type="string">
            <text:p>Existing transfer perpetual</text:p>
          </table:table-cell>
          <table:table-cell table:number-columns-repeated="4" table:style-name="ce46" office:value-type="float" office:value="36">
            <text:p>36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030">
            <text:p>10030</text:p>
          </table:table-cell>
          <table:table-cell table:style-name="ce7" office:value-type="string">
            <text:p>Egham (zone 6) bulk supply to SEW (RZ4)</text:p>
          </table:table-cell>
        </table:table-row>
        <table:table-row table:style-name="ro1">
          <table:table-cell table:style-name="ce37" office:value-type="string">
            <text:p>Lex022_ph2</text:p>
          </table:table-cell>
          <table:table-cell table:style-name="ce7" office:value-type="string">
            <text:p>WRZ13</text:p>
          </table:table-cell>
          <table:table-cell table:style-name="ce7" office:value-type="string">
            <text:p>WRZ14</text:p>
          </table:table-cell>
          <table:table-cell table:style-name="ce7" office:value-type="string">
            <text:p>SEW-ETR-RZ3-0120</text:p>
          </table:table-cell>
          <table:table-cell table:number-columns-repeated="2" table:style-name="ce7" office:value-type="string">
            <text:p>SEW</text:p>
          </table:table-cell>
          <table:table-cell table:style-name="ce7" office:value-type="string">
            <text:p>RZ2</text:p>
          </table:table-cell>
          <table:table-cell table:style-name="ce7" office:value-type="string">
            <text:p>RZ3</text:p>
          </table:table-cell>
          <table:table-cell table:style-name="ce7" office:value-type="string">
            <text:p>Existing transfer intra company</text:p>
          </table:table-cell>
          <table:table-cell table:number-columns-repeated="4" table:style-name="ce46" office:value-type="float" office:value="26">
            <text:p>26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21">
            <text:p>10021</text:p>
          </table:table-cell>
          <table:table-cell table:style-name="ce7" office:value-type="string">
            <text:p>SEW Barcombe Mid-Sussex to SEW Arlington Eastbourne</text:p>
          </table:table-cell>
        </table:table-row>
        <table:table-row table:style-name="ro1">
          <table:table-cell table:style-name="ce37" office:value-type="string">
            <text:p>Lex023_ph2</text:p>
          </table:table-cell>
          <table:table-cell table:style-name="ce7" office:value-type="string">
            <text:p>WRZ13</text:p>
          </table:table-cell>
          <table:table-cell table:style-name="ce7" office:value-type="string">
            <text:p>WRZ15</text:p>
          </table:table-cell>
          <table:table-cell table:style-name="ce7" office:value-type="string">
            <text:p>SEW-ETR-RZ1-0130</text:p>
          </table:table-cell>
          <table:table-cell table:number-columns-repeated="2" table:style-name="ce7" office:value-type="string">
            <text:p>SEW</text:p>
          </table:table-cell>
          <table:table-cell table:style-name="ce7" office:value-type="string">
            <text:p>RZ2</text:p>
          </table:table-cell>
          <table:table-cell table:style-name="ce7" office:value-type="string">
            <text:p>RZ1</text:p>
          </table:table-cell>
          <table:table-cell table:style-name="ce7" office:value-type="string">
            <text:p>Existing transfer intra company</text:p>
          </table:table-cell>
          <table:table-cell table:number-columns-repeated="4" table:style-name="ce46" office:value-type="float" office:value="5">
            <text:p>5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22">
            <text:p>10022</text:p>
          </table:table-cell>
          <table:table-cell table:style-name="ce7" office:value-type="string">
            <text:p>SEW Mid Sussex (Horsted Keynes) to SEW Medway (Pembury) </text:p>
          </table:table-cell>
        </table:table-row>
        <table:table-row table:style-name="ro1">
          <table:table-cell table:style-name="ce37" office:value-type="string">
            <text:p>Lex024_ph2</text:p>
          </table:table-cell>
          <table:table-cell table:style-name="ce7" office:value-type="string">
            <text:p>WRZ15</text:p>
          </table:table-cell>
          <table:table-cell table:style-name="ce7" office:value-type="string">
            <text:p>WRZ13</text:p>
          </table:table-cell>
          <table:table-cell table:style-name="ce7" office:value-type="string">
            <text:p>SEW-ETR-RZ2-0140</text:p>
          </table:table-cell>
          <table:table-cell table:number-columns-repeated="2" table:style-name="ce7" office:value-type="string">
            <text:p>SEW</text:p>
          </table:table-cell>
          <table:table-cell table:style-name="ce7" office:value-type="string">
            <text:p>RZ1</text:p>
          </table:table-cell>
          <table:table-cell table:style-name="ce7" office:value-type="string">
            <text:p>RZ2</text:p>
          </table:table-cell>
          <table:table-cell table:style-name="ce7" office:value-type="string">
            <text:p>Existing transfer intra company</text:p>
          </table:table-cell>
          <table:table-cell table:number-columns-repeated="4" table:style-name="ce46" office:value-type="float" office:value="5.1">
            <text:p>5.1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23">
            <text:p>10023</text:p>
          </table:table-cell>
          <table:table-cell table:style-name="ce7" office:value-type="string">
            <text:p>SEW Medway (Pembury) to SEW Mid-Sussex (Horsted Keynes) </text:p>
          </table:table-cell>
        </table:table-row>
        <table:table-row table:style-name="ro1">
          <table:table-cell table:style-name="ce37" office:value-type="string">
            <text:p>Lex025_ph2</text:p>
          </table:table-cell>
          <table:table-cell table:style-name="ce7" office:value-type="string">
            <text:p>WRZ11</text:p>
          </table:table-cell>
          <table:table-cell table:style-name="ce7" office:value-type="string">
            <text:p>WRZ12</text:p>
          </table:table-cell>
          <table:table-cell table:style-name="ce7" office:value-type="string">
            <text:p>SEW-ETR-RZ5-0150</text:p>
          </table:table-cell>
          <table:table-cell table:number-columns-repeated="2" table:style-name="ce7" office:value-type="string">
            <text:p>SEW</text:p>
          </table:table-cell>
          <table:table-cell table:style-name="ce7" office:value-type="string">
            <text:p>RZ4</text:p>
          </table:table-cell>
          <table:table-cell table:style-name="ce7" office:value-type="string">
            <text:p>RZ5</text:p>
          </table:table-cell>
          <table:table-cell table:style-name="ce7" office:value-type="string">
            <text:p>Existing transfer intra company</text:p>
          </table:table-cell>
          <table:table-cell table:style-name="ce46" office:value-type="float" office:value="10">
            <text:p>10</text:p>
          </table:table-cell>
          <table:table-cell table:style-name="ce46" office:value-type="float" office:value="12">
            <text:p>12</text:p>
          </table:table-cell>
          <table:table-cell table:number-columns-repeated="2" table:style-name="ce46" office:value-type="float" office:value="10">
            <text:p>10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24">
            <text:p>10024</text:p>
          </table:table-cell>
          <table:table-cell table:style-name="ce7" office:value-type="string">
            <text:p>SEW Northern North to SEW Northern South</text:p>
          </table:table-cell>
        </table:table-row>
        <table:table-row table:style-name="ro1">
          <table:table-cell table:style-name="ce37" office:value-type="string">
            <text:p>Lex026_ph2</text:p>
          </table:table-cell>
          <table:table-cell table:style-name="ce7" office:value-type="string">
            <text:p>WRZ12</text:p>
          </table:table-cell>
          <table:table-cell table:style-name="ce7" office:value-type="string">
            <text:p>WRZ11</text:p>
          </table:table-cell>
          <table:table-cell table:style-name="ce7" office:value-type="string">
            <text:p>SEW-ETR-RZ4-0160</text:p>
          </table:table-cell>
          <table:table-cell table:number-columns-repeated="2" table:style-name="ce7" office:value-type="string">
            <text:p>SEW</text:p>
          </table:table-cell>
          <table:table-cell table:style-name="ce7" office:value-type="string">
            <text:p>RZ5</text:p>
          </table:table-cell>
          <table:table-cell table:style-name="ce7" office:value-type="string">
            <text:p>RZ4</text:p>
          </table:table-cell>
          <table:table-cell table:style-name="ce7" office:value-type="string">
            <text:p>Existing transfer intra company</text:p>
          </table:table-cell>
          <table:table-cell table:style-name="ce46" office:value-type="float" office:value="10">
            <text:p>10</text:p>
          </table:table-cell>
          <table:table-cell table:style-name="ce46" office:value-type="float" office:value="12">
            <text:p>12</text:p>
          </table:table-cell>
          <table:table-cell table:number-columns-repeated="2" table:style-name="ce46" office:value-type="float" office:value="10">
            <text:p>10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25">
            <text:p>10025</text:p>
          </table:table-cell>
          <table:table-cell table:style-name="ce7" office:value-type="string">
            <text:p>SEW Northern South to SEW Northern North</text:p>
          </table:table-cell>
        </table:table-row>
        <table:table-row table:style-name="ro1">
          <table:table-cell table:style-name="ce37" office:value-type="string">
            <text:p>Lex029_ph2</text:p>
          </table:table-cell>
          <table:table-cell table:style-name="ce7" office:value-type="string">
            <text:p>WRZ16B</text:p>
          </table:table-cell>
          <table:table-cell table:style-name="ce7" office:value-type="string">
            <text:p>WRZ17</text:p>
          </table:table-cell>
          <table:table-cell table:style-name="ce7" office:value-type="string">
            <text:p>SEW-ETR-RZ8-0170</text:p>
          </table:table-cell>
          <table:table-cell table:number-columns-repeated="2" table:style-name="ce7" office:value-type="string">
            <text:p>SEW</text:p>
          </table:table-cell>
          <table:table-cell table:style-name="ce7" office:value-type="string">
            <text:p>RZ7</text:p>
          </table:table-cell>
          <table:table-cell table:style-name="ce7" office:value-type="string">
            <text:p>RZ8</text:p>
          </table:table-cell>
          <table:table-cell table:style-name="ce7" office:value-type="string">
            <text:p>Existing transfer intra company</text:p>
          </table:table-cell>
          <table:table-cell table:number-columns-repeated="4" table:style-name="ce46" office:value-type="float" office:value="6.2">
            <text:p>6.2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28">
            <text:p>10028</text:p>
          </table:table-cell>
          <table:table-cell table:style-name="ce7" office:value-type="string">
            <text:p>Bewl to Ashford Trunk Main</text:p>
          </table:table-cell>
        </table:table-row>
        <table:table-row table:style-name="ro1">
          <table:table-cell table:style-name="ce37" office:value-type="string">
            <text:p>Lex030_ph2</text:p>
          </table:table-cell>
          <table:table-cell table:style-name="ce7" office:value-type="string">
            <text:p>WRZ17</text:p>
          </table:table-cell>
          <table:table-cell table:style-name="ce7" office:value-type="string">
            <text:p>WRZ16B</text:p>
          </table:table-cell>
          <table:table-cell table:style-name="ce7" office:value-type="string">
            <text:p>SEW-ETR-RZ7-0180</text:p>
          </table:table-cell>
          <table:table-cell table:number-columns-repeated="2" table:style-name="ce7" office:value-type="string">
            <text:p>SEW</text:p>
          </table:table-cell>
          <table:table-cell table:style-name="ce7" office:value-type="string">
            <text:p>RZ8</text:p>
          </table:table-cell>
          <table:table-cell table:style-name="ce7" office:value-type="string">
            <text:p>RZ7</text:p>
          </table:table-cell>
          <table:table-cell table:style-name="ce7" office:value-type="string">
            <text:p>Existing transfer intra company</text:p>
          </table:table-cell>
          <table:table-cell table:number-columns-repeated="4" table:style-name="ce46" office:value-type="float" office:value="6.2">
            <text:p>6.2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29">
            <text:p>10029</text:p>
          </table:table-cell>
          <table:table-cell table:style-name="ce7" office:value-type="string">
            <text:p>Ashford to Bewl Trunk Main</text:p>
          </table:table-cell>
        </table:table-row>
        <table:table-row table:style-name="ro1">
          <table:table-cell table:style-name="ce37" office:value-type="string">
            <text:p>Lex036_ph2</text:p>
          </table:table-cell>
          <table:table-cell table:style-name="ce7" office:value-type="string">
            <text:p>WRZ16B</text:p>
          </table:table-cell>
          <table:table-cell table:style-name="ce7" office:value-type="string">
            <text:p>WRZ15</text:p>
          </table:table-cell>
          <table:table-cell table:style-name="ce7" office:value-type="string">
            <text:p>SEW-ETR-RZ1-0190</text:p>
          </table:table-cell>
          <table:table-cell table:number-columns-repeated="2" table:style-name="ce7" office:value-type="string">
            <text:p>SEW</text:p>
          </table:table-cell>
          <table:table-cell table:style-name="ce7" office:value-type="string">
            <text:p>RZ7</text:p>
          </table:table-cell>
          <table:table-cell table:style-name="ce7" office:value-type="string">
            <text:p>RZ1</text:p>
          </table:table-cell>
          <table:table-cell table:style-name="ce7" office:value-type="string">
            <text:p>Existing transfer intra company</text:p>
          </table:table-cell>
          <table:table-cell table:number-columns-repeated="4" table:style-name="ce46" office:value-type="float" office:value="4">
            <text:p>4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35">
            <text:p>10035</text:p>
          </table:table-cell>
          <table:table-cell table:style-name="ce7" office:value-type="string">
            <text:p>SEW RZ 7 to SEW Medway (RZ1)</text:p>
          </table:table-cell>
        </table:table-row>
        <table:table-row table:style-name="ro1">
          <table:table-cell table:style-name="ce37" office:value-type="string">
            <text:p>Lex005_ph2</text:p>
          </table:table-cell>
          <table:table-cell table:style-name="ce7" office:value-type="string">
            <text:p>WRZ03</text:p>
          </table:table-cell>
          <table:table-cell table:style-name="ce7" office:value-type="string">
            <text:p>WRZ13</text:p>
          </table:table-cell>
          <table:table-cell table:style-name="ce7" office:value-type="string">
            <text:p>SEW-ETR-RZ2-0020</text:p>
          </table:table-cell>
          <table:table-cell table:style-name="ce7" office:value-type="string">
            <text:p>SWS</text:p>
          </table:table-cell>
          <table:table-cell table:style-name="ce7" office:value-type="string">
            <text:p>SEW</text:p>
          </table:table-cell>
          <table:table-cell table:style-name="ce7" office:value-type="string">
            <text:p>SNO</text:p>
          </table:table-cell>
          <table:table-cell table:style-name="ce7" office:value-type="string">
            <text:p>RZ2</text:p>
          </table:table-cell>
          <table:table-cell table:style-name="ce7" office:value-type="string">
            <text:p>Ex. <text:s/>transfer with negotiated period</text:p>
          </table:table-cell>
          <table:table-cell table:number-columns-repeated="4" table:style-name="ce46" office:value-type="float" office:value="5.4">
            <text:p>5.4</text:p>
          </table:table-cell>
          <table:table-cell table:style-name="ce7" office:value-type="float" office:value="2020">
            <text:p>20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004">
            <text:p>10004</text:p>
          </table:table-cell>
          <table:table-cell table:style-name="ce7" office:value-type="string">
            <text:p>SWS Weir Wood Res. to SEW Mid -Sussex (RZ2)</text:p>
          </table:table-cell>
        </table:table-row>
        <table:table-row table:style-name="ro1">
          <table:table-cell table:style-name="ce37" office:value-type="string">
            <text:p>Lex037_ph2</text:p>
          </table:table-cell>
          <table:table-cell table:style-name="ce7" office:value-type="string">
            <text:p>WRZ17</text:p>
          </table:table-cell>
          <table:table-cell table:style-name="ce7" office:value-type="string">
            <text:p>WRZ16A</text:p>
          </table:table-cell>
          <table:table-cell table:style-name="ce7" office:value-type="string">
            <text:p>SEW-ETR-RZ6-0200</text:p>
          </table:table-cell>
          <table:table-cell table:number-columns-repeated="2" table:style-name="ce7" office:value-type="string">
            <text:p>SEW</text:p>
          </table:table-cell>
          <table:table-cell table:style-name="ce7" office:value-type="string">
            <text:p>RZ8</text:p>
          </table:table-cell>
          <table:table-cell table:style-name="ce7" office:value-type="string">
            <text:p>RZ6</text:p>
          </table:table-cell>
          <table:table-cell table:style-name="ce7" office:value-type="string">
            <text:p>Existing transfer intra company</text:p>
          </table:table-cell>
          <table:table-cell table:number-columns-repeated="4" table:style-name="ce46" office:value-type="float" office:value="12">
            <text:p>12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36">
            <text:p>10036</text:p>
          </table:table-cell>
          <table:table-cell table:style-name="ce7" office:value-type="string">
            <text:p>SEW RZ8 to RZ6 (Hollingbourne to Maidstone)</text:p>
          </table:table-cell>
        </table:table-row>
        <table:table-row table:style-name="ro1">
          <table:table-cell table:style-name="ce37" office:value-type="string">
            <text:p>Lex039_ph2</text:p>
          </table:table-cell>
          <table:table-cell table:style-name="ce7" office:value-type="string">
            <text:p>WRZ16A</text:p>
          </table:table-cell>
          <table:table-cell table:style-name="ce7" office:value-type="string">
            <text:p>WRZ17</text:p>
          </table:table-cell>
          <table:table-cell table:style-name="ce7" office:value-type="string">
            <text:p>SEW-ETR-RZ8-0210</text:p>
          </table:table-cell>
          <table:table-cell table:number-columns-repeated="2" table:style-name="ce7" office:value-type="string">
            <text:p>SEW</text:p>
          </table:table-cell>
          <table:table-cell table:style-name="ce7" office:value-type="string">
            <text:p>RZ6</text:p>
          </table:table-cell>
          <table:table-cell table:style-name="ce7" office:value-type="string">
            <text:p>RZ8</text:p>
          </table:table-cell>
          <table:table-cell table:style-name="ce7" office:value-type="string">
            <text:p>Existing transfer intra company</text:p>
          </table:table-cell>
          <table:table-cell table:number-columns-repeated="4" table:style-name="ce46" office:value-type="float" office:value="12">
            <text:p>12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38">
            <text:p>10038</text:p>
          </table:table-cell>
          <table:table-cell table:style-name="ce7" office:value-type="string">
            <text:p>SEW RZ6 to SEW RZ8 (Maidstone to Hollingbourne)</text:p>
          </table:table-cell>
        </table:table-row>
        <table:table-row table:style-name="ro1">
          <table:table-cell table:style-name="ce37" office:value-type="string">
            <text:p>Loc24_ph2</text:p>
          </table:table-cell>
          <table:table-cell table:style-name="ce7" office:value-type="string">
            <text:p>Ex.DO36j</text:p>
          </table:table-cell>
          <table:table-cell table:style-name="ce7" office:value-type="string">
            <text:p>WRZ17</text:p>
          </table:table-cell>
          <table:table-cell table:style-name="ce7" office:value-type="string">
            <text:p>SEW-ETR-RZ8-0220</text:p>
          </table:table-cell>
          <table:table-cell table:number-columns-repeated="2" table:style-name="ce7" office:value-type="string">
            <text:p>SEW</text:p>
          </table:table-cell>
          <table:table-cell table:number-columns-repeated="2" table:style-name="ce7" office:value-type="string">
            <text:p>RZ8</text:p>
          </table:table-cell>
          <table:table-cell table:style-name="ce7" office:value-type="string">
            <text:p>Local transfer</text:p>
          </table:table-cell>
          <table:table-cell table:number-columns-repeated="4" table:style-name="ce46" office:value-type="float" office:value="10">
            <text:p>10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61">
            <text:p>10061</text:p>
          </table:table-cell>
          <table:table-cell table:style-name="ce7" office:value-type="string">
            <text:p>SEW Kingston Local (to SEW RZ 8)</text:p>
          </table:table-cell>
        </table:table-row>
        <table:table-row table:style-name="ro1">
          <table:table-cell table:style-name="ce37" office:value-type="string">
            <text:p>Lex050_ph2</text:p>
          </table:table-cell>
          <table:table-cell table:style-name="ce7" office:value-type="string">
            <text:p>Ex.DO13j</text:p>
          </table:table-cell>
          <table:table-cell table:style-name="ce7" office:value-type="string">
            <text:p>WRZ13</text:p>
          </table:table-cell>
          <table:table-cell table:style-name="ce7" office:value-type="string">
            <text:p>SEW-ETR-RZ2-0230</text:p>
          </table:table-cell>
          <table:table-cell table:number-columns-repeated="2" table:style-name="ce7" office:value-type="string">
            <text:p>SEW</text:p>
          </table:table-cell>
          <table:table-cell table:style-name="ce7" office:value-type="string">
            <text:p>RZ7</text:p>
          </table:table-cell>
          <table:table-cell table:style-name="ce7" office:value-type="string">
            <text:p>RZ2</text:p>
          </table:table-cell>
          <table:table-cell table:style-name="ce7" office:value-type="string">
            <text:p>Existing transfer intra company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5">
            <text:p>5</text:p>
          </table:table-cell>
          <table:table-cell table:number-columns-repeated="2" table:style-name="ce46" office:value-type="float" office:value="4">
            <text:p>4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49">
            <text:p>10049</text:p>
          </table:table-cell>
          <table:table-cell table:style-name="ce7" office:value-type="string">
            <text:p>Transfer from Bewl to Best Beech (RZ7 - RZ2)</text:p>
          </table:table-cell>
        </table:table-row>
        <table:table-row table:style-name="ro1">
          <table:table-cell table:style-name="ce37" office:value-type="string">
            <text:p>Lex011_ph2</text:p>
          </table:table-cell>
          <table:table-cell table:style-name="ce7" office:value-type="string">
            <text:p>WRZ16A</text:p>
          </table:table-cell>
          <table:table-cell table:style-name="ce7" office:value-type="string">
            <text:p>WRZ16B</text:p>
          </table:table-cell>
          <table:table-cell table:style-name="ce7" office:value-type="string">
            <text:p>SEW-ETR-RZ7-0250</text:p>
          </table:table-cell>
          <table:table-cell table:number-columns-repeated="2" table:style-name="ce7" office:value-type="string">
            <text:p>SEW</text:p>
          </table:table-cell>
          <table:table-cell table:style-name="ce7" office:value-type="string">
            <text:p>RZ6</text:p>
          </table:table-cell>
          <table:table-cell table:style-name="ce7" office:value-type="string">
            <text:p>RZ7</text:p>
          </table:table-cell>
          <table:table-cell table:style-name="ce7" office:value-type="string">
            <text:p>Existing transfer intra company</text:p>
          </table:table-cell>
          <table:table-cell table:number-columns-repeated="4" table:style-name="ce46" office:value-type="float" office:value="2">
            <text:p>2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10">
            <text:p>10010</text:p>
          </table:table-cell>
          <table:table-cell table:style-name="ce7" office:value-type="string">
            <text:p>SEW RZ 6 to RZ7 - 2Ml/d transfer</text:p>
          </table:table-cell>
        </table:table-row>
        <table:table-row table:style-name="ro1">
          <table:table-cell table:style-name="ce38" office:value-type="string">
            <text:p>Lex007_ph2</text:p>
          </table:table-cell>
          <table:table-cell table:style-name="ce41" office:value-type="string">
            <text:p>Ex.DO11j</text:p>
          </table:table-cell>
          <table:table-cell table:style-name="ce41" office:value-type="string">
            <text:p>WRZ16A</text:p>
          </table:table-cell>
          <table:table-cell table:style-name="ce41" office:value-type="string">
            <text:p>SEW-ETR-RZ6-0030</text:p>
          </table:table-cell>
          <table:table-cell table:style-name="ce41" office:value-type="string">
            <text:p>SWS</text:p>
          </table:table-cell>
          <table:table-cell table:style-name="ce41" office:value-type="string">
            <text:p>SEW</text:p>
          </table:table-cell>
          <table:table-cell table:style-name="ce41" office:value-type="string">
            <text:p>KME</text:p>
          </table:table-cell>
          <table:table-cell table:style-name="ce41" office:value-type="string">
            <text:p>RZ6</text:p>
          </table:table-cell>
          <table:table-cell table:style-name="ce41" office:value-type="string">
            <text:p>Existing transfer perpetual</text:p>
          </table:table-cell>
          <table:table-cell table:style-name="ce47" office:value-type="float" office:value="6.3">
            <text:p>6.3</text:p>
          </table:table-cell>
          <table:table-cell table:style-name="ce47" office:value-type="float" office:value="7.8">
            <text:p>7.8</text:p>
          </table:table-cell>
          <table:table-cell table:number-columns-repeated="2" table:style-name="ce47" office:value-type="float" office:value="6.3">
            <text:p>6.3</text:p>
          </table:table-cell>
          <table:table-cell table:style-name="ce41" office:value-type="float" office:value="2040">
            <text:p>204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0006">
            <text:p>10006</text:p>
          </table:table-cell>
          <table:table-cell table:style-name="ce41" office:value-type="string">
            <text:p>SWS Belmont Scheme to SEW RZ6</text:p>
          </table:table-cell>
        </table:table-row>
        <table:table-row table:style-name="ro1">
          <table:table-cell table:style-name="ce37" office:value-type="string">
            <text:p>Lex008_ph2</text:p>
          </table:table-cell>
          <table:table-cell table:style-name="ce7" office:value-type="string">
            <text:p>Ex.DO13j</text:p>
          </table:table-cell>
          <table:table-cell table:style-name="ce7" office:value-type="string">
            <text:p>FS02</text:p>
          </table:table-cell>
          <table:table-cell table:style-name="ce7" office:value-type="string">
            <text:p>SEW-ETR-BEJ-0040</text:p>
          </table:table-cell>
          <table:table-cell table:style-name="ce7" office:value-type="string">
            <text:p>SWS</text:p>
          </table:table-cell>
          <table:table-cell table:style-name="ce7" office:value-type="string">
            <text:p>SEW</text:p>
          </table:table-cell>
          <table:table-cell table:style-name="ce7" office:value-type="string">
            <text:p>BEW</text:p>
          </table:table-cell>
          <table:table-cell table:style-name="ce7" office:value-type="string">
            <text:p>BEJ</text:p>
          </table:table-cell>
          <table:table-cell table:style-name="ce7" office:value-type="string">
            <text:p>Existing transfer perpetual</text:p>
          </table:table-cell>
          <table:table-cell table:style-name="ce46" office:value-type="float" office:value="16.18">
            <text:p>16.18</text:p>
          </table:table-cell>
          <table:table-cell table:style-name="ce46" office:value-type="float" office:value="21">
            <text:p>21</text:p>
          </table:table-cell>
          <table:table-cell table:number-columns-repeated="2" table:style-name="ce46" office:value-type="float" office:value="16.18">
            <text:p>16.18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007">
            <text:p>10007</text:p>
          </table:table-cell>
          <table:table-cell table:style-name="ce7" office:value-type="string">
            <text:p>Bewl-Medway scheme to Flow split junction</text:p>
          </table:table-cell>
        </table:table-row>
        <table:table-row table:style-name="ro1">
          <table:table-cell table:style-name="ce37" office:value-type="string">
            <text:p>Lex009_ph2</text:p>
          </table:table-cell>
          <table:table-cell table:style-name="ce7" office:value-type="string">
            <text:p>FS02</text:p>
          </table:table-cell>
          <table:table-cell table:style-name="ce7" office:value-type="string">
            <text:p>WRZ16B</text:p>
          </table:table-cell>
          <table:table-cell table:style-name="ce7" office:value-type="string">
            <text:p>SEW-ETR-RZ7-0050</text:p>
          </table:table-cell>
          <table:table-cell table:style-name="ce7" office:value-type="string">
            <text:p>SWS</text:p>
          </table:table-cell>
          <table:table-cell table:style-name="ce7" office:value-type="string">
            <text:p>SEW</text:p>
          </table:table-cell>
          <table:table-cell table:style-name="ce7" office:value-type="string">
            <text:p>BEJ</text:p>
          </table:table-cell>
          <table:table-cell table:style-name="ce7" office:value-type="string">
            <text:p>RZ7</text:p>
          </table:table-cell>
          <table:table-cell table:style-name="ce7" office:value-type="string">
            <text:p>Existing transfer</text:p>
          </table:table-cell>
          <table:table-cell table:number-columns-repeated="4" table:style-name="ce46" office:value-type="float" office:value="13.8">
            <text:p>13.8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08">
            <text:p>10008</text:p>
          </table:table-cell>
          <table:table-cell table:style-name="ce7" office:value-type="string">
            <text:p>Bewl-Medway scheme to SEW RZ 7</text:p>
          </table:table-cell>
        </table:table-row>
        <table:table-row table:style-name="ro1">
          <table:table-cell table:style-name="ce37" office:value-type="string">
            <text:p>Lex010_ph2</text:p>
          </table:table-cell>
          <table:table-cell table:style-name="ce7" office:value-type="string">
            <text:p>FS02</text:p>
          </table:table-cell>
          <table:table-cell table:style-name="ce7" office:value-type="string">
            <text:p>WRZ16A</text:p>
          </table:table-cell>
          <table:table-cell table:style-name="ce7" office:value-type="string">
            <text:p>SEW-ETR-RZ6-0060</text:p>
          </table:table-cell>
          <table:table-cell table:style-name="ce7" office:value-type="string">
            <text:p>SWS</text:p>
          </table:table-cell>
          <table:table-cell table:style-name="ce7" office:value-type="string">
            <text:p>SEW</text:p>
          </table:table-cell>
          <table:table-cell table:style-name="ce7" office:value-type="string">
            <text:p>BEJ</text:p>
          </table:table-cell>
          <table:table-cell table:style-name="ce7" office:value-type="string">
            <text:p>RZ6</text:p>
          </table:table-cell>
          <table:table-cell table:style-name="ce7" office:value-type="string">
            <text:p>Existing transfer</text:p>
          </table:table-cell>
          <table:table-cell table:number-columns-repeated="4" table:style-name="ce46" office:value-type="float" office:value="14.6">
            <text:p>14.6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09">
            <text:p>10009</text:p>
          </table:table-cell>
          <table:table-cell table:style-name="ce7" office:value-type="string">
            <text:p>Bewl-Medway scheme to SEW RZ 6</text:p>
          </table:table-cell>
        </table:table-row>
        <table:table-row table:style-name="ro1">
          <table:table-cell table:style-name="ce37" office:value-type="string">
            <text:p>Lex001_ph2</text:p>
          </table:table-cell>
          <table:table-cell table:style-name="ce7" office:value-type="string">
            <text:p>Ex.DO01cj</text:p>
          </table:table-cell>
          <table:table-cell table:style-name="ce7" office:value-type="string">
            <text:p>WRZ02</text:p>
          </table:table-cell>
          <table:table-cell table:style-name="ce7" office:value-type="string">
            <text:p>SWS-ETR-IOW-5010</text:p>
          </table:table-cell>
          <table:table-cell table:number-columns-repeated="2" table:style-name="ce7" office:value-type="string">
            <text:p>SWS</text:p>
          </table:table-cell>
          <table:table-cell table:style-name="ce7" office:value-type="string">
            <text:p>HSO</text:p>
          </table:table-cell>
          <table:table-cell table:style-name="ce7" office:value-type="string">
            <text:p>IOW</text:p>
          </table:table-cell>
          <table:table-cell table:style-name="ce7" office:value-type="string">
            <text:p>Existing transfer intra company</text:p>
          </table:table-cell>
          <table:table-cell table:number-columns-repeated="4" table:style-name="ce46" office:value-type="float" office:value="12">
            <text:p>12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00">
            <text:p>10000</text:p>
          </table:table-cell>
          <table:table-cell table:style-name="ce7" office:value-type="string">
            <text:p>Cross Solent Main</text:p>
          </table:table-cell>
        </table:table-row>
        <table:table-row table:style-name="ro1">
          <table:table-cell table:style-name="ce37" office:value-type="string">
            <text:p>Lex002_ph2</text:p>
          </table:table-cell>
          <table:table-cell table:style-name="ce7" office:value-type="string">
            <text:p>WRZ04B</text:p>
          </table:table-cell>
          <table:table-cell table:style-name="ce7" office:value-type="string">
            <text:p>WRZ03</text:p>
          </table:table-cell>
          <table:table-cell table:style-name="ce7" office:value-type="string">
            <text:p>SWS-ETR-SNO-5020</text:p>
          </table:table-cell>
          <table:table-cell table:number-columns-repeated="2" table:style-name="ce7" office:value-type="string">
            <text:p>SWS</text:p>
          </table:table-cell>
          <table:table-cell table:style-name="ce7" office:value-type="string">
            <text:p>SWO</text:p>
          </table:table-cell>
          <table:table-cell table:style-name="ce7" office:value-type="string">
            <text:p>SNO</text:p>
          </table:table-cell>
          <table:table-cell table:style-name="ce7" office:value-type="string">
            <text:p>Existing transfer intra company</text:p>
          </table:table-cell>
          <table:table-cell table:number-columns-repeated="4" table:style-name="ce46" office:value-type="float" office:value="15">
            <text:p>15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01">
            <text:p>10001</text:p>
          </table:table-cell>
          <table:table-cell table:style-name="ce7" office:value-type="string">
            <text:p>SWS Sussex Worthing to SWS Sussex North</text:p>
          </table:table-cell>
        </table:table-row>
        <table:table-row table:style-name="ro1">
          <table:table-cell table:style-name="ce37" office:value-type="string">
            <text:p>Lex003_ph2</text:p>
          </table:table-cell>
          <table:table-cell table:style-name="ce7" office:value-type="string">
            <text:p>WRZ03</text:p>
          </table:table-cell>
          <table:table-cell table:style-name="ce7" office:value-type="string">
            <text:p>WRZ04B</text:p>
          </table:table-cell>
          <table:table-cell table:style-name="ce7" office:value-type="string">
            <text:p>SWS-ETR-SWO-5021</text:p>
          </table:table-cell>
          <table:table-cell table:number-columns-repeated="2" table:style-name="ce7" office:value-type="string">
            <text:p>SWS</text:p>
          </table:table-cell>
          <table:table-cell table:style-name="ce7" office:value-type="string">
            <text:p>SNO</text:p>
          </table:table-cell>
          <table:table-cell table:style-name="ce7" office:value-type="string">
            <text:p>SWO</text:p>
          </table:table-cell>
          <table:table-cell table:style-name="ce7" office:value-type="string">
            <text:p>Existing transfer intra company</text:p>
          </table:table-cell>
          <table:table-cell table:number-columns-repeated="4" table:style-name="ce46" office:value-type="float" office:value="15">
            <text:p>15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02">
            <text:p>10002</text:p>
          </table:table-cell>
          <table:table-cell table:style-name="ce7" office:value-type="string">
            <text:p>SWS Sussex North to SWS Sussex Worthing</text:p>
          </table:table-cell>
        </table:table-row>
        <table:table-row table:style-name="ro1">
          <table:table-cell table:style-name="ce37" office:value-type="string">
            <text:p>Lex004_ph2</text:p>
          </table:table-cell>
          <table:table-cell table:style-name="ce7" office:value-type="string">
            <text:p>WRZ06</text:p>
          </table:table-cell>
          <table:table-cell table:style-name="ce7" office:value-type="string">
            <text:p>WRZ07</text:p>
          </table:table-cell>
          <table:table-cell table:style-name="ce7" office:value-type="string">
            <text:p>SWS-ETR-KTH-5030</text:p>
          </table:table-cell>
          <table:table-cell table:number-columns-repeated="2" table:style-name="ce7" office:value-type="string">
            <text:p>SWS</text:p>
          </table:table-cell>
          <table:table-cell table:style-name="ce7" office:value-type="string">
            <text:p>KME</text:p>
          </table:table-cell>
          <table:table-cell table:style-name="ce7" office:value-type="string">
            <text:p>KTH</text:p>
          </table:table-cell>
          <table:table-cell table:style-name="ce7" office:value-type="string">
            <text:p>Existing transfer intra company</text:p>
          </table:table-cell>
          <table:table-cell table:number-columns-repeated="4" table:style-name="ce46" office:value-type="float" office:value="13">
            <text:p>13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03">
            <text:p>10003</text:p>
          </table:table-cell>
          <table:table-cell table:style-name="ce7" office:value-type="string">
            <text:p>Selling - Fleete Main</text:p>
          </table:table-cell>
        </table:table-row>
        <table:table-row table:style-name="ro1">
          <table:table-cell table:style-name="ce37" office:value-type="string">
            <text:p>Lex019_ph2</text:p>
          </table:table-cell>
          <table:table-cell table:style-name="ce5" office:value-type="string">
            <text:p>WRZ08</text:p>
          </table:table-cell>
          <table:table-cell table:style-name="ce5" office:value-type="string">
            <text:p>WRZ03</text:p>
          </table:table-cell>
          <table:table-cell table:style-name="ce5" office:value-type="string">
            <text:p>SWS-ETR-SNO-5100</text:p>
          </table:table-cell>
          <table:table-cell table:style-name="ce5" office:value-type="string">
            <text:p>PRT</text:p>
          </table:table-cell>
          <table:table-cell table:style-name="ce5" office:value-type="string">
            <text:p>SWS</text:p>
          </table:table-cell>
          <table:table-cell table:style-name="ce5" office:value-type="string">
            <text:p>PRT</text:p>
          </table:table-cell>
          <table:table-cell table:style-name="ce5" office:value-type="string">
            <text:p>SNO</text:p>
          </table:table-cell>
          <table:table-cell table:style-name="ce5" office:value-type="string">
            <text:p>Existing transfer perpetual</text:p>
          </table:table-cell>
          <table:table-cell table:style-name="ce46" office:value-type="float" office:value="4.45">
            <text:p>4.45</text:p>
          </table:table-cell>
          <table:table-cell table:style-name="ce46" office:value-type="float" office:value="15">
            <text:p>15</text:p>
          </table:table-cell>
          <table:table-cell table:number-columns-repeated="2" table:style-name="ce46" office:value-type="float" office:value="4.45">
            <text:p>4.45</text:p>
          </table:table-cell>
          <table:table-cell table:style-name="ce15" office:value-type="float" office:value="2040">
            <text:p>2040</text:p>
          </table:table-cell>
          <table:table-cell table:style-name="ce7" office:value-type="float" office:value="1">
            <text:p>1</text:p>
          </table:table-cell>
          <table:table-cell table:style-name="ce5" office:value-type="float" office:value="10018">
            <text:p>10018</text:p>
          </table:table-cell>
          <table:table-cell table:style-name="ce5" office:value-type="string">
            <text:p>PRTS to SWS Sussex North</text:p>
          </table:table-cell>
        </table:table-row>
        <table:table-row table:style-name="ro1">
          <table:table-cell table:style-name="ce37" office:value-type="string">
            <text:p>Lex038_ph2</text:p>
          </table:table-cell>
          <table:table-cell table:style-name="ce7" office:value-type="string">
            <text:p>WRZ04B</text:p>
          </table:table-cell>
          <table:table-cell table:style-name="ce7" office:value-type="string">
            <text:p>WRZ04A</text:p>
          </table:table-cell>
          <table:table-cell table:style-name="ce7" office:value-type="string">
            <text:p>SWS-ETR-SBR-5120</text:p>
          </table:table-cell>
          <table:table-cell table:number-columns-repeated="2" table:style-name="ce7" office:value-type="string">
            <text:p>SWS</text:p>
          </table:table-cell>
          <table:table-cell table:style-name="ce7" office:value-type="string">
            <text:p>SWO</text:p>
          </table:table-cell>
          <table:table-cell table:style-name="ce7" office:value-type="string">
            <text:p>SBR</text:p>
          </table:table-cell>
          <table:table-cell table:style-name="ce7" office:value-type="string">
            <text:p>Existing transfer intra company</text:p>
          </table:table-cell>
          <table:table-cell table:number-columns-repeated="4" table:style-name="ce46" office:value-type="float" office:value="7">
            <text:p>7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37">
            <text:p>10037</text:p>
          </table:table-cell>
          <table:table-cell table:style-name="ce7" office:value-type="string">
            <text:p>SWS Sussex Worthing to Sussex Brighton</text:p>
          </table:table-cell>
        </table:table-row>
        <table:table-row table:style-name="ro1">
          <table:table-cell table:style-name="ce37" office:value-type="string">
            <text:p>Loc07_ph2</text:p>
          </table:table-cell>
          <table:table-cell table:style-name="ce7" office:value-type="string">
            <text:p>Ex.DO08j</text:p>
          </table:table-cell>
          <table:table-cell table:style-name="ce7" office:value-type="string">
            <text:p>WRZ05</text:p>
          </table:table-cell>
          <table:table-cell table:style-name="ce7" office:value-type="string">
            <text:p>SWS-ETR-SHA-5130</text:p>
          </table:table-cell>
          <table:table-cell table:number-columns-repeated="2" table:style-name="ce7" office:value-type="string">
            <text:p>SWS</text:p>
          </table:table-cell>
          <table:table-cell table:number-columns-repeated="2" table:style-name="ce7" office:value-type="string">
            <text:p>SHA</text:p>
          </table:table-cell>
          <table:table-cell table:style-name="ce7" office:value-type="string">
            <text:p>Local transfer</text:p>
          </table:table-cell>
          <table:table-cell table:number-columns-repeated="4" table:style-name="ce46" office:value-type="float" office:value="43.23">
            <text:p>43.23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58">
            <text:p>10058</text:p>
          </table:table-cell>
          <table:table-cell table:style-name="ce7" office:value-type="string">
            <text:p>SWS Darwell to SWS Sussex Hastings</text:p>
          </table:table-cell>
        </table:table-row>
        <table:table-row table:style-name="ro1">
          <table:table-cell table:style-name="ce37" office:value-type="string">
            <text:p>Loc08_ph2</text:p>
          </table:table-cell>
          <table:table-cell table:style-name="ce7" office:value-type="string">
            <text:p>Ex.DO11j</text:p>
          </table:table-cell>
          <table:table-cell table:style-name="ce7" office:value-type="string">
            <text:p>WRZ06</text:p>
          </table:table-cell>
          <table:table-cell table:style-name="ce7" office:value-type="string">
            <text:p>SWS-ETR-KME-5140</text:p>
          </table:table-cell>
          <table:table-cell table:number-columns-repeated="2" table:style-name="ce7" office:value-type="string">
            <text:p>SWS</text:p>
          </table:table-cell>
          <table:table-cell table:number-columns-repeated="2" table:style-name="ce7" office:value-type="string">
            <text:p>KME</text:p>
          </table:table-cell>
          <table:table-cell table:style-name="ce7" office:value-type="string">
            <text:p>Local transfer</text:p>
          </table:table-cell>
          <table:table-cell table:number-columns-repeated="4" table:style-name="ce46" office:value-type="float" office:value="11.7">
            <text:p>11.7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59">
            <text:p>10059</text:p>
          </table:table-cell>
          <table:table-cell table:style-name="ce7" office:value-type="string">
            <text:p>SWS Belmont Junction to SWS Kent Medway</text:p>
          </table:table-cell>
        </table:table-row>
        <table:table-row table:style-name="ro1">
          <table:table-cell table:style-name="ce37" office:value-type="string">
            <text:p>Loc10_ph2</text:p>
          </table:table-cell>
          <table:table-cell table:style-name="ce7" office:value-type="string">
            <text:p>Ex.DO13j</text:p>
          </table:table-cell>
          <table:table-cell table:style-name="ce7" office:value-type="string">
            <text:p>WRZ06</text:p>
          </table:table-cell>
          <table:table-cell table:style-name="ce7" office:value-type="string">
            <text:p>SWS-ETR-KME-5150</text:p>
          </table:table-cell>
          <table:table-cell table:number-columns-repeated="2" table:style-name="ce7" office:value-type="string">
            <text:p>SWS</text:p>
          </table:table-cell>
          <table:table-cell table:style-name="ce7" office:value-type="string">
            <text:p>BEW</text:p>
          </table:table-cell>
          <table:table-cell table:style-name="ce7" office:value-type="string">
            <text:p>KME</text:p>
          </table:table-cell>
          <table:table-cell table:style-name="ce7" office:value-type="string">
            <text:p>Local transfer</text:p>
          </table:table-cell>
          <table:table-cell table:style-name="ce46" office:value-type="float" office:value="67.54">
            <text:p>67.54</text:p>
          </table:table-cell>
          <table:table-cell table:number-columns-repeated="2" table:style-name="ce46" office:value-type="float" office:value="69.5">
            <text:p>69.5</text:p>
          </table:table-cell>
          <table:table-cell table:style-name="ce46" office:value-type="float" office:value="67.54">
            <text:p>67.54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60">
            <text:p>10060</text:p>
          </table:table-cell>
          <table:table-cell table:style-name="ce7" office:value-type="string">
            <text:p>Bewl to SWS Kent Medway </text:p>
          </table:table-cell>
        </table:table-row>
        <table:table-row table:style-name="ro1">
          <table:table-cell table:style-name="ce37" office:value-type="string">
            <text:p>Loc51_ph2</text:p>
          </table:table-cell>
          <table:table-cell table:style-name="ce7" office:value-type="string">
            <text:p>Ex.DO01cj</text:p>
          </table:table-cell>
          <table:table-cell table:style-name="ce7" office:value-type="string">
            <text:p>WRZ01C</text:p>
          </table:table-cell>
          <table:table-cell table:style-name="ce7" office:value-type="string">
            <text:p>SWS-ETR-HSO-5170</text:p>
          </table:table-cell>
          <table:table-cell table:number-columns-repeated="2" table:style-name="ce7" office:value-type="string">
            <text:p>SWS</text:p>
          </table:table-cell>
          <table:table-cell table:number-columns-repeated="2" table:style-name="ce7" office:value-type="string">
            <text:p>HSO</text:p>
          </table:table-cell>
          <table:table-cell table:style-name="ce7" office:value-type="string">
            <text:p>Local transfer</text:p>
          </table:table-cell>
          <table:table-cell table:number-columns-repeated="4" table:style-name="ce48" office:value-type="float" office:value="105">
            <text:p>105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62">
            <text:p>10062</text:p>
          </table:table-cell>
          <table:table-cell table:style-name="ce7" office:value-type="string">
            <text:p>Testwood to Hampshire South</text:p>
          </table:table-cell>
        </table:table-row>
        <table:table-row table:style-name="ro1">
          <table:table-cell table:style-name="ce37" office:value-type="string">
            <text:p>Lex043_ph2</text:p>
          </table:table-cell>
          <table:table-cell table:style-name="ce7" office:value-type="string">
            <text:p>WRZ19B</text:p>
          </table:table-cell>
          <table:table-cell table:style-name="ce7" office:value-type="string">
            <text:p>WRZ03</text:p>
          </table:table-cell>
          <table:table-cell table:style-name="ce7" office:value-type="string">
            <text:p>SWS-ETR-SNO-5180</text:p>
          </table:table-cell>
          <table:table-cell table:style-name="ce7" office:value-type="string">
            <text:p>SES</text:p>
          </table:table-cell>
          <table:table-cell table:style-name="ce7" office:value-type="string">
            <text:p>SWS</text:p>
          </table:table-cell>
          <table:table-cell table:style-name="ce7" office:value-type="string">
            <text:p>ESU</text:p>
          </table:table-cell>
          <table:table-cell table:style-name="ce7" office:value-type="string">
            <text:p>SNO</text:p>
          </table:table-cell>
          <table:table-cell table:style-name="ce7" office:value-type="string">
            <text:p>Ex. <text:s/>transfer</text:p>
          </table:table-cell>
          <table:table-cell table:number-columns-repeated="4" table:style-name="ce46" office:value-type="float" office:value="0.05">
            <text:p>0.05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042">
            <text:p>10042</text:p>
          </table:table-cell>
          <table:table-cell table:style-name="ce7" office:value-type="string">
            <text:p>SESW Gatwick transfer to SWS Sussex North</text:p>
          </table:table-cell>
        </table:table-row>
        <table:table-row table:style-name="ro1">
          <table:table-cell table:style-name="ce37" office:value-type="string">
            <text:p>Lex027_ph2</text:p>
          </table:table-cell>
          <table:table-cell table:style-name="ce5" office:value-type="string">
            <text:p>WRZ08</text:p>
          </table:table-cell>
          <table:table-cell table:style-name="ce5" office:value-type="string">
            <text:p>WRZ04B</text:p>
          </table:table-cell>
          <table:table-cell table:style-name="ce5" office:value-type="string">
            <text:p>SWS-ETR-SWO-5410</text:p>
          </table:table-cell>
          <table:table-cell table:style-name="ce5" office:value-type="string">
            <text:p>PRT</text:p>
          </table:table-cell>
          <table:table-cell table:style-name="ce5" office:value-type="string">
            <text:p>SWS</text:p>
          </table:table-cell>
          <table:table-cell table:style-name="ce5" office:value-type="string">
            <text:p>PRT</text:p>
          </table:table-cell>
          <table:table-cell table:style-name="ce5" office:value-type="string">
            <text:p>SWO</text:p>
          </table:table-cell>
          <table:table-cell table:style-name="ce5" office:value-type="string">
            <text:p>Ex. <text:s/>transfer with negotiated period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8">
            <text:p>8</text:p>
          </table:table-cell>
          <table:table-cell table:number-columns-repeated="2" table:style-name="ce46" office:value-type="float" office:value="1">
            <text:p>1</text:p>
          </table:table-cell>
          <table:table-cell table:style-name="ce15" office:value-type="float" office:value="2015">
            <text:p>2015</text:p>
          </table:table-cell>
          <table:table-cell table:style-name="ce7" office:value-type="float" office:value="0">
            <text:p>0</text:p>
          </table:table-cell>
          <table:table-cell table:style-name="ce5" office:value-type="float" office:value="10026">
            <text:p>10026</text:p>
          </table:table-cell>
          <table:table-cell table:style-name="ce5" office:value-type="string">
            <text:p>PRTS to SWS Sussex Worthing spur link</text:p>
          </table:table-cell>
        </table:table-row>
        <table:table-row table:style-name="ro1">
          <table:table-cell table:style-name="ce37" office:value-type="string">
            <text:p>Lex049_ph2</text:p>
          </table:table-cell>
          <table:table-cell table:style-name="ce7" office:value-type="string">
            <text:p>WRZ24</text:p>
          </table:table-cell>
          <table:table-cell table:style-name="ce7" office:value-type="string">
            <text:p>WRZ23</text:p>
          </table:table-cell>
          <table:table-cell table:style-name="ce7" office:value-type="string">
            <text:p>TWU-ETR-SWX-5020</text:p>
          </table:table-cell>
          <table:table-cell table:number-columns-repeated="2" table:style-name="ce7" office:value-type="string">
            <text:p>TWU</text:p>
          </table:table-cell>
          <table:table-cell table:style-name="ce7" office:value-type="string">
            <text:p>SWA</text:p>
          </table:table-cell>
          <table:table-cell table:style-name="ce7" office:value-type="string">
            <text:p>SWX</text:p>
          </table:table-cell>
          <table:table-cell table:style-name="ce7" office:value-type="string">
            <text:p>Existing transfer intra company</text:p>
          </table:table-cell>
          <table:table-cell table:style-name="ce46" office:value-type="float" office:value="2.08">
            <text:p>2.08</text:p>
          </table:table-cell>
          <table:table-cell table:style-name="ce46" office:value-type="float" office:value="5">
            <text:p>5</text:p>
          </table:table-cell>
          <table:table-cell table:number-columns-repeated="2" table:style-name="ce46" office:value-type="float" office:value="2.08">
            <text:p>2.08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048">
            <text:p>10048</text:p>
          </table:table-cell>
          <table:table-cell table:style-name="ce7" office:value-type="string">
            <text:p>Three minor transfers SWA to SWOX</text:p>
          </table:table-cell>
        </table:table-row>
        <table:table-row table:style-name="ro1">
          <table:table-cell table:style-name="ce37" office:value-type="string">
            <text:p>Lex034_ph2</text:p>
          </table:table-cell>
          <table:table-cell table:style-name="ce7" office:value-type="string">
            <text:p>WRZ22</text:p>
          </table:table-cell>
          <table:table-cell table:style-name="ce7" office:value-type="string">
            <text:p>WRZ34</text:p>
          </table:table-cell>
          <table:table-cell table:style-name="ce7" office:value-type="string">
            <text:p>VWC-ETR-VW4-5020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VWC</text:p>
          </table:table-cell>
          <table:table-cell table:style-name="ce7" office:value-type="string">
            <text:p>LON</text:p>
          </table:table-cell>
          <table:table-cell table:style-name="ce7" office:value-type="string">
            <text:p>VW4</text:p>
          </table:table-cell>
          <table:table-cell table:style-name="ce7" office:value-type="string">
            <text:p>Existing transfer perpetual</text:p>
          </table:table-cell>
          <table:table-cell table:number-columns-repeated="4" table:style-name="ce46" office:value-type="float" office:value="10">
            <text:p>10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033">
            <text:p>10033</text:p>
          </table:table-cell>
          <table:table-cell table:style-name="ce7" office:value-type="string">
            <text:p>Fortis Green supply to VWC zone 4</text:p>
          </table:table-cell>
        </table:table-row>
        <table:table-row table:style-name="ro1">
          <table:table-cell table:style-name="ce37" office:value-type="string">
            <text:p>Lex046_ph2</text:p>
          </table:table-cell>
          <table:table-cell table:style-name="ce7" office:value-type="string">
            <text:p>WRZ22</text:p>
          </table:table-cell>
          <table:table-cell table:style-name="ce7" office:value-type="string">
            <text:p>WRZ34</text:p>
          </table:table-cell>
          <table:table-cell table:style-name="ce7" office:value-type="string">
            <text:p>VWC-ETR-VW4-5040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VWC</text:p>
          </table:table-cell>
          <table:table-cell table:style-name="ce7" office:value-type="string">
            <text:p>LON</text:p>
          </table:table-cell>
          <table:table-cell table:style-name="ce7" office:value-type="string">
            <text:p>VW4</text:p>
          </table:table-cell>
          <table:table-cell table:style-name="ce7" office:value-type="string">
            <text:p>Existing transfer perpetual</text:p>
          </table:table-cell>
          <table:table-cell table:number-columns-repeated="4" table:style-name="ce46" office:value-type="float" office:value="2">
            <text:p>2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045">
            <text:p>10045</text:p>
          </table:table-cell>
          <table:table-cell table:style-name="ce7" office:value-type="string">
            <text:p>Sunnymeads Raw Water Transfer to VW zone 4</text:p>
          </table:table-cell>
        </table:table-row>
        <table:table-row table:style-name="ro1">
          <table:table-cell table:style-name="ce37" office:value-type="string">
            <text:p>Lex048_ph2</text:p>
          </table:table-cell>
          <table:table-cell table:style-name="ce7" office:value-type="string">
            <text:p>WRZ22</text:p>
          </table:table-cell>
          <table:table-cell table:style-name="ce7" office:value-type="string">
            <text:p>WRZ34</text:p>
          </table:table-cell>
          <table:table-cell table:style-name="ce7" office:value-type="string">
            <text:p>VWC-ETR-VW4-5060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VWC</text:p>
          </table:table-cell>
          <table:table-cell table:style-name="ce7" office:value-type="string">
            <text:p>LON</text:p>
          </table:table-cell>
          <table:table-cell table:style-name="ce7" office:value-type="string">
            <text:p>VW4</text:p>
          </table:table-cell>
          <table:table-cell table:style-name="ce7" office:value-type="string">
            <text:p>Existing transfer perpetual</text:p>
          </table:table-cell>
          <table:table-cell table:number-columns-repeated="4" table:style-name="ce46" office:value-type="float" office:value="0.2">
            <text:p>0.2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047">
            <text:p>10047</text:p>
          </table:table-cell>
          <table:table-cell table:style-name="ce7" office:value-type="string">
            <text:p>Hampstead Lane from London to VW zone 4</text:p>
          </table:table-cell>
        </table:table-row>
        <table:table-row table:style-name="ro1">
          <table:table-cell table:style-name="ce37" office:value-type="string">
            <text:p>Lex047_ph2</text:p>
          </table:table-cell>
          <table:table-cell table:style-name="ce7" office:value-type="string">
            <text:p>WRZ27</text:p>
          </table:table-cell>
          <table:table-cell table:style-name="ce7" office:value-type="string">
            <text:p>WRZ36</text:p>
          </table:table-cell>
          <table:table-cell table:style-name="ce7" office:value-type="string">
            <text:p>VWC-ETR-VW6-5050</text:p>
          </table:table-cell>
          <table:table-cell table:style-name="ce7" office:value-type="string">
            <text:p>TWU</text:p>
          </table:table-cell>
          <table:table-cell table:style-name="ce7" office:value-type="string">
            <text:p>VWC</text:p>
          </table:table-cell>
          <table:table-cell table:style-name="ce7" office:value-type="string">
            <text:p>GUI</text:p>
          </table:table-cell>
          <table:table-cell table:style-name="ce7" office:value-type="string">
            <text:p>VW6</text:p>
          </table:table-cell>
          <table:table-cell table:style-name="ce7" office:value-type="string">
            <text:p>Existing transfer perpetual</text:p>
          </table:table-cell>
          <table:table-cell table:number-columns-repeated="4" table:style-name="ce46" office:value-type="float" office:value="2.2">
            <text:p>2.2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046">
            <text:p>10046</text:p>
          </table:table-cell>
          <table:table-cell table:style-name="ce7" office:value-type="string">
            <text:p>Ladymeade (from TW Guildford) transfer to VW zone 6</text:p>
          </table:table-cell>
        </table:table-row>
        <table:table-row table:style-name="ro1">
          <table:table-cell table:style-name="ce37" office:value-type="string">
            <text:p>Lex055_ph2</text:p>
          </table:table-cell>
          <table:table-cell table:style-name="ce7" office:value-type="string">
            <text:p>WRZ34</text:p>
          </table:table-cell>
          <table:table-cell table:style-name="ce7" office:value-type="string">
            <text:p>WRZ31</text:p>
          </table:table-cell>
          <table:table-cell table:style-name="ce7" office:value-type="string">
            <text:p>VWC-ETR-VW1-5100</text:p>
          </table:table-cell>
          <table:table-cell table:number-columns-repeated="2" table:style-name="ce7" office:value-type="string">
            <text:p>VWC</text:p>
          </table:table-cell>
          <table:table-cell table:style-name="ce7" office:value-type="string">
            <text:p>VW4</text:p>
          </table:table-cell>
          <table:table-cell table:style-name="ce7" office:value-type="string">
            <text:p>VW1</text:p>
          </table:table-cell>
          <table:table-cell table:style-name="ce7" office:value-type="string">
            <text:p>Existing transfer intra company</text:p>
          </table:table-cell>
          <table:table-cell table:number-columns-repeated="4" table:style-name="ce47" office:value-type="float" office:value="36">
            <text:p>36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54">
            <text:p>10054</text:p>
          </table:table-cell>
          <table:table-cell table:style-name="ce7" office:value-type="string">
            <text:p>Batchworth to Heronsgate and Springwell Booster combined </text:p>
          </table:table-cell>
        </table:table-row>
        <table:table-row table:style-name="ro1">
          <table:table-cell table:style-name="ce37" office:value-type="string">
            <text:p>Lex058_ph2</text:p>
          </table:table-cell>
          <table:table-cell table:style-name="ce7" office:value-type="string">
            <text:p>WRZ33</text:p>
          </table:table-cell>
          <table:table-cell table:style-name="ce7" office:value-type="string">
            <text:p>WRZ32</text:p>
          </table:table-cell>
          <table:table-cell table:style-name="ce7" office:value-type="string">
            <text:p>VWC-ETR-VW2-5130</text:p>
          </table:table-cell>
          <table:table-cell table:number-columns-repeated="2" table:style-name="ce7" office:value-type="string">
            <text:p>VWC</text:p>
          </table:table-cell>
          <table:table-cell table:style-name="ce7" office:value-type="string">
            <text:p>VW3</text:p>
          </table:table-cell>
          <table:table-cell table:style-name="ce7" office:value-type="string">
            <text:p>VW2</text:p>
          </table:table-cell>
          <table:table-cell table:style-name="ce7" office:value-type="string">
            <text:p>Existing transfer intra company</text:p>
          </table:table-cell>
          <table:table-cell table:number-columns-repeated="4" table:style-name="ce47" office:value-type="float" office:value="10">
            <text:p>10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57">
            <text:p>10057</text:p>
          </table:table-cell>
          <table:table-cell table:style-name="ce7" office:value-type="string">
            <text:p>Bow Bridge South</text:p>
          </table:table-cell>
        </table:table-row>
        <table:table-row table:style-name="ro1">
          <table:table-cell table:style-name="ce37" office:value-type="string">
            <text:p>Lex057_ph2</text:p>
          </table:table-cell>
          <table:table-cell table:style-name="ce7" office:value-type="string">
            <text:p>WRZ34</text:p>
          </table:table-cell>
          <table:table-cell table:style-name="ce7" office:value-type="string">
            <text:p>WRZ32</text:p>
          </table:table-cell>
          <table:table-cell table:style-name="ce7" office:value-type="string">
            <text:p>VWC-ETR-VW2-5120</text:p>
          </table:table-cell>
          <table:table-cell table:number-columns-repeated="2" table:style-name="ce7" office:value-type="string">
            <text:p>VWC</text:p>
          </table:table-cell>
          <table:table-cell table:style-name="ce7" office:value-type="string">
            <text:p>VW4</text:p>
          </table:table-cell>
          <table:table-cell table:style-name="ce7" office:value-type="string">
            <text:p>VW2</text:p>
          </table:table-cell>
          <table:table-cell table:style-name="ce7" office:value-type="string">
            <text:p>Existing transfer intra company</text:p>
          </table:table-cell>
          <table:table-cell table:number-columns-repeated="4" table:style-name="ce47" office:value-type="float" office:value="50">
            <text:p>50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56">
            <text:p>10056</text:p>
          </table:table-cell>
          <table:table-cell table:style-name="ce7" office:value-type="string">
            <text:p>Ickenham Booster to Oxhey Wood</text:p>
          </table:table-cell>
        </table:table-row>
        <table:table-row table:style-name="ro1">
          <table:table-cell table:style-name="ce37" office:value-type="string">
            <text:p>Lex054_ph2</text:p>
          </table:table-cell>
          <table:table-cell table:style-name="ce7" office:value-type="string">
            <text:p>WRZ31</text:p>
          </table:table-cell>
          <table:table-cell table:style-name="ce7" office:value-type="string">
            <text:p>WRZ33</text:p>
          </table:table-cell>
          <table:table-cell table:style-name="ce7" office:value-type="string">
            <text:p>VWC-ETR-VW3-5090</text:p>
          </table:table-cell>
          <table:table-cell table:number-columns-repeated="2" table:style-name="ce7" office:value-type="string">
            <text:p>VWC</text:p>
          </table:table-cell>
          <table:table-cell table:style-name="ce7" office:value-type="string">
            <text:p>VW1</text:p>
          </table:table-cell>
          <table:table-cell table:style-name="ce7" office:value-type="string">
            <text:p>VW3</text:p>
          </table:table-cell>
          <table:table-cell table:style-name="ce7" office:value-type="string">
            <text:p>Existing transfer intra company</text:p>
          </table:table-cell>
          <table:table-cell table:number-columns-repeated="4" table:style-name="ce47" office:value-type="float" office:value="20">
            <text:p>20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53">
            <text:p>10053</text:p>
          </table:table-cell>
          <table:table-cell table:style-name="ce7" office:value-type="string">
            <text:p>Boxted to Friars Wash</text:p>
          </table:table-cell>
        </table:table-row>
        <table:table-row table:style-name="ro1">
          <table:table-cell table:style-name="ce37" office:value-type="string">
            <text:p>Lex044_ph2</text:p>
          </table:table-cell>
          <table:table-cell table:style-name="ce7" office:value-type="string">
            <text:p>WRZ34</text:p>
          </table:table-cell>
          <table:table-cell table:style-name="ce7" office:value-type="string">
            <text:p>WRZ33</text:p>
          </table:table-cell>
          <table:table-cell table:style-name="ce7" office:value-type="string">
            <text:p>VWC-ETR-VW3-5021</text:p>
          </table:table-cell>
          <table:table-cell table:number-columns-repeated="2" table:style-name="ce7" office:value-type="string">
            <text:p>VWC</text:p>
          </table:table-cell>
          <table:table-cell table:style-name="ce7" office:value-type="string">
            <text:p>VW4</text:p>
          </table:table-cell>
          <table:table-cell table:style-name="ce7" office:value-type="string">
            <text:p>VW3</text:p>
          </table:table-cell>
          <table:table-cell table:style-name="ce7" office:value-type="string">
            <text:p>Existing transfer intra company</text:p>
          </table:table-cell>
          <table:table-cell table:number-columns-repeated="4" table:style-name="ce47" office:value-type="float" office:value="42">
            <text:p>42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43">
            <text:p>10043</text:p>
          </table:table-cell>
          <table:table-cell table:style-name="ce7" office:value-type="string">
            <text:p>From VW zone 4 to zone 3 (West End &amp; Batchworth)</text:p>
          </table:table-cell>
        </table:table-row>
        <table:table-row table:style-name="ro1">
          <table:table-cell table:style-name="ce37" office:value-type="string">
            <text:p>Lex056_ph2</text:p>
          </table:table-cell>
          <table:table-cell table:style-name="ce7" office:value-type="string">
            <text:p>WRZ32</text:p>
          </table:table-cell>
          <table:table-cell table:style-name="ce7" office:value-type="string">
            <text:p>WRZ34</text:p>
          </table:table-cell>
          <table:table-cell table:style-name="ce7" office:value-type="string">
            <text:p>VWC-ETR-VW4-5110</text:p>
          </table:table-cell>
          <table:table-cell table:number-columns-repeated="2" table:style-name="ce7" office:value-type="string">
            <text:p>VWC</text:p>
          </table:table-cell>
          <table:table-cell table:style-name="ce7" office:value-type="string">
            <text:p>VW2</text:p>
          </table:table-cell>
          <table:table-cell table:style-name="ce7" office:value-type="string">
            <text:p>VW4</text:p>
          </table:table-cell>
          <table:table-cell table:style-name="ce7" office:value-type="string">
            <text:p>Existing transfer intra company</text:p>
          </table:table-cell>
          <table:table-cell table:number-columns-repeated="4" table:style-name="ce47" office:value-type="float" office:value="240">
            <text:p>240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55">
            <text:p>10055</text:p>
          </table:table-cell>
          <table:table-cell table:style-name="ce7" office:value-type="string">
            <text:p>Bushey to Harrow PRV Umbrella</text:p>
          </table:table-cell>
        </table:table-row>
        <table:table-row table:style-name="ro1">
          <table:table-cell table:style-name="ce37" office:value-type="string">
            <text:p>Lex045_ph2</text:p>
          </table:table-cell>
          <table:table-cell table:style-name="ce7" office:value-type="string">
            <text:p>WRZ33</text:p>
          </table:table-cell>
          <table:table-cell table:style-name="ce7" office:value-type="string">
            <text:p>WRZ34</text:p>
          </table:table-cell>
          <table:table-cell table:style-name="ce7" office:value-type="string">
            <text:p>VWC-ETR-VW4-5030</text:p>
          </table:table-cell>
          <table:table-cell table:number-columns-repeated="2" table:style-name="ce7" office:value-type="string">
            <text:p>VWC</text:p>
          </table:table-cell>
          <table:table-cell table:style-name="ce7" office:value-type="string">
            <text:p>VW3</text:p>
          </table:table-cell>
          <table:table-cell table:style-name="ce7" office:value-type="string">
            <text:p>VW4</text:p>
          </table:table-cell>
          <table:table-cell table:style-name="ce7" office:value-type="string">
            <text:p>Existing transfer intra company</text:p>
          </table:table-cell>
          <table:table-cell table:number-columns-repeated="4" table:style-name="ce47" office:value-type="float" office:value="22">
            <text:p>22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44">
            <text:p>10044</text:p>
          </table:table-cell>
          <table:table-cell table:style-name="ce7" office:value-type="string">
            <text:p>From VW zone 3 to zone 4 (West End)</text:p>
          </table:table-cell>
        </table:table-row>
        <table:table-row table:style-name="ro1">
          <table:table-cell table:style-name="ce37" office:value-type="string">
            <text:p>Lex033_ph2</text:p>
          </table:table-cell>
          <table:table-cell table:style-name="ce7" office:value-type="string">
            <text:p>WRZ36</text:p>
          </table:table-cell>
          <table:table-cell table:style-name="ce7" office:value-type="string">
            <text:p>WRZ34</text:p>
          </table:table-cell>
          <table:table-cell table:style-name="ce7" office:value-type="string">
            <text:p>VWC-ETR-VW4-5011</text:p>
          </table:table-cell>
          <table:table-cell table:number-columns-repeated="2" table:style-name="ce7" office:value-type="string">
            <text:p>VWC</text:p>
          </table:table-cell>
          <table:table-cell table:style-name="ce7" office:value-type="string">
            <text:p>VW6</text:p>
          </table:table-cell>
          <table:table-cell table:style-name="ce7" office:value-type="string">
            <text:p>VW4</text:p>
          </table:table-cell>
          <table:table-cell table:style-name="ce7" office:value-type="string">
            <text:p>Existing transfer intra company</text:p>
          </table:table-cell>
          <table:table-cell table:number-columns-repeated="4" table:style-name="ce47" office:value-type="float" office:value="10">
            <text:p>10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32">
            <text:p>10032</text:p>
          </table:table-cell>
          <table:table-cell table:style-name="ce7" office:value-type="string">
            <text:p>Iver-Egham (zone 6) to VWC zone 4 (bi-directional)</text:p>
          </table:table-cell>
        </table:table-row>
        <table:table-row table:style-name="ro1">
          <table:table-cell table:style-name="ce37" office:value-type="string">
            <text:p>Lex052_ph2</text:p>
          </table:table-cell>
          <table:table-cell table:style-name="ce7" office:value-type="string">
            <text:p>WRZ33</text:p>
          </table:table-cell>
          <table:table-cell table:style-name="ce7" office:value-type="string">
            <text:p>WRZ35</text:p>
          </table:table-cell>
          <table:table-cell table:style-name="ce7" office:value-type="string">
            <text:p>VWC-ETR-VW5-5070</text:p>
          </table:table-cell>
          <table:table-cell table:number-columns-repeated="2" table:style-name="ce7" office:value-type="string">
            <text:p>VWC</text:p>
          </table:table-cell>
          <table:table-cell table:style-name="ce7" office:value-type="string">
            <text:p>VW3</text:p>
          </table:table-cell>
          <table:table-cell table:style-name="ce7" office:value-type="string">
            <text:p>VW5</text:p>
          </table:table-cell>
          <table:table-cell table:style-name="ce7" office:value-type="string">
            <text:p>Existing transfer intra company</text:p>
          </table:table-cell>
          <table:table-cell table:number-columns-repeated="4" table:style-name="ce47" office:value-type="float" office:value="10">
            <text:p>10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51">
            <text:p>10051</text:p>
          </table:table-cell>
          <table:table-cell table:style-name="ce7" office:value-type="string">
            <text:p>Northern Link Main</text:p>
          </table:table-cell>
        </table:table-row>
        <table:table-row table:style-name="ro1">
          <table:table-cell table:style-name="ce37" office:value-type="string">
            <text:p>Lex053_ph2</text:p>
          </table:table-cell>
          <table:table-cell table:style-name="ce7" office:value-type="string">
            <text:p>WRZ33</text:p>
          </table:table-cell>
          <table:table-cell table:style-name="ce7" office:value-type="string">
            <text:p>WRZ35</text:p>
          </table:table-cell>
          <table:table-cell table:style-name="ce7" office:value-type="string">
            <text:p>VWC-ETR-VW5-5080</text:p>
          </table:table-cell>
          <table:table-cell table:number-columns-repeated="2" table:style-name="ce7" office:value-type="string">
            <text:p>VWC</text:p>
          </table:table-cell>
          <table:table-cell table:style-name="ce7" office:value-type="string">
            <text:p>VW3</text:p>
          </table:table-cell>
          <table:table-cell table:style-name="ce7" office:value-type="string">
            <text:p>VW5</text:p>
          </table:table-cell>
          <table:table-cell table:style-name="ce7" office:value-type="string">
            <text:p>Existing transfer intra company</text:p>
          </table:table-cell>
          <table:table-cell table:number-columns-repeated="4" table:style-name="ce47" office:value-type="float" office:value="50">
            <text:p>50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52">
            <text:p>10052</text:p>
          </table:table-cell>
          <table:table-cell table:style-name="ce7" office:value-type="string">
            <text:p>Hadham Mill to Sibleys and Rye Hill</text:p>
          </table:table-cell>
        </table:table-row>
        <table:table-row table:style-name="ro1">
          <table:table-cell table:style-name="ce37" office:value-type="string">
            <text:p>Lex032_ph2</text:p>
          </table:table-cell>
          <table:table-cell table:style-name="ce7" office:value-type="string">
            <text:p>WRZ34</text:p>
          </table:table-cell>
          <table:table-cell table:style-name="ce7" office:value-type="string">
            <text:p>WRZ36</text:p>
          </table:table-cell>
          <table:table-cell table:style-name="ce7" office:value-type="string">
            <text:p>VWC-ETR-VW6-5010</text:p>
          </table:table-cell>
          <table:table-cell table:number-columns-repeated="2" table:style-name="ce7" office:value-type="string">
            <text:p>VWC</text:p>
          </table:table-cell>
          <table:table-cell table:style-name="ce7" office:value-type="string">
            <text:p>VW4</text:p>
          </table:table-cell>
          <table:table-cell table:style-name="ce7" office:value-type="string">
            <text:p>VW6</text:p>
          </table:table-cell>
          <table:table-cell table:style-name="ce7" office:value-type="string">
            <text:p>Existing transfer intra company</text:p>
          </table:table-cell>
          <table:table-cell table:number-columns-repeated="4" table:style-name="ce47" office:value-type="float" office:value="38">
            <text:p>38</text:p>
          </table:table-cell>
          <table:table-cell table:style-name="ce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031">
            <text:p>10031</text:p>
          </table:table-cell>
          <table:table-cell table:style-name="ce7" office:value-type="string">
            <text:p>Iver-Egham (zone 4) supply to VWC zone 6 (bidirectional)</text:p>
          </table:table-cell>
        </table:table-row>
        <table:table-row table:style-name="ro1">
          <table:table-cell table:style-name="ce37" office:value-type="string">
            <text:p>Lex013_ph2</text:p>
          </table:table-cell>
          <table:table-cell table:style-name="ce7" office:value-type="string">
            <text:p>Ex.DO08j</text:p>
          </table:table-cell>
          <table:table-cell table:style-name="ce7" office:value-type="string">
            <text:p>WRZ14</text:p>
          </table:table-cell>
          <table:table-cell table:style-name="ce7" office:value-type="string">
            <text:p>SEW-ETR-RZ3-0070</text:p>
          </table:table-cell>
          <table:table-cell table:style-name="ce7" office:value-type="string">
            <text:p>SWS</text:p>
          </table:table-cell>
          <table:table-cell table:style-name="ce7" office:value-type="string">
            <text:p>SEW</text:p>
          </table:table-cell>
          <table:table-cell table:style-name="ce7" office:value-type="string">
            <text:p>SHA</text:p>
          </table:table-cell>
          <table:table-cell table:style-name="ce7" office:value-type="string">
            <text:p>RZ3</text:p>
          </table:table-cell>
          <table:table-cell table:style-name="ce7" office:value-type="string">
            <text:p>Ex. <text:s/>transfer with negotiated period</text:p>
          </table:table-cell>
          <table:table-cell table:number-columns-repeated="4" table:style-name="ce46" office:value-type="float" office:value="8">
            <text:p>8</text:p>
          </table:table-cell>
          <table:table-cell table:style-name="ce7" office:value-type="float" office:value="2026">
            <text:p>202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012">
            <text:p>10012</text:p>
          </table:table-cell>
          <table:table-cell table:style-name="ce7" office:value-type="string">
            <text:p>Darwell to SEW Eastbourne (RZ3)</text:p>
          </table:table-cell>
        </table:table-row>
        <table:table-row table:style-name="ro1">
          <table:table-cell table:style-name="ce37" office:value-type="string">
            <text:p>Lex017_ph2</text:p>
          </table:table-cell>
          <table:table-cell table:style-name="ce7" office:value-type="string">
            <text:p>WRZ07</text:p>
          </table:table-cell>
          <table:table-cell table:style-name="ce7" office:value-type="string">
            <text:p>WRZ18</text:p>
          </table:table-cell>
          <table:table-cell table:style-name="ce7" office:value-type="string">
            <text:p>VWS-ETR-VWS-5020</text:p>
          </table:table-cell>
          <table:table-cell table:style-name="ce7" office:value-type="string">
            <text:p>SWS</text:p>
          </table:table-cell>
          <table:table-cell table:style-name="ce7" office:value-type="string">
            <text:p>VWS</text:p>
          </table:table-cell>
          <table:table-cell table:style-name="ce7" office:value-type="string">
            <text:p>KTH</text:p>
          </table:table-cell>
          <table:table-cell table:style-name="ce7" office:value-type="string">
            <text:p>VWS</text:p>
          </table:table-cell>
          <table:table-cell table:style-name="ce7" office:value-type="string">
            <text:p>Ex. <text:s/>transfer with negotiated period</text:p>
          </table:table-cell>
          <table:table-cell table:style-name="ce46" office:value-type="float" office:value="1.33">
            <text:p>1.33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1.33">
            <text:p>1.33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016">
            <text:p>10016</text:p>
          </table:table-cell>
          <table:table-cell table:style-name="ce7" office:value-type="string">
            <text:p>Deal Import</text:p>
          </table:table-cell>
        </table:table-row>
        <table:table-row table:style-name="ro1">
          <table:table-cell table:style-name="ce39" office:value-type="string">
            <text:p>Lex012_ph2</text:p>
          </table:table-cell>
          <table:table-cell table:style-name="ce42" office:value-type="string" office:string-value="ExDO13j">
            <text:p><text:s/>ExDO13j </text:p>
          </table:table-cell>
          <table:table-cell table:style-name="ce42" office:value-type="string" office:string-value="Ex.DO08j">
            <text:p><text:s/>Ex.DO08j </text:p>
          </table:table-cell>
          <table:table-cell table:style-name="ce39" office:value-type="string">
            <text:p>SWS-ETR-SHA-5070</text:p>
          </table:table-cell>
          <table:table-cell table:number-columns-repeated="2" table:style-name="ce41" office:value-type="string">
            <text:p>SWS</text:p>
          </table:table-cell>
          <table:table-cell table:style-name="ce41" office:value-type="string">
            <text:p>BEW</text:p>
          </table:table-cell>
          <table:table-cell table:style-name="ce41" office:value-type="string">
            <text:p>DAR</text:p>
          </table:table-cell>
          <table:table-cell table:style-name="ce41"/>
          <table:table-cell table:number-columns-repeated="4" table:style-name="ce47" office:value-type="float" office:value="35">
            <text:p>35</text:p>
          </table:table-cell>
          <table:table-cell table:style-name="ce4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41" office:value-type="float" office:value="10011">
            <text:p>10011</text:p>
          </table:table-cell>
          <table:table-cell table:style-name="ce39" office:value-type="string">
            <text:p>Bewl to Darwell (Ex) </text:p>
          </table:table-cell>
        </table:table-row>
        <table:table-row table:style-name="ro1">
          <table:table-cell table:style-name="ce38" office:value-type="string">
            <text:p>Lex100_ph2</text:p>
          </table:table-cell>
          <table:table-cell table:style-name="ce41" office:value-type="string">
            <text:p>WRZ31</text:p>
          </table:table-cell>
          <table:table-cell table:style-name="ce41" office:value-type="string">
            <text:p>WRZ32</text:p>
          </table:table-cell>
          <table:table-cell table:style-name="ce43" office:value-type="string">
            <text:p>VWC-ETR-VW2-9999</text:p>
          </table:table-cell>
          <table:table-cell table:number-columns-repeated="2" table:style-name="ce41" office:value-type="string">
            <text:p>VWC</text:p>
          </table:table-cell>
          <table:table-cell table:style-name="ce44" office:value-type="string">
            <text:p>VW1</text:p>
          </table:table-cell>
          <table:table-cell table:style-name="ce44" office:value-type="string">
            <text:p>VW2</text:p>
          </table:table-cell>
          <table:table-cell table:style-name="ce41"/>
          <table:table-cell table:number-columns-repeated="4" table:style-name="ce47" office:value-type="float" office:value="48">
            <text:p>48</text:p>
          </table:table-cell>
          <table:table-cell table:style-name="ce4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30189">
            <text:p>30189</text:p>
          </table:table-cell>
          <table:table-cell table:style-name="ce51" office:value-type="string">
            <text:p>AW1 to AW2 @ 48Ml/d</text:p>
          </table:table-cell>
        </table:table-row>
        <table:table-row table:style-name="ro1">
          <table:table-cell table:style-name="ce38" office:value-type="string">
            <text:p>Lex101_ph2</text:p>
          </table:table-cell>
          <table:table-cell table:style-name="ce41" office:value-type="string">
            <text:p>WRZ31</text:p>
          </table:table-cell>
          <table:table-cell table:style-name="ce41" office:value-type="string">
            <text:p>WRZ34</text:p>
          </table:table-cell>
          <table:table-cell table:style-name="ce43" office:value-type="string">
            <text:p>VWC-ETR-VW4-9999</text:p>
          </table:table-cell>
          <table:table-cell table:number-columns-repeated="2" table:style-name="ce41" office:value-type="string">
            <text:p>VWC</text:p>
          </table:table-cell>
          <table:table-cell table:style-name="ce44" office:value-type="string">
            <text:p>VW1</text:p>
          </table:table-cell>
          <table:table-cell table:style-name="ce44" office:value-type="string">
            <text:p>VW4</text:p>
          </table:table-cell>
          <table:table-cell table:style-name="ce41"/>
          <table:table-cell table:number-columns-repeated="4" table:style-name="ce47" office:value-type="float" office:value="51">
            <text:p>51</text:p>
          </table:table-cell>
          <table:table-cell table:style-name="ce4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30190">
            <text:p>30190</text:p>
          </table:table-cell>
          <table:table-cell table:style-name="ce51" office:value-type="string">
            <text:p>AW1 to AW4 @ 51Ml/d</text:p>
          </table:table-cell>
        </table:table-row>
        <table:table-row table:style-name="ro1">
          <table:table-cell table:style-name="ce38" office:value-type="string">
            <text:p>Lex102_ph2</text:p>
          </table:table-cell>
          <table:table-cell table:style-name="ce41" office:value-type="string">
            <text:p>WRZ32</text:p>
          </table:table-cell>
          <table:table-cell table:style-name="ce41" office:value-type="string">
            <text:p>WRZ33</text:p>
          </table:table-cell>
          <table:table-cell table:style-name="ce43" office:value-type="string">
            <text:p>VWC-ETR-VW3-9999</text:p>
          </table:table-cell>
          <table:table-cell table:number-columns-repeated="2" table:style-name="ce41" office:value-type="string">
            <text:p>VWC</text:p>
          </table:table-cell>
          <table:table-cell table:style-name="ce44" office:value-type="string">
            <text:p>VW2</text:p>
          </table:table-cell>
          <table:table-cell table:style-name="ce44" office:value-type="string">
            <text:p>VW3</text:p>
          </table:table-cell>
          <table:table-cell table:style-name="ce41"/>
          <table:table-cell table:number-columns-repeated="4" table:style-name="ce47" office:value-type="float" office:value="6">
            <text:p>6</text:p>
          </table:table-cell>
          <table:table-cell table:style-name="ce47" office:value-type="float" office:value="2040">
            <text:p>2040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30191">
            <text:p>30191</text:p>
          </table:table-cell>
          <table:table-cell table:style-name="ce51" office:value-type="string">
            <text:p>AW2 to AW3 @ 6Ml/d</text:p>
          </table:table-cell>
        </table:table-row>
        <table:table-row table:style-name="ro5" table:number-rows-repeated="1048513">
          <table:table-cell table:number-columns-repeated="17"/>
        </table:table-row>
        <table:table-row table:style-name="ro5">
          <table:table-cell table:number-columns-repeated="17"/>
        </table:table-row>
      </table:table>
      <table:table table:name="Network" table:style-name="ta1">
        <table:table-column table:style-name="co11" table:number-columns-repeated="2" table:default-cell-style-name="Default"/>
        <table:table-row table:style-name="ro5">
          <table:table-cell office:value-type="string">
            <text:p>Name</text:p>
          </table:table-cell>
          <table:table-cell office:value-type="string">
            <text:p>Description</text:p>
          </table:table-cell>
        </table:table-row>
        <table:table-row table:style-name="ro3">
          <table:table-cell office:value-type="string">
            <text:p>EBSD</text:p>
          </table:table-cell>
          <table:table-cell office:value-type="string">
            <text:p>EBSD example datas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 £</number:text>
      <number:fill-character> </number:fill-character>
      <number:number number:decimal-places="2" number:min-integer-digits="1" number:grouping="true"/>
      <number:text> </number:text>
    </number:number-style>
    <number:number-style style:name="N119P1" style:volatile="true">
      <number:text>-£</number:text>
      <number:fill-character> </number:fill-character>
      <number:number number:decimal-places="2" number:min-integer-digits="1" number:grouping="true"/>
      <number:text> </number:text>
    </number:number-style>
    <number:number-style style:name="N119P2" style:volatile="true">
      <number:text> £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1" number:min-integer-digits="1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number number:decimal-places="2" number:min-integer-digits="1"/>
      <number:text> </number:text>
    </number:number-style>
    <number:number-style style:name="N125">
      <style:text-properties fo:color="#ff0000"/>
      <number:text>-</number:text>
      <number:number number:decimal-places="2" number:min-integer-digits="1"/>
      <number:text> </number:text>
      <style:map style:condition="value()&gt;=0" style:apply-style-name="N125P0"/>
    </number:number-style>
    <number:number-style style:name="N126">
      <number:number number:decimal-places="3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6" number:min-integer-digits="1"/>
    </number:number-style>
    <number:number-style style:name="N129P0" style:volatile="true">
      <number:number number:decimal-places="1" number:min-integer-digits="1"/>
      <number:text> </number:text>
    </number:number-style>
    <number:number-style style:name="N129">
      <style:text-properties fo:color="#ff0000"/>
      <number:text>-</number:text>
      <number:number number:decimal-places="1" number:min-integer-digits="1"/>
      <number:text> </number:text>
      <style:map style:condition="value()&gt;=0" style:apply-style-name="N129P0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CondFormat_5f_12_5f_1_5f_1" style:display-name="Excel_CondFormat_12_1_1" style:family="table-cell" style:parent-style-name="Default">
      <style:table-cell-properties fo:background-color="#ff99cc"/>
    </style:style>
    <style:style style:name="Normal_5f_Model_20_Reports_5f_v0.41_5f_WRSE_5f_Phase_5f_2b_5f_NewNodesNewLinks" style:display-name="Normal_Model Reports_v0.41_WRSE_Phase_2b_NewNodesNewLink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Model_20_Reports_5f_v0.41" style:display-name="Normal_Model Reports_v0.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8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9T13:32:47</meta:creation-date>
    <dc:date>2013-09-05T10:06:24</dc:date>
    <meta:editing-duration>P6DT20H32M8S</meta:editing-duration>
    <meta:editing-cycles>19</meta:editing-cycles>
    <meta:generator>LibreOffice/4.0.2.2$Linux_X86_64 LibreOffice_project/400m0$Build-2</meta:generator>
    <meta:document-statistic meta:table-count="4" meta:cell-count="5875" meta:object-count="0"/>
  </office:meta>
</office:document-meta>
</file>